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ida_c2ds3-2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ample labe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c2g1s1</text:p>
          </table:table-cell>
          <table:table-cell office:value-type="float" office:value="8.809783" calcext:value-type="float">
            <text:p>8,809783</text:p>
          </table:table-cell>
          <table:table-cell office:value-type="float" office:value="7.611147" calcext:value-type="float">
            <text:p>7,611147</text:p>
          </table:table-cell>
        </table:table-row>
        <table:table-row table:style-name="ro1">
          <table:table-cell office:value-type="string" calcext:value-type="string">
            <text:p>c2g1s10</text:p>
          </table:table-cell>
          <table:table-cell office:value-type="float" office:value="8.663637" calcext:value-type="float">
            <text:p>8,663637</text:p>
          </table:table-cell>
          <table:table-cell office:value-type="float" office:value="9.113787" calcext:value-type="float">
            <text:p>9,113787</text:p>
          </table:table-cell>
        </table:table-row>
        <table:table-row table:style-name="ro1">
          <table:table-cell office:value-type="string" calcext:value-type="string">
            <text:p>c2g1s100</text:p>
          </table:table-cell>
          <table:table-cell office:value-type="float" office:value="6.34256" calcext:value-type="float">
            <text:p>6,34256</text:p>
          </table:table-cell>
          <table:table-cell office:value-type="float" office:value="8.522129" calcext:value-type="float">
            <text:p>8,522129</text:p>
          </table:table-cell>
        </table:table-row>
        <table:table-row table:style-name="ro1">
          <table:table-cell office:value-type="string" calcext:value-type="string">
            <text:p>c2g1s101</text:p>
          </table:table-cell>
          <table:table-cell office:value-type="float" office:value="5.564799" calcext:value-type="float">
            <text:p>5,564799</text:p>
          </table:table-cell>
          <table:table-cell office:value-type="float" office:value="11.782053" calcext:value-type="float">
            <text:p>11,782053</text:p>
          </table:table-cell>
        </table:table-row>
        <table:table-row table:style-name="ro1">
          <table:table-cell office:value-type="string" calcext:value-type="string">
            <text:p>c2g1s102</text:p>
          </table:table-cell>
          <table:table-cell office:value-type="float" office:value="5.638808" calcext:value-type="float">
            <text:p>5,638808</text:p>
          </table:table-cell>
          <table:table-cell office:value-type="float" office:value="6.462198" calcext:value-type="float">
            <text:p>6,462198</text:p>
          </table:table-cell>
        </table:table-row>
        <table:table-row table:style-name="ro1">
          <table:table-cell office:value-type="string" calcext:value-type="string">
            <text:p>c2g1s103</text:p>
          </table:table-cell>
          <table:table-cell office:value-type="float" office:value="2.621903" calcext:value-type="float">
            <text:p>2,621903</text:p>
          </table:table-cell>
          <table:table-cell office:value-type="float" office:value="8.410019" calcext:value-type="float">
            <text:p>8,410019</text:p>
          </table:table-cell>
        </table:table-row>
        <table:table-row table:style-name="ro1">
          <table:table-cell office:value-type="string" calcext:value-type="string">
            <text:p>c2g1s104</text:p>
          </table:table-cell>
          <table:table-cell office:value-type="float" office:value="3.808206" calcext:value-type="float">
            <text:p>3,808206</text:p>
          </table:table-cell>
          <table:table-cell office:value-type="float" office:value="7.439472" calcext:value-type="float">
            <text:p>7,439472</text:p>
          </table:table-cell>
        </table:table-row>
        <table:table-row table:style-name="ro1">
          <table:table-cell office:value-type="string" calcext:value-type="string">
            <text:p>c2g1s105</text:p>
          </table:table-cell>
          <table:table-cell office:value-type="float" office:value="7.227411" calcext:value-type="float">
            <text:p>7,227411</text:p>
          </table:table-cell>
          <table:table-cell office:value-type="float" office:value="8.536152" calcext:value-type="float">
            <text:p>8,536152</text:p>
          </table:table-cell>
        </table:table-row>
        <table:table-row table:style-name="ro1">
          <table:table-cell office:value-type="string" calcext:value-type="string">
            <text:p>c2g1s106</text:p>
          </table:table-cell>
          <table:table-cell office:value-type="float" office:value="3.861763" calcext:value-type="float">
            <text:p>3,861763</text:p>
          </table:table-cell>
          <table:table-cell office:value-type="float" office:value="10.06109" calcext:value-type="float">
            <text:p>10,06109</text:p>
          </table:table-cell>
        </table:table-row>
        <table:table-row table:style-name="ro1">
          <table:table-cell office:value-type="string" calcext:value-type="string">
            <text:p>c2g1s107</text:p>
          </table:table-cell>
          <table:table-cell office:value-type="float" office:value="8.959066" calcext:value-type="float">
            <text:p>8,959066</text:p>
          </table:table-cell>
          <table:table-cell office:value-type="float" office:value="9.002758" calcext:value-type="float">
            <text:p>9,002758</text:p>
          </table:table-cell>
        </table:table-row>
        <table:table-row table:style-name="ro1">
          <table:table-cell office:value-type="string" calcext:value-type="string">
            <text:p>c2g1s108</text:p>
          </table:table-cell>
          <table:table-cell office:value-type="float" office:value="7.697727" calcext:value-type="float">
            <text:p>7,697727</text:p>
          </table:table-cell>
          <table:table-cell office:value-type="float" office:value="6.621125" calcext:value-type="float">
            <text:p>6,621125</text:p>
          </table:table-cell>
        </table:table-row>
        <table:table-row table:style-name="ro1">
          <table:table-cell office:value-type="string" calcext:value-type="string">
            <text:p>c2g1s109</text:p>
          </table:table-cell>
          <table:table-cell office:value-type="float" office:value="5.040287" calcext:value-type="float">
            <text:p>5,040287</text:p>
          </table:table-cell>
          <table:table-cell office:value-type="float" office:value="8.038429" calcext:value-type="float">
            <text:p>8,038429</text:p>
          </table:table-cell>
        </table:table-row>
        <table:table-row table:style-name="ro1">
          <table:table-cell office:value-type="string" calcext:value-type="string">
            <text:p>c2g1s11</text:p>
          </table:table-cell>
          <table:table-cell office:value-type="float" office:value="3.364345" calcext:value-type="float">
            <text:p>3,364345</text:p>
          </table:table-cell>
          <table:table-cell office:value-type="float" office:value="10.19331" calcext:value-type="float">
            <text:p>10,19331</text:p>
          </table:table-cell>
        </table:table-row>
        <table:table-row table:style-name="ro1">
          <table:table-cell office:value-type="string" calcext:value-type="string">
            <text:p>c2g1s110</text:p>
          </table:table-cell>
          <table:table-cell office:value-type="float" office:value="7.053254" calcext:value-type="float">
            <text:p>7,053254</text:p>
          </table:table-cell>
          <table:table-cell office:value-type="float" office:value="8.030483" calcext:value-type="float">
            <text:p>8,030483</text:p>
          </table:table-cell>
        </table:table-row>
        <table:table-row table:style-name="ro1">
          <table:table-cell office:value-type="string" calcext:value-type="string">
            <text:p>c2g1s111</text:p>
          </table:table-cell>
          <table:table-cell office:value-type="float" office:value="3.692062" calcext:value-type="float">
            <text:p>3,692062</text:p>
          </table:table-cell>
          <table:table-cell office:value-type="float" office:value="10.515866" calcext:value-type="float">
            <text:p>10,515866</text:p>
          </table:table-cell>
        </table:table-row>
        <table:table-row table:style-name="ro1">
          <table:table-cell office:value-type="string" calcext:value-type="string">
            <text:p>c2g1s112</text:p>
          </table:table-cell>
          <table:table-cell office:value-type="float" office:value="6.402681" calcext:value-type="float">
            <text:p>6,402681</text:p>
          </table:table-cell>
          <table:table-cell office:value-type="float" office:value="10.223146" calcext:value-type="float">
            <text:p>10,223146</text:p>
          </table:table-cell>
        </table:table-row>
        <table:table-row table:style-name="ro1">
          <table:table-cell office:value-type="string" calcext:value-type="string">
            <text:p>c2g1s113</text:p>
          </table:table-cell>
          <table:table-cell office:value-type="float" office:value="7.122527" calcext:value-type="float">
            <text:p>7,122527</text:p>
          </table:table-cell>
          <table:table-cell office:value-type="float" office:value="8.46473" calcext:value-type="float">
            <text:p>8,46473</text:p>
          </table:table-cell>
        </table:table-row>
        <table:table-row table:style-name="ro1">
          <table:table-cell office:value-type="string" calcext:value-type="string">
            <text:p>c2g1s114</text:p>
          </table:table-cell>
          <table:table-cell office:value-type="float" office:value="7.271412" calcext:value-type="float">
            <text:p>7,271412</text:p>
          </table:table-cell>
          <table:table-cell office:value-type="float" office:value="7.036915" calcext:value-type="float">
            <text:p>7,036915</text:p>
          </table:table-cell>
        </table:table-row>
        <table:table-row table:style-name="ro1">
          <table:table-cell office:value-type="string" calcext:value-type="string">
            <text:p>c2g1s115</text:p>
          </table:table-cell>
          <table:table-cell office:value-type="float" office:value="6.868124" calcext:value-type="float">
            <text:p>6,868124</text:p>
          </table:table-cell>
          <table:table-cell office:value-type="float" office:value="6.571746" calcext:value-type="float">
            <text:p>6,571746</text:p>
          </table:table-cell>
        </table:table-row>
        <table:table-row table:style-name="ro1">
          <table:table-cell office:value-type="string" calcext:value-type="string">
            <text:p>c2g1s116</text:p>
          </table:table-cell>
          <table:table-cell office:value-type="float" office:value="7.356935" calcext:value-type="float">
            <text:p>7,356935</text:p>
          </table:table-cell>
          <table:table-cell office:value-type="float" office:value="10.243612" calcext:value-type="float">
            <text:p>10,243612</text:p>
          </table:table-cell>
        </table:table-row>
        <table:table-row table:style-name="ro1">
          <table:table-cell office:value-type="string" calcext:value-type="string">
            <text:p>c2g1s117</text:p>
          </table:table-cell>
          <table:table-cell office:value-type="float" office:value="3.006407" calcext:value-type="float">
            <text:p>3,006407</text:p>
          </table:table-cell>
          <table:table-cell office:value-type="float" office:value="9.183741" calcext:value-type="float">
            <text:p>9,183741</text:p>
          </table:table-cell>
        </table:table-row>
        <table:table-row table:style-name="ro1">
          <table:table-cell office:value-type="string" calcext:value-type="string">
            <text:p>c2g1s118</text:p>
          </table:table-cell>
          <table:table-cell office:value-type="float" office:value="4.199764" calcext:value-type="float">
            <text:p>4,199764</text:p>
          </table:table-cell>
          <table:table-cell office:value-type="float" office:value="7.107236" calcext:value-type="float">
            <text:p>7,107236</text:p>
          </table:table-cell>
        </table:table-row>
        <table:table-row table:style-name="ro1">
          <table:table-cell office:value-type="string" calcext:value-type="string">
            <text:p>c2g1s119</text:p>
          </table:table-cell>
          <table:table-cell office:value-type="float" office:value="6.17442" calcext:value-type="float">
            <text:p>6,17442</text:p>
          </table:table-cell>
          <table:table-cell office:value-type="float" office:value="10.448582" calcext:value-type="float">
            <text:p>10,448582</text:p>
          </table:table-cell>
        </table:table-row>
        <table:table-row table:style-name="ro1">
          <table:table-cell office:value-type="string" calcext:value-type="string">
            <text:p>c2g1s12</text:p>
          </table:table-cell>
          <table:table-cell office:value-type="float" office:value="4.23395" calcext:value-type="float">
            <text:p>4,23395</text:p>
          </table:table-cell>
          <table:table-cell office:value-type="float" office:value="10.003093" calcext:value-type="float">
            <text:p>10,003093</text:p>
          </table:table-cell>
        </table:table-row>
        <table:table-row table:style-name="ro1">
          <table:table-cell office:value-type="string" calcext:value-type="string">
            <text:p>c2g1s120</text:p>
          </table:table-cell>
          <table:table-cell office:value-type="float" office:value="5.079368" calcext:value-type="float">
            <text:p>5,079368</text:p>
          </table:table-cell>
          <table:table-cell office:value-type="float" office:value="6.488869" calcext:value-type="float">
            <text:p>6,488869</text:p>
          </table:table-cell>
        </table:table-row>
        <table:table-row table:style-name="ro1">
          <table:table-cell office:value-type="string" calcext:value-type="string">
            <text:p>c2g1s121</text:p>
          </table:table-cell>
          <table:table-cell office:value-type="float" office:value="7.817797" calcext:value-type="float">
            <text:p>7,817797</text:p>
          </table:table-cell>
          <table:table-cell office:value-type="float" office:value="8.338799" calcext:value-type="float">
            <text:p>8,338799</text:p>
          </table:table-cell>
        </table:table-row>
        <table:table-row table:style-name="ro1">
          <table:table-cell office:value-type="string" calcext:value-type="string">
            <text:p>c2g1s122</text:p>
          </table:table-cell>
          <table:table-cell office:value-type="float" office:value="2.793956" calcext:value-type="float">
            <text:p>2,793956</text:p>
          </table:table-cell>
          <table:table-cell office:value-type="float" office:value="9.520861" calcext:value-type="float">
            <text:p>9,520861</text:p>
          </table:table-cell>
        </table:table-row>
        <table:table-row table:style-name="ro1">
          <table:table-cell office:value-type="string" calcext:value-type="string">
            <text:p>c2g1s123</text:p>
          </table:table-cell>
          <table:table-cell office:value-type="float" office:value="8.009822" calcext:value-type="float">
            <text:p>8,009822</text:p>
          </table:table-cell>
          <table:table-cell office:value-type="float" office:value="10.74096" calcext:value-type="float">
            <text:p>10,74096</text:p>
          </table:table-cell>
        </table:table-row>
        <table:table-row table:style-name="ro1">
          <table:table-cell office:value-type="string" calcext:value-type="string">
            <text:p>c2g1s124</text:p>
          </table:table-cell>
          <table:table-cell office:value-type="float" office:value="8.024825" calcext:value-type="float">
            <text:p>8,024825</text:p>
          </table:table-cell>
          <table:table-cell office:value-type="float" office:value="8.863487" calcext:value-type="float">
            <text:p>8,863487</text:p>
          </table:table-cell>
        </table:table-row>
        <table:table-row table:style-name="ro1">
          <table:table-cell office:value-type="string" calcext:value-type="string">
            <text:p>c2g1s125</text:p>
          </table:table-cell>
          <table:table-cell office:value-type="float" office:value="4.699555" calcext:value-type="float">
            <text:p>4,699555</text:p>
          </table:table-cell>
          <table:table-cell office:value-type="float" office:value="7.504381" calcext:value-type="float">
            <text:p>7,504381</text:p>
          </table:table-cell>
        </table:table-row>
        <table:table-row table:style-name="ro1">
          <table:table-cell office:value-type="string" calcext:value-type="string">
            <text:p>c2g1s126</text:p>
          </table:table-cell>
          <table:table-cell office:value-type="float" office:value="2.562495" calcext:value-type="float">
            <text:p>2,562495</text:p>
          </table:table-cell>
          <table:table-cell office:value-type="float" office:value="8.079812" calcext:value-type="float">
            <text:p>8,079812</text:p>
          </table:table-cell>
        </table:table-row>
        <table:table-row table:style-name="ro1">
          <table:table-cell office:value-type="string" calcext:value-type="string">
            <text:p>c2g1s127</text:p>
          </table:table-cell>
          <table:table-cell office:value-type="float" office:value="5.632573" calcext:value-type="float">
            <text:p>5,632573</text:p>
          </table:table-cell>
          <table:table-cell office:value-type="float" office:value="6.767617" calcext:value-type="float">
            <text:p>6,767617</text:p>
          </table:table-cell>
        </table:table-row>
        <table:table-row table:style-name="ro1">
          <table:table-cell office:value-type="string" calcext:value-type="string">
            <text:p>c2g1s128</text:p>
          </table:table-cell>
          <table:table-cell office:value-type="float" office:value="7.137982" calcext:value-type="float">
            <text:p>7,137982</text:p>
          </table:table-cell>
          <table:table-cell office:value-type="float" office:value="6.728472" calcext:value-type="float">
            <text:p>6,728472</text:p>
          </table:table-cell>
        </table:table-row>
        <table:table-row table:style-name="ro1">
          <table:table-cell office:value-type="string" calcext:value-type="string">
            <text:p>c2g1s129</text:p>
          </table:table-cell>
          <table:table-cell office:value-type="float" office:value="8.945217" calcext:value-type="float">
            <text:p>8,945217</text:p>
          </table:table-cell>
          <table:table-cell office:value-type="float" office:value="8.180662" calcext:value-type="float">
            <text:p>8,180662</text:p>
          </table:table-cell>
        </table:table-row>
        <table:table-row table:style-name="ro1">
          <table:table-cell office:value-type="string" calcext:value-type="string">
            <text:p>c2g1s13</text:p>
          </table:table-cell>
          <table:table-cell office:value-type="float" office:value="6.545098" calcext:value-type="float">
            <text:p>6,545098</text:p>
          </table:table-cell>
          <table:table-cell office:value-type="float" office:value="9.127085" calcext:value-type="float">
            <text:p>9,127085</text:p>
          </table:table-cell>
        </table:table-row>
        <table:table-row table:style-name="ro1">
          <table:table-cell office:value-type="string" calcext:value-type="string">
            <text:p>c2g1s130</text:p>
          </table:table-cell>
          <table:table-cell office:value-type="float" office:value="8.523859" calcext:value-type="float">
            <text:p>8,523859</text:p>
          </table:table-cell>
          <table:table-cell office:value-type="float" office:value="7.131622" calcext:value-type="float">
            <text:p>7,131622</text:p>
          </table:table-cell>
        </table:table-row>
        <table:table-row table:style-name="ro1">
          <table:table-cell office:value-type="string" calcext:value-type="string">
            <text:p>c2g1s131</text:p>
          </table:table-cell>
          <table:table-cell office:value-type="float" office:value="7.548685" calcext:value-type="float">
            <text:p>7,548685</text:p>
          </table:table-cell>
          <table:table-cell office:value-type="float" office:value="9.802669" calcext:value-type="float">
            <text:p>9,802669</text:p>
          </table:table-cell>
        </table:table-row>
        <table:table-row table:style-name="ro1">
          <table:table-cell office:value-type="string" calcext:value-type="string">
            <text:p>c2g1s132</text:p>
          </table:table-cell>
          <table:table-cell office:value-type="float" office:value="7.90511" calcext:value-type="float">
            <text:p>7,90511</text:p>
          </table:table-cell>
          <table:table-cell office:value-type="float" office:value="10.747605" calcext:value-type="float">
            <text:p>10,747605</text:p>
          </table:table-cell>
        </table:table-row>
        <table:table-row table:style-name="ro1">
          <table:table-cell office:value-type="string" calcext:value-type="string">
            <text:p>c2g1s133</text:p>
          </table:table-cell>
          <table:table-cell office:value-type="float" office:value="7.174712" calcext:value-type="float">
            <text:p>7,174712</text:p>
          </table:table-cell>
          <table:table-cell office:value-type="float" office:value="5.758117" calcext:value-type="float">
            <text:p>5,758117</text:p>
          </table:table-cell>
        </table:table-row>
        <table:table-row table:style-name="ro1">
          <table:table-cell office:value-type="string" calcext:value-type="string">
            <text:p>c2g1s134</text:p>
          </table:table-cell>
          <table:table-cell office:value-type="float" office:value="8.528386" calcext:value-type="float">
            <text:p>8,528386</text:p>
          </table:table-cell>
          <table:table-cell office:value-type="float" office:value="8.53793" calcext:value-type="float">
            <text:p>8,53793</text:p>
          </table:table-cell>
        </table:table-row>
        <table:table-row table:style-name="ro1">
          <table:table-cell office:value-type="string" calcext:value-type="string">
            <text:p>c2g1s135</text:p>
          </table:table-cell>
          <table:table-cell office:value-type="float" office:value="5.160959" calcext:value-type="float">
            <text:p>5,160959</text:p>
          </table:table-cell>
          <table:table-cell office:value-type="float" office:value="6.827317" calcext:value-type="float">
            <text:p>6,827317</text:p>
          </table:table-cell>
        </table:table-row>
        <table:table-row table:style-name="ro1">
          <table:table-cell office:value-type="string" calcext:value-type="string">
            <text:p>c2g1s136</text:p>
          </table:table-cell>
          <table:table-cell office:value-type="float" office:value="3.885911" calcext:value-type="float">
            <text:p>3,885911</text:p>
          </table:table-cell>
          <table:table-cell office:value-type="float" office:value="8.255789" calcext:value-type="float">
            <text:p>8,255789</text:p>
          </table:table-cell>
        </table:table-row>
        <table:table-row table:style-name="ro1">
          <table:table-cell office:value-type="string" calcext:value-type="string">
            <text:p>c2g1s137</text:p>
          </table:table-cell>
          <table:table-cell office:value-type="float" office:value="3.831129" calcext:value-type="float">
            <text:p>3,831129</text:p>
          </table:table-cell>
          <table:table-cell office:value-type="float" office:value="8.342843" calcext:value-type="float">
            <text:p>8,342843</text:p>
          </table:table-cell>
        </table:table-row>
        <table:table-row table:style-name="ro1">
          <table:table-cell office:value-type="string" calcext:value-type="string">
            <text:p>c2g1s138</text:p>
          </table:table-cell>
          <table:table-cell office:value-type="float" office:value="6.345714" calcext:value-type="float">
            <text:p>6,345714</text:p>
          </table:table-cell>
          <table:table-cell office:value-type="float" office:value="9.618766" calcext:value-type="float">
            <text:p>9,618766</text:p>
          </table:table-cell>
        </table:table-row>
        <table:table-row table:style-name="ro1">
          <table:table-cell office:value-type="string" calcext:value-type="string">
            <text:p>c2g1s139</text:p>
          </table:table-cell>
          <table:table-cell office:value-type="float" office:value="7.678096" calcext:value-type="float">
            <text:p>7,678096</text:p>
          </table:table-cell>
          <table:table-cell office:value-type="float" office:value="6.858757" calcext:value-type="float">
            <text:p>6,858757</text:p>
          </table:table-cell>
        </table:table-row>
        <table:table-row table:style-name="ro1">
          <table:table-cell office:value-type="string" calcext:value-type="string">
            <text:p>c2g1s14</text:p>
          </table:table-cell>
          <table:table-cell office:value-type="float" office:value="7.35131" calcext:value-type="float">
            <text:p>7,35131</text:p>
          </table:table-cell>
          <table:table-cell office:value-type="float" office:value="10.731793" calcext:value-type="float">
            <text:p>10,731793</text:p>
          </table:table-cell>
        </table:table-row>
        <table:table-row table:style-name="ro1">
          <table:table-cell office:value-type="string" calcext:value-type="string">
            <text:p>c2g1s140</text:p>
          </table:table-cell>
          <table:table-cell office:value-type="float" office:value="8.574906" calcext:value-type="float">
            <text:p>8,574906</text:p>
          </table:table-cell>
          <table:table-cell office:value-type="float" office:value="8.69038" calcext:value-type="float">
            <text:p>8,69038</text:p>
          </table:table-cell>
        </table:table-row>
        <table:table-row table:style-name="ro1">
          <table:table-cell office:value-type="string" calcext:value-type="string">
            <text:p>c2g1s141</text:p>
          </table:table-cell>
          <table:table-cell office:value-type="float" office:value="7.123591" calcext:value-type="float">
            <text:p>7,123591</text:p>
          </table:table-cell>
          <table:table-cell office:value-type="float" office:value="9.761013" calcext:value-type="float">
            <text:p>9,761013</text:p>
          </table:table-cell>
        </table:table-row>
        <table:table-row table:style-name="ro1">
          <table:table-cell office:value-type="string" calcext:value-type="string">
            <text:p>c2g1s142</text:p>
          </table:table-cell>
          <table:table-cell office:value-type="float" office:value="4.80549" calcext:value-type="float">
            <text:p>4,80549</text:p>
          </table:table-cell>
          <table:table-cell office:value-type="float" office:value="9.978064" calcext:value-type="float">
            <text:p>9,978064</text:p>
          </table:table-cell>
        </table:table-row>
        <table:table-row table:style-name="ro1">
          <table:table-cell office:value-type="string" calcext:value-type="string">
            <text:p>c2g1s143</text:p>
          </table:table-cell>
          <table:table-cell office:value-type="float" office:value="3.763094" calcext:value-type="float">
            <text:p>3,763094</text:p>
          </table:table-cell>
          <table:table-cell office:value-type="float" office:value="8.826543" calcext:value-type="float">
            <text:p>8,826543</text:p>
          </table:table-cell>
        </table:table-row>
        <table:table-row table:style-name="ro1">
          <table:table-cell office:value-type="string" calcext:value-type="string">
            <text:p>c2g1s144</text:p>
          </table:table-cell>
          <table:table-cell office:value-type="float" office:value="7.477617" calcext:value-type="float">
            <text:p>7,477617</text:p>
          </table:table-cell>
          <table:table-cell office:value-type="float" office:value="9.28466" calcext:value-type="float">
            <text:p>9,28466</text:p>
          </table:table-cell>
        </table:table-row>
        <table:table-row table:style-name="ro1">
          <table:table-cell office:value-type="string" calcext:value-type="string">
            <text:p>c2g1s145</text:p>
          </table:table-cell>
          <table:table-cell office:value-type="float" office:value="7.006003" calcext:value-type="float">
            <text:p>7,006003</text:p>
          </table:table-cell>
          <table:table-cell office:value-type="float" office:value="6.89464" calcext:value-type="float">
            <text:p>6,89464</text:p>
          </table:table-cell>
        </table:table-row>
        <table:table-row table:style-name="ro1">
          <table:table-cell office:value-type="string" calcext:value-type="string">
            <text:p>c2g1s146</text:p>
          </table:table-cell>
          <table:table-cell office:value-type="float" office:value="3.24259" calcext:value-type="float">
            <text:p>3,24259</text:p>
          </table:table-cell>
          <table:table-cell office:value-type="float" office:value="8.421957" calcext:value-type="float">
            <text:p>8,421957</text:p>
          </table:table-cell>
        </table:table-row>
        <table:table-row table:style-name="ro1">
          <table:table-cell office:value-type="string" calcext:value-type="string">
            <text:p>c2g1s147</text:p>
          </table:table-cell>
          <table:table-cell office:value-type="float" office:value="4.618501" calcext:value-type="float">
            <text:p>4,618501</text:p>
          </table:table-cell>
          <table:table-cell office:value-type="float" office:value="11.377746" calcext:value-type="float">
            <text:p>11,377746</text:p>
          </table:table-cell>
        </table:table-row>
        <table:table-row table:style-name="ro1">
          <table:table-cell office:value-type="string" calcext:value-type="string">
            <text:p>c2g1s148</text:p>
          </table:table-cell>
          <table:table-cell office:value-type="float" office:value="5.93963" calcext:value-type="float">
            <text:p>5,93963</text:p>
          </table:table-cell>
          <table:table-cell office:value-type="float" office:value="7.930589" calcext:value-type="float">
            <text:p>7,930589</text:p>
          </table:table-cell>
        </table:table-row>
        <table:table-row table:style-name="ro1">
          <table:table-cell office:value-type="string" calcext:value-type="string">
            <text:p>c2g1s149</text:p>
          </table:table-cell>
          <table:table-cell office:value-type="float" office:value="3.285343" calcext:value-type="float">
            <text:p>3,285343</text:p>
          </table:table-cell>
          <table:table-cell office:value-type="float" office:value="9.454054" calcext:value-type="float">
            <text:p>9,454054</text:p>
          </table:table-cell>
        </table:table-row>
        <table:table-row table:style-name="ro1">
          <table:table-cell office:value-type="string" calcext:value-type="string">
            <text:p>c2g1s15</text:p>
          </table:table-cell>
          <table:table-cell office:value-type="float" office:value="6.600897" calcext:value-type="float">
            <text:p>6,600897</text:p>
          </table:table-cell>
          <table:table-cell office:value-type="float" office:value="9.293019" calcext:value-type="float">
            <text:p>9,293019</text:p>
          </table:table-cell>
        </table:table-row>
        <table:table-row table:style-name="ro1">
          <table:table-cell office:value-type="string" calcext:value-type="string">
            <text:p>c2g1s150</text:p>
          </table:table-cell>
          <table:table-cell office:value-type="float" office:value="2.969354" calcext:value-type="float">
            <text:p>2,969354</text:p>
          </table:table-cell>
          <table:table-cell office:value-type="float" office:value="9.505102" calcext:value-type="float">
            <text:p>9,505102</text:p>
          </table:table-cell>
        </table:table-row>
        <table:table-row table:style-name="ro1">
          <table:table-cell office:value-type="string" calcext:value-type="string">
            <text:p>c2g1s151</text:p>
          </table:table-cell>
          <table:table-cell office:value-type="float" office:value="8.847998" calcext:value-type="float">
            <text:p>8,847998</text:p>
          </table:table-cell>
          <table:table-cell office:value-type="float" office:value="9.080009" calcext:value-type="float">
            <text:p>9,080009</text:p>
          </table:table-cell>
        </table:table-row>
        <table:table-row table:style-name="ro1">
          <table:table-cell office:value-type="string" calcext:value-type="string">
            <text:p>c2g1s152</text:p>
          </table:table-cell>
          <table:table-cell office:value-type="float" office:value="8.806343" calcext:value-type="float">
            <text:p>8,806343</text:p>
          </table:table-cell>
          <table:table-cell office:value-type="float" office:value="9.567356" calcext:value-type="float">
            <text:p>9,567356</text:p>
          </table:table-cell>
        </table:table-row>
        <table:table-row table:style-name="ro1">
          <table:table-cell office:value-type="string" calcext:value-type="string">
            <text:p>c2g1s153</text:p>
          </table:table-cell>
          <table:table-cell office:value-type="float" office:value="2.718066" calcext:value-type="float">
            <text:p>2,718066</text:p>
          </table:table-cell>
          <table:table-cell office:value-type="float" office:value="7.75542" calcext:value-type="float">
            <text:p>7,75542</text:p>
          </table:table-cell>
        </table:table-row>
        <table:table-row table:style-name="ro1">
          <table:table-cell office:value-type="string" calcext:value-type="string">
            <text:p>c2g1s154</text:p>
          </table:table-cell>
          <table:table-cell office:value-type="float" office:value="3.971161" calcext:value-type="float">
            <text:p>3,971161</text:p>
          </table:table-cell>
          <table:table-cell office:value-type="float" office:value="6.233037" calcext:value-type="float">
            <text:p>6,233037</text:p>
          </table:table-cell>
        </table:table-row>
        <table:table-row table:style-name="ro1">
          <table:table-cell office:value-type="string" calcext:value-type="string">
            <text:p>c2g1s155</text:p>
          </table:table-cell>
          <table:table-cell office:value-type="float" office:value="5.506101" calcext:value-type="float">
            <text:p>5,506101</text:p>
          </table:table-cell>
          <table:table-cell office:value-type="float" office:value="7.086634" calcext:value-type="float">
            <text:p>7,086634</text:p>
          </table:table-cell>
        </table:table-row>
        <table:table-row table:style-name="ro1">
          <table:table-cell office:value-type="string" calcext:value-type="string">
            <text:p>c2g1s156</text:p>
          </table:table-cell>
          <table:table-cell office:value-type="float" office:value="7.939039" calcext:value-type="float">
            <text:p>7,939039</text:p>
          </table:table-cell>
          <table:table-cell office:value-type="float" office:value="7.819224" calcext:value-type="float">
            <text:p>7,819224</text:p>
          </table:table-cell>
        </table:table-row>
        <table:table-row table:style-name="ro1">
          <table:table-cell office:value-type="string" calcext:value-type="string">
            <text:p>c2g1s157</text:p>
          </table:table-cell>
          <table:table-cell office:value-type="float" office:value="8.596002" calcext:value-type="float">
            <text:p>8,596002</text:p>
          </table:table-cell>
          <table:table-cell office:value-type="float" office:value="9.927725" calcext:value-type="float">
            <text:p>9,927725</text:p>
          </table:table-cell>
        </table:table-row>
        <table:table-row table:style-name="ro1">
          <table:table-cell office:value-type="string" calcext:value-type="string">
            <text:p>c2g1s158</text:p>
          </table:table-cell>
          <table:table-cell office:value-type="float" office:value="8.498158" calcext:value-type="float">
            <text:p>8,498158</text:p>
          </table:table-cell>
          <table:table-cell office:value-type="float" office:value="6.867354" calcext:value-type="float">
            <text:p>6,867354</text:p>
          </table:table-cell>
        </table:table-row>
        <table:table-row table:style-name="ro1">
          <table:table-cell office:value-type="string" calcext:value-type="string">
            <text:p>c2g1s159</text:p>
          </table:table-cell>
          <table:table-cell office:value-type="float" office:value="7.904163" calcext:value-type="float">
            <text:p>7,904163</text:p>
          </table:table-cell>
          <table:table-cell office:value-type="float" office:value="8.741033" calcext:value-type="float">
            <text:p>8,741033</text:p>
          </table:table-cell>
        </table:table-row>
        <table:table-row table:style-name="ro1">
          <table:table-cell office:value-type="string" calcext:value-type="string">
            <text:p>c2g1s16</text:p>
          </table:table-cell>
          <table:table-cell office:value-type="float" office:value="8.227767" calcext:value-type="float">
            <text:p>8,227767</text:p>
          </table:table-cell>
          <table:table-cell office:value-type="float" office:value="7.990697" calcext:value-type="float">
            <text:p>7,990697</text:p>
          </table:table-cell>
        </table:table-row>
        <table:table-row table:style-name="ro1">
          <table:table-cell office:value-type="string" calcext:value-type="string">
            <text:p>c2g1s160</text:p>
          </table:table-cell>
          <table:table-cell office:value-type="float" office:value="4.852698" calcext:value-type="float">
            <text:p>4,852698</text:p>
          </table:table-cell>
          <table:table-cell office:value-type="float" office:value="9.200387" calcext:value-type="float">
            <text:p>9,200387</text:p>
          </table:table-cell>
        </table:table-row>
        <table:table-row table:style-name="ro1">
          <table:table-cell office:value-type="string" calcext:value-type="string">
            <text:p>c2g1s161</text:p>
          </table:table-cell>
          <table:table-cell office:value-type="float" office:value="4.306137" calcext:value-type="float">
            <text:p>4,306137</text:p>
          </table:table-cell>
          <table:table-cell office:value-type="float" office:value="6.073319" calcext:value-type="float">
            <text:p>6,073319</text:p>
          </table:table-cell>
        </table:table-row>
        <table:table-row table:style-name="ro1">
          <table:table-cell office:value-type="string" calcext:value-type="string">
            <text:p>c2g1s162</text:p>
          </table:table-cell>
          <table:table-cell office:value-type="float" office:value="6.258385" calcext:value-type="float">
            <text:p>6,258385</text:p>
          </table:table-cell>
          <table:table-cell office:value-type="float" office:value="9.853328" calcext:value-type="float">
            <text:p>9,853328</text:p>
          </table:table-cell>
        </table:table-row>
        <table:table-row table:style-name="ro1">
          <table:table-cell office:value-type="string" calcext:value-type="string">
            <text:p>c2g1s163</text:p>
          </table:table-cell>
          <table:table-cell office:value-type="float" office:value="6.064728" calcext:value-type="float">
            <text:p>6,064728</text:p>
          </table:table-cell>
          <table:table-cell office:value-type="float" office:value="6.02091" calcext:value-type="float">
            <text:p>6,02091</text:p>
          </table:table-cell>
        </table:table-row>
        <table:table-row table:style-name="ro1">
          <table:table-cell office:value-type="string" calcext:value-type="string">
            <text:p>c2g1s164</text:p>
          </table:table-cell>
          <table:table-cell office:value-type="float" office:value="8.966928" calcext:value-type="float">
            <text:p>8,966928</text:p>
          </table:table-cell>
          <table:table-cell office:value-type="float" office:value="8.95958" calcext:value-type="float">
            <text:p>8,95958</text:p>
          </table:table-cell>
        </table:table-row>
        <table:table-row table:style-name="ro1">
          <table:table-cell office:value-type="string" calcext:value-type="string">
            <text:p>c2g1s165</text:p>
          </table:table-cell>
          <table:table-cell office:value-type="float" office:value="5.99698" calcext:value-type="float">
            <text:p>5,99698</text:p>
          </table:table-cell>
          <table:table-cell office:value-type="float" office:value="8.140191" calcext:value-type="float">
            <text:p>8,140191</text:p>
          </table:table-cell>
        </table:table-row>
        <table:table-row table:style-name="ro1">
          <table:table-cell office:value-type="string" calcext:value-type="string">
            <text:p>c2g1s166</text:p>
          </table:table-cell>
          <table:table-cell office:value-type="float" office:value="5.765582" calcext:value-type="float">
            <text:p>5,765582</text:p>
          </table:table-cell>
          <table:table-cell office:value-type="float" office:value="6.277915" calcext:value-type="float">
            <text:p>6,277915</text:p>
          </table:table-cell>
        </table:table-row>
        <table:table-row table:style-name="ro1">
          <table:table-cell office:value-type="string" calcext:value-type="string">
            <text:p>c2g1s167</text:p>
          </table:table-cell>
          <table:table-cell office:value-type="float" office:value="5.263739" calcext:value-type="float">
            <text:p>5,263739</text:p>
          </table:table-cell>
          <table:table-cell office:value-type="float" office:value="10.820123" calcext:value-type="float">
            <text:p>10,820123</text:p>
          </table:table-cell>
        </table:table-row>
        <table:table-row table:style-name="ro1">
          <table:table-cell office:value-type="string" calcext:value-type="string">
            <text:p>c2g1s168</text:p>
          </table:table-cell>
          <table:table-cell office:value-type="float" office:value="5.05527" calcext:value-type="float">
            <text:p>5,05527</text:p>
          </table:table-cell>
          <table:table-cell office:value-type="float" office:value="7.771155" calcext:value-type="float">
            <text:p>7,771155</text:p>
          </table:table-cell>
        </table:table-row>
        <table:table-row table:style-name="ro1">
          <table:table-cell office:value-type="string" calcext:value-type="string">
            <text:p>c2g1s169</text:p>
          </table:table-cell>
          <table:table-cell office:value-type="float" office:value="7.397968" calcext:value-type="float">
            <text:p>7,397968</text:p>
          </table:table-cell>
          <table:table-cell office:value-type="float" office:value="10.01612" calcext:value-type="float">
            <text:p>10,01612</text:p>
          </table:table-cell>
        </table:table-row>
        <table:table-row table:style-name="ro1">
          <table:table-cell office:value-type="string" calcext:value-type="string">
            <text:p>c2g1s17</text:p>
          </table:table-cell>
          <table:table-cell office:value-type="float" office:value="3.640258" calcext:value-type="float">
            <text:p>3,640258</text:p>
          </table:table-cell>
          <table:table-cell office:value-type="float" office:value="7.066937" calcext:value-type="float">
            <text:p>7,066937</text:p>
          </table:table-cell>
        </table:table-row>
        <table:table-row table:style-name="ro1">
          <table:table-cell office:value-type="string" calcext:value-type="string">
            <text:p>c2g1s170</text:p>
          </table:table-cell>
          <table:table-cell office:value-type="float" office:value="8.881543" calcext:value-type="float">
            <text:p>8,881543</text:p>
          </table:table-cell>
          <table:table-cell office:value-type="float" office:value="8.929928" calcext:value-type="float">
            <text:p>8,929928</text:p>
          </table:table-cell>
        </table:table-row>
        <table:table-row table:style-name="ro1">
          <table:table-cell office:value-type="string" calcext:value-type="string">
            <text:p>c2g1s171</text:p>
          </table:table-cell>
          <table:table-cell office:value-type="float" office:value="5.512438" calcext:value-type="float">
            <text:p>5,512438</text:p>
          </table:table-cell>
          <table:table-cell office:value-type="float" office:value="8.852768" calcext:value-type="float">
            <text:p>8,852768</text:p>
          </table:table-cell>
        </table:table-row>
        <table:table-row table:style-name="ro1">
          <table:table-cell office:value-type="string" calcext:value-type="string">
            <text:p>c2g1s172</text:p>
          </table:table-cell>
          <table:table-cell office:value-type="float" office:value="3.204656" calcext:value-type="float">
            <text:p>3,204656</text:p>
          </table:table-cell>
          <table:table-cell office:value-type="float" office:value="8.819695" calcext:value-type="float">
            <text:p>8,819695</text:p>
          </table:table-cell>
        </table:table-row>
        <table:table-row table:style-name="ro1">
          <table:table-cell office:value-type="string" calcext:value-type="string">
            <text:p>c2g1s173</text:p>
          </table:table-cell>
          <table:table-cell office:value-type="float" office:value="4.536742" calcext:value-type="float">
            <text:p>4,536742</text:p>
          </table:table-cell>
          <table:table-cell office:value-type="float" office:value="9.952325" calcext:value-type="float">
            <text:p>9,952325</text:p>
          </table:table-cell>
        </table:table-row>
        <table:table-row table:style-name="ro1">
          <table:table-cell office:value-type="string" calcext:value-type="string">
            <text:p>c2g1s174</text:p>
          </table:table-cell>
          <table:table-cell office:value-type="float" office:value="6.762054" calcext:value-type="float">
            <text:p>6,762054</text:p>
          </table:table-cell>
          <table:table-cell office:value-type="float" office:value="5.852462" calcext:value-type="float">
            <text:p>5,852462</text:p>
          </table:table-cell>
        </table:table-row>
        <table:table-row table:style-name="ro1">
          <table:table-cell office:value-type="string" calcext:value-type="string">
            <text:p>c2g1s175</text:p>
          </table:table-cell>
          <table:table-cell office:value-type="float" office:value="5.296388" calcext:value-type="float">
            <text:p>5,296388</text:p>
          </table:table-cell>
          <table:table-cell office:value-type="float" office:value="9.344788" calcext:value-type="float">
            <text:p>9,344788</text:p>
          </table:table-cell>
        </table:table-row>
        <table:table-row table:style-name="ro1">
          <table:table-cell office:value-type="string" calcext:value-type="string">
            <text:p>c2g1s176</text:p>
          </table:table-cell>
          <table:table-cell office:value-type="float" office:value="8.448701" calcext:value-type="float">
            <text:p>8,448701</text:p>
          </table:table-cell>
          <table:table-cell office:value-type="float" office:value="8.235682" calcext:value-type="float">
            <text:p>8,235682</text:p>
          </table:table-cell>
        </table:table-row>
        <table:table-row table:style-name="ro1">
          <table:table-cell office:value-type="string" calcext:value-type="string">
            <text:p>c2g1s177</text:p>
          </table:table-cell>
          <table:table-cell office:value-type="float" office:value="8.457545" calcext:value-type="float">
            <text:p>8,457545</text:p>
          </table:table-cell>
          <table:table-cell office:value-type="float" office:value="9.76995" calcext:value-type="float">
            <text:p>9,76995</text:p>
          </table:table-cell>
        </table:table-row>
        <table:table-row table:style-name="ro1">
          <table:table-cell office:value-type="string" calcext:value-type="string">
            <text:p>c2g1s178</text:p>
          </table:table-cell>
          <table:table-cell office:value-type="float" office:value="3.665359" calcext:value-type="float">
            <text:p>3,665359</text:p>
          </table:table-cell>
          <table:table-cell office:value-type="float" office:value="8.280731" calcext:value-type="float">
            <text:p>8,280731</text:p>
          </table:table-cell>
        </table:table-row>
        <table:table-row table:style-name="ro1">
          <table:table-cell office:value-type="string" calcext:value-type="string">
            <text:p>c2g1s179</text:p>
          </table:table-cell>
          <table:table-cell office:value-type="float" office:value="4.901591" calcext:value-type="float">
            <text:p>4,901591</text:p>
          </table:table-cell>
          <table:table-cell office:value-type="float" office:value="7.956638" calcext:value-type="float">
            <text:p>7,956638</text:p>
          </table:table-cell>
        </table:table-row>
        <table:table-row table:style-name="ro1">
          <table:table-cell office:value-type="string" calcext:value-type="string">
            <text:p>c2g1s18</text:p>
          </table:table-cell>
          <table:table-cell office:value-type="float" office:value="2.616746" calcext:value-type="float">
            <text:p>2,616746</text:p>
          </table:table-cell>
          <table:table-cell office:value-type="float" office:value="8.077674" calcext:value-type="float">
            <text:p>8,077674</text:p>
          </table:table-cell>
        </table:table-row>
        <table:table-row table:style-name="ro1">
          <table:table-cell office:value-type="string" calcext:value-type="string">
            <text:p>c2g1s180</text:p>
          </table:table-cell>
          <table:table-cell office:value-type="float" office:value="3.888699" calcext:value-type="float">
            <text:p>3,888699</text:p>
          </table:table-cell>
          <table:table-cell office:value-type="float" office:value="7.838181" calcext:value-type="float">
            <text:p>7,838181</text:p>
          </table:table-cell>
        </table:table-row>
        <table:table-row table:style-name="ro1">
          <table:table-cell office:value-type="string" calcext:value-type="string">
            <text:p>c2g1s181</text:p>
          </table:table-cell>
          <table:table-cell office:value-type="float" office:value="4.082804" calcext:value-type="float">
            <text:p>4,082804</text:p>
          </table:table-cell>
          <table:table-cell office:value-type="float" office:value="9.875242" calcext:value-type="float">
            <text:p>9,875242</text:p>
          </table:table-cell>
        </table:table-row>
        <table:table-row table:style-name="ro1">
          <table:table-cell office:value-type="string" calcext:value-type="string">
            <text:p>c2g1s182</text:p>
          </table:table-cell>
          <table:table-cell office:value-type="float" office:value="5.679918" calcext:value-type="float">
            <text:p>5,679918</text:p>
          </table:table-cell>
          <table:table-cell office:value-type="float" office:value="7.108591" calcext:value-type="float">
            <text:p>7,108591</text:p>
          </table:table-cell>
        </table:table-row>
        <table:table-row table:style-name="ro1">
          <table:table-cell office:value-type="string" calcext:value-type="string">
            <text:p>c2g1s183</text:p>
          </table:table-cell>
          <table:table-cell office:value-type="float" office:value="2.709614" calcext:value-type="float">
            <text:p>2,709614</text:p>
          </table:table-cell>
          <table:table-cell office:value-type="float" office:value="7.699506" calcext:value-type="float">
            <text:p>7,699506</text:p>
          </table:table-cell>
        </table:table-row>
        <table:table-row table:style-name="ro1">
          <table:table-cell office:value-type="string" calcext:value-type="string">
            <text:p>c2g1s184</text:p>
          </table:table-cell>
          <table:table-cell office:value-type="float" office:value="8.970916" calcext:value-type="float">
            <text:p>8,970916</text:p>
          </table:table-cell>
          <table:table-cell office:value-type="float" office:value="8.207761" calcext:value-type="float">
            <text:p>8,207761</text:p>
          </table:table-cell>
        </table:table-row>
        <table:table-row table:style-name="ro1">
          <table:table-cell office:value-type="string" calcext:value-type="string">
            <text:p>c2g1s185</text:p>
          </table:table-cell>
          <table:table-cell office:value-type="float" office:value="5.822956" calcext:value-type="float">
            <text:p>5,822956</text:p>
          </table:table-cell>
          <table:table-cell office:value-type="float" office:value="10.262858" calcext:value-type="float">
            <text:p>10,262858</text:p>
          </table:table-cell>
        </table:table-row>
        <table:table-row table:style-name="ro1">
          <table:table-cell office:value-type="string" calcext:value-type="string">
            <text:p>c2g1s186</text:p>
          </table:table-cell>
          <table:table-cell office:value-type="float" office:value="6.573121" calcext:value-type="float">
            <text:p>6,573121</text:p>
          </table:table-cell>
          <table:table-cell office:value-type="float" office:value="10.996548" calcext:value-type="float">
            <text:p>10,996548</text:p>
          </table:table-cell>
        </table:table-row>
        <table:table-row table:style-name="ro1">
          <table:table-cell office:value-type="string" calcext:value-type="string">
            <text:p>c2g1s187</text:p>
          </table:table-cell>
          <table:table-cell office:value-type="float" office:value="6.758603" calcext:value-type="float">
            <text:p>6,758603</text:p>
          </table:table-cell>
          <table:table-cell office:value-type="float" office:value="5.539148" calcext:value-type="float">
            <text:p>5,539148</text:p>
          </table:table-cell>
        </table:table-row>
        <table:table-row table:style-name="ro1">
          <table:table-cell office:value-type="string" calcext:value-type="string">
            <text:p>c2g1s188</text:p>
          </table:table-cell>
          <table:table-cell office:value-type="float" office:value="4.108139" calcext:value-type="float">
            <text:p>4,108139</text:p>
          </table:table-cell>
          <table:table-cell office:value-type="float" office:value="6.917848" calcext:value-type="float">
            <text:p>6,917848</text:p>
          </table:table-cell>
        </table:table-row>
        <table:table-row table:style-name="ro1">
          <table:table-cell office:value-type="string" calcext:value-type="string">
            <text:p>c2g1s189</text:p>
          </table:table-cell>
          <table:table-cell office:value-type="float" office:value="4.72585" calcext:value-type="float">
            <text:p>4,72585</text:p>
          </table:table-cell>
          <table:table-cell office:value-type="float" office:value="8.253421" calcext:value-type="float">
            <text:p>8,253421</text:p>
          </table:table-cell>
        </table:table-row>
        <table:table-row table:style-name="ro1">
          <table:table-cell office:value-type="string" calcext:value-type="string">
            <text:p>c2g1s19</text:p>
          </table:table-cell>
          <table:table-cell office:value-type="float" office:value="4.698015" calcext:value-type="float">
            <text:p>4,698015</text:p>
          </table:table-cell>
          <table:table-cell office:value-type="float" office:value="7.995143" calcext:value-type="float">
            <text:p>7,995143</text:p>
          </table:table-cell>
        </table:table-row>
        <table:table-row table:style-name="ro1">
          <table:table-cell office:value-type="string" calcext:value-type="string">
            <text:p>c2g1s190</text:p>
          </table:table-cell>
          <table:table-cell office:value-type="float" office:value="5.700652" calcext:value-type="float">
            <text:p>5,700652</text:p>
          </table:table-cell>
          <table:table-cell office:value-type="float" office:value="7.93153" calcext:value-type="float">
            <text:p>7,93153</text:p>
          </table:table-cell>
        </table:table-row>
        <table:table-row table:style-name="ro1">
          <table:table-cell office:value-type="string" calcext:value-type="string">
            <text:p>c2g1s191</text:p>
          </table:table-cell>
          <table:table-cell office:value-type="float" office:value="3.785894" calcext:value-type="float">
            <text:p>3,785894</text:p>
          </table:table-cell>
          <table:table-cell office:value-type="float" office:value="10.302918" calcext:value-type="float">
            <text:p>10,302918</text:p>
          </table:table-cell>
        </table:table-row>
        <table:table-row table:style-name="ro1">
          <table:table-cell office:value-type="string" calcext:value-type="string">
            <text:p>c2g1s192</text:p>
          </table:table-cell>
          <table:table-cell office:value-type="float" office:value="5.514295" calcext:value-type="float">
            <text:p>5,514295</text:p>
          </table:table-cell>
          <table:table-cell office:value-type="float" office:value="10.502533" calcext:value-type="float">
            <text:p>10,502533</text:p>
          </table:table-cell>
        </table:table-row>
        <table:table-row table:style-name="ro1">
          <table:table-cell office:value-type="string" calcext:value-type="string">
            <text:p>c2g1s193</text:p>
          </table:table-cell>
          <table:table-cell office:value-type="float" office:value="7.913801" calcext:value-type="float">
            <text:p>7,913801</text:p>
          </table:table-cell>
          <table:table-cell office:value-type="float" office:value="8.355401" calcext:value-type="float">
            <text:p>8,355401</text:p>
          </table:table-cell>
        </table:table-row>
        <table:table-row table:style-name="ro1">
          <table:table-cell office:value-type="string" calcext:value-type="string">
            <text:p>c2g1s194</text:p>
          </table:table-cell>
          <table:table-cell office:value-type="float" office:value="5.674201" calcext:value-type="float">
            <text:p>5,674201</text:p>
          </table:table-cell>
          <table:table-cell office:value-type="float" office:value="8.878779" calcext:value-type="float">
            <text:p>8,878779</text:p>
          </table:table-cell>
        </table:table-row>
        <table:table-row table:style-name="ro1">
          <table:table-cell office:value-type="string" calcext:value-type="string">
            <text:p>c2g1s195</text:p>
          </table:table-cell>
          <table:table-cell office:value-type="float" office:value="6.422256" calcext:value-type="float">
            <text:p>6,422256</text:p>
          </table:table-cell>
          <table:table-cell office:value-type="float" office:value="11.706095" calcext:value-type="float">
            <text:p>11,706095</text:p>
          </table:table-cell>
        </table:table-row>
        <table:table-row table:style-name="ro1">
          <table:table-cell office:value-type="string" calcext:value-type="string">
            <text:p>c2g1s196</text:p>
          </table:table-cell>
          <table:table-cell office:value-type="float" office:value="6.06086" calcext:value-type="float">
            <text:p>6,06086</text:p>
          </table:table-cell>
          <table:table-cell office:value-type="float" office:value="5.709003" calcext:value-type="float">
            <text:p>5,709003</text:p>
          </table:table-cell>
        </table:table-row>
        <table:table-row table:style-name="ro1">
          <table:table-cell office:value-type="string" calcext:value-type="string">
            <text:p>c2g1s197</text:p>
          </table:table-cell>
          <table:table-cell office:value-type="float" office:value="8.96862" calcext:value-type="float">
            <text:p>8,96862</text:p>
          </table:table-cell>
          <table:table-cell office:value-type="float" office:value="8.518632" calcext:value-type="float">
            <text:p>8,518632</text:p>
          </table:table-cell>
        </table:table-row>
        <table:table-row table:style-name="ro1">
          <table:table-cell office:value-type="string" calcext:value-type="string">
            <text:p>c2g1s198</text:p>
          </table:table-cell>
          <table:table-cell office:value-type="float" office:value="3.842466" calcext:value-type="float">
            <text:p>3,842466</text:p>
          </table:table-cell>
          <table:table-cell office:value-type="float" office:value="9.156186" calcext:value-type="float">
            <text:p>9,156186</text:p>
          </table:table-cell>
        </table:table-row>
        <table:table-row table:style-name="ro1">
          <table:table-cell office:value-type="string" calcext:value-type="string">
            <text:p>c2g1s199</text:p>
          </table:table-cell>
          <table:table-cell office:value-type="float" office:value="7.421246" calcext:value-type="float">
            <text:p>7,421246</text:p>
          </table:table-cell>
          <table:table-cell office:value-type="float" office:value="6.847308" calcext:value-type="float">
            <text:p>6,847308</text:p>
          </table:table-cell>
        </table:table-row>
        <table:table-row table:style-name="ro1">
          <table:table-cell office:value-type="string" calcext:value-type="string">
            <text:p>c2g1s2</text:p>
          </table:table-cell>
          <table:table-cell office:value-type="float" office:value="4.110747" calcext:value-type="float">
            <text:p>4,110747</text:p>
          </table:table-cell>
          <table:table-cell office:value-type="float" office:value="11.103186" calcext:value-type="float">
            <text:p>11,103186</text:p>
          </table:table-cell>
        </table:table-row>
        <table:table-row table:style-name="ro1">
          <table:table-cell office:value-type="string" calcext:value-type="string">
            <text:p>c2g1s20</text:p>
          </table:table-cell>
          <table:table-cell office:value-type="float" office:value="4.663209" calcext:value-type="float">
            <text:p>4,663209</text:p>
          </table:table-cell>
          <table:table-cell office:value-type="float" office:value="9.719093" calcext:value-type="float">
            <text:p>9,719093</text:p>
          </table:table-cell>
        </table:table-row>
        <table:table-row table:style-name="ro1">
          <table:table-cell office:value-type="string" calcext:value-type="string">
            <text:p>c2g1s200</text:p>
          </table:table-cell>
          <table:table-cell office:value-type="float" office:value="6.28228" calcext:value-type="float">
            <text:p>6,28228</text:p>
          </table:table-cell>
          <table:table-cell office:value-type="float" office:value="8.124973" calcext:value-type="float">
            <text:p>8,124973</text:p>
          </table:table-cell>
        </table:table-row>
        <table:table-row table:style-name="ro1">
          <table:table-cell office:value-type="string" calcext:value-type="string">
            <text:p>c2g1s201</text:p>
          </table:table-cell>
          <table:table-cell office:value-type="float" office:value="6.691284" calcext:value-type="float">
            <text:p>6,691284</text:p>
          </table:table-cell>
          <table:table-cell office:value-type="float" office:value="7.240727" calcext:value-type="float">
            <text:p>7,240727</text:p>
          </table:table-cell>
        </table:table-row>
        <table:table-row table:style-name="ro1">
          <table:table-cell office:value-type="string" calcext:value-type="string">
            <text:p>c2g1s202</text:p>
          </table:table-cell>
          <table:table-cell office:value-type="float" office:value="3.435595" calcext:value-type="float">
            <text:p>3,435595</text:p>
          </table:table-cell>
          <table:table-cell office:value-type="float" office:value="8.074634" calcext:value-type="float">
            <text:p>8,074634</text:p>
          </table:table-cell>
        </table:table-row>
        <table:table-row table:style-name="ro1">
          <table:table-cell office:value-type="string" calcext:value-type="string">
            <text:p>c2g1s203</text:p>
          </table:table-cell>
          <table:table-cell office:value-type="float" office:value="3.661556" calcext:value-type="float">
            <text:p>3,661556</text:p>
          </table:table-cell>
          <table:table-cell office:value-type="float" office:value="6.572813" calcext:value-type="float">
            <text:p>6,572813</text:p>
          </table:table-cell>
        </table:table-row>
        <table:table-row table:style-name="ro1">
          <table:table-cell office:value-type="string" calcext:value-type="string">
            <text:p>c2g1s204</text:p>
          </table:table-cell>
          <table:table-cell office:value-type="float" office:value="7.372821" calcext:value-type="float">
            <text:p>7,372821</text:p>
          </table:table-cell>
          <table:table-cell office:value-type="float" office:value="8.778398" calcext:value-type="float">
            <text:p>8,778398</text:p>
          </table:table-cell>
        </table:table-row>
        <table:table-row table:style-name="ro1">
          <table:table-cell office:value-type="string" calcext:value-type="string">
            <text:p>c2g1s205</text:p>
          </table:table-cell>
          <table:table-cell office:value-type="float" office:value="4.588856" calcext:value-type="float">
            <text:p>4,588856</text:p>
          </table:table-cell>
          <table:table-cell office:value-type="float" office:value="8.040503" calcext:value-type="float">
            <text:p>8,040503</text:p>
          </table:table-cell>
        </table:table-row>
        <table:table-row table:style-name="ro1">
          <table:table-cell office:value-type="string" calcext:value-type="string">
            <text:p>c2g1s206</text:p>
          </table:table-cell>
          <table:table-cell office:value-type="float" office:value="4.657404" calcext:value-type="float">
            <text:p>4,657404</text:p>
          </table:table-cell>
          <table:table-cell office:value-type="float" office:value="8.74794" calcext:value-type="float">
            <text:p>8,74794</text:p>
          </table:table-cell>
        </table:table-row>
        <table:table-row table:style-name="ro1">
          <table:table-cell office:value-type="string" calcext:value-type="string">
            <text:p>c2g1s207</text:p>
          </table:table-cell>
          <table:table-cell office:value-type="float" office:value="6.678122" calcext:value-type="float">
            <text:p>6,678122</text:p>
          </table:table-cell>
          <table:table-cell office:value-type="float" office:value="7.534221" calcext:value-type="float">
            <text:p>7,534221</text:p>
          </table:table-cell>
        </table:table-row>
        <table:table-row table:style-name="ro1">
          <table:table-cell office:value-type="string" calcext:value-type="string">
            <text:p>c2g1s208</text:p>
          </table:table-cell>
          <table:table-cell office:value-type="float" office:value="3.772771" calcext:value-type="float">
            <text:p>3,772771</text:p>
          </table:table-cell>
          <table:table-cell office:value-type="float" office:value="8.495072" calcext:value-type="float">
            <text:p>8,495072</text:p>
          </table:table-cell>
        </table:table-row>
        <table:table-row table:style-name="ro1">
          <table:table-cell office:value-type="string" calcext:value-type="string">
            <text:p>c2g1s209</text:p>
          </table:table-cell>
          <table:table-cell office:value-type="float" office:value="6.991403" calcext:value-type="float">
            <text:p>6,991403</text:p>
          </table:table-cell>
          <table:table-cell office:value-type="float" office:value="9.077653" calcext:value-type="float">
            <text:p>9,077653</text:p>
          </table:table-cell>
        </table:table-row>
        <table:table-row table:style-name="ro1">
          <table:table-cell office:value-type="string" calcext:value-type="string">
            <text:p>c2g1s21</text:p>
          </table:table-cell>
          <table:table-cell office:value-type="float" office:value="6.889547" calcext:value-type="float">
            <text:p>6,889547</text:p>
          </table:table-cell>
          <table:table-cell office:value-type="float" office:value="10.594419" calcext:value-type="float">
            <text:p>10,594419</text:p>
          </table:table-cell>
        </table:table-row>
        <table:table-row table:style-name="ro1">
          <table:table-cell office:value-type="string" calcext:value-type="string">
            <text:p>c2g1s210</text:p>
          </table:table-cell>
          <table:table-cell office:value-type="float" office:value="3.340124" calcext:value-type="float">
            <text:p>3,340124</text:p>
          </table:table-cell>
          <table:table-cell office:value-type="float" office:value="7.498899" calcext:value-type="float">
            <text:p>7,498899</text:p>
          </table:table-cell>
        </table:table-row>
        <table:table-row table:style-name="ro1">
          <table:table-cell office:value-type="string" calcext:value-type="string">
            <text:p>c2g1s211</text:p>
          </table:table-cell>
          <table:table-cell office:value-type="float" office:value="4.887432" calcext:value-type="float">
            <text:p>4,887432</text:p>
          </table:table-cell>
          <table:table-cell office:value-type="float" office:value="10.919868" calcext:value-type="float">
            <text:p>10,919868</text:p>
          </table:table-cell>
        </table:table-row>
        <table:table-row table:style-name="ro1">
          <table:table-cell office:value-type="string" calcext:value-type="string">
            <text:p>c2g1s212</text:p>
          </table:table-cell>
          <table:table-cell office:value-type="float" office:value="6.681005" calcext:value-type="float">
            <text:p>6,681005</text:p>
          </table:table-cell>
          <table:table-cell office:value-type="float" office:value="8.611153" calcext:value-type="float">
            <text:p>8,611153</text:p>
          </table:table-cell>
        </table:table-row>
        <table:table-row table:style-name="ro1">
          <table:table-cell office:value-type="string" calcext:value-type="string">
            <text:p>c2g1s213</text:p>
          </table:table-cell>
          <table:table-cell office:value-type="float" office:value="8.621731" calcext:value-type="float">
            <text:p>8,621731</text:p>
          </table:table-cell>
          <table:table-cell office:value-type="float" office:value="7.712634" calcext:value-type="float">
            <text:p>7,712634</text:p>
          </table:table-cell>
        </table:table-row>
        <table:table-row table:style-name="ro1">
          <table:table-cell office:value-type="string" calcext:value-type="string">
            <text:p>c2g1s214</text:p>
          </table:table-cell>
          <table:table-cell office:value-type="float" office:value="3.545855" calcext:value-type="float">
            <text:p>3,545855</text:p>
          </table:table-cell>
          <table:table-cell office:value-type="float" office:value="7.173959" calcext:value-type="float">
            <text:p>7,173959</text:p>
          </table:table-cell>
        </table:table-row>
        <table:table-row table:style-name="ro1">
          <table:table-cell office:value-type="string" calcext:value-type="string">
            <text:p>c2g1s215</text:p>
          </table:table-cell>
          <table:table-cell office:value-type="float" office:value="6.36541" calcext:value-type="float">
            <text:p>6,36541</text:p>
          </table:table-cell>
          <table:table-cell office:value-type="float" office:value="8.164311" calcext:value-type="float">
            <text:p>8,164311</text:p>
          </table:table-cell>
        </table:table-row>
        <table:table-row table:style-name="ro1">
          <table:table-cell office:value-type="string" calcext:value-type="string">
            <text:p>c2g1s216</text:p>
          </table:table-cell>
          <table:table-cell office:value-type="float" office:value="7.124462" calcext:value-type="float">
            <text:p>7,124462</text:p>
          </table:table-cell>
          <table:table-cell office:value-type="float" office:value="10.649853" calcext:value-type="float">
            <text:p>10,649853</text:p>
          </table:table-cell>
        </table:table-row>
        <table:table-row table:style-name="ro1">
          <table:table-cell office:value-type="string" calcext:value-type="string">
            <text:p>c2g1s217</text:p>
          </table:table-cell>
          <table:table-cell office:value-type="float" office:value="7.110364" calcext:value-type="float">
            <text:p>7,110364</text:p>
          </table:table-cell>
          <table:table-cell office:value-type="float" office:value="8.260755" calcext:value-type="float">
            <text:p>8,260755</text:p>
          </table:table-cell>
        </table:table-row>
        <table:table-row table:style-name="ro1">
          <table:table-cell office:value-type="string" calcext:value-type="string">
            <text:p>c2g1s218</text:p>
          </table:table-cell>
          <table:table-cell office:value-type="float" office:value="5.537975" calcext:value-type="float">
            <text:p>5,537975</text:p>
          </table:table-cell>
          <table:table-cell office:value-type="float" office:value="9.523525" calcext:value-type="float">
            <text:p>9,523525</text:p>
          </table:table-cell>
        </table:table-row>
        <table:table-row table:style-name="ro1">
          <table:table-cell office:value-type="string" calcext:value-type="string">
            <text:p>c2g1s219</text:p>
          </table:table-cell>
          <table:table-cell office:value-type="float" office:value="7.983162" calcext:value-type="float">
            <text:p>7,983162</text:p>
          </table:table-cell>
          <table:table-cell office:value-type="float" office:value="8.839658" calcext:value-type="float">
            <text:p>8,839658</text:p>
          </table:table-cell>
        </table:table-row>
        <table:table-row table:style-name="ro1">
          <table:table-cell office:value-type="string" calcext:value-type="string">
            <text:p>c2g1s22</text:p>
          </table:table-cell>
          <table:table-cell office:value-type="float" office:value="4.474191" calcext:value-type="float">
            <text:p>4,474191</text:p>
          </table:table-cell>
          <table:table-cell office:value-type="float" office:value="8.945728" calcext:value-type="float">
            <text:p>8,945728</text:p>
          </table:table-cell>
        </table:table-row>
        <table:table-row table:style-name="ro1">
          <table:table-cell office:value-type="string" calcext:value-type="string">
            <text:p>c2g1s220</text:p>
          </table:table-cell>
          <table:table-cell office:value-type="float" office:value="4.724927" calcext:value-type="float">
            <text:p>4,724927</text:p>
          </table:table-cell>
          <table:table-cell office:value-type="float" office:value="9.669781" calcext:value-type="float">
            <text:p>9,669781</text:p>
          </table:table-cell>
        </table:table-row>
        <table:table-row table:style-name="ro1">
          <table:table-cell office:value-type="string" calcext:value-type="string">
            <text:p>c2g1s221</text:p>
          </table:table-cell>
          <table:table-cell office:value-type="float" office:value="6.572515" calcext:value-type="float">
            <text:p>6,572515</text:p>
          </table:table-cell>
          <table:table-cell office:value-type="float" office:value="10.259713" calcext:value-type="float">
            <text:p>10,259713</text:p>
          </table:table-cell>
        </table:table-row>
        <table:table-row table:style-name="ro1">
          <table:table-cell office:value-type="string" calcext:value-type="string">
            <text:p>c2g1s222</text:p>
          </table:table-cell>
          <table:table-cell office:value-type="float" office:value="2.767212" calcext:value-type="float">
            <text:p>2,767212</text:p>
          </table:table-cell>
          <table:table-cell office:value-type="float" office:value="7.940718" calcext:value-type="float">
            <text:p>7,940718</text:p>
          </table:table-cell>
        </table:table-row>
        <table:table-row table:style-name="ro1">
          <table:table-cell office:value-type="string" calcext:value-type="string">
            <text:p>c2g1s223</text:p>
          </table:table-cell>
          <table:table-cell office:value-type="float" office:value="7.969617" calcext:value-type="float">
            <text:p>7,969617</text:p>
          </table:table-cell>
          <table:table-cell office:value-type="float" office:value="7.562449" calcext:value-type="float">
            <text:p>7,562449</text:p>
          </table:table-cell>
        </table:table-row>
        <table:table-row table:style-name="ro1">
          <table:table-cell office:value-type="string" calcext:value-type="string">
            <text:p>c2g1s224</text:p>
          </table:table-cell>
          <table:table-cell office:value-type="float" office:value="7.607618" calcext:value-type="float">
            <text:p>7,607618</text:p>
          </table:table-cell>
          <table:table-cell office:value-type="float" office:value="6.666648" calcext:value-type="float">
            <text:p>6,666648</text:p>
          </table:table-cell>
        </table:table-row>
        <table:table-row table:style-name="ro1">
          <table:table-cell office:value-type="string" calcext:value-type="string">
            <text:p>c2g1s225</text:p>
          </table:table-cell>
          <table:table-cell office:value-type="float" office:value="3.530252" calcext:value-type="float">
            <text:p>3,530252</text:p>
          </table:table-cell>
          <table:table-cell office:value-type="float" office:value="6.233691" calcext:value-type="float">
            <text:p>6,233691</text:p>
          </table:table-cell>
        </table:table-row>
        <table:table-row table:style-name="ro1">
          <table:table-cell office:value-type="string" calcext:value-type="string">
            <text:p>c2g1s226</text:p>
          </table:table-cell>
          <table:table-cell office:value-type="float" office:value="4.253661" calcext:value-type="float">
            <text:p>4,253661</text:p>
          </table:table-cell>
          <table:table-cell office:value-type="float" office:value="8.107651" calcext:value-type="float">
            <text:p>8,107651</text:p>
          </table:table-cell>
        </table:table-row>
        <table:table-row table:style-name="ro1">
          <table:table-cell office:value-type="string" calcext:value-type="string">
            <text:p>c2g1s227</text:p>
          </table:table-cell>
          <table:table-cell office:value-type="float" office:value="8.109071" calcext:value-type="float">
            <text:p>8,109071</text:p>
          </table:table-cell>
          <table:table-cell office:value-type="float" office:value="9.970017" calcext:value-type="float">
            <text:p>9,970017</text:p>
          </table:table-cell>
        </table:table-row>
        <table:table-row table:style-name="ro1">
          <table:table-cell office:value-type="string" calcext:value-type="string">
            <text:p>c2g1s228</text:p>
          </table:table-cell>
          <table:table-cell office:value-type="float" office:value="3.442112" calcext:value-type="float">
            <text:p>3,442112</text:p>
          </table:table-cell>
          <table:table-cell office:value-type="float" office:value="8.82987" calcext:value-type="float">
            <text:p>8,82987</text:p>
          </table:table-cell>
        </table:table-row>
        <table:table-row table:style-name="ro1">
          <table:table-cell office:value-type="string" calcext:value-type="string">
            <text:p>c2g1s229</text:p>
          </table:table-cell>
          <table:table-cell office:value-type="float" office:value="8.042477" calcext:value-type="float">
            <text:p>8,042477</text:p>
          </table:table-cell>
          <table:table-cell office:value-type="float" office:value="6.88264" calcext:value-type="float">
            <text:p>6,88264</text:p>
          </table:table-cell>
        </table:table-row>
        <table:table-row table:style-name="ro1">
          <table:table-cell office:value-type="string" calcext:value-type="string">
            <text:p>c2g1s23</text:p>
          </table:table-cell>
          <table:table-cell office:value-type="float" office:value="7.822474" calcext:value-type="float">
            <text:p>7,822474</text:p>
          </table:table-cell>
          <table:table-cell office:value-type="float" office:value="6.546626" calcext:value-type="float">
            <text:p>6,546626</text:p>
          </table:table-cell>
        </table:table-row>
        <table:table-row table:style-name="ro1">
          <table:table-cell office:value-type="string" calcext:value-type="string">
            <text:p>c2g1s230</text:p>
          </table:table-cell>
          <table:table-cell office:value-type="float" office:value="2.577846" calcext:value-type="float">
            <text:p>2,577846</text:p>
          </table:table-cell>
          <table:table-cell office:value-type="float" office:value="8.226719" calcext:value-type="float">
            <text:p>8,226719</text:p>
          </table:table-cell>
        </table:table-row>
        <table:table-row table:style-name="ro1">
          <table:table-cell office:value-type="string" calcext:value-type="string">
            <text:p>c2g1s231</text:p>
          </table:table-cell>
          <table:table-cell office:value-type="float" office:value="4.041092" calcext:value-type="float">
            <text:p>4,041092</text:p>
          </table:table-cell>
          <table:table-cell office:value-type="float" office:value="7.111822" calcext:value-type="float">
            <text:p>7,111822</text:p>
          </table:table-cell>
        </table:table-row>
        <table:table-row table:style-name="ro1">
          <table:table-cell office:value-type="string" calcext:value-type="string">
            <text:p>c2g1s232</text:p>
          </table:table-cell>
          <table:table-cell office:value-type="float" office:value="3.3165" calcext:value-type="float">
            <text:p>3,3165</text:p>
          </table:table-cell>
          <table:table-cell office:value-type="float" office:value="7.595993" calcext:value-type="float">
            <text:p>7,595993</text:p>
          </table:table-cell>
        </table:table-row>
        <table:table-row table:style-name="ro1">
          <table:table-cell office:value-type="string" calcext:value-type="string">
            <text:p>c2g1s233</text:p>
          </table:table-cell>
          <table:table-cell office:value-type="float" office:value="5.432254" calcext:value-type="float">
            <text:p>5,432254</text:p>
          </table:table-cell>
          <table:table-cell office:value-type="float" office:value="5.33333" calcext:value-type="float">
            <text:p>5,33333</text:p>
          </table:table-cell>
        </table:table-row>
        <table:table-row table:style-name="ro1">
          <table:table-cell office:value-type="string" calcext:value-type="string">
            <text:p>c2g1s234</text:p>
          </table:table-cell>
          <table:table-cell office:value-type="float" office:value="4.81953" calcext:value-type="float">
            <text:p>4,81953</text:p>
          </table:table-cell>
          <table:table-cell office:value-type="float" office:value="10.430947" calcext:value-type="float">
            <text:p>10,430947</text:p>
          </table:table-cell>
        </table:table-row>
        <table:table-row table:style-name="ro1">
          <table:table-cell office:value-type="string" calcext:value-type="string">
            <text:p>c2g1s235</text:p>
          </table:table-cell>
          <table:table-cell office:value-type="float" office:value="4.717367" calcext:value-type="float">
            <text:p>4,717367</text:p>
          </table:table-cell>
          <table:table-cell office:value-type="float" office:value="11.451199" calcext:value-type="float">
            <text:p>11,451199</text:p>
          </table:table-cell>
        </table:table-row>
        <table:table-row table:style-name="ro1">
          <table:table-cell office:value-type="string" calcext:value-type="string">
            <text:p>c2g1s236</text:p>
          </table:table-cell>
          <table:table-cell office:value-type="float" office:value="5.651058" calcext:value-type="float">
            <text:p>5,651058</text:p>
          </table:table-cell>
          <table:table-cell office:value-type="float" office:value="6.766906" calcext:value-type="float">
            <text:p>6,766906</text:p>
          </table:table-cell>
        </table:table-row>
        <table:table-row table:style-name="ro1">
          <table:table-cell office:value-type="string" calcext:value-type="string">
            <text:p>c2g1s237</text:p>
          </table:table-cell>
          <table:table-cell office:value-type="float" office:value="8.458709" calcext:value-type="float">
            <text:p>8,458709</text:p>
          </table:table-cell>
          <table:table-cell office:value-type="float" office:value="8.476794" calcext:value-type="float">
            <text:p>8,476794</text:p>
          </table:table-cell>
        </table:table-row>
        <table:table-row table:style-name="ro1">
          <table:table-cell office:value-type="string" calcext:value-type="string">
            <text:p>c2g1s238</text:p>
          </table:table-cell>
          <table:table-cell office:value-type="float" office:value="8.433297" calcext:value-type="float">
            <text:p>8,433297</text:p>
          </table:table-cell>
          <table:table-cell office:value-type="float" office:value="8.544641" calcext:value-type="float">
            <text:p>8,544641</text:p>
          </table:table-cell>
        </table:table-row>
        <table:table-row table:style-name="ro1">
          <table:table-cell office:value-type="string" calcext:value-type="string">
            <text:p>c2g1s239</text:p>
          </table:table-cell>
          <table:table-cell office:value-type="float" office:value="7.820359" calcext:value-type="float">
            <text:p>7,820359</text:p>
          </table:table-cell>
          <table:table-cell office:value-type="float" office:value="7.595647" calcext:value-type="float">
            <text:p>7,595647</text:p>
          </table:table-cell>
        </table:table-row>
        <table:table-row table:style-name="ro1">
          <table:table-cell office:value-type="string" calcext:value-type="string">
            <text:p>c2g1s24</text:p>
          </table:table-cell>
          <table:table-cell office:value-type="float" office:value="5.325493" calcext:value-type="float">
            <text:p>5,325493</text:p>
          </table:table-cell>
          <table:table-cell office:value-type="float" office:value="5.438902" calcext:value-type="float">
            <text:p>5,438902</text:p>
          </table:table-cell>
        </table:table-row>
        <table:table-row table:style-name="ro1">
          <table:table-cell office:value-type="string" calcext:value-type="string">
            <text:p>c2g1s240</text:p>
          </table:table-cell>
          <table:table-cell office:value-type="float" office:value="4.257078" calcext:value-type="float">
            <text:p>4,257078</text:p>
          </table:table-cell>
          <table:table-cell office:value-type="float" office:value="9.40747" calcext:value-type="float">
            <text:p>9,40747</text:p>
          </table:table-cell>
        </table:table-row>
        <table:table-row table:style-name="ro1">
          <table:table-cell office:value-type="string" calcext:value-type="string">
            <text:p>c2g1s241</text:p>
          </table:table-cell>
          <table:table-cell office:value-type="float" office:value="5.063578" calcext:value-type="float">
            <text:p>5,063578</text:p>
          </table:table-cell>
          <table:table-cell office:value-type="float" office:value="6.369475" calcext:value-type="float">
            <text:p>6,369475</text:p>
          </table:table-cell>
        </table:table-row>
        <table:table-row table:style-name="ro1">
          <table:table-cell office:value-type="string" calcext:value-type="string">
            <text:p>c2g1s242</text:p>
          </table:table-cell>
          <table:table-cell office:value-type="float" office:value="6.899006" calcext:value-type="float">
            <text:p>6,899006</text:p>
          </table:table-cell>
          <table:table-cell office:value-type="float" office:value="8.665467" calcext:value-type="float">
            <text:p>8,665467</text:p>
          </table:table-cell>
        </table:table-row>
        <table:table-row table:style-name="ro1">
          <table:table-cell office:value-type="string" calcext:value-type="string">
            <text:p>c2g1s243</text:p>
          </table:table-cell>
          <table:table-cell office:value-type="float" office:value="3.331259" calcext:value-type="float">
            <text:p>3,331259</text:p>
          </table:table-cell>
          <table:table-cell office:value-type="float" office:value="8.950621" calcext:value-type="float">
            <text:p>8,950621</text:p>
          </table:table-cell>
        </table:table-row>
        <table:table-row table:style-name="ro1">
          <table:table-cell office:value-type="string" calcext:value-type="string">
            <text:p>c2g1s244</text:p>
          </table:table-cell>
          <table:table-cell office:value-type="float" office:value="8.184998" calcext:value-type="float">
            <text:p>8,184998</text:p>
          </table:table-cell>
          <table:table-cell office:value-type="float" office:value="7.591568" calcext:value-type="float">
            <text:p>7,591568</text:p>
          </table:table-cell>
        </table:table-row>
        <table:table-row table:style-name="ro1">
          <table:table-cell office:value-type="string" calcext:value-type="string">
            <text:p>c2g1s245</text:p>
          </table:table-cell>
          <table:table-cell office:value-type="float" office:value="3.902365" calcext:value-type="float">
            <text:p>3,902365</text:p>
          </table:table-cell>
          <table:table-cell office:value-type="float" office:value="7.252767" calcext:value-type="float">
            <text:p>7,252767</text:p>
          </table:table-cell>
        </table:table-row>
        <table:table-row table:style-name="ro1">
          <table:table-cell office:value-type="string" calcext:value-type="string">
            <text:p>c2g1s246</text:p>
          </table:table-cell>
          <table:table-cell office:value-type="float" office:value="7.043423" calcext:value-type="float">
            <text:p>7,043423</text:p>
          </table:table-cell>
          <table:table-cell office:value-type="float" office:value="8.719673" calcext:value-type="float">
            <text:p>8,719673</text:p>
          </table:table-cell>
        </table:table-row>
        <table:table-row table:style-name="ro1">
          <table:table-cell office:value-type="string" calcext:value-type="string">
            <text:p>c2g1s247</text:p>
          </table:table-cell>
          <table:table-cell office:value-type="float" office:value="6.502131" calcext:value-type="float">
            <text:p>6,502131</text:p>
          </table:table-cell>
          <table:table-cell office:value-type="float" office:value="7.596409" calcext:value-type="float">
            <text:p>7,596409</text:p>
          </table:table-cell>
        </table:table-row>
        <table:table-row table:style-name="ro1">
          <table:table-cell office:value-type="string" calcext:value-type="string">
            <text:p>c2g1s248</text:p>
          </table:table-cell>
          <table:table-cell office:value-type="float" office:value="5.576597" calcext:value-type="float">
            <text:p>5,576597</text:p>
          </table:table-cell>
          <table:table-cell office:value-type="float" office:value="7.132378" calcext:value-type="float">
            <text:p>7,132378</text:p>
          </table:table-cell>
        </table:table-row>
        <table:table-row table:style-name="ro1">
          <table:table-cell office:value-type="string" calcext:value-type="string">
            <text:p>c2g1s249</text:p>
          </table:table-cell>
          <table:table-cell office:value-type="float" office:value="8.753391" calcext:value-type="float">
            <text:p>8,753391</text:p>
          </table:table-cell>
          <table:table-cell office:value-type="float" office:value="9.116248" calcext:value-type="float">
            <text:p>9,116248</text:p>
          </table:table-cell>
        </table:table-row>
        <table:table-row table:style-name="ro1">
          <table:table-cell office:value-type="string" calcext:value-type="string">
            <text:p>c2g1s25</text:p>
          </table:table-cell>
          <table:table-cell office:value-type="float" office:value="4.271755" calcext:value-type="float">
            <text:p>4,271755</text:p>
          </table:table-cell>
          <table:table-cell office:value-type="float" office:value="7.876889" calcext:value-type="float">
            <text:p>7,876889</text:p>
          </table:table-cell>
        </table:table-row>
        <table:table-row table:style-name="ro1">
          <table:table-cell office:value-type="string" calcext:value-type="string">
            <text:p>c2g1s250</text:p>
          </table:table-cell>
          <table:table-cell office:value-type="float" office:value="5.460987" calcext:value-type="float">
            <text:p>5,460987</text:p>
          </table:table-cell>
          <table:table-cell office:value-type="float" office:value="7.936607" calcext:value-type="float">
            <text:p>7,936607</text:p>
          </table:table-cell>
        </table:table-row>
        <table:table-row table:style-name="ro1">
          <table:table-cell office:value-type="string" calcext:value-type="string">
            <text:p>c2g1s251</text:p>
          </table:table-cell>
          <table:table-cell office:value-type="float" office:value="5.895761" calcext:value-type="float">
            <text:p>5,895761</text:p>
          </table:table-cell>
          <table:table-cell office:value-type="float" office:value="10.593678" calcext:value-type="float">
            <text:p>10,593678</text:p>
          </table:table-cell>
        </table:table-row>
        <table:table-row table:style-name="ro1">
          <table:table-cell office:value-type="string" calcext:value-type="string">
            <text:p>c2g1s252</text:p>
          </table:table-cell>
          <table:table-cell office:value-type="float" office:value="6.893685" calcext:value-type="float">
            <text:p>6,893685</text:p>
          </table:table-cell>
          <table:table-cell office:value-type="float" office:value="8.211149" calcext:value-type="float">
            <text:p>8,211149</text:p>
          </table:table-cell>
        </table:table-row>
        <table:table-row table:style-name="ro1">
          <table:table-cell office:value-type="string" calcext:value-type="string">
            <text:p>c2g1s253</text:p>
          </table:table-cell>
          <table:table-cell office:value-type="float" office:value="2.957263" calcext:value-type="float">
            <text:p>2,957263</text:p>
          </table:table-cell>
          <table:table-cell office:value-type="float" office:value="9.364554" calcext:value-type="float">
            <text:p>9,364554</text:p>
          </table:table-cell>
        </table:table-row>
        <table:table-row table:style-name="ro1">
          <table:table-cell office:value-type="string" calcext:value-type="string">
            <text:p>c2g1s254</text:p>
          </table:table-cell>
          <table:table-cell office:value-type="float" office:value="5.806569" calcext:value-type="float">
            <text:p>5,806569</text:p>
          </table:table-cell>
          <table:table-cell office:value-type="float" office:value="6.525175" calcext:value-type="float">
            <text:p>6,525175</text:p>
          </table:table-cell>
        </table:table-row>
        <table:table-row table:style-name="ro1">
          <table:table-cell office:value-type="string" calcext:value-type="string">
            <text:p>c2g1s255</text:p>
          </table:table-cell>
          <table:table-cell office:value-type="float" office:value="4.991568" calcext:value-type="float">
            <text:p>4,991568</text:p>
          </table:table-cell>
          <table:table-cell office:value-type="float" office:value="6.447376" calcext:value-type="float">
            <text:p>6,447376</text:p>
          </table:table-cell>
        </table:table-row>
        <table:table-row table:style-name="ro1">
          <table:table-cell office:value-type="string" calcext:value-type="string">
            <text:p>c2g1s256</text:p>
          </table:table-cell>
          <table:table-cell office:value-type="float" office:value="6.026742" calcext:value-type="float">
            <text:p>6,026742</text:p>
          </table:table-cell>
          <table:table-cell office:value-type="float" office:value="6.024689" calcext:value-type="float">
            <text:p>6,024689</text:p>
          </table:table-cell>
        </table:table-row>
        <table:table-row table:style-name="ro1">
          <table:table-cell office:value-type="string" calcext:value-type="string">
            <text:p>c2g1s257</text:p>
          </table:table-cell>
          <table:table-cell office:value-type="float" office:value="7.97951" calcext:value-type="float">
            <text:p>7,97951</text:p>
          </table:table-cell>
          <table:table-cell office:value-type="float" office:value="7.217355" calcext:value-type="float">
            <text:p>7,217355</text:p>
          </table:table-cell>
        </table:table-row>
        <table:table-row table:style-name="ro1">
          <table:table-cell office:value-type="string" calcext:value-type="string">
            <text:p>c2g1s258</text:p>
          </table:table-cell>
          <table:table-cell office:value-type="float" office:value="4.617014" calcext:value-type="float">
            <text:p>4,617014</text:p>
          </table:table-cell>
          <table:table-cell office:value-type="float" office:value="11.209486" calcext:value-type="float">
            <text:p>11,209486</text:p>
          </table:table-cell>
        </table:table-row>
        <table:table-row table:style-name="ro1">
          <table:table-cell office:value-type="string" calcext:value-type="string">
            <text:p>c2g1s259</text:p>
          </table:table-cell>
          <table:table-cell office:value-type="float" office:value="6.913424" calcext:value-type="float">
            <text:p>6,913424</text:p>
          </table:table-cell>
          <table:table-cell office:value-type="float" office:value="10.765779" calcext:value-type="float">
            <text:p>10,765779</text:p>
          </table:table-cell>
        </table:table-row>
        <table:table-row table:style-name="ro1">
          <table:table-cell office:value-type="string" calcext:value-type="string">
            <text:p>c2g1s26</text:p>
          </table:table-cell>
          <table:table-cell office:value-type="float" office:value="3.77916" calcext:value-type="float">
            <text:p>3,77916</text:p>
          </table:table-cell>
          <table:table-cell office:value-type="float" office:value="7.983635" calcext:value-type="float">
            <text:p>7,983635</text:p>
          </table:table-cell>
        </table:table-row>
        <table:table-row table:style-name="ro1">
          <table:table-cell office:value-type="string" calcext:value-type="string">
            <text:p>c2g1s260</text:p>
          </table:table-cell>
          <table:table-cell office:value-type="float" office:value="6.312438" calcext:value-type="float">
            <text:p>6,312438</text:p>
          </table:table-cell>
          <table:table-cell office:value-type="float" office:value="10.519171" calcext:value-type="float">
            <text:p>10,519171</text:p>
          </table:table-cell>
        </table:table-row>
        <table:table-row table:style-name="ro1">
          <table:table-cell office:value-type="string" calcext:value-type="string">
            <text:p>c2g1s261</text:p>
          </table:table-cell>
          <table:table-cell office:value-type="float" office:value="3.638686" calcext:value-type="float">
            <text:p>3,638686</text:p>
          </table:table-cell>
          <table:table-cell office:value-type="float" office:value="7.996787" calcext:value-type="float">
            <text:p>7,996787</text:p>
          </table:table-cell>
        </table:table-row>
        <table:table-row table:style-name="ro1">
          <table:table-cell office:value-type="string" calcext:value-type="string">
            <text:p>c2g1s262</text:p>
          </table:table-cell>
          <table:table-cell office:value-type="float" office:value="4.237202" calcext:value-type="float">
            <text:p>4,237202</text:p>
          </table:table-cell>
          <table:table-cell office:value-type="float" office:value="11.382547" calcext:value-type="float">
            <text:p>11,382547</text:p>
          </table:table-cell>
        </table:table-row>
        <table:table-row table:style-name="ro1">
          <table:table-cell office:value-type="string" calcext:value-type="string">
            <text:p>c2g1s263</text:p>
          </table:table-cell>
          <table:table-cell office:value-type="float" office:value="3.040881" calcext:value-type="float">
            <text:p>3,040881</text:p>
          </table:table-cell>
          <table:table-cell office:value-type="float" office:value="6.958979" calcext:value-type="float">
            <text:p>6,958979</text:p>
          </table:table-cell>
        </table:table-row>
        <table:table-row table:style-name="ro1">
          <table:table-cell office:value-type="string" calcext:value-type="string">
            <text:p>c2g1s264</text:p>
          </table:table-cell>
          <table:table-cell office:value-type="float" office:value="7.454175" calcext:value-type="float">
            <text:p>7,454175</text:p>
          </table:table-cell>
          <table:table-cell office:value-type="float" office:value="7.406242" calcext:value-type="float">
            <text:p>7,406242</text:p>
          </table:table-cell>
        </table:table-row>
        <table:table-row table:style-name="ro1">
          <table:table-cell office:value-type="string" calcext:value-type="string">
            <text:p>c2g1s265</text:p>
          </table:table-cell>
          <table:table-cell office:value-type="float" office:value="7.385276" calcext:value-type="float">
            <text:p>7,385276</text:p>
          </table:table-cell>
          <table:table-cell office:value-type="float" office:value="9.552184" calcext:value-type="float">
            <text:p>9,552184</text:p>
          </table:table-cell>
        </table:table-row>
        <table:table-row table:style-name="ro1">
          <table:table-cell office:value-type="string" calcext:value-type="string">
            <text:p>c2g1s266</text:p>
          </table:table-cell>
          <table:table-cell office:value-type="float" office:value="8.680797" calcext:value-type="float">
            <text:p>8,680797</text:p>
          </table:table-cell>
          <table:table-cell office:value-type="float" office:value="9.463412" calcext:value-type="float">
            <text:p>9,463412</text:p>
          </table:table-cell>
        </table:table-row>
        <table:table-row table:style-name="ro1">
          <table:table-cell office:value-type="string" calcext:value-type="string">
            <text:p>c2g1s267</text:p>
          </table:table-cell>
          <table:table-cell office:value-type="float" office:value="3.050974" calcext:value-type="float">
            <text:p>3,050974</text:p>
          </table:table-cell>
          <table:table-cell office:value-type="float" office:value="9.722713" calcext:value-type="float">
            <text:p>9,722713</text:p>
          </table:table-cell>
        </table:table-row>
        <table:table-row table:style-name="ro1">
          <table:table-cell office:value-type="string" calcext:value-type="string">
            <text:p>c2g1s268</text:p>
          </table:table-cell>
          <table:table-cell office:value-type="float" office:value="4.057345" calcext:value-type="float">
            <text:p>4,057345</text:p>
          </table:table-cell>
          <table:table-cell office:value-type="float" office:value="8.702224" calcext:value-type="float">
            <text:p>8,702224</text:p>
          </table:table-cell>
        </table:table-row>
        <table:table-row table:style-name="ro1">
          <table:table-cell office:value-type="string" calcext:value-type="string">
            <text:p>c2g1s269</text:p>
          </table:table-cell>
          <table:table-cell office:value-type="float" office:value="5.9747" calcext:value-type="float">
            <text:p>5,9747</text:p>
          </table:table-cell>
          <table:table-cell office:value-type="float" office:value="8.672677" calcext:value-type="float">
            <text:p>8,672677</text:p>
          </table:table-cell>
        </table:table-row>
        <table:table-row table:style-name="ro1">
          <table:table-cell office:value-type="string" calcext:value-type="string">
            <text:p>c2g1s27</text:p>
          </table:table-cell>
          <table:table-cell office:value-type="float" office:value="6.642428" calcext:value-type="float">
            <text:p>6,642428</text:p>
          </table:table-cell>
          <table:table-cell office:value-type="float" office:value="7.317616" calcext:value-type="float">
            <text:p>7,317616</text:p>
          </table:table-cell>
        </table:table-row>
        <table:table-row table:style-name="ro1">
          <table:table-cell office:value-type="string" calcext:value-type="string">
            <text:p>c2g1s270</text:p>
          </table:table-cell>
          <table:table-cell office:value-type="float" office:value="8.311406" calcext:value-type="float">
            <text:p>8,311406</text:p>
          </table:table-cell>
          <table:table-cell office:value-type="float" office:value="6.5861" calcext:value-type="float">
            <text:p>6,5861</text:p>
          </table:table-cell>
        </table:table-row>
        <table:table-row table:style-name="ro1">
          <table:table-cell office:value-type="string" calcext:value-type="string">
            <text:p>c2g1s271</text:p>
          </table:table-cell>
          <table:table-cell office:value-type="float" office:value="7.287186" calcext:value-type="float">
            <text:p>7,287186</text:p>
          </table:table-cell>
          <table:table-cell office:value-type="float" office:value="6.331901" calcext:value-type="float">
            <text:p>6,331901</text:p>
          </table:table-cell>
        </table:table-row>
        <table:table-row table:style-name="ro1">
          <table:table-cell office:value-type="string" calcext:value-type="string">
            <text:p>c2g1s272</text:p>
          </table:table-cell>
          <table:table-cell office:value-type="float" office:value="6.016357" calcext:value-type="float">
            <text:p>6,016357</text:p>
          </table:table-cell>
          <table:table-cell office:value-type="float" office:value="9.028687" calcext:value-type="float">
            <text:p>9,028687</text:p>
          </table:table-cell>
        </table:table-row>
        <table:table-row table:style-name="ro1">
          <table:table-cell office:value-type="string" calcext:value-type="string">
            <text:p>c2g1s273</text:p>
          </table:table-cell>
          <table:table-cell office:value-type="float" office:value="7.743559" calcext:value-type="float">
            <text:p>7,743559</text:p>
          </table:table-cell>
          <table:table-cell office:value-type="float" office:value="10.390601" calcext:value-type="float">
            <text:p>10,390601</text:p>
          </table:table-cell>
        </table:table-row>
        <table:table-row table:style-name="ro1">
          <table:table-cell office:value-type="string" calcext:value-type="string">
            <text:p>c2g1s274</text:p>
          </table:table-cell>
          <table:table-cell office:value-type="float" office:value="5.831235" calcext:value-type="float">
            <text:p>5,831235</text:p>
          </table:table-cell>
          <table:table-cell office:value-type="float" office:value="5.55958" calcext:value-type="float">
            <text:p>5,55958</text:p>
          </table:table-cell>
        </table:table-row>
        <table:table-row table:style-name="ro1">
          <table:table-cell office:value-type="string" calcext:value-type="string">
            <text:p>c2g1s275</text:p>
          </table:table-cell>
          <table:table-cell office:value-type="float" office:value="4.28541" calcext:value-type="float">
            <text:p>4,28541</text:p>
          </table:table-cell>
          <table:table-cell office:value-type="float" office:value="8.01647" calcext:value-type="float">
            <text:p>8,01647</text:p>
          </table:table-cell>
        </table:table-row>
        <table:table-row table:style-name="ro1">
          <table:table-cell office:value-type="string" calcext:value-type="string">
            <text:p>c2g1s276</text:p>
          </table:table-cell>
          <table:table-cell office:value-type="float" office:value="4.875823" calcext:value-type="float">
            <text:p>4,875823</text:p>
          </table:table-cell>
          <table:table-cell office:value-type="float" office:value="5.778654" calcext:value-type="float">
            <text:p>5,778654</text:p>
          </table:table-cell>
        </table:table-row>
        <table:table-row table:style-name="ro1">
          <table:table-cell office:value-type="string" calcext:value-type="string">
            <text:p>c2g1s277</text:p>
          </table:table-cell>
          <table:table-cell office:value-type="float" office:value="4.556619" calcext:value-type="float">
            <text:p>4,556619</text:p>
          </table:table-cell>
          <table:table-cell office:value-type="float" office:value="7.142531" calcext:value-type="float">
            <text:p>7,142531</text:p>
          </table:table-cell>
        </table:table-row>
        <table:table-row table:style-name="ro1">
          <table:table-cell office:value-type="string" calcext:value-type="string">
            <text:p>c2g1s278</text:p>
          </table:table-cell>
          <table:table-cell office:value-type="float" office:value="8.872252" calcext:value-type="float">
            <text:p>8,872252</text:p>
          </table:table-cell>
          <table:table-cell office:value-type="float" office:value="8.898933" calcext:value-type="float">
            <text:p>8,898933</text:p>
          </table:table-cell>
        </table:table-row>
        <table:table-row table:style-name="ro1">
          <table:table-cell office:value-type="string" calcext:value-type="string">
            <text:p>c2g1s279</text:p>
          </table:table-cell>
          <table:table-cell office:value-type="float" office:value="3.432175" calcext:value-type="float">
            <text:p>3,432175</text:p>
          </table:table-cell>
          <table:table-cell office:value-type="float" office:value="7.186119" calcext:value-type="float">
            <text:p>7,186119</text:p>
          </table:table-cell>
        </table:table-row>
        <table:table-row table:style-name="ro1">
          <table:table-cell office:value-type="string" calcext:value-type="string">
            <text:p>c2g1s28</text:p>
          </table:table-cell>
          <table:table-cell office:value-type="float" office:value="6.10352" calcext:value-type="float">
            <text:p>6,10352</text:p>
          </table:table-cell>
          <table:table-cell office:value-type="float" office:value="8.246751" calcext:value-type="float">
            <text:p>8,246751</text:p>
          </table:table-cell>
        </table:table-row>
        <table:table-row table:style-name="ro1">
          <table:table-cell office:value-type="string" calcext:value-type="string">
            <text:p>c2g1s280</text:p>
          </table:table-cell>
          <table:table-cell office:value-type="float" office:value="3.628798" calcext:value-type="float">
            <text:p>3,628798</text:p>
          </table:table-cell>
          <table:table-cell office:value-type="float" office:value="10.692476" calcext:value-type="float">
            <text:p>10,692476</text:p>
          </table:table-cell>
        </table:table-row>
        <table:table-row table:style-name="ro1">
          <table:table-cell office:value-type="string" calcext:value-type="string">
            <text:p>c2g1s281</text:p>
          </table:table-cell>
          <table:table-cell office:value-type="float" office:value="4.954106" calcext:value-type="float">
            <text:p>4,954106</text:p>
          </table:table-cell>
          <table:table-cell office:value-type="float" office:value="9.908254" calcext:value-type="float">
            <text:p>9,908254</text:p>
          </table:table-cell>
        </table:table-row>
        <table:table-row table:style-name="ro1">
          <table:table-cell office:value-type="string" calcext:value-type="string">
            <text:p>c2g1s282</text:p>
          </table:table-cell>
          <table:table-cell office:value-type="float" office:value="6.646035" calcext:value-type="float">
            <text:p>6,646035</text:p>
          </table:table-cell>
          <table:table-cell office:value-type="float" office:value="6.739489" calcext:value-type="float">
            <text:p>6,739489</text:p>
          </table:table-cell>
        </table:table-row>
        <table:table-row table:style-name="ro1">
          <table:table-cell office:value-type="string" calcext:value-type="string">
            <text:p>c2g1s283</text:p>
          </table:table-cell>
          <table:table-cell office:value-type="float" office:value="5.920475" calcext:value-type="float">
            <text:p>5,920475</text:p>
          </table:table-cell>
          <table:table-cell office:value-type="float" office:value="6.604288" calcext:value-type="float">
            <text:p>6,604288</text:p>
          </table:table-cell>
        </table:table-row>
        <table:table-row table:style-name="ro1">
          <table:table-cell office:value-type="string" calcext:value-type="string">
            <text:p>c2g1s284</text:p>
          </table:table-cell>
          <table:table-cell office:value-type="float" office:value="5.724899" calcext:value-type="float">
            <text:p>5,724899</text:p>
          </table:table-cell>
          <table:table-cell office:value-type="float" office:value="8.970111" calcext:value-type="float">
            <text:p>8,970111</text:p>
          </table:table-cell>
        </table:table-row>
        <table:table-row table:style-name="ro1">
          <table:table-cell office:value-type="string" calcext:value-type="string">
            <text:p>c2g1s285</text:p>
          </table:table-cell>
          <table:table-cell office:value-type="float" office:value="5.885585" calcext:value-type="float">
            <text:p>5,885585</text:p>
          </table:table-cell>
          <table:table-cell office:value-type="float" office:value="5.415599" calcext:value-type="float">
            <text:p>5,415599</text:p>
          </table:table-cell>
        </table:table-row>
        <table:table-row table:style-name="ro1">
          <table:table-cell office:value-type="string" calcext:value-type="string">
            <text:p>c2g1s286</text:p>
          </table:table-cell>
          <table:table-cell office:value-type="float" office:value="8.22673" calcext:value-type="float">
            <text:p>8,22673</text:p>
          </table:table-cell>
          <table:table-cell office:value-type="float" office:value="7.479321" calcext:value-type="float">
            <text:p>7,479321</text:p>
          </table:table-cell>
        </table:table-row>
        <table:table-row table:style-name="ro1">
          <table:table-cell office:value-type="string" calcext:value-type="string">
            <text:p>c2g1s287</text:p>
          </table:table-cell>
          <table:table-cell office:value-type="float" office:value="7.24406" calcext:value-type="float">
            <text:p>7,24406</text:p>
          </table:table-cell>
          <table:table-cell office:value-type="float" office:value="5.701076" calcext:value-type="float">
            <text:p>5,701076</text:p>
          </table:table-cell>
        </table:table-row>
        <table:table-row table:style-name="ro1">
          <table:table-cell office:value-type="string" calcext:value-type="string">
            <text:p>c2g1s288</text:p>
          </table:table-cell>
          <table:table-cell office:value-type="float" office:value="5.574624" calcext:value-type="float">
            <text:p>5,574624</text:p>
          </table:table-cell>
          <table:table-cell office:value-type="float" office:value="7.379963" calcext:value-type="float">
            <text:p>7,379963</text:p>
          </table:table-cell>
        </table:table-row>
        <table:table-row table:style-name="ro1">
          <table:table-cell office:value-type="string" calcext:value-type="string">
            <text:p>c2g1s289</text:p>
          </table:table-cell>
          <table:table-cell office:value-type="float" office:value="3.372151" calcext:value-type="float">
            <text:p>3,372151</text:p>
          </table:table-cell>
          <table:table-cell office:value-type="float" office:value="9.135339" calcext:value-type="float">
            <text:p>9,135339</text:p>
          </table:table-cell>
        </table:table-row>
        <table:table-row table:style-name="ro1">
          <table:table-cell office:value-type="string" calcext:value-type="string">
            <text:p>c2g1s29</text:p>
          </table:table-cell>
          <table:table-cell office:value-type="float" office:value="8.280682" calcext:value-type="float">
            <text:p>8,280682</text:p>
          </table:table-cell>
          <table:table-cell office:value-type="float" office:value="8.250152" calcext:value-type="float">
            <text:p>8,250152</text:p>
          </table:table-cell>
        </table:table-row>
        <table:table-row table:style-name="ro1">
          <table:table-cell office:value-type="string" calcext:value-type="string">
            <text:p>c2g1s290</text:p>
          </table:table-cell>
          <table:table-cell office:value-type="float" office:value="3.151528" calcext:value-type="float">
            <text:p>3,151528</text:p>
          </table:table-cell>
          <table:table-cell office:value-type="float" office:value="10.057513" calcext:value-type="float">
            <text:p>10,057513</text:p>
          </table:table-cell>
        </table:table-row>
        <table:table-row table:style-name="ro1">
          <table:table-cell office:value-type="string" calcext:value-type="string">
            <text:p>c2g1s291</text:p>
          </table:table-cell>
          <table:table-cell office:value-type="float" office:value="2.999193" calcext:value-type="float">
            <text:p>2,999193</text:p>
          </table:table-cell>
          <table:table-cell office:value-type="float" office:value="7.130417" calcext:value-type="float">
            <text:p>7,130417</text:p>
          </table:table-cell>
        </table:table-row>
        <table:table-row table:style-name="ro1">
          <table:table-cell office:value-type="string" calcext:value-type="string">
            <text:p>c2g1s292</text:p>
          </table:table-cell>
          <table:table-cell office:value-type="float" office:value="8.487013" calcext:value-type="float">
            <text:p>8,487013</text:p>
          </table:table-cell>
          <table:table-cell office:value-type="float" office:value="8.175124" calcext:value-type="float">
            <text:p>8,175124</text:p>
          </table:table-cell>
        </table:table-row>
        <table:table-row table:style-name="ro1">
          <table:table-cell office:value-type="string" calcext:value-type="string">
            <text:p>c2g1s293</text:p>
          </table:table-cell>
          <table:table-cell office:value-type="float" office:value="3.436502" calcext:value-type="float">
            <text:p>3,436502</text:p>
          </table:table-cell>
          <table:table-cell office:value-type="float" office:value="9.479412" calcext:value-type="float">
            <text:p>9,479412</text:p>
          </table:table-cell>
        </table:table-row>
        <table:table-row table:style-name="ro1">
          <table:table-cell office:value-type="string" calcext:value-type="string">
            <text:p>c2g1s294</text:p>
          </table:table-cell>
          <table:table-cell office:value-type="float" office:value="6.651401" calcext:value-type="float">
            <text:p>6,651401</text:p>
          </table:table-cell>
          <table:table-cell office:value-type="float" office:value="6.659523" calcext:value-type="float">
            <text:p>6,659523</text:p>
          </table:table-cell>
        </table:table-row>
        <table:table-row table:style-name="ro1">
          <table:table-cell office:value-type="string" calcext:value-type="string">
            <text:p>c2g1s295</text:p>
          </table:table-cell>
          <table:table-cell office:value-type="float" office:value="3.536986" calcext:value-type="float">
            <text:p>3,536986</text:p>
          </table:table-cell>
          <table:table-cell office:value-type="float" office:value="8.065574" calcext:value-type="float">
            <text:p>8,065574</text:p>
          </table:table-cell>
        </table:table-row>
        <table:table-row table:style-name="ro1">
          <table:table-cell office:value-type="string" calcext:value-type="string">
            <text:p>c2g1s296</text:p>
          </table:table-cell>
          <table:table-cell office:value-type="float" office:value="6.999162" calcext:value-type="float">
            <text:p>6,999162</text:p>
          </table:table-cell>
          <table:table-cell office:value-type="float" office:value="11.130198" calcext:value-type="float">
            <text:p>11,130198</text:p>
          </table:table-cell>
        </table:table-row>
        <table:table-row table:style-name="ro1">
          <table:table-cell office:value-type="string" calcext:value-type="string">
            <text:p>c2g1s297</text:p>
          </table:table-cell>
          <table:table-cell office:value-type="float" office:value="6.30651" calcext:value-type="float">
            <text:p>6,30651</text:p>
          </table:table-cell>
          <table:table-cell office:value-type="float" office:value="7.337623" calcext:value-type="float">
            <text:p>7,337623</text:p>
          </table:table-cell>
        </table:table-row>
        <table:table-row table:style-name="ro1">
          <table:table-cell office:value-type="string" calcext:value-type="string">
            <text:p>c2g1s298</text:p>
          </table:table-cell>
          <table:table-cell office:value-type="float" office:value="2.712349" calcext:value-type="float">
            <text:p>2,712349</text:p>
          </table:table-cell>
          <table:table-cell office:value-type="float" office:value="7.979151" calcext:value-type="float">
            <text:p>7,979151</text:p>
          </table:table-cell>
        </table:table-row>
        <table:table-row table:style-name="ro1">
          <table:table-cell office:value-type="string" calcext:value-type="string">
            <text:p>c2g1s299</text:p>
          </table:table-cell>
          <table:table-cell office:value-type="float" office:value="7.173433" calcext:value-type="float">
            <text:p>7,173433</text:p>
          </table:table-cell>
          <table:table-cell office:value-type="float" office:value="11.199362" calcext:value-type="float">
            <text:p>11,199362</text:p>
          </table:table-cell>
        </table:table-row>
        <table:table-row table:style-name="ro1">
          <table:table-cell office:value-type="string" calcext:value-type="string">
            <text:p>c2g1s3</text:p>
          </table:table-cell>
          <table:table-cell office:value-type="float" office:value="4.11471" calcext:value-type="float">
            <text:p>4,11471</text:p>
          </table:table-cell>
          <table:table-cell office:value-type="float" office:value="11.039587" calcext:value-type="float">
            <text:p>11,039587</text:p>
          </table:table-cell>
        </table:table-row>
        <table:table-row table:style-name="ro1">
          <table:table-cell office:value-type="string" calcext:value-type="string">
            <text:p>c2g1s30</text:p>
          </table:table-cell>
          <table:table-cell office:value-type="float" office:value="3.83098" calcext:value-type="float">
            <text:p>3,83098</text:p>
          </table:table-cell>
          <table:table-cell office:value-type="float" office:value="11.027824" calcext:value-type="float">
            <text:p>11,027824</text:p>
          </table:table-cell>
        </table:table-row>
        <table:table-row table:style-name="ro1">
          <table:table-cell office:value-type="string" calcext:value-type="string">
            <text:p>c2g1s300</text:p>
          </table:table-cell>
          <table:table-cell office:value-type="float" office:value="5.678345" calcext:value-type="float">
            <text:p>5,678345</text:p>
          </table:table-cell>
          <table:table-cell office:value-type="float" office:value="10.585672" calcext:value-type="float">
            <text:p>10,585672</text:p>
          </table:table-cell>
        </table:table-row>
        <table:table-row table:style-name="ro1">
          <table:table-cell office:value-type="string" calcext:value-type="string">
            <text:p>c2g1s301</text:p>
          </table:table-cell>
          <table:table-cell office:value-type="float" office:value="7.047104" calcext:value-type="float">
            <text:p>7,047104</text:p>
          </table:table-cell>
          <table:table-cell office:value-type="float" office:value="8.580316" calcext:value-type="float">
            <text:p>8,580316</text:p>
          </table:table-cell>
        </table:table-row>
        <table:table-row table:style-name="ro1">
          <table:table-cell office:value-type="string" calcext:value-type="string">
            <text:p>c2g1s302</text:p>
          </table:table-cell>
          <table:table-cell office:value-type="float" office:value="3.13609" calcext:value-type="float">
            <text:p>3,13609</text:p>
          </table:table-cell>
          <table:table-cell office:value-type="float" office:value="8.801214" calcext:value-type="float">
            <text:p>8,801214</text:p>
          </table:table-cell>
        </table:table-row>
        <table:table-row table:style-name="ro1">
          <table:table-cell office:value-type="string" calcext:value-type="string">
            <text:p>c2g1s303</text:p>
          </table:table-cell>
          <table:table-cell office:value-type="float" office:value="7.460619" calcext:value-type="float">
            <text:p>7,460619</text:p>
          </table:table-cell>
          <table:table-cell office:value-type="float" office:value="11.292218" calcext:value-type="float">
            <text:p>11,292218</text:p>
          </table:table-cell>
        </table:table-row>
        <table:table-row table:style-name="ro1">
          <table:table-cell office:value-type="string" calcext:value-type="string">
            <text:p>c2g1s304</text:p>
          </table:table-cell>
          <table:table-cell office:value-type="float" office:value="3.700627" calcext:value-type="float">
            <text:p>3,700627</text:p>
          </table:table-cell>
          <table:table-cell office:value-type="float" office:value="10.745353" calcext:value-type="float">
            <text:p>10,745353</text:p>
          </table:table-cell>
        </table:table-row>
        <table:table-row table:style-name="ro1">
          <table:table-cell office:value-type="string" calcext:value-type="string">
            <text:p>c2g1s305</text:p>
          </table:table-cell>
          <table:table-cell office:value-type="float" office:value="5.060151" calcext:value-type="float">
            <text:p>5,060151</text:p>
          </table:table-cell>
          <table:table-cell office:value-type="float" office:value="8.929006" calcext:value-type="float">
            <text:p>8,929006</text:p>
          </table:table-cell>
        </table:table-row>
        <table:table-row table:style-name="ro1">
          <table:table-cell office:value-type="string" calcext:value-type="string">
            <text:p>c2g1s306</text:p>
          </table:table-cell>
          <table:table-cell office:value-type="float" office:value="7.524086" calcext:value-type="float">
            <text:p>7,524086</text:p>
          </table:table-cell>
          <table:table-cell office:value-type="float" office:value="8.684107" calcext:value-type="float">
            <text:p>8,684107</text:p>
          </table:table-cell>
        </table:table-row>
        <table:table-row table:style-name="ro1">
          <table:table-cell office:value-type="string" calcext:value-type="string">
            <text:p>c2g1s307</text:p>
          </table:table-cell>
          <table:table-cell office:value-type="float" office:value="7.08067" calcext:value-type="float">
            <text:p>7,08067</text:p>
          </table:table-cell>
          <table:table-cell office:value-type="float" office:value="11.201978" calcext:value-type="float">
            <text:p>11,201978</text:p>
          </table:table-cell>
        </table:table-row>
        <table:table-row table:style-name="ro1">
          <table:table-cell office:value-type="string" calcext:value-type="string">
            <text:p>c2g1s308</text:p>
          </table:table-cell>
          <table:table-cell office:value-type="float" office:value="3.893268" calcext:value-type="float">
            <text:p>3,893268</text:p>
          </table:table-cell>
          <table:table-cell office:value-type="float" office:value="10.542175" calcext:value-type="float">
            <text:p>10,542175</text:p>
          </table:table-cell>
        </table:table-row>
        <table:table-row table:style-name="ro1">
          <table:table-cell office:value-type="string" calcext:value-type="string">
            <text:p>c2g1s309</text:p>
          </table:table-cell>
          <table:table-cell office:value-type="float" office:value="7.689779" calcext:value-type="float">
            <text:p>7,689779</text:p>
          </table:table-cell>
          <table:table-cell office:value-type="float" office:value="10.744524" calcext:value-type="float">
            <text:p>10,744524</text:p>
          </table:table-cell>
        </table:table-row>
        <table:table-row table:style-name="ro1">
          <table:table-cell office:value-type="string" calcext:value-type="string">
            <text:p>c2g1s31</text:p>
          </table:table-cell>
          <table:table-cell office:value-type="float" office:value="6.018995" calcext:value-type="float">
            <text:p>6,018995</text:p>
          </table:table-cell>
          <table:table-cell office:value-type="float" office:value="9.116624" calcext:value-type="float">
            <text:p>9,116624</text:p>
          </table:table-cell>
        </table:table-row>
        <table:table-row table:style-name="ro1">
          <table:table-cell office:value-type="string" calcext:value-type="string">
            <text:p>c2g1s310</text:p>
          </table:table-cell>
          <table:table-cell office:value-type="float" office:value="8.831628" calcext:value-type="float">
            <text:p>8,831628</text:p>
          </table:table-cell>
          <table:table-cell office:value-type="float" office:value="8.917957" calcext:value-type="float">
            <text:p>8,917957</text:p>
          </table:table-cell>
        </table:table-row>
        <table:table-row table:style-name="ro1">
          <table:table-cell office:value-type="string" calcext:value-type="string">
            <text:p>c2g1s311</text:p>
          </table:table-cell>
          <table:table-cell office:value-type="float" office:value="8.24099" calcext:value-type="float">
            <text:p>8,24099</text:p>
          </table:table-cell>
          <table:table-cell office:value-type="float" office:value="6.948593" calcext:value-type="float">
            <text:p>6,948593</text:p>
          </table:table-cell>
        </table:table-row>
        <table:table-row table:style-name="ro1">
          <table:table-cell office:value-type="string" calcext:value-type="string">
            <text:p>c2g1s312</text:p>
          </table:table-cell>
          <table:table-cell office:value-type="float" office:value="7.036663" calcext:value-type="float">
            <text:p>7,036663</text:p>
          </table:table-cell>
          <table:table-cell office:value-type="float" office:value="10.228909" calcext:value-type="float">
            <text:p>10,228909</text:p>
          </table:table-cell>
        </table:table-row>
        <table:table-row table:style-name="ro1">
          <table:table-cell office:value-type="string" calcext:value-type="string">
            <text:p>c2g1s313</text:p>
          </table:table-cell>
          <table:table-cell office:value-type="float" office:value="7.662753" calcext:value-type="float">
            <text:p>7,662753</text:p>
          </table:table-cell>
          <table:table-cell office:value-type="float" office:value="6.804669" calcext:value-type="float">
            <text:p>6,804669</text:p>
          </table:table-cell>
        </table:table-row>
        <table:table-row table:style-name="ro1">
          <table:table-cell office:value-type="string" calcext:value-type="string">
            <text:p>c2g1s314</text:p>
          </table:table-cell>
          <table:table-cell office:value-type="float" office:value="7.124938" calcext:value-type="float">
            <text:p>7,124938</text:p>
          </table:table-cell>
          <table:table-cell office:value-type="float" office:value="9.417156" calcext:value-type="float">
            <text:p>9,417156</text:p>
          </table:table-cell>
        </table:table-row>
        <table:table-row table:style-name="ro1">
          <table:table-cell office:value-type="string" calcext:value-type="string">
            <text:p>c2g1s315</text:p>
          </table:table-cell>
          <table:table-cell office:value-type="float" office:value="5.864593" calcext:value-type="float">
            <text:p>5,864593</text:p>
          </table:table-cell>
          <table:table-cell office:value-type="float" office:value="7.867308" calcext:value-type="float">
            <text:p>7,867308</text:p>
          </table:table-cell>
        </table:table-row>
        <table:table-row table:style-name="ro1">
          <table:table-cell office:value-type="string" calcext:value-type="string">
            <text:p>c2g1s316</text:p>
          </table:table-cell>
          <table:table-cell office:value-type="float" office:value="5.58251" calcext:value-type="float">
            <text:p>5,58251</text:p>
          </table:table-cell>
          <table:table-cell office:value-type="float" office:value="11.496313" calcext:value-type="float">
            <text:p>11,496313</text:p>
          </table:table-cell>
        </table:table-row>
        <table:table-row table:style-name="ro1">
          <table:table-cell office:value-type="string" calcext:value-type="string">
            <text:p>c2g1s317</text:p>
          </table:table-cell>
          <table:table-cell office:value-type="float" office:value="4.106596" calcext:value-type="float">
            <text:p>4,106596</text:p>
          </table:table-cell>
          <table:table-cell office:value-type="float" office:value="7.851147" calcext:value-type="float">
            <text:p>7,851147</text:p>
          </table:table-cell>
        </table:table-row>
        <table:table-row table:style-name="ro1">
          <table:table-cell office:value-type="string" calcext:value-type="string">
            <text:p>c2g1s318</text:p>
          </table:table-cell>
          <table:table-cell office:value-type="float" office:value="5.60042" calcext:value-type="float">
            <text:p>5,60042</text:p>
          </table:table-cell>
          <table:table-cell office:value-type="float" office:value="7.263125" calcext:value-type="float">
            <text:p>7,263125</text:p>
          </table:table-cell>
        </table:table-row>
        <table:table-row table:style-name="ro1">
          <table:table-cell office:value-type="string" calcext:value-type="string">
            <text:p>c2g1s319</text:p>
          </table:table-cell>
          <table:table-cell office:value-type="float" office:value="6.983689" calcext:value-type="float">
            <text:p>6,983689</text:p>
          </table:table-cell>
          <table:table-cell office:value-type="float" office:value="9.505596" calcext:value-type="float">
            <text:p>9,505596</text:p>
          </table:table-cell>
        </table:table-row>
        <table:table-row table:style-name="ro1">
          <table:table-cell office:value-type="string" calcext:value-type="string">
            <text:p>c2g1s32</text:p>
          </table:table-cell>
          <table:table-cell office:value-type="float" office:value="3.901034" calcext:value-type="float">
            <text:p>3,901034</text:p>
          </table:table-cell>
          <table:table-cell office:value-type="float" office:value="7.045717" calcext:value-type="float">
            <text:p>7,045717</text:p>
          </table:table-cell>
        </table:table-row>
        <table:table-row table:style-name="ro1">
          <table:table-cell office:value-type="string" calcext:value-type="string">
            <text:p>c2g1s320</text:p>
          </table:table-cell>
          <table:table-cell office:value-type="float" office:value="3.2253" calcext:value-type="float">
            <text:p>3,2253</text:p>
          </table:table-cell>
          <table:table-cell office:value-type="float" office:value="9.581549" calcext:value-type="float">
            <text:p>9,581549</text:p>
          </table:table-cell>
        </table:table-row>
        <table:table-row table:style-name="ro1">
          <table:table-cell office:value-type="string" calcext:value-type="string">
            <text:p>c2g1s321</text:p>
          </table:table-cell>
          <table:table-cell office:value-type="float" office:value="8.669825" calcext:value-type="float">
            <text:p>8,669825</text:p>
          </table:table-cell>
          <table:table-cell office:value-type="float" office:value="8.295095" calcext:value-type="float">
            <text:p>8,295095</text:p>
          </table:table-cell>
        </table:table-row>
        <table:table-row table:style-name="ro1">
          <table:table-cell office:value-type="string" calcext:value-type="string">
            <text:p>c2g1s322</text:p>
          </table:table-cell>
          <table:table-cell office:value-type="float" office:value="3.056653" calcext:value-type="float">
            <text:p>3,056653</text:p>
          </table:table-cell>
          <table:table-cell office:value-type="float" office:value="7.536085" calcext:value-type="float">
            <text:p>7,536085</text:p>
          </table:table-cell>
        </table:table-row>
        <table:table-row table:style-name="ro1">
          <table:table-cell office:value-type="string" calcext:value-type="string">
            <text:p>c2g1s323</text:p>
          </table:table-cell>
          <table:table-cell office:value-type="float" office:value="8.980101" calcext:value-type="float">
            <text:p>8,980101</text:p>
          </table:table-cell>
          <table:table-cell office:value-type="float" office:value="8.675283" calcext:value-type="float">
            <text:p>8,675283</text:p>
          </table:table-cell>
        </table:table-row>
        <table:table-row table:style-name="ro1">
          <table:table-cell office:value-type="string" calcext:value-type="string">
            <text:p>c2g1s324</text:p>
          </table:table-cell>
          <table:table-cell office:value-type="float" office:value="7.9355" calcext:value-type="float">
            <text:p>7,9355</text:p>
          </table:table-cell>
          <table:table-cell office:value-type="float" office:value="6.800221" calcext:value-type="float">
            <text:p>6,800221</text:p>
          </table:table-cell>
        </table:table-row>
        <table:table-row table:style-name="ro1">
          <table:table-cell office:value-type="string" calcext:value-type="string">
            <text:p>c2g1s325</text:p>
          </table:table-cell>
          <table:table-cell office:value-type="float" office:value="3.609467" calcext:value-type="float">
            <text:p>3,609467</text:p>
          </table:table-cell>
          <table:table-cell office:value-type="float" office:value="10.720611" calcext:value-type="float">
            <text:p>10,720611</text:p>
          </table:table-cell>
        </table:table-row>
        <table:table-row table:style-name="ro1">
          <table:table-cell office:value-type="string" calcext:value-type="string">
            <text:p>c2g1s326</text:p>
          </table:table-cell>
          <table:table-cell office:value-type="float" office:value="8.127378" calcext:value-type="float">
            <text:p>8,127378</text:p>
          </table:table-cell>
          <table:table-cell office:value-type="float" office:value="6.797919" calcext:value-type="float">
            <text:p>6,797919</text:p>
          </table:table-cell>
        </table:table-row>
        <table:table-row table:style-name="ro1">
          <table:table-cell office:value-type="string" calcext:value-type="string">
            <text:p>c2g1s327</text:p>
          </table:table-cell>
          <table:table-cell office:value-type="float" office:value="4.709888" calcext:value-type="float">
            <text:p>4,709888</text:p>
          </table:table-cell>
          <table:table-cell office:value-type="float" office:value="9.168803" calcext:value-type="float">
            <text:p>9,168803</text:p>
          </table:table-cell>
        </table:table-row>
        <table:table-row table:style-name="ro1">
          <table:table-cell office:value-type="string" calcext:value-type="string">
            <text:p>c2g1s328</text:p>
          </table:table-cell>
          <table:table-cell office:value-type="float" office:value="3.714232" calcext:value-type="float">
            <text:p>3,714232</text:p>
          </table:table-cell>
          <table:table-cell office:value-type="float" office:value="9.594653" calcext:value-type="float">
            <text:p>9,594653</text:p>
          </table:table-cell>
        </table:table-row>
        <table:table-row table:style-name="ro1">
          <table:table-cell office:value-type="string" calcext:value-type="string">
            <text:p>c2g1s329</text:p>
          </table:table-cell>
          <table:table-cell office:value-type="float" office:value="5.98375" calcext:value-type="float">
            <text:p>5,98375</text:p>
          </table:table-cell>
          <table:table-cell office:value-type="float" office:value="7.193075" calcext:value-type="float">
            <text:p>7,193075</text:p>
          </table:table-cell>
        </table:table-row>
        <table:table-row table:style-name="ro1">
          <table:table-cell office:value-type="string" calcext:value-type="string">
            <text:p>c2g1s33</text:p>
          </table:table-cell>
          <table:table-cell office:value-type="float" office:value="8.280581" calcext:value-type="float">
            <text:p>8,280581</text:p>
          </table:table-cell>
          <table:table-cell office:value-type="float" office:value="8.204739" calcext:value-type="float">
            <text:p>8,204739</text:p>
          </table:table-cell>
        </table:table-row>
        <table:table-row table:style-name="ro1">
          <table:table-cell office:value-type="string" calcext:value-type="string">
            <text:p>c2g1s330</text:p>
          </table:table-cell>
          <table:table-cell office:value-type="float" office:value="4.788342" calcext:value-type="float">
            <text:p>4,788342</text:p>
          </table:table-cell>
          <table:table-cell office:value-type="float" office:value="7.908375" calcext:value-type="float">
            <text:p>7,908375</text:p>
          </table:table-cell>
        </table:table-row>
        <table:table-row table:style-name="ro1">
          <table:table-cell office:value-type="string" calcext:value-type="string">
            <text:p>c2g1s331</text:p>
          </table:table-cell>
          <table:table-cell office:value-type="float" office:value="7.951809" calcext:value-type="float">
            <text:p>7,951809</text:p>
          </table:table-cell>
          <table:table-cell office:value-type="float" office:value="10.770894" calcext:value-type="float">
            <text:p>10,770894</text:p>
          </table:table-cell>
        </table:table-row>
        <table:table-row table:style-name="ro1">
          <table:table-cell office:value-type="string" calcext:value-type="string">
            <text:p>c2g1s332</text:p>
          </table:table-cell>
          <table:table-cell office:value-type="float" office:value="4.7882" calcext:value-type="float">
            <text:p>4,7882</text:p>
          </table:table-cell>
          <table:table-cell office:value-type="float" office:value="11.317546" calcext:value-type="float">
            <text:p>11,317546</text:p>
          </table:table-cell>
        </table:table-row>
        <table:table-row table:style-name="ro1">
          <table:table-cell office:value-type="string" calcext:value-type="string">
            <text:p>c2g1s333</text:p>
          </table:table-cell>
          <table:table-cell office:value-type="float" office:value="8.075982" calcext:value-type="float">
            <text:p>8,075982</text:p>
          </table:table-cell>
          <table:table-cell office:value-type="float" office:value="9.482988" calcext:value-type="float">
            <text:p>9,482988</text:p>
          </table:table-cell>
        </table:table-row>
        <table:table-row table:style-name="ro1">
          <table:table-cell office:value-type="string" calcext:value-type="string">
            <text:p>c2g1s334</text:p>
          </table:table-cell>
          <table:table-cell office:value-type="float" office:value="8.507648" calcext:value-type="float">
            <text:p>8,507648</text:p>
          </table:table-cell>
          <table:table-cell office:value-type="float" office:value="9.755736" calcext:value-type="float">
            <text:p>9,755736</text:p>
          </table:table-cell>
        </table:table-row>
        <table:table-row table:style-name="ro1">
          <table:table-cell office:value-type="string" calcext:value-type="string">
            <text:p>c2g1s335</text:p>
          </table:table-cell>
          <table:table-cell office:value-type="float" office:value="5.968301" calcext:value-type="float">
            <text:p>5,968301</text:p>
          </table:table-cell>
          <table:table-cell office:value-type="float" office:value="6.19764" calcext:value-type="float">
            <text:p>6,19764</text:p>
          </table:table-cell>
        </table:table-row>
        <table:table-row table:style-name="ro1">
          <table:table-cell office:value-type="string" calcext:value-type="string">
            <text:p>c2g1s336</text:p>
          </table:table-cell>
          <table:table-cell office:value-type="float" office:value="5.901237" calcext:value-type="float">
            <text:p>5,901237</text:p>
          </table:table-cell>
          <table:table-cell office:value-type="float" office:value="7.697862" calcext:value-type="float">
            <text:p>7,697862</text:p>
          </table:table-cell>
        </table:table-row>
        <table:table-row table:style-name="ro1">
          <table:table-cell office:value-type="string" calcext:value-type="string">
            <text:p>c2g1s337</text:p>
          </table:table-cell>
          <table:table-cell office:value-type="float" office:value="7.000704" calcext:value-type="float">
            <text:p>7,000704</text:p>
          </table:table-cell>
          <table:table-cell office:value-type="float" office:value="6.654234" calcext:value-type="float">
            <text:p>6,654234</text:p>
          </table:table-cell>
        </table:table-row>
        <table:table-row table:style-name="ro1">
          <table:table-cell office:value-type="string" calcext:value-type="string">
            <text:p>c2g1s338</text:p>
          </table:table-cell>
          <table:table-cell office:value-type="float" office:value="4.03524" calcext:value-type="float">
            <text:p>4,03524</text:p>
          </table:table-cell>
          <table:table-cell office:value-type="float" office:value="8.152154" calcext:value-type="float">
            <text:p>8,152154</text:p>
          </table:table-cell>
        </table:table-row>
        <table:table-row table:style-name="ro1">
          <table:table-cell office:value-type="string" calcext:value-type="string">
            <text:p>c2g1s339</text:p>
          </table:table-cell>
          <table:table-cell office:value-type="float" office:value="6.235127" calcext:value-type="float">
            <text:p>6,235127</text:p>
          </table:table-cell>
          <table:table-cell office:value-type="float" office:value="11.623566" calcext:value-type="float">
            <text:p>11,623566</text:p>
          </table:table-cell>
        </table:table-row>
        <table:table-row table:style-name="ro1">
          <table:table-cell office:value-type="string" calcext:value-type="string">
            <text:p>c2g1s34</text:p>
          </table:table-cell>
          <table:table-cell office:value-type="float" office:value="6.219908" calcext:value-type="float">
            <text:p>6,219908</text:p>
          </table:table-cell>
          <table:table-cell office:value-type="float" office:value="5.360467" calcext:value-type="float">
            <text:p>5,360467</text:p>
          </table:table-cell>
        </table:table-row>
        <table:table-row table:style-name="ro1">
          <table:table-cell office:value-type="string" calcext:value-type="string">
            <text:p>c2g1s340</text:p>
          </table:table-cell>
          <table:table-cell office:value-type="float" office:value="6.566386" calcext:value-type="float">
            <text:p>6,566386</text:p>
          </table:table-cell>
          <table:table-cell office:value-type="float" office:value="11.553516" calcext:value-type="float">
            <text:p>11,553516</text:p>
          </table:table-cell>
        </table:table-row>
        <table:table-row table:style-name="ro1">
          <table:table-cell office:value-type="string" calcext:value-type="string">
            <text:p>c2g1s341</text:p>
          </table:table-cell>
          <table:table-cell office:value-type="float" office:value="4.371039" calcext:value-type="float">
            <text:p>4,371039</text:p>
          </table:table-cell>
          <table:table-cell office:value-type="float" office:value="9.80536" calcext:value-type="float">
            <text:p>9,80536</text:p>
          </table:table-cell>
        </table:table-row>
        <table:table-row table:style-name="ro1">
          <table:table-cell office:value-type="string" calcext:value-type="string">
            <text:p>c2g1s342</text:p>
          </table:table-cell>
          <table:table-cell office:value-type="float" office:value="4.166591" calcext:value-type="float">
            <text:p>4,166591</text:p>
          </table:table-cell>
          <table:table-cell office:value-type="float" office:value="10.994705" calcext:value-type="float">
            <text:p>10,994705</text:p>
          </table:table-cell>
        </table:table-row>
        <table:table-row table:style-name="ro1">
          <table:table-cell office:value-type="string" calcext:value-type="string">
            <text:p>c2g1s343</text:p>
          </table:table-cell>
          <table:table-cell office:value-type="float" office:value="6.774967" calcext:value-type="float">
            <text:p>6,774967</text:p>
          </table:table-cell>
          <table:table-cell office:value-type="float" office:value="8.391189" calcext:value-type="float">
            <text:p>8,391189</text:p>
          </table:table-cell>
        </table:table-row>
        <table:table-row table:style-name="ro1">
          <table:table-cell office:value-type="string" calcext:value-type="string">
            <text:p>c2g1s344</text:p>
          </table:table-cell>
          <table:table-cell office:value-type="float" office:value="7.185599" calcext:value-type="float">
            <text:p>7,185599</text:p>
          </table:table-cell>
          <table:table-cell office:value-type="float" office:value="10.338093" calcext:value-type="float">
            <text:p>10,338093</text:p>
          </table:table-cell>
        </table:table-row>
        <table:table-row table:style-name="ro1">
          <table:table-cell office:value-type="string" calcext:value-type="string">
            <text:p>c2g1s345</text:p>
          </table:table-cell>
          <table:table-cell office:value-type="float" office:value="6.713146" calcext:value-type="float">
            <text:p>6,713146</text:p>
          </table:table-cell>
          <table:table-cell office:value-type="float" office:value="10.919148" calcext:value-type="float">
            <text:p>10,919148</text:p>
          </table:table-cell>
        </table:table-row>
        <table:table-row table:style-name="ro1">
          <table:table-cell office:value-type="string" calcext:value-type="string">
            <text:p>c2g1s346</text:p>
          </table:table-cell>
          <table:table-cell office:value-type="float" office:value="5.241082" calcext:value-type="float">
            <text:p>5,241082</text:p>
          </table:table-cell>
          <table:table-cell office:value-type="float" office:value="8.441505" calcext:value-type="float">
            <text:p>8,441505</text:p>
          </table:table-cell>
        </table:table-row>
        <table:table-row table:style-name="ro1">
          <table:table-cell office:value-type="string" calcext:value-type="string">
            <text:p>c2g1s347</text:p>
          </table:table-cell>
          <table:table-cell office:value-type="float" office:value="3.206818" calcext:value-type="float">
            <text:p>3,206818</text:p>
          </table:table-cell>
          <table:table-cell office:value-type="float" office:value="9.339146" calcext:value-type="float">
            <text:p>9,339146</text:p>
          </table:table-cell>
        </table:table-row>
        <table:table-row table:style-name="ro1">
          <table:table-cell office:value-type="string" calcext:value-type="string">
            <text:p>c2g1s348</text:p>
          </table:table-cell>
          <table:table-cell office:value-type="float" office:value="6.598055" calcext:value-type="float">
            <text:p>6,598055</text:p>
          </table:table-cell>
          <table:table-cell office:value-type="float" office:value="7.388759" calcext:value-type="float">
            <text:p>7,388759</text:p>
          </table:table-cell>
        </table:table-row>
        <table:table-row table:style-name="ro1">
          <table:table-cell office:value-type="string" calcext:value-type="string">
            <text:p>c2g1s349</text:p>
          </table:table-cell>
          <table:table-cell office:value-type="float" office:value="6.966952" calcext:value-type="float">
            <text:p>6,966952</text:p>
          </table:table-cell>
          <table:table-cell office:value-type="float" office:value="6.772248" calcext:value-type="float">
            <text:p>6,772248</text:p>
          </table:table-cell>
        </table:table-row>
        <table:table-row table:style-name="ro1">
          <table:table-cell office:value-type="string" calcext:value-type="string">
            <text:p>c2g1s35</text:p>
          </table:table-cell>
          <table:table-cell office:value-type="float" office:value="5.042382" calcext:value-type="float">
            <text:p>5,042382</text:p>
          </table:table-cell>
          <table:table-cell office:value-type="float" office:value="6.955637" calcext:value-type="float">
            <text:p>6,955637</text:p>
          </table:table-cell>
        </table:table-row>
        <table:table-row table:style-name="ro1">
          <table:table-cell office:value-type="string" calcext:value-type="string">
            <text:p>c2g1s350</text:p>
          </table:table-cell>
          <table:table-cell office:value-type="float" office:value="7.053522" calcext:value-type="float">
            <text:p>7,053522</text:p>
          </table:table-cell>
          <table:table-cell office:value-type="float" office:value="10.497375" calcext:value-type="float">
            <text:p>10,497375</text:p>
          </table:table-cell>
        </table:table-row>
        <table:table-row table:style-name="ro1">
          <table:table-cell office:value-type="string" calcext:value-type="string">
            <text:p>c2g1s351</text:p>
          </table:table-cell>
          <table:table-cell office:value-type="float" office:value="6.887088" calcext:value-type="float">
            <text:p>6,887088</text:p>
          </table:table-cell>
          <table:table-cell office:value-type="float" office:value="10.175491" calcext:value-type="float">
            <text:p>10,175491</text:p>
          </table:table-cell>
        </table:table-row>
        <table:table-row table:style-name="ro1">
          <table:table-cell office:value-type="string" calcext:value-type="string">
            <text:p>c2g1s352</text:p>
          </table:table-cell>
          <table:table-cell office:value-type="float" office:value="8.738984" calcext:value-type="float">
            <text:p>8,738984</text:p>
          </table:table-cell>
          <table:table-cell office:value-type="float" office:value="9.544344" calcext:value-type="float">
            <text:p>9,544344</text:p>
          </table:table-cell>
        </table:table-row>
        <table:table-row table:style-name="ro1">
          <table:table-cell office:value-type="string" calcext:value-type="string">
            <text:p>c2g1s353</text:p>
          </table:table-cell>
          <table:table-cell office:value-type="float" office:value="8.307195" calcext:value-type="float">
            <text:p>8,307195</text:p>
          </table:table-cell>
          <table:table-cell office:value-type="float" office:value="9.68591" calcext:value-type="float">
            <text:p>9,68591</text:p>
          </table:table-cell>
        </table:table-row>
        <table:table-row table:style-name="ro1">
          <table:table-cell office:value-type="string" calcext:value-type="string">
            <text:p>c2g1s354</text:p>
          </table:table-cell>
          <table:table-cell office:value-type="float" office:value="5.95905" calcext:value-type="float">
            <text:p>5,95905</text:p>
          </table:table-cell>
          <table:table-cell office:value-type="float" office:value="6.287099" calcext:value-type="float">
            <text:p>6,287099</text:p>
          </table:table-cell>
        </table:table-row>
        <table:table-row table:style-name="ro1">
          <table:table-cell office:value-type="string" calcext:value-type="string">
            <text:p>c2g1s355</text:p>
          </table:table-cell>
          <table:table-cell office:value-type="float" office:value="4.144649" calcext:value-type="float">
            <text:p>4,144649</text:p>
          </table:table-cell>
          <table:table-cell office:value-type="float" office:value="8.925328" calcext:value-type="float">
            <text:p>8,925328</text:p>
          </table:table-cell>
        </table:table-row>
        <table:table-row table:style-name="ro1">
          <table:table-cell office:value-type="string" calcext:value-type="string">
            <text:p>c2g1s356</text:p>
          </table:table-cell>
          <table:table-cell office:value-type="float" office:value="8.535192" calcext:value-type="float">
            <text:p>8,535192</text:p>
          </table:table-cell>
          <table:table-cell office:value-type="float" office:value="8.054477" calcext:value-type="float">
            <text:p>8,054477</text:p>
          </table:table-cell>
        </table:table-row>
        <table:table-row table:style-name="ro1">
          <table:table-cell office:value-type="string" calcext:value-type="string">
            <text:p>c2g1s357</text:p>
          </table:table-cell>
          <table:table-cell office:value-type="float" office:value="4.776274" calcext:value-type="float">
            <text:p>4,776274</text:p>
          </table:table-cell>
          <table:table-cell office:value-type="float" office:value="8.358587" calcext:value-type="float">
            <text:p>8,358587</text:p>
          </table:table-cell>
        </table:table-row>
        <table:table-row table:style-name="ro1">
          <table:table-cell office:value-type="string" calcext:value-type="string">
            <text:p>c2g1s358</text:p>
          </table:table-cell>
          <table:table-cell office:value-type="float" office:value="8.405982" calcext:value-type="float">
            <text:p>8,405982</text:p>
          </table:table-cell>
          <table:table-cell office:value-type="float" office:value="9.037682" calcext:value-type="float">
            <text:p>9,037682</text:p>
          </table:table-cell>
        </table:table-row>
        <table:table-row table:style-name="ro1">
          <table:table-cell office:value-type="string" calcext:value-type="string">
            <text:p>c2g1s359</text:p>
          </table:table-cell>
          <table:table-cell office:value-type="float" office:value="5.955129" calcext:value-type="float">
            <text:p>5,955129</text:p>
          </table:table-cell>
          <table:table-cell office:value-type="float" office:value="5.861147" calcext:value-type="float">
            <text:p>5,861147</text:p>
          </table:table-cell>
        </table:table-row>
        <table:table-row table:style-name="ro1">
          <table:table-cell office:value-type="string" calcext:value-type="string">
            <text:p>c2g1s36</text:p>
          </table:table-cell>
          <table:table-cell office:value-type="float" office:value="3.817093" calcext:value-type="float">
            <text:p>3,817093</text:p>
          </table:table-cell>
          <table:table-cell office:value-type="float" office:value="6.841828" calcext:value-type="float">
            <text:p>6,841828</text:p>
          </table:table-cell>
        </table:table-row>
        <table:table-row table:style-name="ro1">
          <table:table-cell office:value-type="string" calcext:value-type="string">
            <text:p>c2g1s360</text:p>
          </table:table-cell>
          <table:table-cell office:value-type="float" office:value="2.860399" calcext:value-type="float">
            <text:p>2,860399</text:p>
          </table:table-cell>
          <table:table-cell office:value-type="float" office:value="7.949906" calcext:value-type="float">
            <text:p>7,949906</text:p>
          </table:table-cell>
        </table:table-row>
        <table:table-row table:style-name="ro1">
          <table:table-cell office:value-type="string" calcext:value-type="string">
            <text:p>c2g1s361</text:p>
          </table:table-cell>
          <table:table-cell office:value-type="float" office:value="7.317351" calcext:value-type="float">
            <text:p>7,317351</text:p>
          </table:table-cell>
          <table:table-cell office:value-type="float" office:value="10.164385" calcext:value-type="float">
            <text:p>10,164385</text:p>
          </table:table-cell>
        </table:table-row>
        <table:table-row table:style-name="ro1">
          <table:table-cell office:value-type="string" calcext:value-type="string">
            <text:p>c2g1s362</text:p>
          </table:table-cell>
          <table:table-cell office:value-type="float" office:value="3.213427" calcext:value-type="float">
            <text:p>3,213427</text:p>
          </table:table-cell>
          <table:table-cell office:value-type="float" office:value="8.871759" calcext:value-type="float">
            <text:p>8,871759</text:p>
          </table:table-cell>
        </table:table-row>
        <table:table-row table:style-name="ro1">
          <table:table-cell office:value-type="string" calcext:value-type="string">
            <text:p>c2g1s363</text:p>
          </table:table-cell>
          <table:table-cell office:value-type="float" office:value="7.590515" calcext:value-type="float">
            <text:p>7,590515</text:p>
          </table:table-cell>
          <table:table-cell office:value-type="float" office:value="9.311948" calcext:value-type="float">
            <text:p>9,311948</text:p>
          </table:table-cell>
        </table:table-row>
        <table:table-row table:style-name="ro1">
          <table:table-cell office:value-type="string" calcext:value-type="string">
            <text:p>c2g1s364</text:p>
          </table:table-cell>
          <table:table-cell office:value-type="float" office:value="5.820744" calcext:value-type="float">
            <text:p>5,820744</text:p>
          </table:table-cell>
          <table:table-cell office:value-type="float" office:value="9.558478" calcext:value-type="float">
            <text:p>9,558478</text:p>
          </table:table-cell>
        </table:table-row>
        <table:table-row table:style-name="ro1">
          <table:table-cell office:value-type="string" calcext:value-type="string">
            <text:p>c2g1s365</text:p>
          </table:table-cell>
          <table:table-cell office:value-type="float" office:value="3.575088" calcext:value-type="float">
            <text:p>3,575088</text:p>
          </table:table-cell>
          <table:table-cell office:value-type="float" office:value="7.338313" calcext:value-type="float">
            <text:p>7,338313</text:p>
          </table:table-cell>
        </table:table-row>
        <table:table-row table:style-name="ro1">
          <table:table-cell office:value-type="string" calcext:value-type="string">
            <text:p>c2g1s366</text:p>
          </table:table-cell>
          <table:table-cell office:value-type="float" office:value="4.664389" calcext:value-type="float">
            <text:p>4,664389</text:p>
          </table:table-cell>
          <table:table-cell office:value-type="float" office:value="10.910475" calcext:value-type="float">
            <text:p>10,910475</text:p>
          </table:table-cell>
        </table:table-row>
        <table:table-row table:style-name="ro1">
          <table:table-cell office:value-type="string" calcext:value-type="string">
            <text:p>c2g1s367</text:p>
          </table:table-cell>
          <table:table-cell office:value-type="float" office:value="5.651489" calcext:value-type="float">
            <text:p>5,651489</text:p>
          </table:table-cell>
          <table:table-cell office:value-type="float" office:value="11.448786" calcext:value-type="float">
            <text:p>11,448786</text:p>
          </table:table-cell>
        </table:table-row>
        <table:table-row table:style-name="ro1">
          <table:table-cell office:value-type="string" calcext:value-type="string">
            <text:p>c2g1s368</text:p>
          </table:table-cell>
          <table:table-cell office:value-type="float" office:value="5.255803" calcext:value-type="float">
            <text:p>5,255803</text:p>
          </table:table-cell>
          <table:table-cell office:value-type="float" office:value="10.79658" calcext:value-type="float">
            <text:p>10,79658</text:p>
          </table:table-cell>
        </table:table-row>
        <table:table-row table:style-name="ro1">
          <table:table-cell office:value-type="string" calcext:value-type="string">
            <text:p>c2g1s369</text:p>
          </table:table-cell>
          <table:table-cell office:value-type="float" office:value="8.01028" calcext:value-type="float">
            <text:p>8,01028</text:p>
          </table:table-cell>
          <table:table-cell office:value-type="float" office:value="10.242954" calcext:value-type="float">
            <text:p>10,242954</text:p>
          </table:table-cell>
        </table:table-row>
        <table:table-row table:style-name="ro1">
          <table:table-cell office:value-type="string" calcext:value-type="string">
            <text:p>c2g1s37</text:p>
          </table:table-cell>
          <table:table-cell office:value-type="float" office:value="3.955995" calcext:value-type="float">
            <text:p>3,955995</text:p>
          </table:table-cell>
          <table:table-cell office:value-type="float" office:value="5.91963" calcext:value-type="float">
            <text:p>5,91963</text:p>
          </table:table-cell>
        </table:table-row>
        <table:table-row table:style-name="ro1">
          <table:table-cell office:value-type="string" calcext:value-type="string">
            <text:p>c2g1s370</text:p>
          </table:table-cell>
          <table:table-cell office:value-type="float" office:value="4.575169" calcext:value-type="float">
            <text:p>4,575169</text:p>
          </table:table-cell>
          <table:table-cell office:value-type="float" office:value="6.716047" calcext:value-type="float">
            <text:p>6,716047</text:p>
          </table:table-cell>
        </table:table-row>
        <table:table-row table:style-name="ro1">
          <table:table-cell office:value-type="string" calcext:value-type="string">
            <text:p>c2g1s371</text:p>
          </table:table-cell>
          <table:table-cell office:value-type="float" office:value="8.31285" calcext:value-type="float">
            <text:p>8,31285</text:p>
          </table:table-cell>
          <table:table-cell office:value-type="float" office:value="7.161392" calcext:value-type="float">
            <text:p>7,161392</text:p>
          </table:table-cell>
        </table:table-row>
        <table:table-row table:style-name="ro1">
          <table:table-cell office:value-type="string" calcext:value-type="string">
            <text:p>c2g1s372</text:p>
          </table:table-cell>
          <table:table-cell office:value-type="float" office:value="4.487194" calcext:value-type="float">
            <text:p>4,487194</text:p>
          </table:table-cell>
          <table:table-cell office:value-type="float" office:value="10.553529" calcext:value-type="float">
            <text:p>10,553529</text:p>
          </table:table-cell>
        </table:table-row>
        <table:table-row table:style-name="ro1">
          <table:table-cell office:value-type="string" calcext:value-type="string">
            <text:p>c2g1s373</text:p>
          </table:table-cell>
          <table:table-cell office:value-type="float" office:value="7.1371" calcext:value-type="float">
            <text:p>7,1371</text:p>
          </table:table-cell>
          <table:table-cell office:value-type="float" office:value="9.770599" calcext:value-type="float">
            <text:p>9,770599</text:p>
          </table:table-cell>
        </table:table-row>
        <table:table-row table:style-name="ro1">
          <table:table-cell office:value-type="string" calcext:value-type="string">
            <text:p>c2g1s374</text:p>
          </table:table-cell>
          <table:table-cell office:value-type="float" office:value="6.137914" calcext:value-type="float">
            <text:p>6,137914</text:p>
          </table:table-cell>
          <table:table-cell office:value-type="float" office:value="8.907056" calcext:value-type="float">
            <text:p>8,907056</text:p>
          </table:table-cell>
        </table:table-row>
        <table:table-row table:style-name="ro1">
          <table:table-cell office:value-type="string" calcext:value-type="string">
            <text:p>c2g1s375</text:p>
          </table:table-cell>
          <table:table-cell office:value-type="float" office:value="3.219673" calcext:value-type="float">
            <text:p>3,219673</text:p>
          </table:table-cell>
          <table:table-cell office:value-type="float" office:value="9.221042" calcext:value-type="float">
            <text:p>9,221042</text:p>
          </table:table-cell>
        </table:table-row>
        <table:table-row table:style-name="ro1">
          <table:table-cell office:value-type="string" calcext:value-type="string">
            <text:p>c2g1s376</text:p>
          </table:table-cell>
          <table:table-cell office:value-type="float" office:value="3.639004" calcext:value-type="float">
            <text:p>3,639004</text:p>
          </table:table-cell>
          <table:table-cell office:value-type="float" office:value="10.687482" calcext:value-type="float">
            <text:p>10,687482</text:p>
          </table:table-cell>
        </table:table-row>
        <table:table-row table:style-name="ro1">
          <table:table-cell office:value-type="string" calcext:value-type="string">
            <text:p>c2g1s377</text:p>
          </table:table-cell>
          <table:table-cell office:value-type="float" office:value="7.595505" calcext:value-type="float">
            <text:p>7,595505</text:p>
          </table:table-cell>
          <table:table-cell office:value-type="float" office:value="7.500473" calcext:value-type="float">
            <text:p>7,500473</text:p>
          </table:table-cell>
        </table:table-row>
        <table:table-row table:style-name="ro1">
          <table:table-cell office:value-type="string" calcext:value-type="string">
            <text:p>c2g1s378</text:p>
          </table:table-cell>
          <table:table-cell office:value-type="float" office:value="3.561872" calcext:value-type="float">
            <text:p>3,561872</text:p>
          </table:table-cell>
          <table:table-cell office:value-type="float" office:value="6.620948" calcext:value-type="float">
            <text:p>6,620948</text:p>
          </table:table-cell>
        </table:table-row>
        <table:table-row table:style-name="ro1">
          <table:table-cell office:value-type="string" calcext:value-type="string">
            <text:p>c2g1s379</text:p>
          </table:table-cell>
          <table:table-cell office:value-type="float" office:value="6.703361" calcext:value-type="float">
            <text:p>6,703361</text:p>
          </table:table-cell>
          <table:table-cell office:value-type="float" office:value="8.068429" calcext:value-type="float">
            <text:p>8,068429</text:p>
          </table:table-cell>
        </table:table-row>
        <table:table-row table:style-name="ro1">
          <table:table-cell office:value-type="string" calcext:value-type="string">
            <text:p>c2g1s38</text:p>
          </table:table-cell>
          <table:table-cell office:value-type="float" office:value="6.628717" calcext:value-type="float">
            <text:p>6,628717</text:p>
          </table:table-cell>
          <table:table-cell office:value-type="float" office:value="9.448322" calcext:value-type="float">
            <text:p>9,448322</text:p>
          </table:table-cell>
        </table:table-row>
        <table:table-row table:style-name="ro1">
          <table:table-cell office:value-type="string" calcext:value-type="string">
            <text:p>c2g1s380</text:p>
          </table:table-cell>
          <table:table-cell office:value-type="float" office:value="6.576751" calcext:value-type="float">
            <text:p>6,576751</text:p>
          </table:table-cell>
          <table:table-cell office:value-type="float" office:value="7.07501" calcext:value-type="float">
            <text:p>7,07501</text:p>
          </table:table-cell>
        </table:table-row>
        <table:table-row table:style-name="ro1">
          <table:table-cell office:value-type="string" calcext:value-type="string">
            <text:p>c2g1s381</text:p>
          </table:table-cell>
          <table:table-cell office:value-type="float" office:value="5.587031" calcext:value-type="float">
            <text:p>5,587031</text:p>
          </table:table-cell>
          <table:table-cell office:value-type="float" office:value="10.622995" calcext:value-type="float">
            <text:p>10,622995</text:p>
          </table:table-cell>
        </table:table-row>
        <table:table-row table:style-name="ro1">
          <table:table-cell office:value-type="string" calcext:value-type="string">
            <text:p>c2g1s382</text:p>
          </table:table-cell>
          <table:table-cell office:value-type="float" office:value="6.350178" calcext:value-type="float">
            <text:p>6,350178</text:p>
          </table:table-cell>
          <table:table-cell office:value-type="float" office:value="5.549042" calcext:value-type="float">
            <text:p>5,549042</text:p>
          </table:table-cell>
        </table:table-row>
        <table:table-row table:style-name="ro1">
          <table:table-cell office:value-type="string" calcext:value-type="string">
            <text:p>c2g1s383</text:p>
          </table:table-cell>
          <table:table-cell office:value-type="float" office:value="5.663028" calcext:value-type="float">
            <text:p>5,663028</text:p>
          </table:table-cell>
          <table:table-cell office:value-type="float" office:value="8.654685" calcext:value-type="float">
            <text:p>8,654685</text:p>
          </table:table-cell>
        </table:table-row>
        <table:table-row table:style-name="ro1">
          <table:table-cell office:value-type="string" calcext:value-type="string">
            <text:p>c2g1s384</text:p>
          </table:table-cell>
          <table:table-cell office:value-type="float" office:value="4.736236" calcext:value-type="float">
            <text:p>4,736236</text:p>
          </table:table-cell>
          <table:table-cell office:value-type="float" office:value="7.418214" calcext:value-type="float">
            <text:p>7,418214</text:p>
          </table:table-cell>
        </table:table-row>
        <table:table-row table:style-name="ro1">
          <table:table-cell office:value-type="string" calcext:value-type="string">
            <text:p>c2g1s385</text:p>
          </table:table-cell>
          <table:table-cell office:value-type="float" office:value="2.873336" calcext:value-type="float">
            <text:p>2,873336</text:p>
          </table:table-cell>
          <table:table-cell office:value-type="float" office:value="9.703932" calcext:value-type="float">
            <text:p>9,703932</text:p>
          </table:table-cell>
        </table:table-row>
        <table:table-row table:style-name="ro1">
          <table:table-cell office:value-type="string" calcext:value-type="string">
            <text:p>c2g1s386</text:p>
          </table:table-cell>
          <table:table-cell office:value-type="float" office:value="8.9658" calcext:value-type="float">
            <text:p>8,9658</text:p>
          </table:table-cell>
          <table:table-cell office:value-type="float" office:value="8.587065" calcext:value-type="float">
            <text:p>8,587065</text:p>
          </table:table-cell>
        </table:table-row>
        <table:table-row table:style-name="ro1">
          <table:table-cell office:value-type="string" calcext:value-type="string">
            <text:p>c2g1s387</text:p>
          </table:table-cell>
          <table:table-cell office:value-type="float" office:value="6.940419" calcext:value-type="float">
            <text:p>6,940419</text:p>
          </table:table-cell>
          <table:table-cell office:value-type="float" office:value="7.881721" calcext:value-type="float">
            <text:p>7,881721</text:p>
          </table:table-cell>
        </table:table-row>
        <table:table-row table:style-name="ro1">
          <table:table-cell office:value-type="string" calcext:value-type="string">
            <text:p>c2g1s388</text:p>
          </table:table-cell>
          <table:table-cell office:value-type="float" office:value="7.997538" calcext:value-type="float">
            <text:p>7,997538</text:p>
          </table:table-cell>
          <table:table-cell office:value-type="float" office:value="8.485651" calcext:value-type="float">
            <text:p>8,485651</text:p>
          </table:table-cell>
        </table:table-row>
        <table:table-row table:style-name="ro1">
          <table:table-cell office:value-type="string" calcext:value-type="string">
            <text:p>c2g1s389</text:p>
          </table:table-cell>
          <table:table-cell office:value-type="float" office:value="4.479793" calcext:value-type="float">
            <text:p>4,479793</text:p>
          </table:table-cell>
          <table:table-cell office:value-type="float" office:value="9.685237" calcext:value-type="float">
            <text:p>9,685237</text:p>
          </table:table-cell>
        </table:table-row>
        <table:table-row table:style-name="ro1">
          <table:table-cell office:value-type="string" calcext:value-type="string">
            <text:p>c2g1s39</text:p>
          </table:table-cell>
          <table:table-cell office:value-type="float" office:value="2.822353" calcext:value-type="float">
            <text:p>2,822353</text:p>
          </table:table-cell>
          <table:table-cell office:value-type="float" office:value="9.205873" calcext:value-type="float">
            <text:p>9,205873</text:p>
          </table:table-cell>
        </table:table-row>
        <table:table-row table:style-name="ro1">
          <table:table-cell office:value-type="string" calcext:value-type="string">
            <text:p>c2g1s390</text:p>
          </table:table-cell>
          <table:table-cell office:value-type="float" office:value="6.075692" calcext:value-type="float">
            <text:p>6,075692</text:p>
          </table:table-cell>
          <table:table-cell office:value-type="float" office:value="6.272268" calcext:value-type="float">
            <text:p>6,272268</text:p>
          </table:table-cell>
        </table:table-row>
        <table:table-row table:style-name="ro1">
          <table:table-cell office:value-type="string" calcext:value-type="string">
            <text:p>c2g1s391</text:p>
          </table:table-cell>
          <table:table-cell office:value-type="float" office:value="4.908687" calcext:value-type="float">
            <text:p>4,908687</text:p>
          </table:table-cell>
          <table:table-cell office:value-type="float" office:value="6.39498" calcext:value-type="float">
            <text:p>6,39498</text:p>
          </table:table-cell>
        </table:table-row>
        <table:table-row table:style-name="ro1">
          <table:table-cell office:value-type="string" calcext:value-type="string">
            <text:p>c2g1s392</text:p>
          </table:table-cell>
          <table:table-cell office:value-type="float" office:value="4.975562" calcext:value-type="float">
            <text:p>4,975562</text:p>
          </table:table-cell>
          <table:table-cell office:value-type="float" office:value="9.548008" calcext:value-type="float">
            <text:p>9,548008</text:p>
          </table:table-cell>
        </table:table-row>
        <table:table-row table:style-name="ro1">
          <table:table-cell office:value-type="string" calcext:value-type="string">
            <text:p>c2g1s393</text:p>
          </table:table-cell>
          <table:table-cell office:value-type="float" office:value="8.330248" calcext:value-type="float">
            <text:p>8,330248</text:p>
          </table:table-cell>
          <table:table-cell office:value-type="float" office:value="10.173965" calcext:value-type="float">
            <text:p>10,173965</text:p>
          </table:table-cell>
        </table:table-row>
        <table:table-row table:style-name="ro1">
          <table:table-cell office:value-type="string" calcext:value-type="string">
            <text:p>c2g1s394</text:p>
          </table:table-cell>
          <table:table-cell office:value-type="float" office:value="3.084285" calcext:value-type="float">
            <text:p>3,084285</text:p>
          </table:table-cell>
          <table:table-cell office:value-type="float" office:value="9.741163" calcext:value-type="float">
            <text:p>9,741163</text:p>
          </table:table-cell>
        </table:table-row>
        <table:table-row table:style-name="ro1">
          <table:table-cell office:value-type="string" calcext:value-type="string">
            <text:p>c2g1s395</text:p>
          </table:table-cell>
          <table:table-cell office:value-type="float" office:value="8.285093" calcext:value-type="float">
            <text:p>8,285093</text:p>
          </table:table-cell>
          <table:table-cell office:value-type="float" office:value="10.11803" calcext:value-type="float">
            <text:p>10,11803</text:p>
          </table:table-cell>
        </table:table-row>
        <table:table-row table:style-name="ro1">
          <table:table-cell office:value-type="string" calcext:value-type="string">
            <text:p>c2g1s396</text:p>
          </table:table-cell>
          <table:table-cell office:value-type="float" office:value="7.166606" calcext:value-type="float">
            <text:p>7,166606</text:p>
          </table:table-cell>
          <table:table-cell office:value-type="float" office:value="8.058449" calcext:value-type="float">
            <text:p>8,058449</text:p>
          </table:table-cell>
        </table:table-row>
        <table:table-row table:style-name="ro1">
          <table:table-cell office:value-type="string" calcext:value-type="string">
            <text:p>c2g1s397</text:p>
          </table:table-cell>
          <table:table-cell office:value-type="float" office:value="3.258327" calcext:value-type="float">
            <text:p>3,258327</text:p>
          </table:table-cell>
          <table:table-cell office:value-type="float" office:value="8.660671" calcext:value-type="float">
            <text:p>8,660671</text:p>
          </table:table-cell>
        </table:table-row>
        <table:table-row table:style-name="ro1">
          <table:table-cell office:value-type="string" calcext:value-type="string">
            <text:p>c2g1s398</text:p>
          </table:table-cell>
          <table:table-cell office:value-type="float" office:value="4.260739" calcext:value-type="float">
            <text:p>4,260739</text:p>
          </table:table-cell>
          <table:table-cell office:value-type="float" office:value="8.979157" calcext:value-type="float">
            <text:p>8,979157</text:p>
          </table:table-cell>
        </table:table-row>
        <table:table-row table:style-name="ro1">
          <table:table-cell office:value-type="string" calcext:value-type="string">
            <text:p>c2g1s399</text:p>
          </table:table-cell>
          <table:table-cell office:value-type="float" office:value="7.44639" calcext:value-type="float">
            <text:p>7,44639</text:p>
          </table:table-cell>
          <table:table-cell office:value-type="float" office:value="7.219483" calcext:value-type="float">
            <text:p>7,219483</text:p>
          </table:table-cell>
        </table:table-row>
        <table:table-row table:style-name="ro1">
          <table:table-cell office:value-type="string" calcext:value-type="string">
            <text:p>c2g1s4</text:p>
          </table:table-cell>
          <table:table-cell office:value-type="float" office:value="3.154736" calcext:value-type="float">
            <text:p>3,154736</text:p>
          </table:table-cell>
          <table:table-cell office:value-type="float" office:value="6.743244" calcext:value-type="float">
            <text:p>6,743244</text:p>
          </table:table-cell>
        </table:table-row>
        <table:table-row table:style-name="ro1">
          <table:table-cell office:value-type="string" calcext:value-type="string">
            <text:p>c2g1s40</text:p>
          </table:table-cell>
          <table:table-cell office:value-type="float" office:value="6.903825" calcext:value-type="float">
            <text:p>6,903825</text:p>
          </table:table-cell>
          <table:table-cell office:value-type="float" office:value="8.486555" calcext:value-type="float">
            <text:p>8,486555</text:p>
          </table:table-cell>
        </table:table-row>
        <table:table-row table:style-name="ro1">
          <table:table-cell office:value-type="string" calcext:value-type="string">
            <text:p>c2g1s400</text:p>
          </table:table-cell>
          <table:table-cell office:value-type="float" office:value="4.084394" calcext:value-type="float">
            <text:p>4,084394</text:p>
          </table:table-cell>
          <table:table-cell office:value-type="float" office:value="10.964285" calcext:value-type="float">
            <text:p>10,964285</text:p>
          </table:table-cell>
        </table:table-row>
        <table:table-row table:style-name="ro1">
          <table:table-cell office:value-type="string" calcext:value-type="string">
            <text:p>c2g1s401</text:p>
          </table:table-cell>
          <table:table-cell office:value-type="float" office:value="5.056663" calcext:value-type="float">
            <text:p>5,056663</text:p>
          </table:table-cell>
          <table:table-cell office:value-type="float" office:value="9.710769" calcext:value-type="float">
            <text:p>9,710769</text:p>
          </table:table-cell>
        </table:table-row>
        <table:table-row table:style-name="ro1">
          <table:table-cell office:value-type="string" calcext:value-type="string">
            <text:p>c2g1s402</text:p>
          </table:table-cell>
          <table:table-cell office:value-type="float" office:value="2.779266" calcext:value-type="float">
            <text:p>2,779266</text:p>
          </table:table-cell>
          <table:table-cell office:value-type="float" office:value="9.817274" calcext:value-type="float">
            <text:p>9,817274</text:p>
          </table:table-cell>
        </table:table-row>
        <table:table-row table:style-name="ro1">
          <table:table-cell office:value-type="string" calcext:value-type="string">
            <text:p>c2g1s403</text:p>
          </table:table-cell>
          <table:table-cell office:value-type="float" office:value="6.852473" calcext:value-type="float">
            <text:p>6,852473</text:p>
          </table:table-cell>
          <table:table-cell office:value-type="float" office:value="10.742463" calcext:value-type="float">
            <text:p>10,742463</text:p>
          </table:table-cell>
        </table:table-row>
        <table:table-row table:style-name="ro1">
          <table:table-cell office:value-type="string" calcext:value-type="string">
            <text:p>c2g1s404</text:p>
          </table:table-cell>
          <table:table-cell office:value-type="float" office:value="7.601559" calcext:value-type="float">
            <text:p>7,601559</text:p>
          </table:table-cell>
          <table:table-cell office:value-type="float" office:value="9.489763" calcext:value-type="float">
            <text:p>9,489763</text:p>
          </table:table-cell>
        </table:table-row>
        <table:table-row table:style-name="ro1">
          <table:table-cell office:value-type="string" calcext:value-type="string">
            <text:p>c2g1s405</text:p>
          </table:table-cell>
          <table:table-cell office:value-type="float" office:value="8.972719" calcext:value-type="float">
            <text:p>8,972719</text:p>
          </table:table-cell>
          <table:table-cell office:value-type="float" office:value="8.516995" calcext:value-type="float">
            <text:p>8,516995</text:p>
          </table:table-cell>
        </table:table-row>
        <table:table-row table:style-name="ro1">
          <table:table-cell office:value-type="string" calcext:value-type="string">
            <text:p>c2g1s406</text:p>
          </table:table-cell>
          <table:table-cell office:value-type="float" office:value="6.585843" calcext:value-type="float">
            <text:p>6,585843</text:p>
          </table:table-cell>
          <table:table-cell office:value-type="float" office:value="6.390128" calcext:value-type="float">
            <text:p>6,390128</text:p>
          </table:table-cell>
        </table:table-row>
        <table:table-row table:style-name="ro1">
          <table:table-cell office:value-type="string" calcext:value-type="string">
            <text:p>c2g1s407</text:p>
          </table:table-cell>
          <table:table-cell office:value-type="float" office:value="2.854291" calcext:value-type="float">
            <text:p>2,854291</text:p>
          </table:table-cell>
          <table:table-cell office:value-type="float" office:value="9.750799" calcext:value-type="float">
            <text:p>9,750799</text:p>
          </table:table-cell>
        </table:table-row>
        <table:table-row table:style-name="ro1">
          <table:table-cell office:value-type="string" calcext:value-type="string">
            <text:p>c2g1s408</text:p>
          </table:table-cell>
          <table:table-cell office:value-type="float" office:value="4.605031" calcext:value-type="float">
            <text:p>4,605031</text:p>
          </table:table-cell>
          <table:table-cell office:value-type="float" office:value="6.939956" calcext:value-type="float">
            <text:p>6,939956</text:p>
          </table:table-cell>
        </table:table-row>
        <table:table-row table:style-name="ro1">
          <table:table-cell office:value-type="string" calcext:value-type="string">
            <text:p>c2g1s409</text:p>
          </table:table-cell>
          <table:table-cell office:value-type="float" office:value="3.051421" calcext:value-type="float">
            <text:p>3,051421</text:p>
          </table:table-cell>
          <table:table-cell office:value-type="float" office:value="6.76002" calcext:value-type="float">
            <text:p>6,76002</text:p>
          </table:table-cell>
        </table:table-row>
        <table:table-row table:style-name="ro1">
          <table:table-cell office:value-type="string" calcext:value-type="string">
            <text:p>c2g1s41</text:p>
          </table:table-cell>
          <table:table-cell office:value-type="float" office:value="3.363976" calcext:value-type="float">
            <text:p>3,363976</text:p>
          </table:table-cell>
          <table:table-cell office:value-type="float" office:value="9.243669" calcext:value-type="float">
            <text:p>9,243669</text:p>
          </table:table-cell>
        </table:table-row>
        <table:table-row table:style-name="ro1">
          <table:table-cell office:value-type="string" calcext:value-type="string">
            <text:p>c2g1s410</text:p>
          </table:table-cell>
          <table:table-cell office:value-type="float" office:value="5.72435" calcext:value-type="float">
            <text:p>5,72435</text:p>
          </table:table-cell>
          <table:table-cell office:value-type="float" office:value="5.934306" calcext:value-type="float">
            <text:p>5,934306</text:p>
          </table:table-cell>
        </table:table-row>
        <table:table-row table:style-name="ro1">
          <table:table-cell office:value-type="string" calcext:value-type="string">
            <text:p>c2g1s411</text:p>
          </table:table-cell>
          <table:table-cell office:value-type="float" office:value="8.271013" calcext:value-type="float">
            <text:p>8,271013</text:p>
          </table:table-cell>
          <table:table-cell office:value-type="float" office:value="9.583238" calcext:value-type="float">
            <text:p>9,583238</text:p>
          </table:table-cell>
        </table:table-row>
        <table:table-row table:style-name="ro1">
          <table:table-cell office:value-type="string" calcext:value-type="string">
            <text:p>c2g1s412</text:p>
          </table:table-cell>
          <table:table-cell office:value-type="float" office:value="3.55277" calcext:value-type="float">
            <text:p>3,55277</text:p>
          </table:table-cell>
          <table:table-cell office:value-type="float" office:value="7.43571" calcext:value-type="float">
            <text:p>7,43571</text:p>
          </table:table-cell>
        </table:table-row>
        <table:table-row table:style-name="ro1">
          <table:table-cell office:value-type="string" calcext:value-type="string">
            <text:p>c2g1s413</text:p>
          </table:table-cell>
          <table:table-cell office:value-type="float" office:value="8.995233" calcext:value-type="float">
            <text:p>8,995233</text:p>
          </table:table-cell>
          <table:table-cell office:value-type="float" office:value="8.552937" calcext:value-type="float">
            <text:p>8,552937</text:p>
          </table:table-cell>
        </table:table-row>
        <table:table-row table:style-name="ro1">
          <table:table-cell office:value-type="string" calcext:value-type="string">
            <text:p>c2g1s414</text:p>
          </table:table-cell>
          <table:table-cell office:value-type="float" office:value="4.62808" calcext:value-type="float">
            <text:p>4,62808</text:p>
          </table:table-cell>
          <table:table-cell office:value-type="float" office:value="6.138779" calcext:value-type="float">
            <text:p>6,138779</text:p>
          </table:table-cell>
        </table:table-row>
        <table:table-row table:style-name="ro1">
          <table:table-cell office:value-type="string" calcext:value-type="string">
            <text:p>c2g1s415</text:p>
          </table:table-cell>
          <table:table-cell office:value-type="float" office:value="3.470599" calcext:value-type="float">
            <text:p>3,470599</text:p>
          </table:table-cell>
          <table:table-cell office:value-type="float" office:value="9.443047" calcext:value-type="float">
            <text:p>9,443047</text:p>
          </table:table-cell>
        </table:table-row>
        <table:table-row table:style-name="ro1">
          <table:table-cell office:value-type="string" calcext:value-type="string">
            <text:p>c2g1s416</text:p>
          </table:table-cell>
          <table:table-cell office:value-type="float" office:value="3.693071" calcext:value-type="float">
            <text:p>3,693071</text:p>
          </table:table-cell>
          <table:table-cell office:value-type="float" office:value="7.403846" calcext:value-type="float">
            <text:p>7,403846</text:p>
          </table:table-cell>
        </table:table-row>
        <table:table-row table:style-name="ro1">
          <table:table-cell office:value-type="string" calcext:value-type="string">
            <text:p>c2g1s417</text:p>
          </table:table-cell>
          <table:table-cell office:value-type="float" office:value="5.788102" calcext:value-type="float">
            <text:p>5,788102</text:p>
          </table:table-cell>
          <table:table-cell office:value-type="float" office:value="5.391983" calcext:value-type="float">
            <text:p>5,391983</text:p>
          </table:table-cell>
        </table:table-row>
        <table:table-row table:style-name="ro1">
          <table:table-cell office:value-type="string" calcext:value-type="string">
            <text:p>c2g1s418</text:p>
          </table:table-cell>
          <table:table-cell office:value-type="float" office:value="6.253803" calcext:value-type="float">
            <text:p>6,253803</text:p>
          </table:table-cell>
          <table:table-cell office:value-type="float" office:value="6.852003" calcext:value-type="float">
            <text:p>6,852003</text:p>
          </table:table-cell>
        </table:table-row>
        <table:table-row table:style-name="ro1">
          <table:table-cell office:value-type="string" calcext:value-type="string">
            <text:p>c2g1s419</text:p>
          </table:table-cell>
          <table:table-cell office:value-type="float" office:value="2.978153" calcext:value-type="float">
            <text:p>2,978153</text:p>
          </table:table-cell>
          <table:table-cell office:value-type="float" office:value="7.486309" calcext:value-type="float">
            <text:p>7,486309</text:p>
          </table:table-cell>
        </table:table-row>
        <table:table-row table:style-name="ro1">
          <table:table-cell office:value-type="string" calcext:value-type="string">
            <text:p>c2g1s42</text:p>
          </table:table-cell>
          <table:table-cell office:value-type="float" office:value="6.818036" calcext:value-type="float">
            <text:p>6,818036</text:p>
          </table:table-cell>
          <table:table-cell office:value-type="float" office:value="6.262664" calcext:value-type="float">
            <text:p>6,262664</text:p>
          </table:table-cell>
        </table:table-row>
        <table:table-row table:style-name="ro1">
          <table:table-cell office:value-type="string" calcext:value-type="string">
            <text:p>c2g1s420</text:p>
          </table:table-cell>
          <table:table-cell office:value-type="float" office:value="8.739165" calcext:value-type="float">
            <text:p>8,739165</text:p>
          </table:table-cell>
          <table:table-cell office:value-type="float" office:value="8.38988" calcext:value-type="float">
            <text:p>8,38988</text:p>
          </table:table-cell>
        </table:table-row>
        <table:table-row table:style-name="ro1">
          <table:table-cell office:value-type="string" calcext:value-type="string">
            <text:p>c2g1s421</text:p>
          </table:table-cell>
          <table:table-cell office:value-type="float" office:value="6.532404" calcext:value-type="float">
            <text:p>6,532404</text:p>
          </table:table-cell>
          <table:table-cell office:value-type="float" office:value="6.700067" calcext:value-type="float">
            <text:p>6,700067</text:p>
          </table:table-cell>
        </table:table-row>
        <table:table-row table:style-name="ro1">
          <table:table-cell office:value-type="string" calcext:value-type="string">
            <text:p>c2g1s422</text:p>
          </table:table-cell>
          <table:table-cell office:value-type="float" office:value="4.530726" calcext:value-type="float">
            <text:p>4,530726</text:p>
          </table:table-cell>
          <table:table-cell office:value-type="float" office:value="6.695299" calcext:value-type="float">
            <text:p>6,695299</text:p>
          </table:table-cell>
        </table:table-row>
        <table:table-row table:style-name="ro1">
          <table:table-cell office:value-type="string" calcext:value-type="string">
            <text:p>c2g1s423</text:p>
          </table:table-cell>
          <table:table-cell office:value-type="float" office:value="8.55313" calcext:value-type="float">
            <text:p>8,55313</text:p>
          </table:table-cell>
          <table:table-cell office:value-type="float" office:value="8.848253" calcext:value-type="float">
            <text:p>8,848253</text:p>
          </table:table-cell>
        </table:table-row>
        <table:table-row table:style-name="ro1">
          <table:table-cell office:value-type="string" calcext:value-type="string">
            <text:p>c2g1s424</text:p>
          </table:table-cell>
          <table:table-cell office:value-type="float" office:value="5.056925" calcext:value-type="float">
            <text:p>5,056925</text:p>
          </table:table-cell>
          <table:table-cell office:value-type="float" office:value="5.61119" calcext:value-type="float">
            <text:p>5,61119</text:p>
          </table:table-cell>
        </table:table-row>
        <table:table-row table:style-name="ro1">
          <table:table-cell office:value-type="string" calcext:value-type="string">
            <text:p>c2g1s425</text:p>
          </table:table-cell>
          <table:table-cell office:value-type="float" office:value="7.175005" calcext:value-type="float">
            <text:p>7,175005</text:p>
          </table:table-cell>
          <table:table-cell office:value-type="float" office:value="7.279137" calcext:value-type="float">
            <text:p>7,279137</text:p>
          </table:table-cell>
        </table:table-row>
        <table:table-row table:style-name="ro1">
          <table:table-cell office:value-type="string" calcext:value-type="string">
            <text:p>c2g1s426</text:p>
          </table:table-cell>
          <table:table-cell office:value-type="float" office:value="3.65997" calcext:value-type="float">
            <text:p>3,65997</text:p>
          </table:table-cell>
          <table:table-cell office:value-type="float" office:value="7.63304" calcext:value-type="float">
            <text:p>7,63304</text:p>
          </table:table-cell>
        </table:table-row>
        <table:table-row table:style-name="ro1">
          <table:table-cell office:value-type="string" calcext:value-type="string">
            <text:p>c2g1s427</text:p>
          </table:table-cell>
          <table:table-cell office:value-type="float" office:value="8.687049" calcext:value-type="float">
            <text:p>8,687049</text:p>
          </table:table-cell>
          <table:table-cell office:value-type="float" office:value="8.240664" calcext:value-type="float">
            <text:p>8,240664</text:p>
          </table:table-cell>
        </table:table-row>
        <table:table-row table:style-name="ro1">
          <table:table-cell office:value-type="string" calcext:value-type="string">
            <text:p>c2g1s428</text:p>
          </table:table-cell>
          <table:table-cell office:value-type="float" office:value="3.841034" calcext:value-type="float">
            <text:p>3,841034</text:p>
          </table:table-cell>
          <table:table-cell office:value-type="float" office:value="8.12369" calcext:value-type="float">
            <text:p>8,12369</text:p>
          </table:table-cell>
        </table:table-row>
        <table:table-row table:style-name="ro1">
          <table:table-cell office:value-type="string" calcext:value-type="string">
            <text:p>c2g1s429</text:p>
          </table:table-cell>
          <table:table-cell office:value-type="float" office:value="6.027343" calcext:value-type="float">
            <text:p>6,027343</text:p>
          </table:table-cell>
          <table:table-cell office:value-type="float" office:value="10.98715" calcext:value-type="float">
            <text:p>10,98715</text:p>
          </table:table-cell>
        </table:table-row>
        <table:table-row table:style-name="ro1">
          <table:table-cell office:value-type="string" calcext:value-type="string">
            <text:p>c2g1s43</text:p>
          </table:table-cell>
          <table:table-cell office:value-type="float" office:value="4.14466" calcext:value-type="float">
            <text:p>4,14466</text:p>
          </table:table-cell>
          <table:table-cell office:value-type="float" office:value="6.782835" calcext:value-type="float">
            <text:p>6,782835</text:p>
          </table:table-cell>
        </table:table-row>
        <table:table-row table:style-name="ro1">
          <table:table-cell office:value-type="string" calcext:value-type="string">
            <text:p>c2g1s430</text:p>
          </table:table-cell>
          <table:table-cell office:value-type="float" office:value="5.690987" calcext:value-type="float">
            <text:p>5,690987</text:p>
          </table:table-cell>
          <table:table-cell office:value-type="float" office:value="8.519554" calcext:value-type="float">
            <text:p>8,519554</text:p>
          </table:table-cell>
        </table:table-row>
        <table:table-row table:style-name="ro1">
          <table:table-cell office:value-type="string" calcext:value-type="string">
            <text:p>c2g1s431</text:p>
          </table:table-cell>
          <table:table-cell office:value-type="float" office:value="7.091054" calcext:value-type="float">
            <text:p>7,091054</text:p>
          </table:table-cell>
          <table:table-cell office:value-type="float" office:value="7.437949" calcext:value-type="float">
            <text:p>7,437949</text:p>
          </table:table-cell>
        </table:table-row>
        <table:table-row table:style-name="ro1">
          <table:table-cell office:value-type="string" calcext:value-type="string">
            <text:p>c2g1s432</text:p>
          </table:table-cell>
          <table:table-cell office:value-type="float" office:value="5.397668" calcext:value-type="float">
            <text:p>5,397668</text:p>
          </table:table-cell>
          <table:table-cell office:value-type="float" office:value="6.991079" calcext:value-type="float">
            <text:p>6,991079</text:p>
          </table:table-cell>
        </table:table-row>
        <table:table-row table:style-name="ro1">
          <table:table-cell office:value-type="string" calcext:value-type="string">
            <text:p>c2g1s433</text:p>
          </table:table-cell>
          <table:table-cell office:value-type="float" office:value="6.502425" calcext:value-type="float">
            <text:p>6,502425</text:p>
          </table:table-cell>
          <table:table-cell office:value-type="float" office:value="10.366648" calcext:value-type="float">
            <text:p>10,366648</text:p>
          </table:table-cell>
        </table:table-row>
        <table:table-row table:style-name="ro1">
          <table:table-cell office:value-type="string" calcext:value-type="string">
            <text:p>c2g1s434</text:p>
          </table:table-cell>
          <table:table-cell office:value-type="float" office:value="7.749333" calcext:value-type="float">
            <text:p>7,749333</text:p>
          </table:table-cell>
          <table:table-cell office:value-type="float" office:value="9.292866" calcext:value-type="float">
            <text:p>9,292866</text:p>
          </table:table-cell>
        </table:table-row>
        <table:table-row table:style-name="ro1">
          <table:table-cell office:value-type="string" calcext:value-type="string">
            <text:p>c2g1s435</text:p>
          </table:table-cell>
          <table:table-cell office:value-type="float" office:value="8.060523" calcext:value-type="float">
            <text:p>8,060523</text:p>
          </table:table-cell>
          <table:table-cell office:value-type="float" office:value="10.014355" calcext:value-type="float">
            <text:p>10,014355</text:p>
          </table:table-cell>
        </table:table-row>
        <table:table-row table:style-name="ro1">
          <table:table-cell office:value-type="string" calcext:value-type="string">
            <text:p>c2g1s436</text:p>
          </table:table-cell>
          <table:table-cell office:value-type="float" office:value="8.482002" calcext:value-type="float">
            <text:p>8,482002</text:p>
          </table:table-cell>
          <table:table-cell office:value-type="float" office:value="9.149959" calcext:value-type="float">
            <text:p>9,149959</text:p>
          </table:table-cell>
        </table:table-row>
        <table:table-row table:style-name="ro1">
          <table:table-cell office:value-type="string" calcext:value-type="string">
            <text:p>c2g1s437</text:p>
          </table:table-cell>
          <table:table-cell office:value-type="float" office:value="8.114186" calcext:value-type="float">
            <text:p>8,114186</text:p>
          </table:table-cell>
          <table:table-cell office:value-type="float" office:value="7.843533" calcext:value-type="float">
            <text:p>7,843533</text:p>
          </table:table-cell>
        </table:table-row>
        <table:table-row table:style-name="ro1">
          <table:table-cell office:value-type="string" calcext:value-type="string">
            <text:p>c2g1s438</text:p>
          </table:table-cell>
          <table:table-cell office:value-type="float" office:value="6.047007" calcext:value-type="float">
            <text:p>6,047007</text:p>
          </table:table-cell>
          <table:table-cell office:value-type="float" office:value="6.964674" calcext:value-type="float">
            <text:p>6,964674</text:p>
          </table:table-cell>
        </table:table-row>
        <table:table-row table:style-name="ro1">
          <table:table-cell office:value-type="string" calcext:value-type="string">
            <text:p>c2g1s439</text:p>
          </table:table-cell>
          <table:table-cell office:value-type="float" office:value="5.826038" calcext:value-type="float">
            <text:p>5,826038</text:p>
          </table:table-cell>
          <table:table-cell office:value-type="float" office:value="11.630048" calcext:value-type="float">
            <text:p>11,630048</text:p>
          </table:table-cell>
        </table:table-row>
        <table:table-row table:style-name="ro1">
          <table:table-cell office:value-type="string" calcext:value-type="string">
            <text:p>c2g1s44</text:p>
          </table:table-cell>
          <table:table-cell office:value-type="float" office:value="7.572984" calcext:value-type="float">
            <text:p>7,572984</text:p>
          </table:table-cell>
          <table:table-cell office:value-type="float" office:value="6.063416" calcext:value-type="float">
            <text:p>6,063416</text:p>
          </table:table-cell>
        </table:table-row>
        <table:table-row table:style-name="ro1">
          <table:table-cell office:value-type="string" calcext:value-type="string">
            <text:p>c2g1s440</text:p>
          </table:table-cell>
          <table:table-cell office:value-type="float" office:value="7.115338" calcext:value-type="float">
            <text:p>7,115338</text:p>
          </table:table-cell>
          <table:table-cell office:value-type="float" office:value="11.088033" calcext:value-type="float">
            <text:p>11,088033</text:p>
          </table:table-cell>
        </table:table-row>
        <table:table-row table:style-name="ro1">
          <table:table-cell office:value-type="string" calcext:value-type="string">
            <text:p>c2g1s441</text:p>
          </table:table-cell>
          <table:table-cell office:value-type="float" office:value="3.449028" calcext:value-type="float">
            <text:p>3,449028</text:p>
          </table:table-cell>
          <table:table-cell office:value-type="float" office:value="6.974415" calcext:value-type="float">
            <text:p>6,974415</text:p>
          </table:table-cell>
        </table:table-row>
        <table:table-row table:style-name="ro1">
          <table:table-cell office:value-type="string" calcext:value-type="string">
            <text:p>c2g1s442</text:p>
          </table:table-cell>
          <table:table-cell office:value-type="float" office:value="7.495184" calcext:value-type="float">
            <text:p>7,495184</text:p>
          </table:table-cell>
          <table:table-cell office:value-type="float" office:value="7.091638" calcext:value-type="float">
            <text:p>7,091638</text:p>
          </table:table-cell>
        </table:table-row>
        <table:table-row table:style-name="ro1">
          <table:table-cell office:value-type="string" calcext:value-type="string">
            <text:p>c2g1s443</text:p>
          </table:table-cell>
          <table:table-cell office:value-type="float" office:value="4.224738" calcext:value-type="float">
            <text:p>4,224738</text:p>
          </table:table-cell>
          <table:table-cell office:value-type="float" office:value="7.511068" calcext:value-type="float">
            <text:p>7,511068</text:p>
          </table:table-cell>
        </table:table-row>
        <table:table-row table:style-name="ro1">
          <table:table-cell office:value-type="string" calcext:value-type="string">
            <text:p>c2g1s444</text:p>
          </table:table-cell>
          <table:table-cell office:value-type="float" office:value="6.439588" calcext:value-type="float">
            <text:p>6,439588</text:p>
          </table:table-cell>
          <table:table-cell office:value-type="float" office:value="6.997421" calcext:value-type="float">
            <text:p>6,997421</text:p>
          </table:table-cell>
        </table:table-row>
        <table:table-row table:style-name="ro1">
          <table:table-cell office:value-type="string" calcext:value-type="string">
            <text:p>c2g1s445</text:p>
          </table:table-cell>
          <table:table-cell office:value-type="float" office:value="8.130667" calcext:value-type="float">
            <text:p>8,130667</text:p>
          </table:table-cell>
          <table:table-cell office:value-type="float" office:value="7.404831" calcext:value-type="float">
            <text:p>7,404831</text:p>
          </table:table-cell>
        </table:table-row>
        <table:table-row table:style-name="ro1">
          <table:table-cell office:value-type="string" calcext:value-type="string">
            <text:p>c2g1s446</text:p>
          </table:table-cell>
          <table:table-cell office:value-type="float" office:value="2.784069" calcext:value-type="float">
            <text:p>2,784069</text:p>
          </table:table-cell>
          <table:table-cell office:value-type="float" office:value="7.454181" calcext:value-type="float">
            <text:p>7,454181</text:p>
          </table:table-cell>
        </table:table-row>
        <table:table-row table:style-name="ro1">
          <table:table-cell office:value-type="string" calcext:value-type="string">
            <text:p>c2g1s447</text:p>
          </table:table-cell>
          <table:table-cell office:value-type="float" office:value="6.776935" calcext:value-type="float">
            <text:p>6,776935</text:p>
          </table:table-cell>
          <table:table-cell office:value-type="float" office:value="8.730522" calcext:value-type="float">
            <text:p>8,730522</text:p>
          </table:table-cell>
        </table:table-row>
        <table:table-row table:style-name="ro1">
          <table:table-cell office:value-type="string" calcext:value-type="string">
            <text:p>c2g1s448</text:p>
          </table:table-cell>
          <table:table-cell office:value-type="float" office:value="2.888535" calcext:value-type="float">
            <text:p>2,888535</text:p>
          </table:table-cell>
          <table:table-cell office:value-type="float" office:value="8.941014" calcext:value-type="float">
            <text:p>8,941014</text:p>
          </table:table-cell>
        </table:table-row>
        <table:table-row table:style-name="ro1">
          <table:table-cell office:value-type="string" calcext:value-type="string">
            <text:p>c2g1s449</text:p>
          </table:table-cell>
          <table:table-cell office:value-type="float" office:value="6.738494" calcext:value-type="float">
            <text:p>6,738494</text:p>
          </table:table-cell>
          <table:table-cell office:value-type="float" office:value="8.163124" calcext:value-type="float">
            <text:p>8,163124</text:p>
          </table:table-cell>
        </table:table-row>
        <table:table-row table:style-name="ro1">
          <table:table-cell office:value-type="string" calcext:value-type="string">
            <text:p>c2g1s45</text:p>
          </table:table-cell>
          <table:table-cell office:value-type="float" office:value="3.987722" calcext:value-type="float">
            <text:p>3,987722</text:p>
          </table:table-cell>
          <table:table-cell office:value-type="float" office:value="5.900285" calcext:value-type="float">
            <text:p>5,900285</text:p>
          </table:table-cell>
        </table:table-row>
        <table:table-row table:style-name="ro1">
          <table:table-cell office:value-type="string" calcext:value-type="string">
            <text:p>c2g1s450</text:p>
          </table:table-cell>
          <table:table-cell office:value-type="float" office:value="8.694547" calcext:value-type="float">
            <text:p>8,694547</text:p>
          </table:table-cell>
          <table:table-cell office:value-type="float" office:value="9.01334" calcext:value-type="float">
            <text:p>9,01334</text:p>
          </table:table-cell>
        </table:table-row>
        <table:table-row table:style-name="ro1">
          <table:table-cell office:value-type="string" calcext:value-type="string">
            <text:p>c2g1s451</text:p>
          </table:table-cell>
          <table:table-cell office:value-type="float" office:value="3.869221" calcext:value-type="float">
            <text:p>3,869221</text:p>
          </table:table-cell>
          <table:table-cell office:value-type="float" office:value="9.891539" calcext:value-type="float">
            <text:p>9,891539</text:p>
          </table:table-cell>
        </table:table-row>
        <table:table-row table:style-name="ro1">
          <table:table-cell office:value-type="string" calcext:value-type="string">
            <text:p>c2g1s452</text:p>
          </table:table-cell>
          <table:table-cell office:value-type="float" office:value="6.063388" calcext:value-type="float">
            <text:p>6,063388</text:p>
          </table:table-cell>
          <table:table-cell office:value-type="float" office:value="8.048612" calcext:value-type="float">
            <text:p>8,048612</text:p>
          </table:table-cell>
        </table:table-row>
        <table:table-row table:style-name="ro1">
          <table:table-cell office:value-type="string" calcext:value-type="string">
            <text:p>c2g1s453</text:p>
          </table:table-cell>
          <table:table-cell office:value-type="float" office:value="5.361421" calcext:value-type="float">
            <text:p>5,361421</text:p>
          </table:table-cell>
          <table:table-cell office:value-type="float" office:value="5.713586" calcext:value-type="float">
            <text:p>5,713586</text:p>
          </table:table-cell>
        </table:table-row>
        <table:table-row table:style-name="ro1">
          <table:table-cell office:value-type="string" calcext:value-type="string">
            <text:p>c2g1s454</text:p>
          </table:table-cell>
          <table:table-cell office:value-type="float" office:value="6.933027" calcext:value-type="float">
            <text:p>6,933027</text:p>
          </table:table-cell>
          <table:table-cell office:value-type="float" office:value="9.8336" calcext:value-type="float">
            <text:p>9,8336</text:p>
          </table:table-cell>
        </table:table-row>
        <table:table-row table:style-name="ro1">
          <table:table-cell office:value-type="string" calcext:value-type="string">
            <text:p>c2g1s455</text:p>
          </table:table-cell>
          <table:table-cell office:value-type="float" office:value="8.724665" calcext:value-type="float">
            <text:p>8,724665</text:p>
          </table:table-cell>
          <table:table-cell office:value-type="float" office:value="8.361342" calcext:value-type="float">
            <text:p>8,361342</text:p>
          </table:table-cell>
        </table:table-row>
        <table:table-row table:style-name="ro1">
          <table:table-cell office:value-type="string" calcext:value-type="string">
            <text:p>c2g1s456</text:p>
          </table:table-cell>
          <table:table-cell office:value-type="float" office:value="2.764669" calcext:value-type="float">
            <text:p>2,764669</text:p>
          </table:table-cell>
          <table:table-cell office:value-type="float" office:value="8.084918" calcext:value-type="float">
            <text:p>8,084918</text:p>
          </table:table-cell>
        </table:table-row>
        <table:table-row table:style-name="ro1">
          <table:table-cell office:value-type="string" calcext:value-type="string">
            <text:p>c2g1s457</text:p>
          </table:table-cell>
          <table:table-cell office:value-type="float" office:value="5.788579" calcext:value-type="float">
            <text:p>5,788579</text:p>
          </table:table-cell>
          <table:table-cell office:value-type="float" office:value="7.526159" calcext:value-type="float">
            <text:p>7,526159</text:p>
          </table:table-cell>
        </table:table-row>
        <table:table-row table:style-name="ro1">
          <table:table-cell office:value-type="string" calcext:value-type="string">
            <text:p>c2g1s458</text:p>
          </table:table-cell>
          <table:table-cell office:value-type="float" office:value="3.174918" calcext:value-type="float">
            <text:p>3,174918</text:p>
          </table:table-cell>
          <table:table-cell office:value-type="float" office:value="9.39544" calcext:value-type="float">
            <text:p>9,39544</text:p>
          </table:table-cell>
        </table:table-row>
        <table:table-row table:style-name="ro1">
          <table:table-cell office:value-type="string" calcext:value-type="string">
            <text:p>c2g1s459</text:p>
          </table:table-cell>
          <table:table-cell office:value-type="float" office:value="8.321296" calcext:value-type="float">
            <text:p>8,321296</text:p>
          </table:table-cell>
          <table:table-cell office:value-type="float" office:value="9.052032" calcext:value-type="float">
            <text:p>9,052032</text:p>
          </table:table-cell>
        </table:table-row>
        <table:table-row table:style-name="ro1">
          <table:table-cell office:value-type="string" calcext:value-type="string">
            <text:p>c2g1s46</text:p>
          </table:table-cell>
          <table:table-cell office:value-type="float" office:value="4.270627" calcext:value-type="float">
            <text:p>4,270627</text:p>
          </table:table-cell>
          <table:table-cell office:value-type="float" office:value="8.432667" calcext:value-type="float">
            <text:p>8,432667</text:p>
          </table:table-cell>
        </table:table-row>
        <table:table-row table:style-name="ro1">
          <table:table-cell office:value-type="string" calcext:value-type="string">
            <text:p>c2g1s460</text:p>
          </table:table-cell>
          <table:table-cell office:value-type="float" office:value="3.756454" calcext:value-type="float">
            <text:p>3,756454</text:p>
          </table:table-cell>
          <table:table-cell office:value-type="float" office:value="6.241001" calcext:value-type="float">
            <text:p>6,241001</text:p>
          </table:table-cell>
        </table:table-row>
        <table:table-row table:style-name="ro1">
          <table:table-cell office:value-type="string" calcext:value-type="string">
            <text:p>c2g1s461</text:p>
          </table:table-cell>
          <table:table-cell office:value-type="float" office:value="7.335291" calcext:value-type="float">
            <text:p>7,335291</text:p>
          </table:table-cell>
          <table:table-cell office:value-type="float" office:value="9.138495" calcext:value-type="float">
            <text:p>9,138495</text:p>
          </table:table-cell>
        </table:table-row>
        <table:table-row table:style-name="ro1">
          <table:table-cell office:value-type="string" calcext:value-type="string">
            <text:p>c2g1s462</text:p>
          </table:table-cell>
          <table:table-cell office:value-type="float" office:value="4.810222" calcext:value-type="float">
            <text:p>4,810222</text:p>
          </table:table-cell>
          <table:table-cell office:value-type="float" office:value="6.201883" calcext:value-type="float">
            <text:p>6,201883</text:p>
          </table:table-cell>
        </table:table-row>
        <table:table-row table:style-name="ro1">
          <table:table-cell office:value-type="string" calcext:value-type="string">
            <text:p>c2g1s463</text:p>
          </table:table-cell>
          <table:table-cell office:value-type="float" office:value="4.284781" calcext:value-type="float">
            <text:p>4,284781</text:p>
          </table:table-cell>
          <table:table-cell office:value-type="float" office:value="10.975441" calcext:value-type="float">
            <text:p>10,975441</text:p>
          </table:table-cell>
        </table:table-row>
        <table:table-row table:style-name="ro1">
          <table:table-cell office:value-type="string" calcext:value-type="string">
            <text:p>c2g1s464</text:p>
          </table:table-cell>
          <table:table-cell office:value-type="float" office:value="6.263305" calcext:value-type="float">
            <text:p>6,263305</text:p>
          </table:table-cell>
          <table:table-cell office:value-type="float" office:value="8.908468" calcext:value-type="float">
            <text:p>8,908468</text:p>
          </table:table-cell>
        </table:table-row>
        <table:table-row table:style-name="ro1">
          <table:table-cell office:value-type="string" calcext:value-type="string">
            <text:p>c2g1s465</text:p>
          </table:table-cell>
          <table:table-cell office:value-type="float" office:value="7.60991" calcext:value-type="float">
            <text:p>7,60991</text:p>
          </table:table-cell>
          <table:table-cell office:value-type="float" office:value="8.633132" calcext:value-type="float">
            <text:p>8,633132</text:p>
          </table:table-cell>
        </table:table-row>
        <table:table-row table:style-name="ro1">
          <table:table-cell office:value-type="string" calcext:value-type="string">
            <text:p>c2g1s466</text:p>
          </table:table-cell>
          <table:table-cell office:value-type="float" office:value="4.181252" calcext:value-type="float">
            <text:p>4,181252</text:p>
          </table:table-cell>
          <table:table-cell office:value-type="float" office:value="5.797384" calcext:value-type="float">
            <text:p>5,797384</text:p>
          </table:table-cell>
        </table:table-row>
        <table:table-row table:style-name="ro1">
          <table:table-cell office:value-type="string" calcext:value-type="string">
            <text:p>c2g1s467</text:p>
          </table:table-cell>
          <table:table-cell office:value-type="float" office:value="5.355001" calcext:value-type="float">
            <text:p>5,355001</text:p>
          </table:table-cell>
          <table:table-cell office:value-type="float" office:value="7.738725" calcext:value-type="float">
            <text:p>7,738725</text:p>
          </table:table-cell>
        </table:table-row>
        <table:table-row table:style-name="ro1">
          <table:table-cell office:value-type="string" calcext:value-type="string">
            <text:p>c2g1s468</text:p>
          </table:table-cell>
          <table:table-cell office:value-type="float" office:value="5.792303" calcext:value-type="float">
            <text:p>5,792303</text:p>
          </table:table-cell>
          <table:table-cell office:value-type="float" office:value="9.964884" calcext:value-type="float">
            <text:p>9,964884</text:p>
          </table:table-cell>
        </table:table-row>
        <table:table-row table:style-name="ro1">
          <table:table-cell office:value-type="string" calcext:value-type="string">
            <text:p>c2g1s469</text:p>
          </table:table-cell>
          <table:table-cell office:value-type="float" office:value="6.457221" calcext:value-type="float">
            <text:p>6,457221</text:p>
          </table:table-cell>
          <table:table-cell office:value-type="float" office:value="10.366341" calcext:value-type="float">
            <text:p>10,366341</text:p>
          </table:table-cell>
        </table:table-row>
        <table:table-row table:style-name="ro1">
          <table:table-cell office:value-type="string" calcext:value-type="string">
            <text:p>c2g1s47</text:p>
          </table:table-cell>
          <table:table-cell office:value-type="float" office:value="5.926263" calcext:value-type="float">
            <text:p>5,926263</text:p>
          </table:table-cell>
          <table:table-cell office:value-type="float" office:value="8.145282" calcext:value-type="float">
            <text:p>8,145282</text:p>
          </table:table-cell>
        </table:table-row>
        <table:table-row table:style-name="ro1">
          <table:table-cell office:value-type="string" calcext:value-type="string">
            <text:p>c2g1s470</text:p>
          </table:table-cell>
          <table:table-cell office:value-type="float" office:value="7.177978" calcext:value-type="float">
            <text:p>7,177978</text:p>
          </table:table-cell>
          <table:table-cell office:value-type="float" office:value="9.687636" calcext:value-type="float">
            <text:p>9,687636</text:p>
          </table:table-cell>
        </table:table-row>
        <table:table-row table:style-name="ro1">
          <table:table-cell office:value-type="string" calcext:value-type="string">
            <text:p>c2g1s471</text:p>
          </table:table-cell>
          <table:table-cell office:value-type="float" office:value="4.440009" calcext:value-type="float">
            <text:p>4,440009</text:p>
          </table:table-cell>
          <table:table-cell office:value-type="float" office:value="8.099114" calcext:value-type="float">
            <text:p>8,099114</text:p>
          </table:table-cell>
        </table:table-row>
        <table:table-row table:style-name="ro1">
          <table:table-cell office:value-type="string" calcext:value-type="string">
            <text:p>c2g1s472</text:p>
          </table:table-cell>
          <table:table-cell office:value-type="float" office:value="3.957426" calcext:value-type="float">
            <text:p>3,957426</text:p>
          </table:table-cell>
          <table:table-cell office:value-type="float" office:value="9.040116" calcext:value-type="float">
            <text:p>9,040116</text:p>
          </table:table-cell>
        </table:table-row>
        <table:table-row table:style-name="ro1">
          <table:table-cell office:value-type="string" calcext:value-type="string">
            <text:p>c2g1s473</text:p>
          </table:table-cell>
          <table:table-cell office:value-type="float" office:value="8.782717" calcext:value-type="float">
            <text:p>8,782717</text:p>
          </table:table-cell>
          <table:table-cell office:value-type="float" office:value="8.009546" calcext:value-type="float">
            <text:p>8,009546</text:p>
          </table:table-cell>
        </table:table-row>
        <table:table-row table:style-name="ro1">
          <table:table-cell office:value-type="string" calcext:value-type="string">
            <text:p>c2g1s474</text:p>
          </table:table-cell>
          <table:table-cell office:value-type="float" office:value="2.815542" calcext:value-type="float">
            <text:p>2,815542</text:p>
          </table:table-cell>
          <table:table-cell office:value-type="float" office:value="7.194988" calcext:value-type="float">
            <text:p>7,194988</text:p>
          </table:table-cell>
        </table:table-row>
        <table:table-row table:style-name="ro1">
          <table:table-cell office:value-type="string" calcext:value-type="string">
            <text:p>c2g1s475</text:p>
          </table:table-cell>
          <table:table-cell office:value-type="float" office:value="6.568847" calcext:value-type="float">
            <text:p>6,568847</text:p>
          </table:table-cell>
          <table:table-cell office:value-type="float" office:value="8.813485" calcext:value-type="float">
            <text:p>8,813485</text:p>
          </table:table-cell>
        </table:table-row>
        <table:table-row table:style-name="ro1">
          <table:table-cell office:value-type="string" calcext:value-type="string">
            <text:p>c2g1s476</text:p>
          </table:table-cell>
          <table:table-cell office:value-type="float" office:value="8.013455" calcext:value-type="float">
            <text:p>8,013455</text:p>
          </table:table-cell>
          <table:table-cell office:value-type="float" office:value="9.045453" calcext:value-type="float">
            <text:p>9,045453</text:p>
          </table:table-cell>
        </table:table-row>
        <table:table-row table:style-name="ro1">
          <table:table-cell office:value-type="string" calcext:value-type="string">
            <text:p>c2g1s477</text:p>
          </table:table-cell>
          <table:table-cell office:value-type="float" office:value="4.856588" calcext:value-type="float">
            <text:p>4,856588</text:p>
          </table:table-cell>
          <table:table-cell office:value-type="float" office:value="9.640009" calcext:value-type="float">
            <text:p>9,640009</text:p>
          </table:table-cell>
        </table:table-row>
        <table:table-row table:style-name="ro1">
          <table:table-cell office:value-type="string" calcext:value-type="string">
            <text:p>c2g1s478</text:p>
          </table:table-cell>
          <table:table-cell office:value-type="float" office:value="6.742089" calcext:value-type="float">
            <text:p>6,742089</text:p>
          </table:table-cell>
          <table:table-cell office:value-type="float" office:value="5.99501" calcext:value-type="float">
            <text:p>5,99501</text:p>
          </table:table-cell>
        </table:table-row>
        <table:table-row table:style-name="ro1">
          <table:table-cell office:value-type="string" calcext:value-type="string">
            <text:p>c2g1s479</text:p>
          </table:table-cell>
          <table:table-cell office:value-type="float" office:value="2.690814" calcext:value-type="float">
            <text:p>2,690814</text:p>
          </table:table-cell>
          <table:table-cell office:value-type="float" office:value="8.883496" calcext:value-type="float">
            <text:p>8,883496</text:p>
          </table:table-cell>
        </table:table-row>
        <table:table-row table:style-name="ro1">
          <table:table-cell office:value-type="string" calcext:value-type="string">
            <text:p>c2g1s48</text:p>
          </table:table-cell>
          <table:table-cell office:value-type="float" office:value="4.500541" calcext:value-type="float">
            <text:p>4,500541</text:p>
          </table:table-cell>
          <table:table-cell office:value-type="float" office:value="9.591276" calcext:value-type="float">
            <text:p>9,591276</text:p>
          </table:table-cell>
        </table:table-row>
        <table:table-row table:style-name="ro1">
          <table:table-cell office:value-type="string" calcext:value-type="string">
            <text:p>c2g1s480</text:p>
          </table:table-cell>
          <table:table-cell office:value-type="float" office:value="7.90493" calcext:value-type="float">
            <text:p>7,90493</text:p>
          </table:table-cell>
          <table:table-cell office:value-type="float" office:value="10.436156" calcext:value-type="float">
            <text:p>10,436156</text:p>
          </table:table-cell>
        </table:table-row>
        <table:table-row table:style-name="ro1">
          <table:table-cell office:value-type="string" calcext:value-type="string">
            <text:p>c2g1s481</text:p>
          </table:table-cell>
          <table:table-cell office:value-type="float" office:value="5.802567" calcext:value-type="float">
            <text:p>5,802567</text:p>
          </table:table-cell>
          <table:table-cell office:value-type="float" office:value="10.253683" calcext:value-type="float">
            <text:p>10,253683</text:p>
          </table:table-cell>
        </table:table-row>
        <table:table-row table:style-name="ro1">
          <table:table-cell office:value-type="string" calcext:value-type="string">
            <text:p>c2g1s482</text:p>
          </table:table-cell>
          <table:table-cell office:value-type="float" office:value="3.955271" calcext:value-type="float">
            <text:p>3,955271</text:p>
          </table:table-cell>
          <table:table-cell office:value-type="float" office:value="10.485388" calcext:value-type="float">
            <text:p>10,485388</text:p>
          </table:table-cell>
        </table:table-row>
        <table:table-row table:style-name="ro1">
          <table:table-cell office:value-type="string" calcext:value-type="string">
            <text:p>c2g1s483</text:p>
          </table:table-cell>
          <table:table-cell office:value-type="float" office:value="7.032709" calcext:value-type="float">
            <text:p>7,032709</text:p>
          </table:table-cell>
          <table:table-cell office:value-type="float" office:value="10.035726" calcext:value-type="float">
            <text:p>10,035726</text:p>
          </table:table-cell>
        </table:table-row>
        <table:table-row table:style-name="ro1">
          <table:table-cell office:value-type="string" calcext:value-type="string">
            <text:p>c2g1s484</text:p>
          </table:table-cell>
          <table:table-cell office:value-type="float" office:value="3.252255" calcext:value-type="float">
            <text:p>3,252255</text:p>
          </table:table-cell>
          <table:table-cell office:value-type="float" office:value="7.937243" calcext:value-type="float">
            <text:p>7,937243</text:p>
          </table:table-cell>
        </table:table-row>
        <table:table-row table:style-name="ro1">
          <table:table-cell office:value-type="string" calcext:value-type="string">
            <text:p>c2g1s485</text:p>
          </table:table-cell>
          <table:table-cell office:value-type="float" office:value="6.796896" calcext:value-type="float">
            <text:p>6,796896</text:p>
          </table:table-cell>
          <table:table-cell office:value-type="float" office:value="8.38433" calcext:value-type="float">
            <text:p>8,38433</text:p>
          </table:table-cell>
        </table:table-row>
        <table:table-row table:style-name="ro1">
          <table:table-cell office:value-type="string" calcext:value-type="string">
            <text:p>c2g1s486</text:p>
          </table:table-cell>
          <table:table-cell office:value-type="float" office:value="4.160699" calcext:value-type="float">
            <text:p>4,160699</text:p>
          </table:table-cell>
          <table:table-cell office:value-type="float" office:value="9.297288" calcext:value-type="float">
            <text:p>9,297288</text:p>
          </table:table-cell>
        </table:table-row>
        <table:table-row table:style-name="ro1">
          <table:table-cell office:value-type="string" calcext:value-type="string">
            <text:p>c2g1s487</text:p>
          </table:table-cell>
          <table:table-cell office:value-type="float" office:value="7.315661" calcext:value-type="float">
            <text:p>7,315661</text:p>
          </table:table-cell>
          <table:table-cell office:value-type="float" office:value="9.871871" calcext:value-type="float">
            <text:p>9,871871</text:p>
          </table:table-cell>
        </table:table-row>
        <table:table-row table:style-name="ro1">
          <table:table-cell office:value-type="string" calcext:value-type="string">
            <text:p>c2g1s488</text:p>
          </table:table-cell>
          <table:table-cell office:value-type="float" office:value="2.861261" calcext:value-type="float">
            <text:p>2,861261</text:p>
          </table:table-cell>
          <table:table-cell office:value-type="float" office:value="8.408382" calcext:value-type="float">
            <text:p>8,408382</text:p>
          </table:table-cell>
        </table:table-row>
        <table:table-row table:style-name="ro1">
          <table:table-cell office:value-type="string" calcext:value-type="string">
            <text:p>c2g1s489</text:p>
          </table:table-cell>
          <table:table-cell office:value-type="float" office:value="6.081033" calcext:value-type="float">
            <text:p>6,081033</text:p>
          </table:table-cell>
          <table:table-cell office:value-type="float" office:value="10.034191" calcext:value-type="float">
            <text:p>10,034191</text:p>
          </table:table-cell>
        </table:table-row>
        <table:table-row table:style-name="ro1">
          <table:table-cell office:value-type="string" calcext:value-type="string">
            <text:p>c2g1s49</text:p>
          </table:table-cell>
          <table:table-cell office:value-type="float" office:value="5.120171" calcext:value-type="float">
            <text:p>5,120171</text:p>
          </table:table-cell>
          <table:table-cell office:value-type="float" office:value="7.886808" calcext:value-type="float">
            <text:p>7,886808</text:p>
          </table:table-cell>
        </table:table-row>
        <table:table-row table:style-name="ro1">
          <table:table-cell office:value-type="string" calcext:value-type="string">
            <text:p>c2g1s490</text:p>
          </table:table-cell>
          <table:table-cell office:value-type="float" office:value="8.642057" calcext:value-type="float">
            <text:p>8,642057</text:p>
          </table:table-cell>
          <table:table-cell office:value-type="float" office:value="9.895741" calcext:value-type="float">
            <text:p>9,895741</text:p>
          </table:table-cell>
        </table:table-row>
        <table:table-row table:style-name="ro1">
          <table:table-cell office:value-type="string" calcext:value-type="string">
            <text:p>c2g1s491</text:p>
          </table:table-cell>
          <table:table-cell office:value-type="float" office:value="6.172461" calcext:value-type="float">
            <text:p>6,172461</text:p>
          </table:table-cell>
          <table:table-cell office:value-type="float" office:value="11.57675" calcext:value-type="float">
            <text:p>11,57675</text:p>
          </table:table-cell>
        </table:table-row>
        <table:table-row table:style-name="ro1">
          <table:table-cell office:value-type="string" calcext:value-type="string">
            <text:p>c2g1s492</text:p>
          </table:table-cell>
          <table:table-cell office:value-type="float" office:value="7.624588" calcext:value-type="float">
            <text:p>7,624588</text:p>
          </table:table-cell>
          <table:table-cell office:value-type="float" office:value="9.609458" calcext:value-type="float">
            <text:p>9,609458</text:p>
          </table:table-cell>
        </table:table-row>
        <table:table-row table:style-name="ro1">
          <table:table-cell office:value-type="string" calcext:value-type="string">
            <text:p>c2g1s493</text:p>
          </table:table-cell>
          <table:table-cell office:value-type="float" office:value="7.547094" calcext:value-type="float">
            <text:p>7,547094</text:p>
          </table:table-cell>
          <table:table-cell office:value-type="float" office:value="5.903574" calcext:value-type="float">
            <text:p>5,903574</text:p>
          </table:table-cell>
        </table:table-row>
        <table:table-row table:style-name="ro1">
          <table:table-cell office:value-type="string" calcext:value-type="string">
            <text:p>c2g1s494</text:p>
          </table:table-cell>
          <table:table-cell office:value-type="float" office:value="7.561714" calcext:value-type="float">
            <text:p>7,561714</text:p>
          </table:table-cell>
          <table:table-cell office:value-type="float" office:value="6.498957" calcext:value-type="float">
            <text:p>6,498957</text:p>
          </table:table-cell>
        </table:table-row>
        <table:table-row table:style-name="ro1">
          <table:table-cell office:value-type="string" calcext:value-type="string">
            <text:p>c2g1s495</text:p>
          </table:table-cell>
          <table:table-cell office:value-type="float" office:value="5.572039" calcext:value-type="float">
            <text:p>5,572039</text:p>
          </table:table-cell>
          <table:table-cell office:value-type="float" office:value="8.558749" calcext:value-type="float">
            <text:p>8,558749</text:p>
          </table:table-cell>
        </table:table-row>
        <table:table-row table:style-name="ro1">
          <table:table-cell office:value-type="string" calcext:value-type="string">
            <text:p>c2g1s496</text:p>
          </table:table-cell>
          <table:table-cell office:value-type="float" office:value="5.359656" calcext:value-type="float">
            <text:p>5,359656</text:p>
          </table:table-cell>
          <table:table-cell office:value-type="float" office:value="8.898531" calcext:value-type="float">
            <text:p>8,898531</text:p>
          </table:table-cell>
        </table:table-row>
        <table:table-row table:style-name="ro1">
          <table:table-cell office:value-type="string" calcext:value-type="string">
            <text:p>c2g1s497</text:p>
          </table:table-cell>
          <table:table-cell office:value-type="float" office:value="2.866944" calcext:value-type="float">
            <text:p>2,866944</text:p>
          </table:table-cell>
          <table:table-cell office:value-type="float" office:value="7.143353" calcext:value-type="float">
            <text:p>7,143353</text:p>
          </table:table-cell>
        </table:table-row>
        <table:table-row table:style-name="ro1">
          <table:table-cell office:value-type="string" calcext:value-type="string">
            <text:p>c2g1s498</text:p>
          </table:table-cell>
          <table:table-cell office:value-type="float" office:value="4.190402" calcext:value-type="float">
            <text:p>4,190402</text:p>
          </table:table-cell>
          <table:table-cell office:value-type="float" office:value="6.154024" calcext:value-type="float">
            <text:p>6,154024</text:p>
          </table:table-cell>
        </table:table-row>
        <table:table-row table:style-name="ro1">
          <table:table-cell office:value-type="string" calcext:value-type="string">
            <text:p>c2g1s499</text:p>
          </table:table-cell>
          <table:table-cell office:value-type="float" office:value="8.943087" calcext:value-type="float">
            <text:p>8,943087</text:p>
          </table:table-cell>
          <table:table-cell office:value-type="float" office:value="8.351469" calcext:value-type="float">
            <text:p>8,351469</text:p>
          </table:table-cell>
        </table:table-row>
        <table:table-row table:style-name="ro1">
          <table:table-cell office:value-type="string" calcext:value-type="string">
            <text:p>c2g1s5</text:p>
          </table:table-cell>
          <table:table-cell office:value-type="float" office:value="5.972931" calcext:value-type="float">
            <text:p>5,972931</text:p>
          </table:table-cell>
          <table:table-cell office:value-type="float" office:value="7.537982" calcext:value-type="float">
            <text:p>7,537982</text:p>
          </table:table-cell>
        </table:table-row>
        <table:table-row table:style-name="ro1">
          <table:table-cell office:value-type="string" calcext:value-type="string">
            <text:p>c2g1s50</text:p>
          </table:table-cell>
          <table:table-cell office:value-type="float" office:value="3.026431" calcext:value-type="float">
            <text:p>3,026431</text:p>
          </table:table-cell>
          <table:table-cell office:value-type="float" office:value="8.199161" calcext:value-type="float">
            <text:p>8,199161</text:p>
          </table:table-cell>
        </table:table-row>
        <table:table-row table:style-name="ro1">
          <table:table-cell office:value-type="string" calcext:value-type="string">
            <text:p>c2g1s500</text:p>
          </table:table-cell>
          <table:table-cell office:value-type="float" office:value="6.776774" calcext:value-type="float">
            <text:p>6,776774</text:p>
          </table:table-cell>
          <table:table-cell office:value-type="float" office:value="7.993526" calcext:value-type="float">
            <text:p>7,993526</text:p>
          </table:table-cell>
        </table:table-row>
        <table:table-row table:style-name="ro1">
          <table:table-cell office:value-type="string" calcext:value-type="string">
            <text:p>c2g1s51</text:p>
          </table:table-cell>
          <table:table-cell office:value-type="float" office:value="3.384014" calcext:value-type="float">
            <text:p>3,384014</text:p>
          </table:table-cell>
          <table:table-cell office:value-type="float" office:value="10.567839" calcext:value-type="float">
            <text:p>10,567839</text:p>
          </table:table-cell>
        </table:table-row>
        <table:table-row table:style-name="ro1">
          <table:table-cell office:value-type="string" calcext:value-type="string">
            <text:p>c2g1s52</text:p>
          </table:table-cell>
          <table:table-cell office:value-type="float" office:value="5.077119" calcext:value-type="float">
            <text:p>5,077119</text:p>
          </table:table-cell>
          <table:table-cell office:value-type="float" office:value="11.421814" calcext:value-type="float">
            <text:p>11,421814</text:p>
          </table:table-cell>
        </table:table-row>
        <table:table-row table:style-name="ro1">
          <table:table-cell office:value-type="string" calcext:value-type="string">
            <text:p>c2g1s53</text:p>
          </table:table-cell>
          <table:table-cell office:value-type="float" office:value="2.530788" calcext:value-type="float">
            <text:p>2,530788</text:p>
          </table:table-cell>
          <table:table-cell office:value-type="float" office:value="8.254285" calcext:value-type="float">
            <text:p>8,254285</text:p>
          </table:table-cell>
        </table:table-row>
        <table:table-row table:style-name="ro1">
          <table:table-cell office:value-type="string" calcext:value-type="string">
            <text:p>c2g1s54</text:p>
          </table:table-cell>
          <table:table-cell office:value-type="float" office:value="3.71645" calcext:value-type="float">
            <text:p>3,71645</text:p>
          </table:table-cell>
          <table:table-cell office:value-type="float" office:value="7.269865" calcext:value-type="float">
            <text:p>7,269865</text:p>
          </table:table-cell>
        </table:table-row>
        <table:table-row table:style-name="ro1">
          <table:table-cell office:value-type="string" calcext:value-type="string">
            <text:p>c2g1s55</text:p>
          </table:table-cell>
          <table:table-cell office:value-type="float" office:value="3.544159" calcext:value-type="float">
            <text:p>3,544159</text:p>
          </table:table-cell>
          <table:table-cell office:value-type="float" office:value="9.030493" calcext:value-type="float">
            <text:p>9,030493</text:p>
          </table:table-cell>
        </table:table-row>
        <table:table-row table:style-name="ro1">
          <table:table-cell office:value-type="string" calcext:value-type="string">
            <text:p>c2g1s56</text:p>
          </table:table-cell>
          <table:table-cell office:value-type="float" office:value="5.082348" calcext:value-type="float">
            <text:p>5,082348</text:p>
          </table:table-cell>
          <table:table-cell office:value-type="float" office:value="5.956756" calcext:value-type="float">
            <text:p>5,956756</text:p>
          </table:table-cell>
        </table:table-row>
        <table:table-row table:style-name="ro1">
          <table:table-cell office:value-type="string" calcext:value-type="string">
            <text:p>c2g1s57</text:p>
          </table:table-cell>
          <table:table-cell office:value-type="float" office:value="7.92763" calcext:value-type="float">
            <text:p>7,92763</text:p>
          </table:table-cell>
          <table:table-cell office:value-type="float" office:value="10.868154" calcext:value-type="float">
            <text:p>10,868154</text:p>
          </table:table-cell>
        </table:table-row>
        <table:table-row table:style-name="ro1">
          <table:table-cell office:value-type="string" calcext:value-type="string">
            <text:p>c2g1s58</text:p>
          </table:table-cell>
          <table:table-cell office:value-type="float" office:value="8.124846" calcext:value-type="float">
            <text:p>8,124846</text:p>
          </table:table-cell>
          <table:table-cell office:value-type="float" office:value="6.988325" calcext:value-type="float">
            <text:p>6,988325</text:p>
          </table:table-cell>
        </table:table-row>
        <table:table-row table:style-name="ro1">
          <table:table-cell office:value-type="string" calcext:value-type="string">
            <text:p>c2g1s59</text:p>
          </table:table-cell>
          <table:table-cell office:value-type="float" office:value="4.221655" calcext:value-type="float">
            <text:p>4,221655</text:p>
          </table:table-cell>
          <table:table-cell office:value-type="float" office:value="9.035337" calcext:value-type="float">
            <text:p>9,035337</text:p>
          </table:table-cell>
        </table:table-row>
        <table:table-row table:style-name="ro1">
          <table:table-cell office:value-type="string" calcext:value-type="string">
            <text:p>c2g1s6</text:p>
          </table:table-cell>
          <table:table-cell office:value-type="float" office:value="5.330675" calcext:value-type="float">
            <text:p>5,330675</text:p>
          </table:table-cell>
          <table:table-cell office:value-type="float" office:value="7.03301" calcext:value-type="float">
            <text:p>7,03301</text:p>
          </table:table-cell>
        </table:table-row>
        <table:table-row table:style-name="ro1">
          <table:table-cell office:value-type="string" calcext:value-type="string">
            <text:p>c2g1s60</text:p>
          </table:table-cell>
          <table:table-cell office:value-type="float" office:value="4.466817" calcext:value-type="float">
            <text:p>4,466817</text:p>
          </table:table-cell>
          <table:table-cell office:value-type="float" office:value="9.909351" calcext:value-type="float">
            <text:p>9,909351</text:p>
          </table:table-cell>
        </table:table-row>
        <table:table-row table:style-name="ro1">
          <table:table-cell office:value-type="string" calcext:value-type="string">
            <text:p>c2g1s61</text:p>
          </table:table-cell>
          <table:table-cell office:value-type="float" office:value="4.411248" calcext:value-type="float">
            <text:p>4,411248</text:p>
          </table:table-cell>
          <table:table-cell office:value-type="float" office:value="10.22585" calcext:value-type="float">
            <text:p>10,22585</text:p>
          </table:table-cell>
        </table:table-row>
        <table:table-row table:style-name="ro1">
          <table:table-cell office:value-type="string" calcext:value-type="string">
            <text:p>c2g1s62</text:p>
          </table:table-cell>
          <table:table-cell office:value-type="float" office:value="5.89719" calcext:value-type="float">
            <text:p>5,89719</text:p>
          </table:table-cell>
          <table:table-cell office:value-type="float" office:value="7.23744" calcext:value-type="float">
            <text:p>7,23744</text:p>
          </table:table-cell>
        </table:table-row>
        <table:table-row table:style-name="ro1">
          <table:table-cell office:value-type="string" calcext:value-type="string">
            <text:p>c2g1s63</text:p>
          </table:table-cell>
          <table:table-cell office:value-type="float" office:value="5.529004" calcext:value-type="float">
            <text:p>5,529004</text:p>
          </table:table-cell>
          <table:table-cell office:value-type="float" office:value="9.789156" calcext:value-type="float">
            <text:p>9,789156</text:p>
          </table:table-cell>
        </table:table-row>
        <table:table-row table:style-name="ro1">
          <table:table-cell office:value-type="string" calcext:value-type="string">
            <text:p>c2g1s64</text:p>
          </table:table-cell>
          <table:table-cell office:value-type="float" office:value="5.767066" calcext:value-type="float">
            <text:p>5,767066</text:p>
          </table:table-cell>
          <table:table-cell office:value-type="float" office:value="10.772608" calcext:value-type="float">
            <text:p>10,772608</text:p>
          </table:table-cell>
        </table:table-row>
        <table:table-row table:style-name="ro1">
          <table:table-cell office:value-type="string" calcext:value-type="string">
            <text:p>c2g1s65</text:p>
          </table:table-cell>
          <table:table-cell office:value-type="float" office:value="8.72135" calcext:value-type="float">
            <text:p>8,72135</text:p>
          </table:table-cell>
          <table:table-cell office:value-type="float" office:value="9.249069" calcext:value-type="float">
            <text:p>9,249069</text:p>
          </table:table-cell>
        </table:table-row>
        <table:table-row table:style-name="ro1">
          <table:table-cell office:value-type="string" calcext:value-type="string">
            <text:p>c2g1s66</text:p>
          </table:table-cell>
          <table:table-cell office:value-type="float" office:value="7.539044" calcext:value-type="float">
            <text:p>7,539044</text:p>
          </table:table-cell>
          <table:table-cell office:value-type="float" office:value="11.218934" calcext:value-type="float">
            <text:p>11,218934</text:p>
          </table:table-cell>
        </table:table-row>
        <table:table-row table:style-name="ro1">
          <table:table-cell office:value-type="string" calcext:value-type="string">
            <text:p>c2g1s67</text:p>
          </table:table-cell>
          <table:table-cell office:value-type="float" office:value="8.573203" calcext:value-type="float">
            <text:p>8,573203</text:p>
          </table:table-cell>
          <table:table-cell office:value-type="float" office:value="8.459427" calcext:value-type="float">
            <text:p>8,459427</text:p>
          </table:table-cell>
        </table:table-row>
        <table:table-row table:style-name="ro1">
          <table:table-cell office:value-type="string" calcext:value-type="string">
            <text:p>c2g1s68</text:p>
          </table:table-cell>
          <table:table-cell office:value-type="float" office:value="4.655552" calcext:value-type="float">
            <text:p>4,655552</text:p>
          </table:table-cell>
          <table:table-cell office:value-type="float" office:value="9.116182" calcext:value-type="float">
            <text:p>9,116182</text:p>
          </table:table-cell>
        </table:table-row>
        <table:table-row table:style-name="ro1">
          <table:table-cell office:value-type="string" calcext:value-type="string">
            <text:p>c2g1s69</text:p>
          </table:table-cell>
          <table:table-cell office:value-type="float" office:value="3.583182" calcext:value-type="float">
            <text:p>3,583182</text:p>
          </table:table-cell>
          <table:table-cell office:value-type="float" office:value="7.966725" calcext:value-type="float">
            <text:p>7,966725</text:p>
          </table:table-cell>
        </table:table-row>
        <table:table-row table:style-name="ro1">
          <table:table-cell office:value-type="string" calcext:value-type="string">
            <text:p>c2g1s7</text:p>
          </table:table-cell>
          <table:table-cell office:value-type="float" office:value="5.721986" calcext:value-type="float">
            <text:p>5,721986</text:p>
          </table:table-cell>
          <table:table-cell office:value-type="float" office:value="6.103138" calcext:value-type="float">
            <text:p>6,103138</text:p>
          </table:table-cell>
        </table:table-row>
        <table:table-row table:style-name="ro1">
          <table:table-cell office:value-type="string" calcext:value-type="string">
            <text:p>c2g1s70</text:p>
          </table:table-cell>
          <table:table-cell office:value-type="float" office:value="5.451029" calcext:value-type="float">
            <text:p>5,451029</text:p>
          </table:table-cell>
          <table:table-cell office:value-type="float" office:value="9.655049" calcext:value-type="float">
            <text:p>9,655049</text:p>
          </table:table-cell>
        </table:table-row>
        <table:table-row table:style-name="ro1">
          <table:table-cell office:value-type="string" calcext:value-type="string">
            <text:p>c2g1s71</text:p>
          </table:table-cell>
          <table:table-cell office:value-type="float" office:value="7.162684" calcext:value-type="float">
            <text:p>7,162684</text:p>
          </table:table-cell>
          <table:table-cell office:value-type="float" office:value="6.837426" calcext:value-type="float">
            <text:p>6,837426</text:p>
          </table:table-cell>
        </table:table-row>
        <table:table-row table:style-name="ro1">
          <table:table-cell office:value-type="string" calcext:value-type="string">
            <text:p>c2g1s72</text:p>
          </table:table-cell>
          <table:table-cell office:value-type="float" office:value="8.821867" calcext:value-type="float">
            <text:p>8,821867</text:p>
          </table:table-cell>
          <table:table-cell office:value-type="float" office:value="8.343967" calcext:value-type="float">
            <text:p>8,343967</text:p>
          </table:table-cell>
        </table:table-row>
        <table:table-row table:style-name="ro1">
          <table:table-cell office:value-type="string" calcext:value-type="string">
            <text:p>c2g1s73</text:p>
          </table:table-cell>
          <table:table-cell office:value-type="float" office:value="8.701482" calcext:value-type="float">
            <text:p>8,701482</text:p>
          </table:table-cell>
          <table:table-cell office:value-type="float" office:value="8.446791" calcext:value-type="float">
            <text:p>8,446791</text:p>
          </table:table-cell>
        </table:table-row>
        <table:table-row table:style-name="ro1">
          <table:table-cell office:value-type="string" calcext:value-type="string">
            <text:p>c2g1s74</text:p>
          </table:table-cell>
          <table:table-cell office:value-type="float" office:value="8.572971" calcext:value-type="float">
            <text:p>8,572971</text:p>
          </table:table-cell>
          <table:table-cell office:value-type="float" office:value="7.615591" calcext:value-type="float">
            <text:p>7,615591</text:p>
          </table:table-cell>
        </table:table-row>
        <table:table-row table:style-name="ro1">
          <table:table-cell office:value-type="string" calcext:value-type="string">
            <text:p>c2g1s75</text:p>
          </table:table-cell>
          <table:table-cell office:value-type="float" office:value="5.683246" calcext:value-type="float">
            <text:p>5,683246</text:p>
          </table:table-cell>
          <table:table-cell office:value-type="float" office:value="11.425206" calcext:value-type="float">
            <text:p>11,425206</text:p>
          </table:table-cell>
        </table:table-row>
        <table:table-row table:style-name="ro1">
          <table:table-cell office:value-type="string" calcext:value-type="string">
            <text:p>c2g1s76</text:p>
          </table:table-cell>
          <table:table-cell office:value-type="float" office:value="8.77466" calcext:value-type="float">
            <text:p>8,77466</text:p>
          </table:table-cell>
          <table:table-cell office:value-type="float" office:value="7.663022" calcext:value-type="float">
            <text:p>7,663022</text:p>
          </table:table-cell>
        </table:table-row>
        <table:table-row table:style-name="ro1">
          <table:table-cell office:value-type="string" calcext:value-type="string">
            <text:p>c2g1s77</text:p>
          </table:table-cell>
          <table:table-cell office:value-type="float" office:value="5.941045" calcext:value-type="float">
            <text:p>5,941045</text:p>
          </table:table-cell>
          <table:table-cell office:value-type="float" office:value="8.100747" calcext:value-type="float">
            <text:p>8,100747</text:p>
          </table:table-cell>
        </table:table-row>
        <table:table-row table:style-name="ro1">
          <table:table-cell office:value-type="string" calcext:value-type="string">
            <text:p>c2g1s78</text:p>
          </table:table-cell>
          <table:table-cell office:value-type="float" office:value="8.689203" calcext:value-type="float">
            <text:p>8,689203</text:p>
          </table:table-cell>
          <table:table-cell office:value-type="float" office:value="7.930233" calcext:value-type="float">
            <text:p>7,930233</text:p>
          </table:table-cell>
        </table:table-row>
        <table:table-row table:style-name="ro1">
          <table:table-cell office:value-type="string" calcext:value-type="string">
            <text:p>c2g1s79</text:p>
          </table:table-cell>
          <table:table-cell office:value-type="float" office:value="4.816315" calcext:value-type="float">
            <text:p>4,816315</text:p>
          </table:table-cell>
          <table:table-cell office:value-type="float" office:value="8.632522" calcext:value-type="float">
            <text:p>8,632522</text:p>
          </table:table-cell>
        </table:table-row>
        <table:table-row table:style-name="ro1">
          <table:table-cell office:value-type="string" calcext:value-type="string">
            <text:p>c2g1s8</text:p>
          </table:table-cell>
          <table:table-cell office:value-type="float" office:value="6.040546" calcext:value-type="float">
            <text:p>6,040546</text:p>
          </table:table-cell>
          <table:table-cell office:value-type="float" office:value="6.567276" calcext:value-type="float">
            <text:p>6,567276</text:p>
          </table:table-cell>
        </table:table-row>
        <table:table-row table:style-name="ro1">
          <table:table-cell office:value-type="string" calcext:value-type="string">
            <text:p>c2g1s80</text:p>
          </table:table-cell>
          <table:table-cell office:value-type="float" office:value="3.302916" calcext:value-type="float">
            <text:p>3,302916</text:p>
          </table:table-cell>
          <table:table-cell office:value-type="float" office:value="8.45439" calcext:value-type="float">
            <text:p>8,45439</text:p>
          </table:table-cell>
        </table:table-row>
        <table:table-row table:style-name="ro1">
          <table:table-cell office:value-type="string" calcext:value-type="string">
            <text:p>c2g1s81</text:p>
          </table:table-cell>
          <table:table-cell office:value-type="float" office:value="6.076416" calcext:value-type="float">
            <text:p>6,076416</text:p>
          </table:table-cell>
          <table:table-cell office:value-type="float" office:value="8.800519" calcext:value-type="float">
            <text:p>8,800519</text:p>
          </table:table-cell>
        </table:table-row>
        <table:table-row table:style-name="ro1">
          <table:table-cell office:value-type="string" calcext:value-type="string">
            <text:p>c2g1s82</text:p>
          </table:table-cell>
          <table:table-cell office:value-type="float" office:value="7.387504" calcext:value-type="float">
            <text:p>7,387504</text:p>
          </table:table-cell>
          <table:table-cell office:value-type="float" office:value="9.878985" calcext:value-type="float">
            <text:p>9,878985</text:p>
          </table:table-cell>
        </table:table-row>
        <table:table-row table:style-name="ro1">
          <table:table-cell office:value-type="string" calcext:value-type="string">
            <text:p>c2g1s83</text:p>
          </table:table-cell>
          <table:table-cell office:value-type="float" office:value="3.942558" calcext:value-type="float">
            <text:p>3,942558</text:p>
          </table:table-cell>
          <table:table-cell office:value-type="float" office:value="7.579624" calcext:value-type="float">
            <text:p>7,579624</text:p>
          </table:table-cell>
        </table:table-row>
        <table:table-row table:style-name="ro1">
          <table:table-cell office:value-type="string" calcext:value-type="string">
            <text:p>c2g1s84</text:p>
          </table:table-cell>
          <table:table-cell office:value-type="float" office:value="3.856414" calcext:value-type="float">
            <text:p>3,856414</text:p>
          </table:table-cell>
          <table:table-cell office:value-type="float" office:value="10.752869" calcext:value-type="float">
            <text:p>10,752869</text:p>
          </table:table-cell>
        </table:table-row>
        <table:table-row table:style-name="ro1">
          <table:table-cell office:value-type="string" calcext:value-type="string">
            <text:p>c2g1s85</text:p>
          </table:table-cell>
          <table:table-cell office:value-type="float" office:value="3.49162" calcext:value-type="float">
            <text:p>3,49162</text:p>
          </table:table-cell>
          <table:table-cell office:value-type="float" office:value="7.01771" calcext:value-type="float">
            <text:p>7,01771</text:p>
          </table:table-cell>
        </table:table-row>
        <table:table-row table:style-name="ro1">
          <table:table-cell office:value-type="string" calcext:value-type="string">
            <text:p>c2g1s86</text:p>
          </table:table-cell>
          <table:table-cell office:value-type="float" office:value="3.185159" calcext:value-type="float">
            <text:p>3,185159</text:p>
          </table:table-cell>
          <table:table-cell office:value-type="float" office:value="7.260653" calcext:value-type="float">
            <text:p>7,260653</text:p>
          </table:table-cell>
        </table:table-row>
        <table:table-row table:style-name="ro1">
          <table:table-cell office:value-type="string" calcext:value-type="string">
            <text:p>c2g1s87</text:p>
          </table:table-cell>
          <table:table-cell office:value-type="float" office:value="8.395014" calcext:value-type="float">
            <text:p>8,395014</text:p>
          </table:table-cell>
          <table:table-cell office:value-type="float" office:value="8.584327" calcext:value-type="float">
            <text:p>8,584327</text:p>
          </table:table-cell>
        </table:table-row>
        <table:table-row table:style-name="ro1">
          <table:table-cell office:value-type="string" calcext:value-type="string">
            <text:p>c2g1s88</text:p>
          </table:table-cell>
          <table:table-cell office:value-type="float" office:value="7.901698" calcext:value-type="float">
            <text:p>7,901698</text:p>
          </table:table-cell>
          <table:table-cell office:value-type="float" office:value="8.27353" calcext:value-type="float">
            <text:p>8,27353</text:p>
          </table:table-cell>
        </table:table-row>
        <table:table-row table:style-name="ro1">
          <table:table-cell office:value-type="string" calcext:value-type="string">
            <text:p>c2g1s89</text:p>
          </table:table-cell>
          <table:table-cell office:value-type="float" office:value="5.915924" calcext:value-type="float">
            <text:p>5,915924</text:p>
          </table:table-cell>
          <table:table-cell office:value-type="float" office:value="6.473233" calcext:value-type="float">
            <text:p>6,473233</text:p>
          </table:table-cell>
        </table:table-row>
        <table:table-row table:style-name="ro1">
          <table:table-cell office:value-type="string" calcext:value-type="string">
            <text:p>c2g1s9</text:p>
          </table:table-cell>
          <table:table-cell office:value-type="float" office:value="8.010096" calcext:value-type="float">
            <text:p>8,010096</text:p>
          </table:table-cell>
          <table:table-cell office:value-type="float" office:value="9.235093" calcext:value-type="float">
            <text:p>9,235093</text:p>
          </table:table-cell>
        </table:table-row>
        <table:table-row table:style-name="ro1">
          <table:table-cell office:value-type="string" calcext:value-type="string">
            <text:p>c2g1s90</text:p>
          </table:table-cell>
          <table:table-cell office:value-type="float" office:value="8.113762" calcext:value-type="float">
            <text:p>8,113762</text:p>
          </table:table-cell>
          <table:table-cell office:value-type="float" office:value="9.805755" calcext:value-type="float">
            <text:p>9,805755</text:p>
          </table:table-cell>
        </table:table-row>
        <table:table-row table:style-name="ro1">
          <table:table-cell office:value-type="string" calcext:value-type="string">
            <text:p>c2g1s91</text:p>
          </table:table-cell>
          <table:table-cell office:value-type="float" office:value="8.906678" calcext:value-type="float">
            <text:p>8,906678</text:p>
          </table:table-cell>
          <table:table-cell office:value-type="float" office:value="8.36598" calcext:value-type="float">
            <text:p>8,36598</text:p>
          </table:table-cell>
        </table:table-row>
        <table:table-row table:style-name="ro1">
          <table:table-cell office:value-type="string" calcext:value-type="string">
            <text:p>c2g1s92</text:p>
          </table:table-cell>
          <table:table-cell office:value-type="float" office:value="3.680145" calcext:value-type="float">
            <text:p>3,680145</text:p>
          </table:table-cell>
          <table:table-cell office:value-type="float" office:value="7.058862" calcext:value-type="float">
            <text:p>7,058862</text:p>
          </table:table-cell>
        </table:table-row>
        <table:table-row table:style-name="ro1">
          <table:table-cell office:value-type="string" calcext:value-type="string">
            <text:p>c2g1s93</text:p>
          </table:table-cell>
          <table:table-cell office:value-type="float" office:value="2.640986" calcext:value-type="float">
            <text:p>2,640986</text:p>
          </table:table-cell>
          <table:table-cell office:value-type="float" office:value="9.436634" calcext:value-type="float">
            <text:p>9,436634</text:p>
          </table:table-cell>
        </table:table-row>
        <table:table-row table:style-name="ro1">
          <table:table-cell office:value-type="string" calcext:value-type="string">
            <text:p>c2g1s94</text:p>
          </table:table-cell>
          <table:table-cell office:value-type="float" office:value="5.70142" calcext:value-type="float">
            <text:p>5,70142</text:p>
          </table:table-cell>
          <table:table-cell office:value-type="float" office:value="11.716258" calcext:value-type="float">
            <text:p>11,716258</text:p>
          </table:table-cell>
        </table:table-row>
        <table:table-row table:style-name="ro1">
          <table:table-cell office:value-type="string" calcext:value-type="string">
            <text:p>c2g1s95</text:p>
          </table:table-cell>
          <table:table-cell office:value-type="float" office:value="7.047834" calcext:value-type="float">
            <text:p>7,047834</text:p>
          </table:table-cell>
          <table:table-cell office:value-type="float" office:value="7.001495" calcext:value-type="float">
            <text:p>7,001495</text:p>
          </table:table-cell>
        </table:table-row>
        <table:table-row table:style-name="ro1">
          <table:table-cell office:value-type="string" calcext:value-type="string">
            <text:p>c2g1s96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8.719205" calcext:value-type="float">
            <text:p>8,719205</text:p>
          </table:table-cell>
        </table:table-row>
        <table:table-row table:style-name="ro1">
          <table:table-cell office:value-type="string" calcext:value-type="string">
            <text:p>c2g1s97</text:p>
          </table:table-cell>
          <table:table-cell office:value-type="float" office:value="8.564286" calcext:value-type="float">
            <text:p>8,564286</text:p>
          </table:table-cell>
          <table:table-cell office:value-type="float" office:value="9.64051" calcext:value-type="float">
            <text:p>9,64051</text:p>
          </table:table-cell>
        </table:table-row>
        <table:table-row table:style-name="ro1">
          <table:table-cell office:value-type="string" calcext:value-type="string">
            <text:p>c2g1s98</text:p>
          </table:table-cell>
          <table:table-cell office:value-type="float" office:value="4.034939" calcext:value-type="float">
            <text:p>4,034939</text:p>
          </table:table-cell>
          <table:table-cell office:value-type="float" office:value="6.434837" calcext:value-type="float">
            <text:p>6,434837</text:p>
          </table:table-cell>
        </table:table-row>
        <table:table-row table:style-name="ro1">
          <table:table-cell office:value-type="string" calcext:value-type="string">
            <text:p>c2g1s99</text:p>
          </table:table-cell>
          <table:table-cell office:value-type="float" office:value="2.936636" calcext:value-type="float">
            <text:p>2,936636</text:p>
          </table:table-cell>
          <table:table-cell office:value-type="float" office:value="9.408366" calcext:value-type="float">
            <text:p>9,408366</text:p>
          </table:table-cell>
        </table:table-row>
        <table:table-row table:style-name="ro1">
          <table:table-cell office:value-type="string" calcext:value-type="string">
            <text:p>c2g2s502</text:p>
          </table:table-cell>
          <table:table-cell office:value-type="float" office:value="9.302266" calcext:value-type="float">
            <text:p>9,302266</text:p>
          </table:table-cell>
          <table:table-cell office:value-type="float" office:value="8.861015" calcext:value-type="float">
            <text:p>8,861015</text:p>
          </table:table-cell>
        </table:table-row>
        <table:table-row table:style-name="ro1">
          <table:table-cell office:value-type="string" calcext:value-type="string">
            <text:p>c2g2s503</text:p>
          </table:table-cell>
          <table:table-cell office:value-type="float" office:value="9.190767" calcext:value-type="float">
            <text:p>9,190767</text:p>
          </table:table-cell>
          <table:table-cell office:value-type="float" office:value="8.635822" calcext:value-type="float">
            <text:p>8,635822</text:p>
          </table:table-cell>
        </table:table-row>
        <table:table-row table:style-name="ro1">
          <table:table-cell office:value-type="string" calcext:value-type="string">
            <text:p>c2g2s525</text:p>
          </table:table-cell>
          <table:table-cell office:value-type="float" office:value="9.003772" calcext:value-type="float">
            <text:p>9,003772</text:p>
          </table:table-cell>
          <table:table-cell office:value-type="float" office:value="8.388904" calcext:value-type="float">
            <text:p>8,388904</text:p>
          </table:table-cell>
        </table:table-row>
        <table:table-row table:style-name="ro1">
          <table:table-cell office:value-type="string" calcext:value-type="string">
            <text:p>c2g2s529</text:p>
          </table:table-cell>
          <table:table-cell office:value-type="float" office:value="9.107259" calcext:value-type="float">
            <text:p>9,107259</text:p>
          </table:table-cell>
          <table:table-cell office:value-type="float" office:value="9.317832" calcext:value-type="float">
            <text:p>9,317832</text:p>
          </table:table-cell>
        </table:table-row>
        <table:table-row table:style-name="ro1">
          <table:table-cell office:value-type="string" calcext:value-type="string">
            <text:p>c2g2s545</text:p>
          </table:table-cell>
          <table:table-cell office:value-type="float" office:value="9.235342" calcext:value-type="float">
            <text:p>9,235342</text:p>
          </table:table-cell>
          <table:table-cell office:value-type="float" office:value="8.277059" calcext:value-type="float">
            <text:p>8,277059</text:p>
          </table:table-cell>
        </table:table-row>
        <table:table-row table:style-name="ro1">
          <table:table-cell office:value-type="string" calcext:value-type="string">
            <text:p>c2g2s567</text:p>
          </table:table-cell>
          <table:table-cell office:value-type="float" office:value="9.215837" calcext:value-type="float">
            <text:p>9,215837</text:p>
          </table:table-cell>
          <table:table-cell office:value-type="float" office:value="8.964931" calcext:value-type="float">
            <text:p>8,964931</text:p>
          </table:table-cell>
        </table:table-row>
        <table:table-row table:style-name="ro1">
          <table:table-cell office:value-type="string" calcext:value-type="string">
            <text:p>c2g2s604</text:p>
          </table:table-cell>
          <table:table-cell office:value-type="float" office:value="9.209731" calcext:value-type="float">
            <text:p>9,209731</text:p>
          </table:table-cell>
          <table:table-cell office:value-type="float" office:value="8.614617" calcext:value-type="float">
            <text:p>8,614617</text:p>
          </table:table-cell>
        </table:table-row>
        <table:table-row table:style-name="ro1">
          <table:table-cell office:value-type="string" calcext:value-type="string">
            <text:p>c2g2s620</text:p>
          </table:table-cell>
          <table:table-cell office:value-type="float" office:value="9.032386" calcext:value-type="float">
            <text:p>9,032386</text:p>
          </table:table-cell>
          <table:table-cell office:value-type="float" office:value="8.951305" calcext:value-type="float">
            <text:p>8,951305</text:p>
          </table:table-cell>
        </table:table-row>
        <table:table-row table:style-name="ro1">
          <table:table-cell office:value-type="string" calcext:value-type="string">
            <text:p>c2g2s655</text:p>
          </table:table-cell>
          <table:table-cell office:value-type="float" office:value="9.256527" calcext:value-type="float">
            <text:p>9,256527</text:p>
          </table:table-cell>
          <table:table-cell office:value-type="float" office:value="8.384562" calcext:value-type="float">
            <text:p>8,384562</text:p>
          </table:table-cell>
        </table:table-row>
        <table:table-row table:style-name="ro1">
          <table:table-cell office:value-type="string" calcext:value-type="string">
            <text:p>c2g2s660</text:p>
          </table:table-cell>
          <table:table-cell office:value-type="float" office:value="9.263867" calcext:value-type="float">
            <text:p>9,263867</text:p>
          </table:table-cell>
          <table:table-cell office:value-type="float" office:value="9.675109" calcext:value-type="float">
            <text:p>9,675109</text:p>
          </table:table-cell>
        </table:table-row>
        <table:table-row table:style-name="ro1">
          <table:table-cell office:value-type="string" calcext:value-type="string">
            <text:p>c2g2s665</text:p>
          </table:table-cell>
          <table:table-cell office:value-type="float" office:value="9.142095" calcext:value-type="float">
            <text:p>9,142095</text:p>
          </table:table-cell>
          <table:table-cell office:value-type="float" office:value="8.792323" calcext:value-type="float">
            <text:p>8,792323</text:p>
          </table:table-cell>
        </table:table-row>
        <table:table-row table:style-name="ro1">
          <table:table-cell office:value-type="string" calcext:value-type="string">
            <text:p>c2g2s685</text:p>
          </table:table-cell>
          <table:table-cell office:value-type="float" office:value="9.187688" calcext:value-type="float">
            <text:p>9,187688</text:p>
          </table:table-cell>
          <table:table-cell office:value-type="float" office:value="8.318944" calcext:value-type="float">
            <text:p>8,318944</text:p>
          </table:table-cell>
        </table:table-row>
        <table:table-row table:style-name="ro1">
          <table:table-cell office:value-type="string" calcext:value-type="string">
            <text:p>c2g2s692</text:p>
          </table:table-cell>
          <table:table-cell office:value-type="float" office:value="9.201223" calcext:value-type="float">
            <text:p>9,201223</text:p>
          </table:table-cell>
          <table:table-cell office:value-type="float" office:value="9.172544" calcext:value-type="float">
            <text:p>9,172544</text:p>
          </table:table-cell>
        </table:table-row>
        <table:table-row table:style-name="ro1">
          <table:table-cell office:value-type="string" calcext:value-type="string">
            <text:p>c2g2s736</text:p>
          </table:table-cell>
          <table:table-cell office:value-type="float" office:value="9.263811" calcext:value-type="float">
            <text:p>9,263811</text:p>
          </table:table-cell>
          <table:table-cell office:value-type="float" office:value="9.431705" calcext:value-type="float">
            <text:p>9,431705</text:p>
          </table:table-cell>
        </table:table-row>
        <table:table-row table:style-name="ro1">
          <table:table-cell office:value-type="string" calcext:value-type="string">
            <text:p>c2g2s739</text:p>
          </table:table-cell>
          <table:table-cell office:value-type="float" office:value="9.296032" calcext:value-type="float">
            <text:p>9,296032</text:p>
          </table:table-cell>
          <table:table-cell office:value-type="float" office:value="8.941912" calcext:value-type="float">
            <text:p>8,941912</text:p>
          </table:table-cell>
        </table:table-row>
        <table:table-row table:style-name="ro1">
          <table:table-cell office:value-type="string" calcext:value-type="string">
            <text:p>c2g2s761</text:p>
          </table:table-cell>
          <table:table-cell office:value-type="float" office:value="9.184584" calcext:value-type="float">
            <text:p>9,184584</text:p>
          </table:table-cell>
          <table:table-cell office:value-type="float" office:value="9.622792" calcext:value-type="float">
            <text:p>9,622792</text:p>
          </table:table-cell>
        </table:table-row>
        <table:table-row table:style-name="ro1">
          <table:table-cell office:value-type="string" calcext:value-type="string">
            <text:p>c2g2s773</text:p>
          </table:table-cell>
          <table:table-cell office:value-type="float" office:value="9.19941" calcext:value-type="float">
            <text:p>9,19941</text:p>
          </table:table-cell>
          <table:table-cell office:value-type="float" office:value="8.565987" calcext:value-type="float">
            <text:p>8,565987</text:p>
          </table:table-cell>
        </table:table-row>
        <table:table-row table:style-name="ro1">
          <table:table-cell office:value-type="string" calcext:value-type="string">
            <text:p>c2g2s796</text:p>
          </table:table-cell>
          <table:table-cell office:value-type="float" office:value="9.154357" calcext:value-type="float">
            <text:p>9,154357</text:p>
          </table:table-cell>
          <table:table-cell office:value-type="float" office:value="8.311018" calcext:value-type="float">
            <text:p>8,311018</text:p>
          </table:table-cell>
        </table:table-row>
        <table:table-row table:style-name="ro1">
          <table:table-cell office:value-type="string" calcext:value-type="string">
            <text:p>c2g2s797</text:p>
          </table:table-cell>
          <table:table-cell office:value-type="float" office:value="9.043277" calcext:value-type="float">
            <text:p>9,043277</text:p>
          </table:table-cell>
          <table:table-cell office:value-type="float" office:value="8.044907" calcext:value-type="float">
            <text:p>8,044907</text:p>
          </table:table-cell>
        </table:table-row>
        <table:table-row table:style-name="ro1">
          <table:table-cell office:value-type="string" calcext:value-type="string">
            <text:p>c2g2s821</text:p>
          </table:table-cell>
          <table:table-cell office:value-type="float" office:value="9.288198" calcext:value-type="float">
            <text:p>9,288198</text:p>
          </table:table-cell>
          <table:table-cell office:value-type="float" office:value="8.975046" calcext:value-type="float">
            <text:p>8,975046</text:p>
          </table:table-cell>
        </table:table-row>
        <table:table-row table:style-name="ro1">
          <table:table-cell office:value-type="string" calcext:value-type="string">
            <text:p>c2g2s822</text:p>
          </table:table-cell>
          <table:table-cell office:value-type="float" office:value="9.244974" calcext:value-type="float">
            <text:p>9,244974</text:p>
          </table:table-cell>
          <table:table-cell office:value-type="float" office:value="7.790619" calcext:value-type="float">
            <text:p>7,790619</text:p>
          </table:table-cell>
        </table:table-row>
        <table:table-row table:style-name="ro1">
          <table:table-cell office:value-type="string" calcext:value-type="string">
            <text:p>c2g2s829</text:p>
          </table:table-cell>
          <table:table-cell office:value-type="float" office:value="9.265101" calcext:value-type="float">
            <text:p>9,265101</text:p>
          </table:table-cell>
          <table:table-cell office:value-type="float" office:value="8.148739" calcext:value-type="float">
            <text:p>8,148739</text:p>
          </table:table-cell>
        </table:table-row>
        <table:table-row table:style-name="ro1">
          <table:table-cell office:value-type="string" calcext:value-type="string">
            <text:p>c2g2s864</text:p>
          </table:table-cell>
          <table:table-cell office:value-type="float" office:value="9.013908" calcext:value-type="float">
            <text:p>9,013908</text:p>
          </table:table-cell>
          <table:table-cell office:value-type="float" office:value="8.575844" calcext:value-type="float">
            <text:p>8,575844</text:p>
          </table:table-cell>
        </table:table-row>
        <table:table-row table:style-name="ro1">
          <table:table-cell office:value-type="string" calcext:value-type="string">
            <text:p>c2g2s911</text:p>
          </table:table-cell>
          <table:table-cell office:value-type="float" office:value="9.080997" calcext:value-type="float">
            <text:p>9,080997</text:p>
          </table:table-cell>
          <table:table-cell office:value-type="float" office:value="7.969118" calcext:value-type="float">
            <text:p>7,969118</text:p>
          </table:table-cell>
        </table:table-row>
        <table:table-row table:style-name="ro1">
          <table:table-cell office:value-type="string" calcext:value-type="string">
            <text:p>c2g2s919</text:p>
          </table:table-cell>
          <table:table-cell office:value-type="float" office:value="9.260499" calcext:value-type="float">
            <text:p>9,260499</text:p>
          </table:table-cell>
          <table:table-cell office:value-type="float" office:value="9.011615" calcext:value-type="float">
            <text:p>9,011615</text:p>
          </table:table-cell>
        </table:table-row>
        <table:table-row table:style-name="ro1">
          <table:table-cell office:value-type="string" calcext:value-type="string">
            <text:p>c2g2s936</text:p>
          </table:table-cell>
          <table:table-cell office:value-type="float" office:value="9.013334" calcext:value-type="float">
            <text:p>9,013334</text:p>
          </table:table-cell>
          <table:table-cell office:value-type="float" office:value="8.414207" calcext:value-type="float">
            <text:p>8,414207</text:p>
          </table:table-cell>
        </table:table-row>
        <table:table-row table:style-name="ro1">
          <table:table-cell office:value-type="string" calcext:value-type="string">
            <text:p>c2g2s947</text:p>
          </table:table-cell>
          <table:table-cell office:value-type="float" office:value="9.090487" calcext:value-type="float">
            <text:p>9,090487</text:p>
          </table:table-cell>
          <table:table-cell office:value-type="float" office:value="8.726058" calcext:value-type="float">
            <text:p>8,726058</text:p>
          </table:table-cell>
        </table:table-row>
        <table:table-row table:style-name="ro1">
          <table:table-cell office:value-type="string" calcext:value-type="string">
            <text:p>c2g2s981</text:p>
          </table:table-cell>
          <table:table-cell office:value-type="float" office:value="9.041333" calcext:value-type="float">
            <text:p>9,041333</text:p>
          </table:table-cell>
          <table:table-cell office:value-type="float" office:value="8.104689" calcext:value-type="float">
            <text:p>8,104689</text:p>
          </table:table-cell>
        </table:table-row>
        <table:table-row table:style-name="ro1">
          <table:table-cell office:value-type="string" calcext:value-type="string">
            <text:p>c2g2s989</text:p>
          </table:table-cell>
          <table:table-cell office:value-type="float" office:value="9.090582" calcext:value-type="float">
            <text:p>9,090582</text:p>
          </table:table-cell>
          <table:table-cell office:value-type="float" office:value="9.049733" calcext:value-type="float">
            <text:p>9,0497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2g2s1000</text:p>
          </table:table-cell>
          <table:table-cell office:value-type="float" office:value="14.467691" calcext:value-type="float">
            <text:p>14,467691</text:p>
          </table:table-cell>
          <table:table-cell office:value-type="float" office:value="6.996328" calcext:value-type="float">
            <text:p>6,996328</text:p>
          </table:table-cell>
        </table:table-row>
        <table:table-row table:style-name="ro1">
          <table:table-cell office:value-type="string" calcext:value-type="string">
            <text:p>c2g2s501</text:p>
          </table:table-cell>
          <table:table-cell office:value-type="float" office:value="15.483963" calcext:value-type="float">
            <text:p>15,483963</text:p>
          </table:table-cell>
          <table:table-cell office:value-type="float" office:value="8.536093" calcext:value-type="float">
            <text:p>8,536093</text:p>
          </table:table-cell>
        </table:table-row>
        <table:table-row table:style-name="ro1">
          <table:table-cell office:value-type="string" calcext:value-type="string">
            <text:p>c2g2s504</text:p>
          </table:table-cell>
          <table:table-cell office:value-type="float" office:value="9.669546" calcext:value-type="float">
            <text:p>9,669546</text:p>
          </table:table-cell>
          <table:table-cell office:value-type="float" office:value="10.479175" calcext:value-type="float">
            <text:p>10,479175</text:p>
          </table:table-cell>
        </table:table-row>
        <table:table-row table:style-name="ro1">
          <table:table-cell office:value-type="string" calcext:value-type="string">
            <text:p>c2g2s505</text:p>
          </table:table-cell>
          <table:table-cell office:value-type="float" office:value="11.349948" calcext:value-type="float">
            <text:p>11,349948</text:p>
          </table:table-cell>
          <table:table-cell office:value-type="float" office:value="6.555915" calcext:value-type="float">
            <text:p>6,555915</text:p>
          </table:table-cell>
        </table:table-row>
        <table:table-row table:style-name="ro1">
          <table:table-cell office:value-type="string" calcext:value-type="string">
            <text:p>c2g2s506</text:p>
          </table:table-cell>
          <table:table-cell office:value-type="float" office:value="15.033198" calcext:value-type="float">
            <text:p>15,033198</text:p>
          </table:table-cell>
          <table:table-cell office:value-type="float" office:value="7.251656" calcext:value-type="float">
            <text:p>7,251656</text:p>
          </table:table-cell>
        </table:table-row>
        <table:table-row table:style-name="ro1">
          <table:table-cell office:value-type="string" calcext:value-type="string">
            <text:p>c2g2s507</text:p>
          </table:table-cell>
          <table:table-cell office:value-type="float" office:value="15.226483" calcext:value-type="float">
            <text:p>15,226483</text:p>
          </table:table-cell>
          <table:table-cell office:value-type="float" office:value="7.647297" calcext:value-type="float">
            <text:p>7,647297</text:p>
          </table:table-cell>
        </table:table-row>
        <table:table-row table:style-name="ro1">
          <table:table-cell office:value-type="string" calcext:value-type="string">
            <text:p>c2g2s508</text:p>
          </table:table-cell>
          <table:table-cell office:value-type="float" office:value="12.378816" calcext:value-type="float">
            <text:p>12,378816</text:p>
          </table:table-cell>
          <table:table-cell office:value-type="float" office:value="7.071152" calcext:value-type="float">
            <text:p>7,071152</text:p>
          </table:table-cell>
        </table:table-row>
        <table:table-row table:style-name="ro1">
          <table:table-cell office:value-type="string" calcext:value-type="string">
            <text:p>c2g2s509</text:p>
          </table:table-cell>
          <table:table-cell office:value-type="float" office:value="11.90309" calcext:value-type="float">
            <text:p>11,90309</text:p>
          </table:table-cell>
          <table:table-cell office:value-type="float" office:value="7.279613" calcext:value-type="float">
            <text:p>7,279613</text:p>
          </table:table-cell>
        </table:table-row>
        <table:table-row table:style-name="ro1">
          <table:table-cell office:value-type="string" calcext:value-type="string">
            <text:p>c2g2s510</text:p>
          </table:table-cell>
          <table:table-cell office:value-type="float" office:value="15.232101" calcext:value-type="float">
            <text:p>15,232101</text:p>
          </table:table-cell>
          <table:table-cell office:value-type="float" office:value="8.278193" calcext:value-type="float">
            <text:p>8,278193</text:p>
          </table:table-cell>
        </table:table-row>
        <table:table-row table:style-name="ro1">
          <table:table-cell office:value-type="string" calcext:value-type="string">
            <text:p>c2g2s511</text:p>
          </table:table-cell>
          <table:table-cell office:value-type="float" office:value="12.333202" calcext:value-type="float">
            <text:p>12,333202</text:p>
          </table:table-cell>
          <table:table-cell office:value-type="float" office:value="7.252878" calcext:value-type="float">
            <text:p>7,252878</text:p>
          </table:table-cell>
        </table:table-row>
        <table:table-row table:style-name="ro1">
          <table:table-cell office:value-type="string" calcext:value-type="string">
            <text:p>c2g2s512</text:p>
          </table:table-cell>
          <table:table-cell office:value-type="float" office:value="11.786325" calcext:value-type="float">
            <text:p>11,786325</text:p>
          </table:table-cell>
          <table:table-cell office:value-type="float" office:value="7.443645" calcext:value-type="float">
            <text:p>7,443645</text:p>
          </table:table-cell>
        </table:table-row>
        <table:table-row table:style-name="ro1">
          <table:table-cell office:value-type="string" calcext:value-type="string">
            <text:p>c2g2s513</text:p>
          </table:table-cell>
          <table:table-cell office:value-type="float" office:value="15.122148" calcext:value-type="float">
            <text:p>15,122148</text:p>
          </table:table-cell>
          <table:table-cell office:value-type="float" office:value="7.991356" calcext:value-type="float">
            <text:p>7,991356</text:p>
          </table:table-cell>
        </table:table-row>
        <table:table-row table:style-name="ro1">
          <table:table-cell office:value-type="string" calcext:value-type="string">
            <text:p>c2g2s514</text:p>
          </table:table-cell>
          <table:table-cell office:value-type="float" office:value="13.811322" calcext:value-type="float">
            <text:p>13,811322</text:p>
          </table:table-cell>
          <table:table-cell office:value-type="float" office:value="9.247271" calcext:value-type="float">
            <text:p>9,247271</text:p>
          </table:table-cell>
        </table:table-row>
        <table:table-row table:style-name="ro1">
          <table:table-cell office:value-type="string" calcext:value-type="string">
            <text:p>c2g2s515</text:p>
          </table:table-cell>
          <table:table-cell office:value-type="float" office:value="13.354521" calcext:value-type="float">
            <text:p>13,354521</text:p>
          </table:table-cell>
          <table:table-cell office:value-type="float" office:value="11.016747" calcext:value-type="float">
            <text:p>11,016747</text:p>
          </table:table-cell>
        </table:table-row>
        <table:table-row table:style-name="ro1">
          <table:table-cell office:value-type="string" calcext:value-type="string">
            <text:p>c2g2s516</text:p>
          </table:table-cell>
          <table:table-cell office:value-type="float" office:value="14.898926" calcext:value-type="float">
            <text:p>14,898926</text:p>
          </table:table-cell>
          <table:table-cell office:value-type="float" office:value="9.871251" calcext:value-type="float">
            <text:p>9,871251</text:p>
          </table:table-cell>
        </table:table-row>
        <table:table-row table:style-name="ro1">
          <table:table-cell office:value-type="string" calcext:value-type="string">
            <text:p>c2g2s517</text:p>
          </table:table-cell>
          <table:table-cell office:value-type="float" office:value="14.627355" calcext:value-type="float">
            <text:p>14,627355</text:p>
          </table:table-cell>
          <table:table-cell office:value-type="float" office:value="7.564961" calcext:value-type="float">
            <text:p>7,564961</text:p>
          </table:table-cell>
        </table:table-row>
        <table:table-row table:style-name="ro1">
          <table:table-cell office:value-type="string" calcext:value-type="string">
            <text:p>c2g2s518</text:p>
          </table:table-cell>
          <table:table-cell office:value-type="float" office:value="15.119281" calcext:value-type="float">
            <text:p>15,119281</text:p>
          </table:table-cell>
          <table:table-cell office:value-type="float" office:value="7.276578" calcext:value-type="float">
            <text:p>7,276578</text:p>
          </table:table-cell>
        </table:table-row>
        <table:table-row table:style-name="ro1">
          <table:table-cell office:value-type="string" calcext:value-type="string">
            <text:p>c2g2s519</text:p>
          </table:table-cell>
          <table:table-cell office:value-type="float" office:value="11.238563" calcext:value-type="float">
            <text:p>11,238563</text:p>
          </table:table-cell>
          <table:table-cell office:value-type="float" office:value="10.112326" calcext:value-type="float">
            <text:p>10,112326</text:p>
          </table:table-cell>
        </table:table-row>
        <table:table-row table:style-name="ro1">
          <table:table-cell office:value-type="string" calcext:value-type="string">
            <text:p>c2g2s520</text:p>
          </table:table-cell>
          <table:table-cell office:value-type="float" office:value="12.747731" calcext:value-type="float">
            <text:p>12,747731</text:p>
          </table:table-cell>
          <table:table-cell office:value-type="float" office:value="5.60194" calcext:value-type="float">
            <text:p>5,60194</text:p>
          </table:table-cell>
        </table:table-row>
        <table:table-row table:style-name="ro1">
          <table:table-cell office:value-type="string" calcext:value-type="string">
            <text:p>c2g2s521</text:p>
          </table:table-cell>
          <table:table-cell office:value-type="float" office:value="12.489832" calcext:value-type="float">
            <text:p>12,489832</text:p>
          </table:table-cell>
          <table:table-cell office:value-type="float" office:value="6.982588" calcext:value-type="float">
            <text:p>6,982588</text:p>
          </table:table-cell>
        </table:table-row>
        <table:table-row table:style-name="ro1">
          <table:table-cell office:value-type="string" calcext:value-type="string">
            <text:p>c2g2s522</text:p>
          </table:table-cell>
          <table:table-cell office:value-type="float" office:value="13.913707" calcext:value-type="float">
            <text:p>13,913707</text:p>
          </table:table-cell>
          <table:table-cell office:value-type="float" office:value="10.315791" calcext:value-type="float">
            <text:p>10,315791</text:p>
          </table:table-cell>
        </table:table-row>
        <table:table-row table:style-name="ro1">
          <table:table-cell office:value-type="string" calcext:value-type="string">
            <text:p>c2g2s523</text:p>
          </table:table-cell>
          <table:table-cell office:value-type="float" office:value="9.376586" calcext:value-type="float">
            <text:p>9,376586</text:p>
          </table:table-cell>
          <table:table-cell office:value-type="float" office:value="8.064351" calcext:value-type="float">
            <text:p>8,064351</text:p>
          </table:table-cell>
        </table:table-row>
        <table:table-row table:style-name="ro1">
          <table:table-cell office:value-type="string" calcext:value-type="string">
            <text:p>c2g2s524</text:p>
          </table:table-cell>
          <table:table-cell office:value-type="float" office:value="14.420009" calcext:value-type="float">
            <text:p>14,420009</text:p>
          </table:table-cell>
          <table:table-cell office:value-type="float" office:value="7.696498" calcext:value-type="float">
            <text:p>7,696498</text:p>
          </table:table-cell>
        </table:table-row>
        <table:table-row table:style-name="ro1">
          <table:table-cell office:value-type="string" calcext:value-type="string">
            <text:p>c2g2s526</text:p>
          </table:table-cell>
          <table:table-cell office:value-type="float" office:value="11.647688" calcext:value-type="float">
            <text:p>11,647688</text:p>
          </table:table-cell>
          <table:table-cell office:value-type="float" office:value="8.366929" calcext:value-type="float">
            <text:p>8,366929</text:p>
          </table:table-cell>
        </table:table-row>
        <table:table-row table:style-name="ro1">
          <table:table-cell office:value-type="string" calcext:value-type="string">
            <text:p>c2g2s527</text:p>
          </table:table-cell>
          <table:table-cell office:value-type="float" office:value="10.173479" calcext:value-type="float">
            <text:p>10,173479</text:p>
          </table:table-cell>
          <table:table-cell office:value-type="float" office:value="8.076015" calcext:value-type="float">
            <text:p>8,076015</text:p>
          </table:table-cell>
        </table:table-row>
        <table:table-row table:style-name="ro1">
          <table:table-cell office:value-type="string" calcext:value-type="string">
            <text:p>c2g2s528</text:p>
          </table:table-cell>
          <table:table-cell office:value-type="float" office:value="14.831281" calcext:value-type="float">
            <text:p>14,831281</text:p>
          </table:table-cell>
          <table:table-cell office:value-type="float" office:value="7.037778" calcext:value-type="float">
            <text:p>7,037778</text:p>
          </table:table-cell>
        </table:table-row>
        <table:table-row table:style-name="ro1">
          <table:table-cell office:value-type="string" calcext:value-type="string">
            <text:p>c2g2s530</text:p>
          </table:table-cell>
          <table:table-cell office:value-type="float" office:value="11.455599" calcext:value-type="float">
            <text:p>11,455599</text:p>
          </table:table-cell>
          <table:table-cell office:value-type="float" office:value="5.49669" calcext:value-type="float">
            <text:p>5,49669</text:p>
          </table:table-cell>
        </table:table-row>
        <table:table-row table:style-name="ro1">
          <table:table-cell office:value-type="string" calcext:value-type="string">
            <text:p>c2g2s531</text:p>
          </table:table-cell>
          <table:table-cell office:value-type="float" office:value="10.037939" calcext:value-type="float">
            <text:p>10,037939</text:p>
          </table:table-cell>
          <table:table-cell office:value-type="float" office:value="7.574473" calcext:value-type="float">
            <text:p>7,574473</text:p>
          </table:table-cell>
        </table:table-row>
        <table:table-row table:style-name="ro1">
          <table:table-cell office:value-type="string" calcext:value-type="string">
            <text:p>c2g2s532</text:p>
          </table:table-cell>
          <table:table-cell office:value-type="float" office:value="12.711283" calcext:value-type="float">
            <text:p>12,711283</text:p>
          </table:table-cell>
          <table:table-cell office:value-type="float" office:value="8.789611" calcext:value-type="float">
            <text:p>8,789611</text:p>
          </table:table-cell>
        </table:table-row>
        <table:table-row table:style-name="ro1">
          <table:table-cell office:value-type="string" calcext:value-type="string">
            <text:p>c2g2s533</text:p>
          </table:table-cell>
          <table:table-cell office:value-type="float" office:value="11.159588" calcext:value-type="float">
            <text:p>11,159588</text:p>
          </table:table-cell>
          <table:table-cell office:value-type="float" office:value="6.099215" calcext:value-type="float">
            <text:p>6,099215</text:p>
          </table:table-cell>
        </table:table-row>
        <table:table-row table:style-name="ro1">
          <table:table-cell office:value-type="string" calcext:value-type="string">
            <text:p>c2g2s534</text:p>
          </table:table-cell>
          <table:table-cell office:value-type="float" office:value="12.564496" calcext:value-type="float">
            <text:p>12,564496</text:p>
          </table:table-cell>
          <table:table-cell office:value-type="float" office:value="8.440556" calcext:value-type="float">
            <text:p>8,440556</text:p>
          </table:table-cell>
        </table:table-row>
        <table:table-row table:style-name="ro1">
          <table:table-cell office:value-type="string" calcext:value-type="string">
            <text:p>c2g2s535</text:p>
          </table:table-cell>
          <table:table-cell office:value-type="float" office:value="14.877943" calcext:value-type="float">
            <text:p>14,877943</text:p>
          </table:table-cell>
          <table:table-cell office:value-type="float" office:value="9.994827" calcext:value-type="float">
            <text:p>9,994827</text:p>
          </table:table-cell>
        </table:table-row>
        <table:table-row table:style-name="ro1">
          <table:table-cell office:value-type="string" calcext:value-type="string">
            <text:p>c2g2s536</text:p>
          </table:table-cell>
          <table:table-cell office:value-type="float" office:value="11.739627" calcext:value-type="float">
            <text:p>11,739627</text:p>
          </table:table-cell>
          <table:table-cell office:value-type="float" office:value="7.48055" calcext:value-type="float">
            <text:p>7,48055</text:p>
          </table:table-cell>
        </table:table-row>
        <table:table-row table:style-name="ro1">
          <table:table-cell office:value-type="string" calcext:value-type="string">
            <text:p>c2g2s537</text:p>
          </table:table-cell>
          <table:table-cell office:value-type="float" office:value="14.82853" calcext:value-type="float">
            <text:p>14,82853</text:p>
          </table:table-cell>
          <table:table-cell office:value-type="float" office:value="8.300731" calcext:value-type="float">
            <text:p>8,300731</text:p>
          </table:table-cell>
        </table:table-row>
        <table:table-row table:style-name="ro1">
          <table:table-cell office:value-type="string" calcext:value-type="string">
            <text:p>c2g2s538</text:p>
          </table:table-cell>
          <table:table-cell office:value-type="float" office:value="13.57998" calcext:value-type="float">
            <text:p>13,57998</text:p>
          </table:table-cell>
          <table:table-cell office:value-type="float" office:value="9.47421" calcext:value-type="float">
            <text:p>9,47421</text:p>
          </table:table-cell>
        </table:table-row>
        <table:table-row table:style-name="ro1">
          <table:table-cell office:value-type="string" calcext:value-type="string">
            <text:p>c2g2s539</text:p>
          </table:table-cell>
          <table:table-cell office:value-type="float" office:value="9.865995" calcext:value-type="float">
            <text:p>9,865995</text:p>
          </table:table-cell>
          <table:table-cell office:value-type="float" office:value="7.04674" calcext:value-type="float">
            <text:p>7,04674</text:p>
          </table:table-cell>
        </table:table-row>
        <table:table-row table:style-name="ro1">
          <table:table-cell office:value-type="string" calcext:value-type="string">
            <text:p>c2g2s540</text:p>
          </table:table-cell>
          <table:table-cell office:value-type="float" office:value="13.277697" calcext:value-type="float">
            <text:p>13,277697</text:p>
          </table:table-cell>
          <table:table-cell office:value-type="float" office:value="8.784518" calcext:value-type="float">
            <text:p>8,784518</text:p>
          </table:table-cell>
        </table:table-row>
        <table:table-row table:style-name="ro1">
          <table:table-cell office:value-type="string" calcext:value-type="string">
            <text:p>c2g2s541</text:p>
          </table:table-cell>
          <table:table-cell office:value-type="float" office:value="13.384955" calcext:value-type="float">
            <text:p>13,384955</text:p>
          </table:table-cell>
          <table:table-cell office:value-type="float" office:value="8.990073" calcext:value-type="float">
            <text:p>8,990073</text:p>
          </table:table-cell>
        </table:table-row>
        <table:table-row table:style-name="ro1">
          <table:table-cell office:value-type="string" calcext:value-type="string">
            <text:p>c2g2s542</text:p>
          </table:table-cell>
          <table:table-cell office:value-type="float" office:value="14.940117" calcext:value-type="float">
            <text:p>14,940117</text:p>
          </table:table-cell>
          <table:table-cell office:value-type="float" office:value="9.186763" calcext:value-type="float">
            <text:p>9,186763</text:p>
          </table:table-cell>
        </table:table-row>
        <table:table-row table:style-name="ro1">
          <table:table-cell office:value-type="string" calcext:value-type="string">
            <text:p>c2g2s543</text:p>
          </table:table-cell>
          <table:table-cell office:value-type="float" office:value="9.488056" calcext:value-type="float">
            <text:p>9,488056</text:p>
          </table:table-cell>
          <table:table-cell office:value-type="float" office:value="9.499338" calcext:value-type="float">
            <text:p>9,499338</text:p>
          </table:table-cell>
        </table:table-row>
        <table:table-row table:style-name="ro1">
          <table:table-cell office:value-type="string" calcext:value-type="string">
            <text:p>c2g2s544</text:p>
          </table:table-cell>
          <table:table-cell office:value-type="float" office:value="10.563122" calcext:value-type="float">
            <text:p>10,563122</text:p>
          </table:table-cell>
          <table:table-cell office:value-type="float" office:value="7.662337" calcext:value-type="float">
            <text:p>7,662337</text:p>
          </table:table-cell>
        </table:table-row>
        <table:table-row table:style-name="ro1">
          <table:table-cell office:value-type="string" calcext:value-type="string">
            <text:p>c2g2s546</text:p>
          </table:table-cell>
          <table:table-cell office:value-type="float" office:value="14.855328" calcext:value-type="float">
            <text:p>14,855328</text:p>
          </table:table-cell>
          <table:table-cell office:value-type="float" office:value="10.238964" calcext:value-type="float">
            <text:p>10,238964</text:p>
          </table:table-cell>
        </table:table-row>
        <table:table-row table:style-name="ro1">
          <table:table-cell office:value-type="string" calcext:value-type="string">
            <text:p>c2g2s547</text:p>
          </table:table-cell>
          <table:table-cell office:value-type="float" office:value="15.393563" calcext:value-type="float">
            <text:p>15,393563</text:p>
          </table:table-cell>
          <table:table-cell office:value-type="float" office:value="8.133919" calcext:value-type="float">
            <text:p>8,133919</text:p>
          </table:table-cell>
        </table:table-row>
        <table:table-row table:style-name="ro1">
          <table:table-cell office:value-type="string" calcext:value-type="string">
            <text:p>c2g2s548</text:p>
          </table:table-cell>
          <table:table-cell office:value-type="float" office:value="12.593637" calcext:value-type="float">
            <text:p>12,593637</text:p>
          </table:table-cell>
          <table:table-cell office:value-type="float" office:value="9.563616" calcext:value-type="float">
            <text:p>9,563616</text:p>
          </table:table-cell>
        </table:table-row>
        <table:table-row table:style-name="ro1">
          <table:table-cell office:value-type="string" calcext:value-type="string">
            <text:p>c2g2s549</text:p>
          </table:table-cell>
          <table:table-cell office:value-type="float" office:value="9.990399" calcext:value-type="float">
            <text:p>9,990399</text:p>
          </table:table-cell>
          <table:table-cell office:value-type="float" office:value="7.475941" calcext:value-type="float">
            <text:p>7,475941</text:p>
          </table:table-cell>
        </table:table-row>
        <table:table-row table:style-name="ro1">
          <table:table-cell office:value-type="string" calcext:value-type="string">
            <text:p>c2g2s550</text:p>
          </table:table-cell>
          <table:table-cell office:value-type="float" office:value="14.392284" calcext:value-type="float">
            <text:p>14,392284</text:p>
          </table:table-cell>
          <table:table-cell office:value-type="float" office:value="9.122481" calcext:value-type="float">
            <text:p>9,122481</text:p>
          </table:table-cell>
        </table:table-row>
        <table:table-row table:style-name="ro1">
          <table:table-cell office:value-type="string" calcext:value-type="string">
            <text:p>c2g2s551</text:p>
          </table:table-cell>
          <table:table-cell office:value-type="float" office:value="15.244205" calcext:value-type="float">
            <text:p>15,244205</text:p>
          </table:table-cell>
          <table:table-cell office:value-type="float" office:value="8.127743" calcext:value-type="float">
            <text:p>8,127743</text:p>
          </table:table-cell>
        </table:table-row>
        <table:table-row table:style-name="ro1">
          <table:table-cell office:value-type="string" calcext:value-type="string">
            <text:p>c2g2s552</text:p>
          </table:table-cell>
          <table:table-cell office:value-type="float" office:value="13.057822" calcext:value-type="float">
            <text:p>13,057822</text:p>
          </table:table-cell>
          <table:table-cell office:value-type="float" office:value="7.140635" calcext:value-type="float">
            <text:p>7,140635</text:p>
          </table:table-cell>
        </table:table-row>
        <table:table-row table:style-name="ro1">
          <table:table-cell office:value-type="string" calcext:value-type="string">
            <text:p>c2g2s553</text:p>
          </table:table-cell>
          <table:table-cell office:value-type="float" office:value="12.681108" calcext:value-type="float">
            <text:p>12,681108</text:p>
          </table:table-cell>
          <table:table-cell office:value-type="float" office:value="11.528973" calcext:value-type="float">
            <text:p>11,528973</text:p>
          </table:table-cell>
        </table:table-row>
        <table:table-row table:style-name="ro1">
          <table:table-cell office:value-type="string" calcext:value-type="string">
            <text:p>c2g2s554</text:p>
          </table:table-cell>
          <table:table-cell office:value-type="float" office:value="12.593154" calcext:value-type="float">
            <text:p>12,593154</text:p>
          </table:table-cell>
          <table:table-cell office:value-type="float" office:value="6.314322" calcext:value-type="float">
            <text:p>6,314322</text:p>
          </table:table-cell>
        </table:table-row>
        <table:table-row table:style-name="ro1">
          <table:table-cell office:value-type="string" calcext:value-type="string">
            <text:p>c2g2s555</text:p>
          </table:table-cell>
          <table:table-cell office:value-type="float" office:value="13.684204" calcext:value-type="float">
            <text:p>13,684204</text:p>
          </table:table-cell>
          <table:table-cell office:value-type="float" office:value="5.679649" calcext:value-type="float">
            <text:p>5,679649</text:p>
          </table:table-cell>
        </table:table-row>
        <table:table-row table:style-name="ro1">
          <table:table-cell office:value-type="string" calcext:value-type="string">
            <text:p>c2g2s556</text:p>
          </table:table-cell>
          <table:table-cell office:value-type="float" office:value="10.690714" calcext:value-type="float">
            <text:p>10,690714</text:p>
          </table:table-cell>
          <table:table-cell office:value-type="float" office:value="5.910972" calcext:value-type="float">
            <text:p>5,910972</text:p>
          </table:table-cell>
        </table:table-row>
        <table:table-row table:style-name="ro1">
          <table:table-cell office:value-type="string" calcext:value-type="string">
            <text:p>c2g2s557</text:p>
          </table:table-cell>
          <table:table-cell office:value-type="float" office:value="9.443963" calcext:value-type="float">
            <text:p>9,443963</text:p>
          </table:table-cell>
          <table:table-cell office:value-type="float" office:value="7.981731" calcext:value-type="float">
            <text:p>7,981731</text:p>
          </table:table-cell>
        </table:table-row>
        <table:table-row table:style-name="ro1">
          <table:table-cell office:value-type="string" calcext:value-type="string">
            <text:p>c2g2s558</text:p>
          </table:table-cell>
          <table:table-cell office:value-type="float" office:value="11.088643" calcext:value-type="float">
            <text:p>11,088643</text:p>
          </table:table-cell>
          <table:table-cell office:value-type="float" office:value="9.669616" calcext:value-type="float">
            <text:p>9,669616</text:p>
          </table:table-cell>
        </table:table-row>
        <table:table-row table:style-name="ro1">
          <table:table-cell office:value-type="string" calcext:value-type="string">
            <text:p>c2g2s559</text:p>
          </table:table-cell>
          <table:table-cell office:value-type="float" office:value="15.352259" calcext:value-type="float">
            <text:p>15,352259</text:p>
          </table:table-cell>
          <table:table-cell office:value-type="float" office:value="8.392687" calcext:value-type="float">
            <text:p>8,392687</text:p>
          </table:table-cell>
        </table:table-row>
        <table:table-row table:style-name="ro1">
          <table:table-cell office:value-type="string" calcext:value-type="string">
            <text:p>c2g2s560</text:p>
          </table:table-cell>
          <table:table-cell office:value-type="float" office:value="15.18504" calcext:value-type="float">
            <text:p>15,18504</text:p>
          </table:table-cell>
          <table:table-cell office:value-type="float" office:value="9.198326" calcext:value-type="float">
            <text:p>9,198326</text:p>
          </table:table-cell>
        </table:table-row>
        <table:table-row table:style-name="ro1">
          <table:table-cell office:value-type="string" calcext:value-type="string">
            <text:p>c2g2s561</text:p>
          </table:table-cell>
          <table:table-cell office:value-type="float" office:value="13.341617" calcext:value-type="float">
            <text:p>13,341617</text:p>
          </table:table-cell>
          <table:table-cell office:value-type="float" office:value="6.301481" calcext:value-type="float">
            <text:p>6,301481</text:p>
          </table:table-cell>
        </table:table-row>
        <table:table-row table:style-name="ro1">
          <table:table-cell office:value-type="string" calcext:value-type="string">
            <text:p>c2g2s562</text:p>
          </table:table-cell>
          <table:table-cell office:value-type="float" office:value="10.509051" calcext:value-type="float">
            <text:p>10,509051</text:p>
          </table:table-cell>
          <table:table-cell office:value-type="float" office:value="10.985684" calcext:value-type="float">
            <text:p>10,985684</text:p>
          </table:table-cell>
        </table:table-row>
        <table:table-row table:style-name="ro1">
          <table:table-cell office:value-type="string" calcext:value-type="string">
            <text:p>c2g2s563</text:p>
          </table:table-cell>
          <table:table-cell office:value-type="float" office:value="10.653543" calcext:value-type="float">
            <text:p>10,653543</text:p>
          </table:table-cell>
          <table:table-cell office:value-type="float" office:value="6.772159" calcext:value-type="float">
            <text:p>6,772159</text:p>
          </table:table-cell>
        </table:table-row>
        <table:table-row table:style-name="ro1">
          <table:table-cell office:value-type="string" calcext:value-type="string">
            <text:p>c2g2s564</text:p>
          </table:table-cell>
          <table:table-cell office:value-type="float" office:value="9.886398" calcext:value-type="float">
            <text:p>9,886398</text:p>
          </table:table-cell>
          <table:table-cell office:value-type="float" office:value="7.383131" calcext:value-type="float">
            <text:p>7,383131</text:p>
          </table:table-cell>
        </table:table-row>
        <table:table-row table:style-name="ro1">
          <table:table-cell office:value-type="string" calcext:value-type="string">
            <text:p>c2g2s565</text:p>
          </table:table-cell>
          <table:table-cell office:value-type="float" office:value="10.330361" calcext:value-type="float">
            <text:p>10,330361</text:p>
          </table:table-cell>
          <table:table-cell office:value-type="float" office:value="7.014029" calcext:value-type="float">
            <text:p>7,014029</text:p>
          </table:table-cell>
        </table:table-row>
        <table:table-row table:style-name="ro1">
          <table:table-cell office:value-type="string" calcext:value-type="string">
            <text:p>c2g2s566</text:p>
          </table:table-cell>
          <table:table-cell office:value-type="float" office:value="11.597665" calcext:value-type="float">
            <text:p>11,597665</text:p>
          </table:table-cell>
          <table:table-cell office:value-type="float" office:value="9.102673" calcext:value-type="float">
            <text:p>9,102673</text:p>
          </table:table-cell>
        </table:table-row>
        <table:table-row table:style-name="ro1">
          <table:table-cell office:value-type="string" calcext:value-type="string">
            <text:p>c2g2s568</text:p>
          </table:table-cell>
          <table:table-cell office:value-type="float" office:value="14.314407" calcext:value-type="float">
            <text:p>14,314407</text:p>
          </table:table-cell>
          <table:table-cell office:value-type="float" office:value="7.729475" calcext:value-type="float">
            <text:p>7,729475</text:p>
          </table:table-cell>
        </table:table-row>
        <table:table-row table:style-name="ro1">
          <table:table-cell office:value-type="string" calcext:value-type="string">
            <text:p>c2g2s569</text:p>
          </table:table-cell>
          <table:table-cell office:value-type="float" office:value="13.584613" calcext:value-type="float">
            <text:p>13,584613</text:p>
          </table:table-cell>
          <table:table-cell office:value-type="float" office:value="7.188098" calcext:value-type="float">
            <text:p>7,188098</text:p>
          </table:table-cell>
        </table:table-row>
        <table:table-row table:style-name="ro1">
          <table:table-cell office:value-type="string" calcext:value-type="string">
            <text:p>c2g2s570</text:p>
          </table:table-cell>
          <table:table-cell office:value-type="float" office:value="10.659423" calcext:value-type="float">
            <text:p>10,659423</text:p>
          </table:table-cell>
          <table:table-cell office:value-type="float" office:value="6.883138" calcext:value-type="float">
            <text:p>6,883138</text:p>
          </table:table-cell>
        </table:table-row>
        <table:table-row table:style-name="ro1">
          <table:table-cell office:value-type="string" calcext:value-type="string">
            <text:p>c2g2s571</text:p>
          </table:table-cell>
          <table:table-cell office:value-type="float" office:value="12.717114" calcext:value-type="float">
            <text:p>12,717114</text:p>
          </table:table-cell>
          <table:table-cell office:value-type="float" office:value="7.147808" calcext:value-type="float">
            <text:p>7,147808</text:p>
          </table:table-cell>
        </table:table-row>
        <table:table-row table:style-name="ro1">
          <table:table-cell office:value-type="string" calcext:value-type="string">
            <text:p>c2g2s572</text:p>
          </table:table-cell>
          <table:table-cell office:value-type="float" office:value="10.922353" calcext:value-type="float">
            <text:p>10,922353</text:p>
          </table:table-cell>
          <table:table-cell office:value-type="float" office:value="11.489424" calcext:value-type="float">
            <text:p>11,489424</text:p>
          </table:table-cell>
        </table:table-row>
        <table:table-row table:style-name="ro1">
          <table:table-cell office:value-type="string" calcext:value-type="string">
            <text:p>c2g2s573</text:p>
          </table:table-cell>
          <table:table-cell office:value-type="float" office:value="11.000541" calcext:value-type="float">
            <text:p>11,000541</text:p>
          </table:table-cell>
          <table:table-cell office:value-type="float" office:value="7.426921" calcext:value-type="float">
            <text:p>7,426921</text:p>
          </table:table-cell>
        </table:table-row>
        <table:table-row table:style-name="ro1">
          <table:table-cell office:value-type="string" calcext:value-type="string">
            <text:p>c2g2s574</text:p>
          </table:table-cell>
          <table:table-cell office:value-type="float" office:value="10.208475" calcext:value-type="float">
            <text:p>10,208475</text:p>
          </table:table-cell>
          <table:table-cell office:value-type="float" office:value="6.622606" calcext:value-type="float">
            <text:p>6,622606</text:p>
          </table:table-cell>
        </table:table-row>
        <table:table-row table:style-name="ro1">
          <table:table-cell office:value-type="string" calcext:value-type="string">
            <text:p>c2g2s575</text:p>
          </table:table-cell>
          <table:table-cell office:value-type="float" office:value="11.862019" calcext:value-type="float">
            <text:p>11,862019</text:p>
          </table:table-cell>
          <table:table-cell office:value-type="float" office:value="9.865209" calcext:value-type="float">
            <text:p>9,865209</text:p>
          </table:table-cell>
        </table:table-row>
        <table:table-row table:style-name="ro1">
          <table:table-cell office:value-type="string" calcext:value-type="string">
            <text:p>c2g2s576</text:p>
          </table:table-cell>
          <table:table-cell office:value-type="float" office:value="11.209004" calcext:value-type="float">
            <text:p>11,209004</text:p>
          </table:table-cell>
          <table:table-cell office:value-type="float" office:value="8.839366" calcext:value-type="float">
            <text:p>8,839366</text:p>
          </table:table-cell>
        </table:table-row>
        <table:table-row table:style-name="ro1">
          <table:table-cell office:value-type="string" calcext:value-type="string">
            <text:p>c2g2s577</text:p>
          </table:table-cell>
          <table:table-cell office:value-type="float" office:value="9.545351" calcext:value-type="float">
            <text:p>9,545351</text:p>
          </table:table-cell>
          <table:table-cell office:value-type="float" office:value="8.056005" calcext:value-type="float">
            <text:p>8,056005</text:p>
          </table:table-cell>
        </table:table-row>
        <table:table-row table:style-name="ro1">
          <table:table-cell office:value-type="string" calcext:value-type="string">
            <text:p>c2g2s578</text:p>
          </table:table-cell>
          <table:table-cell office:value-type="float" office:value="10.061459" calcext:value-type="float">
            <text:p>10,061459</text:p>
          </table:table-cell>
          <table:table-cell office:value-type="float" office:value="8.271841" calcext:value-type="float">
            <text:p>8,271841</text:p>
          </table:table-cell>
        </table:table-row>
        <table:table-row table:style-name="ro1">
          <table:table-cell office:value-type="string" calcext:value-type="string">
            <text:p>c2g2s579</text:p>
          </table:table-cell>
          <table:table-cell office:value-type="float" office:value="11.953165" calcext:value-type="float">
            <text:p>11,953165</text:p>
          </table:table-cell>
          <table:table-cell office:value-type="float" office:value="6.822955" calcext:value-type="float">
            <text:p>6,822955</text:p>
          </table:table-cell>
        </table:table-row>
        <table:table-row table:style-name="ro1">
          <table:table-cell office:value-type="string" calcext:value-type="string">
            <text:p>c2g2s580</text:p>
          </table:table-cell>
          <table:table-cell office:value-type="float" office:value="10.796247" calcext:value-type="float">
            <text:p>10,796247</text:p>
          </table:table-cell>
          <table:table-cell office:value-type="float" office:value="9.252429" calcext:value-type="float">
            <text:p>9,252429</text:p>
          </table:table-cell>
        </table:table-row>
        <table:table-row table:style-name="ro1">
          <table:table-cell office:value-type="string" calcext:value-type="string">
            <text:p>c2g2s581</text:p>
          </table:table-cell>
          <table:table-cell office:value-type="float" office:value="15.38086" calcext:value-type="float">
            <text:p>15,38086</text:p>
          </table:table-cell>
          <table:table-cell office:value-type="float" office:value="8.138967" calcext:value-type="float">
            <text:p>8,138967</text:p>
          </table:table-cell>
        </table:table-row>
        <table:table-row table:style-name="ro1">
          <table:table-cell office:value-type="string" calcext:value-type="string">
            <text:p>c2g2s582</text:p>
          </table:table-cell>
          <table:table-cell office:value-type="float" office:value="11.925966" calcext:value-type="float">
            <text:p>11,925966</text:p>
          </table:table-cell>
          <table:table-cell office:value-type="float" office:value="9.264407" calcext:value-type="float">
            <text:p>9,264407</text:p>
          </table:table-cell>
        </table:table-row>
        <table:table-row table:style-name="ro1">
          <table:table-cell office:value-type="string" calcext:value-type="string">
            <text:p>c2g2s583</text:p>
          </table:table-cell>
          <table:table-cell office:value-type="float" office:value="11.62539" calcext:value-type="float">
            <text:p>11,62539</text:p>
          </table:table-cell>
          <table:table-cell office:value-type="float" office:value="11.104558" calcext:value-type="float">
            <text:p>11,104558</text:p>
          </table:table-cell>
        </table:table-row>
        <table:table-row table:style-name="ro1">
          <table:table-cell office:value-type="string" calcext:value-type="string">
            <text:p>c2g2s584</text:p>
          </table:table-cell>
          <table:table-cell office:value-type="float" office:value="15.091329" calcext:value-type="float">
            <text:p>15,091329</text:p>
          </table:table-cell>
          <table:table-cell office:value-type="float" office:value="7.707609" calcext:value-type="float">
            <text:p>7,707609</text:p>
          </table:table-cell>
        </table:table-row>
        <table:table-row table:style-name="ro1">
          <table:table-cell office:value-type="string" calcext:value-type="string">
            <text:p>c2g2s585</text:p>
          </table:table-cell>
          <table:table-cell office:value-type="float" office:value="9.923935" calcext:value-type="float">
            <text:p>9,923935</text:p>
          </table:table-cell>
          <table:table-cell office:value-type="float" office:value="8.43294" calcext:value-type="float">
            <text:p>8,43294</text:p>
          </table:table-cell>
        </table:table-row>
        <table:table-row table:style-name="ro1">
          <table:table-cell office:value-type="string" calcext:value-type="string">
            <text:p>c2g2s586</text:p>
          </table:table-cell>
          <table:table-cell office:value-type="float" office:value="14.527205" calcext:value-type="float">
            <text:p>14,527205</text:p>
          </table:table-cell>
          <table:table-cell office:value-type="float" office:value="8.697161" calcext:value-type="float">
            <text:p>8,697161</text:p>
          </table:table-cell>
        </table:table-row>
        <table:table-row table:style-name="ro1">
          <table:table-cell office:value-type="string" calcext:value-type="string">
            <text:p>c2g2s587</text:p>
          </table:table-cell>
          <table:table-cell office:value-type="float" office:value="10.243764" calcext:value-type="float">
            <text:p>10,243764</text:p>
          </table:table-cell>
          <table:table-cell office:value-type="float" office:value="9.23058" calcext:value-type="float">
            <text:p>9,23058</text:p>
          </table:table-cell>
        </table:table-row>
        <table:table-row table:style-name="ro1">
          <table:table-cell office:value-type="string" calcext:value-type="string">
            <text:p>c2g2s588</text:p>
          </table:table-cell>
          <table:table-cell office:value-type="float" office:value="15.369001" calcext:value-type="float">
            <text:p>15,369001</text:p>
          </table:table-cell>
          <table:table-cell office:value-type="float" office:value="7.907358" calcext:value-type="float">
            <text:p>7,907358</text:p>
          </table:table-cell>
        </table:table-row>
        <table:table-row table:style-name="ro1">
          <table:table-cell office:value-type="string" calcext:value-type="string">
            <text:p>c2g2s589</text:p>
          </table:table-cell>
          <table:table-cell office:value-type="float" office:value="11.915964" calcext:value-type="float">
            <text:p>11,915964</text:p>
          </table:table-cell>
          <table:table-cell office:value-type="float" office:value="6.866109" calcext:value-type="float">
            <text:p>6,866109</text:p>
          </table:table-cell>
        </table:table-row>
        <table:table-row table:style-name="ro1">
          <table:table-cell office:value-type="string" calcext:value-type="string">
            <text:p>c2g2s590</text:p>
          </table:table-cell>
          <table:table-cell office:value-type="float" office:value="11.905886" calcext:value-type="float">
            <text:p>11,905886</text:p>
          </table:table-cell>
          <table:table-cell office:value-type="float" office:value="7.944267" calcext:value-type="float">
            <text:p>7,944267</text:p>
          </table:table-cell>
        </table:table-row>
        <table:table-row table:style-name="ro1">
          <table:table-cell office:value-type="string" calcext:value-type="string">
            <text:p>c2g2s591</text:p>
          </table:table-cell>
          <table:table-cell office:value-type="float" office:value="13.787551" calcext:value-type="float">
            <text:p>13,787551</text:p>
          </table:table-cell>
          <table:table-cell office:value-type="float" office:value="10.176782" calcext:value-type="float">
            <text:p>10,176782</text:p>
          </table:table-cell>
        </table:table-row>
        <table:table-row table:style-name="ro1">
          <table:table-cell office:value-type="string" calcext:value-type="string">
            <text:p>c2g2s592</text:p>
          </table:table-cell>
          <table:table-cell office:value-type="float" office:value="14.570234" calcext:value-type="float">
            <text:p>14,570234</text:p>
          </table:table-cell>
          <table:table-cell office:value-type="float" office:value="7.65119" calcext:value-type="float">
            <text:p>7,65119</text:p>
          </table:table-cell>
        </table:table-row>
        <table:table-row table:style-name="ro1">
          <table:table-cell office:value-type="string" calcext:value-type="string">
            <text:p>c2g2s593</text:p>
          </table:table-cell>
          <table:table-cell office:value-type="float" office:value="10.705625" calcext:value-type="float">
            <text:p>10,705625</text:p>
          </table:table-cell>
          <table:table-cell office:value-type="float" office:value="6.716127" calcext:value-type="float">
            <text:p>6,716127</text:p>
          </table:table-cell>
        </table:table-row>
        <table:table-row table:style-name="ro1">
          <table:table-cell office:value-type="string" calcext:value-type="string">
            <text:p>c2g2s594</text:p>
          </table:table-cell>
          <table:table-cell office:value-type="float" office:value="10.952518" calcext:value-type="float">
            <text:p>10,952518</text:p>
          </table:table-cell>
          <table:table-cell office:value-type="float" office:value="9.123736" calcext:value-type="float">
            <text:p>9,123736</text:p>
          </table:table-cell>
        </table:table-row>
        <table:table-row table:style-name="ro1">
          <table:table-cell office:value-type="string" calcext:value-type="string">
            <text:p>c2g2s595</text:p>
          </table:table-cell>
          <table:table-cell office:value-type="float" office:value="11.876453" calcext:value-type="float">
            <text:p>11,876453</text:p>
          </table:table-cell>
          <table:table-cell office:value-type="float" office:value="11.045372" calcext:value-type="float">
            <text:p>11,045372</text:p>
          </table:table-cell>
        </table:table-row>
        <table:table-row table:style-name="ro1">
          <table:table-cell office:value-type="string" calcext:value-type="string">
            <text:p>c2g2s596</text:p>
          </table:table-cell>
          <table:table-cell office:value-type="float" office:value="13.306554" calcext:value-type="float">
            <text:p>13,306554</text:p>
          </table:table-cell>
          <table:table-cell office:value-type="float" office:value="10.082577" calcext:value-type="float">
            <text:p>10,082577</text:p>
          </table:table-cell>
        </table:table-row>
        <table:table-row table:style-name="ro1">
          <table:table-cell office:value-type="string" calcext:value-type="string">
            <text:p>c2g2s597</text:p>
          </table:table-cell>
          <table:table-cell office:value-type="float" office:value="13.94771" calcext:value-type="float">
            <text:p>13,94771</text:p>
          </table:table-cell>
          <table:table-cell office:value-type="float" office:value="9.665133" calcext:value-type="float">
            <text:p>9,665133</text:p>
          </table:table-cell>
        </table:table-row>
        <table:table-row table:style-name="ro1">
          <table:table-cell office:value-type="string" calcext:value-type="string">
            <text:p>c2g2s598</text:p>
          </table:table-cell>
          <table:table-cell office:value-type="float" office:value="10.854871" calcext:value-type="float">
            <text:p>10,854871</text:p>
          </table:table-cell>
          <table:table-cell office:value-type="float" office:value="7.105713" calcext:value-type="float">
            <text:p>7,105713</text:p>
          </table:table-cell>
        </table:table-row>
        <table:table-row table:style-name="ro1">
          <table:table-cell office:value-type="string" calcext:value-type="string">
            <text:p>c2g2s599</text:p>
          </table:table-cell>
          <table:table-cell office:value-type="float" office:value="10.733872" calcext:value-type="float">
            <text:p>10,733872</text:p>
          </table:table-cell>
          <table:table-cell office:value-type="float" office:value="10.442392" calcext:value-type="float">
            <text:p>10,442392</text:p>
          </table:table-cell>
        </table:table-row>
        <table:table-row table:style-name="ro1">
          <table:table-cell office:value-type="string" calcext:value-type="string">
            <text:p>c2g2s600</text:p>
          </table:table-cell>
          <table:table-cell office:value-type="float" office:value="9.769249" calcext:value-type="float">
            <text:p>9,769249</text:p>
          </table:table-cell>
          <table:table-cell office:value-type="float" office:value="6.559751" calcext:value-type="float">
            <text:p>6,559751</text:p>
          </table:table-cell>
        </table:table-row>
        <table:table-row table:style-name="ro1">
          <table:table-cell office:value-type="string" calcext:value-type="string">
            <text:p>c2g2s601</text:p>
          </table:table-cell>
          <table:table-cell office:value-type="float" office:value="12.685212" calcext:value-type="float">
            <text:p>12,685212</text:p>
          </table:table-cell>
          <table:table-cell office:value-type="float" office:value="10.275229" calcext:value-type="float">
            <text:p>10,275229</text:p>
          </table:table-cell>
        </table:table-row>
        <table:table-row table:style-name="ro1">
          <table:table-cell office:value-type="string" calcext:value-type="string">
            <text:p>c2g2s602</text:p>
          </table:table-cell>
          <table:table-cell office:value-type="float" office:value="13.165636" calcext:value-type="float">
            <text:p>13,165636</text:p>
          </table:table-cell>
          <table:table-cell office:value-type="float" office:value="6.429497" calcext:value-type="float">
            <text:p>6,429497</text:p>
          </table:table-cell>
        </table:table-row>
        <table:table-row table:style-name="ro1">
          <table:table-cell office:value-type="string" calcext:value-type="string">
            <text:p>c2g2s603</text:p>
          </table:table-cell>
          <table:table-cell office:value-type="float" office:value="11.463186" calcext:value-type="float">
            <text:p>11,463186</text:p>
          </table:table-cell>
          <table:table-cell office:value-type="float" office:value="9.40981" calcext:value-type="float">
            <text:p>9,40981</text:p>
          </table:table-cell>
        </table:table-row>
        <table:table-row table:style-name="ro1">
          <table:table-cell office:value-type="string" calcext:value-type="string">
            <text:p>c2g2s605</text:p>
          </table:table-cell>
          <table:table-cell office:value-type="float" office:value="13.799973" calcext:value-type="float">
            <text:p>13,799973</text:p>
          </table:table-cell>
          <table:table-cell office:value-type="float" office:value="6.431171" calcext:value-type="float">
            <text:p>6,431171</text:p>
          </table:table-cell>
        </table:table-row>
        <table:table-row table:style-name="ro1">
          <table:table-cell office:value-type="string" calcext:value-type="string">
            <text:p>c2g2s606</text:p>
          </table:table-cell>
          <table:table-cell office:value-type="float" office:value="13.319366" calcext:value-type="float">
            <text:p>13,319366</text:p>
          </table:table-cell>
          <table:table-cell office:value-type="float" office:value="11.378881" calcext:value-type="float">
            <text:p>11,378881</text:p>
          </table:table-cell>
        </table:table-row>
        <table:table-row table:style-name="ro1">
          <table:table-cell office:value-type="string" calcext:value-type="string">
            <text:p>c2g2s607</text:p>
          </table:table-cell>
          <table:table-cell office:value-type="float" office:value="13.021065" calcext:value-type="float">
            <text:p>13,021065</text:p>
          </table:table-cell>
          <table:table-cell office:value-type="float" office:value="8.177925" calcext:value-type="float">
            <text:p>8,177925</text:p>
          </table:table-cell>
        </table:table-row>
        <table:table-row table:style-name="ro1">
          <table:table-cell office:value-type="string" calcext:value-type="string">
            <text:p>c2g2s608</text:p>
          </table:table-cell>
          <table:table-cell office:value-type="float" office:value="10.443752" calcext:value-type="float">
            <text:p>10,443752</text:p>
          </table:table-cell>
          <table:table-cell office:value-type="float" office:value="9.983639" calcext:value-type="float">
            <text:p>9,983639</text:p>
          </table:table-cell>
        </table:table-row>
        <table:table-row table:style-name="ro1">
          <table:table-cell office:value-type="string" calcext:value-type="string">
            <text:p>c2g2s609</text:p>
          </table:table-cell>
          <table:table-cell office:value-type="float" office:value="12.177624" calcext:value-type="float">
            <text:p>12,177624</text:p>
          </table:table-cell>
          <table:table-cell office:value-type="float" office:value="8.918921" calcext:value-type="float">
            <text:p>8,918921</text:p>
          </table:table-cell>
        </table:table-row>
        <table:table-row table:style-name="ro1">
          <table:table-cell office:value-type="string" calcext:value-type="string">
            <text:p>c2g2s610</text:p>
          </table:table-cell>
          <table:table-cell office:value-type="float" office:value="14.452888" calcext:value-type="float">
            <text:p>14,452888</text:p>
          </table:table-cell>
          <table:table-cell office:value-type="float" office:value="10.178671" calcext:value-type="float">
            <text:p>10,178671</text:p>
          </table:table-cell>
        </table:table-row>
        <table:table-row table:style-name="ro1">
          <table:table-cell office:value-type="string" calcext:value-type="string">
            <text:p>c2g2s611</text:p>
          </table:table-cell>
          <table:table-cell office:value-type="float" office:value="11.6481" calcext:value-type="float">
            <text:p>11,6481</text:p>
          </table:table-cell>
          <table:table-cell office:value-type="float" office:value="10.371973" calcext:value-type="float">
            <text:p>10,371973</text:p>
          </table:table-cell>
        </table:table-row>
        <table:table-row table:style-name="ro1">
          <table:table-cell office:value-type="string" calcext:value-type="string">
            <text:p>c2g2s612</text:p>
          </table:table-cell>
          <table:table-cell office:value-type="float" office:value="11.554307" calcext:value-type="float">
            <text:p>11,554307</text:p>
          </table:table-cell>
          <table:table-cell office:value-type="float" office:value="11.501471" calcext:value-type="float">
            <text:p>11,501471</text:p>
          </table:table-cell>
        </table:table-row>
        <table:table-row table:style-name="ro1">
          <table:table-cell office:value-type="string" calcext:value-type="string">
            <text:p>c2g2s613</text:p>
          </table:table-cell>
          <table:table-cell office:value-type="float" office:value="14.017493" calcext:value-type="float">
            <text:p>14,017493</text:p>
          </table:table-cell>
          <table:table-cell office:value-type="float" office:value="8.392248" calcext:value-type="float">
            <text:p>8,392248</text:p>
          </table:table-cell>
        </table:table-row>
        <table:table-row table:style-name="ro1">
          <table:table-cell office:value-type="string" calcext:value-type="string">
            <text:p>c2g2s614</text:p>
          </table:table-cell>
          <table:table-cell office:value-type="float" office:value="14.961937" calcext:value-type="float">
            <text:p>14,961937</text:p>
          </table:table-cell>
          <table:table-cell office:value-type="float" office:value="7.88313" calcext:value-type="float">
            <text:p>7,88313</text:p>
          </table:table-cell>
        </table:table-row>
        <table:table-row table:style-name="ro1">
          <table:table-cell office:value-type="string" calcext:value-type="string">
            <text:p>c2g2s615</text:p>
          </table:table-cell>
          <table:table-cell office:value-type="float" office:value="10.395455" calcext:value-type="float">
            <text:p>10,395455</text:p>
          </table:table-cell>
          <table:table-cell office:value-type="float" office:value="8.101399" calcext:value-type="float">
            <text:p>8,101399</text:p>
          </table:table-cell>
        </table:table-row>
        <table:table-row table:style-name="ro1">
          <table:table-cell office:value-type="string" calcext:value-type="string">
            <text:p>c2g2s616</text:p>
          </table:table-cell>
          <table:table-cell office:value-type="float" office:value="14.897748" calcext:value-type="float">
            <text:p>14,897748</text:p>
          </table:table-cell>
          <table:table-cell office:value-type="float" office:value="8.321614" calcext:value-type="float">
            <text:p>8,321614</text:p>
          </table:table-cell>
        </table:table-row>
        <table:table-row table:style-name="ro1">
          <table:table-cell office:value-type="string" calcext:value-type="string">
            <text:p>c2g2s617</text:p>
          </table:table-cell>
          <table:table-cell office:value-type="float" office:value="9.538918" calcext:value-type="float">
            <text:p>9,538918</text:p>
          </table:table-cell>
          <table:table-cell office:value-type="float" office:value="9.324792" calcext:value-type="float">
            <text:p>9,324792</text:p>
          </table:table-cell>
        </table:table-row>
        <table:table-row table:style-name="ro1">
          <table:table-cell office:value-type="string" calcext:value-type="string">
            <text:p>c2g2s618</text:p>
          </table:table-cell>
          <table:table-cell office:value-type="float" office:value="10.534407" calcext:value-type="float">
            <text:p>10,534407</text:p>
          </table:table-cell>
          <table:table-cell office:value-type="float" office:value="6.855857" calcext:value-type="float">
            <text:p>6,855857</text:p>
          </table:table-cell>
        </table:table-row>
        <table:table-row table:style-name="ro1">
          <table:table-cell office:value-type="string" calcext:value-type="string">
            <text:p>c2g2s619</text:p>
          </table:table-cell>
          <table:table-cell office:value-type="float" office:value="13.412333" calcext:value-type="float">
            <text:p>13,412333</text:p>
          </table:table-cell>
          <table:table-cell office:value-type="float" office:value="6.871552" calcext:value-type="float">
            <text:p>6,871552</text:p>
          </table:table-cell>
        </table:table-row>
        <table:table-row table:style-name="ro1">
          <table:table-cell office:value-type="string" calcext:value-type="string">
            <text:p>c2g2s621</text:p>
          </table:table-cell>
          <table:table-cell office:value-type="float" office:value="10.568859" calcext:value-type="float">
            <text:p>10,568859</text:p>
          </table:table-cell>
          <table:table-cell office:value-type="float" office:value="10.14592" calcext:value-type="float">
            <text:p>10,14592</text:p>
          </table:table-cell>
        </table:table-row>
        <table:table-row table:style-name="ro1">
          <table:table-cell office:value-type="string" calcext:value-type="string">
            <text:p>c2g2s622</text:p>
          </table:table-cell>
          <table:table-cell office:value-type="float" office:value="11.039977" calcext:value-type="float">
            <text:p>11,039977</text:p>
          </table:table-cell>
          <table:table-cell office:value-type="float" office:value="8.727893" calcext:value-type="float">
            <text:p>8,727893</text:p>
          </table:table-cell>
        </table:table-row>
        <table:table-row table:style-name="ro1">
          <table:table-cell office:value-type="string" calcext:value-type="string">
            <text:p>c2g2s623</text:p>
          </table:table-cell>
          <table:table-cell office:value-type="float" office:value="13.594284" calcext:value-type="float">
            <text:p>13,594284</text:p>
          </table:table-cell>
          <table:table-cell office:value-type="float" office:value="11.398085" calcext:value-type="float">
            <text:p>11,398085</text:p>
          </table:table-cell>
        </table:table-row>
        <table:table-row table:style-name="ro1">
          <table:table-cell office:value-type="string" calcext:value-type="string">
            <text:p>c2g2s624</text:p>
          </table:table-cell>
          <table:table-cell office:value-type="float" office:value="12.139363" calcext:value-type="float">
            <text:p>12,139363</text:p>
          </table:table-cell>
          <table:table-cell office:value-type="float" office:value="10.899022" calcext:value-type="float">
            <text:p>10,899022</text:p>
          </table:table-cell>
        </table:table-row>
        <table:table-row table:style-name="ro1">
          <table:table-cell office:value-type="string" calcext:value-type="string">
            <text:p>c2g2s625</text:p>
          </table:table-cell>
          <table:table-cell office:value-type="float" office:value="12.060565" calcext:value-type="float">
            <text:p>12,060565</text:p>
          </table:table-cell>
          <table:table-cell office:value-type="float" office:value="11.514025" calcext:value-type="float">
            <text:p>11,514025</text:p>
          </table:table-cell>
        </table:table-row>
        <table:table-row table:style-name="ro1">
          <table:table-cell office:value-type="string" calcext:value-type="string">
            <text:p>c2g2s626</text:p>
          </table:table-cell>
          <table:table-cell office:value-type="float" office:value="14.070959" calcext:value-type="float">
            <text:p>14,070959</text:p>
          </table:table-cell>
          <table:table-cell office:value-type="float" office:value="7.607155" calcext:value-type="float">
            <text:p>7,607155</text:p>
          </table:table-cell>
        </table:table-row>
        <table:table-row table:style-name="ro1">
          <table:table-cell office:value-type="string" calcext:value-type="string">
            <text:p>c2g2s627</text:p>
          </table:table-cell>
          <table:table-cell office:value-type="float" office:value="15.466414" calcext:value-type="float">
            <text:p>15,466414</text:p>
          </table:table-cell>
          <table:table-cell office:value-type="float" office:value="8.186728" calcext:value-type="float">
            <text:p>8,186728</text:p>
          </table:table-cell>
        </table:table-row>
        <table:table-row table:style-name="ro1">
          <table:table-cell office:value-type="string" calcext:value-type="string">
            <text:p>c2g2s628</text:p>
          </table:table-cell>
          <table:table-cell office:value-type="float" office:value="11.11321" calcext:value-type="float">
            <text:p>11,11321</text:p>
          </table:table-cell>
          <table:table-cell office:value-type="float" office:value="8.163141" calcext:value-type="float">
            <text:p>8,163141</text:p>
          </table:table-cell>
        </table:table-row>
        <table:table-row table:style-name="ro1">
          <table:table-cell office:value-type="string" calcext:value-type="string">
            <text:p>c2g2s629</text:p>
          </table:table-cell>
          <table:table-cell office:value-type="float" office:value="12.321731" calcext:value-type="float">
            <text:p>12,321731</text:p>
          </table:table-cell>
          <table:table-cell office:value-type="float" office:value="8.2783" calcext:value-type="float">
            <text:p>8,2783</text:p>
          </table:table-cell>
        </table:table-row>
        <table:table-row table:style-name="ro1">
          <table:table-cell office:value-type="string" calcext:value-type="string">
            <text:p>c2g2s630</text:p>
          </table:table-cell>
          <table:table-cell office:value-type="float" office:value="11.544982" calcext:value-type="float">
            <text:p>11,544982</text:p>
          </table:table-cell>
          <table:table-cell office:value-type="float" office:value="10.532122" calcext:value-type="float">
            <text:p>10,532122</text:p>
          </table:table-cell>
        </table:table-row>
        <table:table-row table:style-name="ro1">
          <table:table-cell office:value-type="string" calcext:value-type="string">
            <text:p>c2g2s631</text:p>
          </table:table-cell>
          <table:table-cell office:value-type="float" office:value="15.251616" calcext:value-type="float">
            <text:p>15,251616</text:p>
          </table:table-cell>
          <table:table-cell office:value-type="float" office:value="9.323279" calcext:value-type="float">
            <text:p>9,323279</text:p>
          </table:table-cell>
        </table:table-row>
        <table:table-row table:style-name="ro1">
          <table:table-cell office:value-type="string" calcext:value-type="string">
            <text:p>c2g2s632</text:p>
          </table:table-cell>
          <table:table-cell office:value-type="float" office:value="14.076915" calcext:value-type="float">
            <text:p>14,076915</text:p>
          </table:table-cell>
          <table:table-cell office:value-type="float" office:value="9.126124" calcext:value-type="float">
            <text:p>9,126124</text:p>
          </table:table-cell>
        </table:table-row>
        <table:table-row table:style-name="ro1">
          <table:table-cell office:value-type="string" calcext:value-type="string">
            <text:p>c2g2s633</text:p>
          </table:table-cell>
          <table:table-cell office:value-type="float" office:value="9.799263" calcext:value-type="float">
            <text:p>9,799263</text:p>
          </table:table-cell>
          <table:table-cell office:value-type="float" office:value="10.497828" calcext:value-type="float">
            <text:p>10,497828</text:p>
          </table:table-cell>
        </table:table-row>
        <table:table-row table:style-name="ro1">
          <table:table-cell office:value-type="string" calcext:value-type="string">
            <text:p>c2g2s634</text:p>
          </table:table-cell>
          <table:table-cell office:value-type="float" office:value="10.367531" calcext:value-type="float">
            <text:p>10,367531</text:p>
          </table:table-cell>
          <table:table-cell office:value-type="float" office:value="9.596489" calcext:value-type="float">
            <text:p>9,596489</text:p>
          </table:table-cell>
        </table:table-row>
        <table:table-row table:style-name="ro1">
          <table:table-cell office:value-type="string" calcext:value-type="string">
            <text:p>c2g2s635</text:p>
          </table:table-cell>
          <table:table-cell office:value-type="float" office:value="14.363692" calcext:value-type="float">
            <text:p>14,363692</text:p>
          </table:table-cell>
          <table:table-cell office:value-type="float" office:value="8.303235" calcext:value-type="float">
            <text:p>8,303235</text:p>
          </table:table-cell>
        </table:table-row>
        <table:table-row table:style-name="ro1">
          <table:table-cell office:value-type="string" calcext:value-type="string">
            <text:p>c2g2s636</text:p>
          </table:table-cell>
          <table:table-cell office:value-type="float" office:value="15.009216" calcext:value-type="float">
            <text:p>15,009216</text:p>
          </table:table-cell>
          <table:table-cell office:value-type="float" office:value="8.525306" calcext:value-type="float">
            <text:p>8,525306</text:p>
          </table:table-cell>
        </table:table-row>
        <table:table-row table:style-name="ro1">
          <table:table-cell office:value-type="string" calcext:value-type="string">
            <text:p>c2g2s637</text:p>
          </table:table-cell>
          <table:table-cell office:value-type="float" office:value="14.080224" calcext:value-type="float">
            <text:p>14,080224</text:p>
          </table:table-cell>
          <table:table-cell office:value-type="float" office:value="9.00573" calcext:value-type="float">
            <text:p>9,00573</text:p>
          </table:table-cell>
        </table:table-row>
        <table:table-row table:style-name="ro1">
          <table:table-cell office:value-type="string" calcext:value-type="string">
            <text:p>c2g2s638</text:p>
          </table:table-cell>
          <table:table-cell office:value-type="float" office:value="14.338515" calcext:value-type="float">
            <text:p>14,338515</text:p>
          </table:table-cell>
          <table:table-cell office:value-type="float" office:value="7.470245" calcext:value-type="float">
            <text:p>7,470245</text:p>
          </table:table-cell>
        </table:table-row>
        <table:table-row table:style-name="ro1">
          <table:table-cell office:value-type="string" calcext:value-type="string">
            <text:p>c2g2s639</text:p>
          </table:table-cell>
          <table:table-cell office:value-type="float" office:value="11.831923" calcext:value-type="float">
            <text:p>11,831923</text:p>
          </table:table-cell>
          <table:table-cell office:value-type="float" office:value="7.923853" calcext:value-type="float">
            <text:p>7,923853</text:p>
          </table:table-cell>
        </table:table-row>
        <table:table-row table:style-name="ro1">
          <table:table-cell office:value-type="string" calcext:value-type="string">
            <text:p>c2g2s640</text:p>
          </table:table-cell>
          <table:table-cell office:value-type="float" office:value="12.23211" calcext:value-type="float">
            <text:p>12,23211</text:p>
          </table:table-cell>
          <table:table-cell office:value-type="float" office:value="7.685469" calcext:value-type="float">
            <text:p>7,685469</text:p>
          </table:table-cell>
        </table:table-row>
        <table:table-row table:style-name="ro1">
          <table:table-cell office:value-type="string" calcext:value-type="string">
            <text:p>c2g2s641</text:p>
          </table:table-cell>
          <table:table-cell office:value-type="float" office:value="12.568517" calcext:value-type="float">
            <text:p>12,568517</text:p>
          </table:table-cell>
          <table:table-cell office:value-type="float" office:value="7.997786" calcext:value-type="float">
            <text:p>7,997786</text:p>
          </table:table-cell>
        </table:table-row>
        <table:table-row table:style-name="ro1">
          <table:table-cell office:value-type="string" calcext:value-type="string">
            <text:p>c2g2s642</text:p>
          </table:table-cell>
          <table:table-cell office:value-type="float" office:value="9.919575" calcext:value-type="float">
            <text:p>9,919575</text:p>
          </table:table-cell>
          <table:table-cell office:value-type="float" office:value="6.584701" calcext:value-type="float">
            <text:p>6,584701</text:p>
          </table:table-cell>
        </table:table-row>
        <table:table-row table:style-name="ro1">
          <table:table-cell office:value-type="string" calcext:value-type="string">
            <text:p>c2g2s643</text:p>
          </table:table-cell>
          <table:table-cell office:value-type="float" office:value="13.748555" calcext:value-type="float">
            <text:p>13,748555</text:p>
          </table:table-cell>
          <table:table-cell office:value-type="float" office:value="10.227921" calcext:value-type="float">
            <text:p>10,227921</text:p>
          </table:table-cell>
        </table:table-row>
        <table:table-row table:style-name="ro1">
          <table:table-cell office:value-type="string" calcext:value-type="string">
            <text:p>c2g2s644</text:p>
          </table:table-cell>
          <table:table-cell office:value-type="float" office:value="11.083963" calcext:value-type="float">
            <text:p>11,083963</text:p>
          </table:table-cell>
          <table:table-cell office:value-type="float" office:value="8.935748" calcext:value-type="float">
            <text:p>8,935748</text:p>
          </table:table-cell>
        </table:table-row>
        <table:table-row table:style-name="ro1">
          <table:table-cell office:value-type="string" calcext:value-type="string">
            <text:p>c2g2s645</text:p>
          </table:table-cell>
          <table:table-cell office:value-type="float" office:value="12.451495" calcext:value-type="float">
            <text:p>12,451495</text:p>
          </table:table-cell>
          <table:table-cell office:value-type="float" office:value="7.645038" calcext:value-type="float">
            <text:p>7,645038</text:p>
          </table:table-cell>
        </table:table-row>
        <table:table-row table:style-name="ro1">
          <table:table-cell office:value-type="string" calcext:value-type="string">
            <text:p>c2g2s646</text:p>
          </table:table-cell>
          <table:table-cell office:value-type="float" office:value="10.442237" calcext:value-type="float">
            <text:p>10,442237</text:p>
          </table:table-cell>
          <table:table-cell office:value-type="float" office:value="8.0468" calcext:value-type="float">
            <text:p>8,0468</text:p>
          </table:table-cell>
        </table:table-row>
        <table:table-row table:style-name="ro1">
          <table:table-cell office:value-type="string" calcext:value-type="string">
            <text:p>c2g2s647</text:p>
          </table:table-cell>
          <table:table-cell office:value-type="float" office:value="13.445472" calcext:value-type="float">
            <text:p>13,445472</text:p>
          </table:table-cell>
          <table:table-cell office:value-type="float" office:value="7.144403" calcext:value-type="float">
            <text:p>7,144403</text:p>
          </table:table-cell>
        </table:table-row>
        <table:table-row table:style-name="ro1">
          <table:table-cell office:value-type="string" calcext:value-type="string">
            <text:p>c2g2s648</text:p>
          </table:table-cell>
          <table:table-cell office:value-type="float" office:value="11.38078" calcext:value-type="float">
            <text:p>11,38078</text:p>
          </table:table-cell>
          <table:table-cell office:value-type="float" office:value="10.369708" calcext:value-type="float">
            <text:p>10,369708</text:p>
          </table:table-cell>
        </table:table-row>
        <table:table-row table:style-name="ro1">
          <table:table-cell office:value-type="string" calcext:value-type="string">
            <text:p>c2g2s649</text:p>
          </table:table-cell>
          <table:table-cell office:value-type="float" office:value="9.971004" calcext:value-type="float">
            <text:p>9,971004</text:p>
          </table:table-cell>
          <table:table-cell office:value-type="float" office:value="7.780204" calcext:value-type="float">
            <text:p>7,780204</text:p>
          </table:table-cell>
        </table:table-row>
        <table:table-row table:style-name="ro1">
          <table:table-cell office:value-type="string" calcext:value-type="string">
            <text:p>c2g2s650</text:p>
          </table:table-cell>
          <table:table-cell office:value-type="float" office:value="12.918224" calcext:value-type="float">
            <text:p>12,918224</text:p>
          </table:table-cell>
          <table:table-cell office:value-type="float" office:value="7.859076" calcext:value-type="float">
            <text:p>7,859076</text:p>
          </table:table-cell>
        </table:table-row>
        <table:table-row table:style-name="ro1">
          <table:table-cell office:value-type="string" calcext:value-type="string">
            <text:p>c2g2s651</text:p>
          </table:table-cell>
          <table:table-cell office:value-type="float" office:value="15.08847" calcext:value-type="float">
            <text:p>15,08847</text:p>
          </table:table-cell>
          <table:table-cell office:value-type="float" office:value="8.956548" calcext:value-type="float">
            <text:p>8,956548</text:p>
          </table:table-cell>
        </table:table-row>
        <table:table-row table:style-name="ro1">
          <table:table-cell office:value-type="string" calcext:value-type="string">
            <text:p>c2g2s652</text:p>
          </table:table-cell>
          <table:table-cell office:value-type="float" office:value="14.182929" calcext:value-type="float">
            <text:p>14,182929</text:p>
          </table:table-cell>
          <table:table-cell office:value-type="float" office:value="10.530591" calcext:value-type="float">
            <text:p>10,530591</text:p>
          </table:table-cell>
        </table:table-row>
        <table:table-row table:style-name="ro1">
          <table:table-cell office:value-type="string" calcext:value-type="string">
            <text:p>c2g2s653</text:p>
          </table:table-cell>
          <table:table-cell office:value-type="float" office:value="10.078398" calcext:value-type="float">
            <text:p>10,078398</text:p>
          </table:table-cell>
          <table:table-cell office:value-type="float" office:value="6.738377" calcext:value-type="float">
            <text:p>6,738377</text:p>
          </table:table-cell>
        </table:table-row>
        <table:table-row table:style-name="ro1">
          <table:table-cell office:value-type="string" calcext:value-type="string">
            <text:p>c2g2s654</text:p>
          </table:table-cell>
          <table:table-cell office:value-type="float" office:value="10.997972" calcext:value-type="float">
            <text:p>10,997972</text:p>
          </table:table-cell>
          <table:table-cell office:value-type="float" office:value="8.023078" calcext:value-type="float">
            <text:p>8,023078</text:p>
          </table:table-cell>
        </table:table-row>
        <table:table-row table:style-name="ro1">
          <table:table-cell office:value-type="string" calcext:value-type="string">
            <text:p>c2g2s656</text:p>
          </table:table-cell>
          <table:table-cell office:value-type="float" office:value="10.768537" calcext:value-type="float">
            <text:p>10,768537</text:p>
          </table:table-cell>
          <table:table-cell office:value-type="float" office:value="9.826799" calcext:value-type="float">
            <text:p>9,826799</text:p>
          </table:table-cell>
        </table:table-row>
        <table:table-row table:style-name="ro1">
          <table:table-cell office:value-type="string" calcext:value-type="string">
            <text:p>c2g2s657</text:p>
          </table:table-cell>
          <table:table-cell office:value-type="float" office:value="13.093722" calcext:value-type="float">
            <text:p>13,093722</text:p>
          </table:table-cell>
          <table:table-cell office:value-type="float" office:value="8.702083" calcext:value-type="float">
            <text:p>8,702083</text:p>
          </table:table-cell>
        </table:table-row>
        <table:table-row table:style-name="ro1">
          <table:table-cell office:value-type="string" calcext:value-type="string">
            <text:p>c2g2s658</text:p>
          </table:table-cell>
          <table:table-cell office:value-type="float" office:value="11.482271" calcext:value-type="float">
            <text:p>11,482271</text:p>
          </table:table-cell>
          <table:table-cell office:value-type="float" office:value="11.082863" calcext:value-type="float">
            <text:p>11,082863</text:p>
          </table:table-cell>
        </table:table-row>
        <table:table-row table:style-name="ro1">
          <table:table-cell office:value-type="string" calcext:value-type="string">
            <text:p>c2g2s659</text:p>
          </table:table-cell>
          <table:table-cell office:value-type="float" office:value="10.256745" calcext:value-type="float">
            <text:p>10,256745</text:p>
          </table:table-cell>
          <table:table-cell office:value-type="float" office:value="9.817834" calcext:value-type="float">
            <text:p>9,817834</text:p>
          </table:table-cell>
        </table:table-row>
        <table:table-row table:style-name="ro1">
          <table:table-cell office:value-type="string" calcext:value-type="string">
            <text:p>c2g2s661</text:p>
          </table:table-cell>
          <table:table-cell office:value-type="float" office:value="12.485631" calcext:value-type="float">
            <text:p>12,485631</text:p>
          </table:table-cell>
          <table:table-cell office:value-type="float" office:value="11.367351" calcext:value-type="float">
            <text:p>11,367351</text:p>
          </table:table-cell>
        </table:table-row>
        <table:table-row table:style-name="ro1">
          <table:table-cell office:value-type="string" calcext:value-type="string">
            <text:p>c2g2s662</text:p>
          </table:table-cell>
          <table:table-cell office:value-type="float" office:value="13.284205" calcext:value-type="float">
            <text:p>13,284205</text:p>
          </table:table-cell>
          <table:table-cell office:value-type="float" office:value="6.875322" calcext:value-type="float">
            <text:p>6,875322</text:p>
          </table:table-cell>
        </table:table-row>
        <table:table-row table:style-name="ro1">
          <table:table-cell office:value-type="string" calcext:value-type="string">
            <text:p>c2g2s663</text:p>
          </table:table-cell>
          <table:table-cell office:value-type="float" office:value="14.295099" calcext:value-type="float">
            <text:p>14,295099</text:p>
          </table:table-cell>
          <table:table-cell office:value-type="float" office:value="6.457086" calcext:value-type="float">
            <text:p>6,457086</text:p>
          </table:table-cell>
        </table:table-row>
        <table:table-row table:style-name="ro1">
          <table:table-cell office:value-type="string" calcext:value-type="string">
            <text:p>c2g2s664</text:p>
          </table:table-cell>
          <table:table-cell office:value-type="float" office:value="10.831849" calcext:value-type="float">
            <text:p>10,831849</text:p>
          </table:table-cell>
          <table:table-cell office:value-type="float" office:value="11.264127" calcext:value-type="float">
            <text:p>11,264127</text:p>
          </table:table-cell>
        </table:table-row>
        <table:table-row table:style-name="ro1">
          <table:table-cell office:value-type="string" calcext:value-type="string">
            <text:p>c2g2s666</text:p>
          </table:table-cell>
          <table:table-cell office:value-type="float" office:value="12.114291" calcext:value-type="float">
            <text:p>12,114291</text:p>
          </table:table-cell>
          <table:table-cell office:value-type="float" office:value="9.05619" calcext:value-type="float">
            <text:p>9,05619</text:p>
          </table:table-cell>
        </table:table-row>
        <table:table-row table:style-name="ro1">
          <table:table-cell office:value-type="string" calcext:value-type="string">
            <text:p>c2g2s667</text:p>
          </table:table-cell>
          <table:table-cell office:value-type="float" office:value="9.361241" calcext:value-type="float">
            <text:p>9,361241</text:p>
          </table:table-cell>
          <table:table-cell office:value-type="float" office:value="8.399722" calcext:value-type="float">
            <text:p>8,399722</text:p>
          </table:table-cell>
        </table:table-row>
        <table:table-row table:style-name="ro1">
          <table:table-cell office:value-type="string" calcext:value-type="string">
            <text:p>c2g2s668</text:p>
          </table:table-cell>
          <table:table-cell office:value-type="float" office:value="14.15622" calcext:value-type="float">
            <text:p>14,15622</text:p>
          </table:table-cell>
          <table:table-cell office:value-type="float" office:value="10.033571" calcext:value-type="float">
            <text:p>10,033571</text:p>
          </table:table-cell>
        </table:table-row>
        <table:table-row table:style-name="ro1">
          <table:table-cell office:value-type="string" calcext:value-type="string">
            <text:p>c2g2s669</text:p>
          </table:table-cell>
          <table:table-cell office:value-type="float" office:value="10.982247" calcext:value-type="float">
            <text:p>10,982247</text:p>
          </table:table-cell>
          <table:table-cell office:value-type="float" office:value="10.319362" calcext:value-type="float">
            <text:p>10,319362</text:p>
          </table:table-cell>
        </table:table-row>
        <table:table-row table:style-name="ro1">
          <table:table-cell office:value-type="string" calcext:value-type="string">
            <text:p>c2g2s670</text:p>
          </table:table-cell>
          <table:table-cell office:value-type="float" office:value="15.308894" calcext:value-type="float">
            <text:p>15,308894</text:p>
          </table:table-cell>
          <table:table-cell office:value-type="float" office:value="7.890213" calcext:value-type="float">
            <text:p>7,890213</text:p>
          </table:table-cell>
        </table:table-row>
        <table:table-row table:style-name="ro1">
          <table:table-cell office:value-type="string" calcext:value-type="string">
            <text:p>c2g2s671</text:p>
          </table:table-cell>
          <table:table-cell office:value-type="float" office:value="15.245009" calcext:value-type="float">
            <text:p>15,245009</text:p>
          </table:table-cell>
          <table:table-cell office:value-type="float" office:value="9.334135" calcext:value-type="float">
            <text:p>9,334135</text:p>
          </table:table-cell>
        </table:table-row>
        <table:table-row table:style-name="ro1">
          <table:table-cell office:value-type="string" calcext:value-type="string">
            <text:p>c2g2s672</text:p>
          </table:table-cell>
          <table:table-cell office:value-type="float" office:value="12.791996" calcext:value-type="float">
            <text:p>12,791996</text:p>
          </table:table-cell>
          <table:table-cell office:value-type="float" office:value="5.656481" calcext:value-type="float">
            <text:p>5,656481</text:p>
          </table:table-cell>
        </table:table-row>
        <table:table-row table:style-name="ro1">
          <table:table-cell office:value-type="string" calcext:value-type="string">
            <text:p>c2g2s673</text:p>
          </table:table-cell>
          <table:table-cell office:value-type="float" office:value="10.058187" calcext:value-type="float">
            <text:p>10,058187</text:p>
          </table:table-cell>
          <table:table-cell office:value-type="float" office:value="10.388088" calcext:value-type="float">
            <text:p>10,388088</text:p>
          </table:table-cell>
        </table:table-row>
        <table:table-row table:style-name="ro1">
          <table:table-cell office:value-type="string" calcext:value-type="string">
            <text:p>c2g2s674</text:p>
          </table:table-cell>
          <table:table-cell office:value-type="float" office:value="14.114885" calcext:value-type="float">
            <text:p>14,114885</text:p>
          </table:table-cell>
          <table:table-cell office:value-type="float" office:value="10.555354" calcext:value-type="float">
            <text:p>10,555354</text:p>
          </table:table-cell>
        </table:table-row>
        <table:table-row table:style-name="ro1">
          <table:table-cell office:value-type="string" calcext:value-type="string">
            <text:p>c2g2s675</text:p>
          </table:table-cell>
          <table:table-cell office:value-type="float" office:value="13.927818" calcext:value-type="float">
            <text:p>13,927818</text:p>
          </table:table-cell>
          <table:table-cell office:value-type="float" office:value="7.81259" calcext:value-type="float">
            <text:p>7,81259</text:p>
          </table:table-cell>
        </table:table-row>
        <table:table-row table:style-name="ro1">
          <table:table-cell office:value-type="string" calcext:value-type="string">
            <text:p>c2g2s676</text:p>
          </table:table-cell>
          <table:table-cell office:value-type="float" office:value="12.921575" calcext:value-type="float">
            <text:p>12,921575</text:p>
          </table:table-cell>
          <table:table-cell office:value-type="float" office:value="7.907944" calcext:value-type="float">
            <text:p>7,907944</text:p>
          </table:table-cell>
        </table:table-row>
        <table:table-row table:style-name="ro1">
          <table:table-cell office:value-type="string" calcext:value-type="string">
            <text:p>c2g2s677</text:p>
          </table:table-cell>
          <table:table-cell office:value-type="float" office:value="11.165146" calcext:value-type="float">
            <text:p>11,165146</text:p>
          </table:table-cell>
          <table:table-cell office:value-type="float" office:value="9.908106" calcext:value-type="float">
            <text:p>9,908106</text:p>
          </table:table-cell>
        </table:table-row>
        <table:table-row table:style-name="ro1">
          <table:table-cell office:value-type="string" calcext:value-type="string">
            <text:p>c2g2s678</text:p>
          </table:table-cell>
          <table:table-cell office:value-type="float" office:value="10.137305" calcext:value-type="float">
            <text:p>10,137305</text:p>
          </table:table-cell>
          <table:table-cell office:value-type="float" office:value="10.695453" calcext:value-type="float">
            <text:p>10,695453</text:p>
          </table:table-cell>
        </table:table-row>
        <table:table-row table:style-name="ro1">
          <table:table-cell office:value-type="string" calcext:value-type="string">
            <text:p>c2g2s679</text:p>
          </table:table-cell>
          <table:table-cell office:value-type="float" office:value="9.823752" calcext:value-type="float">
            <text:p>9,823752</text:p>
          </table:table-cell>
          <table:table-cell office:value-type="float" office:value="8.934781" calcext:value-type="float">
            <text:p>8,934781</text:p>
          </table:table-cell>
        </table:table-row>
        <table:table-row table:style-name="ro1">
          <table:table-cell office:value-type="string" calcext:value-type="string">
            <text:p>c2g2s680</text:p>
          </table:table-cell>
          <table:table-cell office:value-type="float" office:value="13.436711" calcext:value-type="float">
            <text:p>13,436711</text:p>
          </table:table-cell>
          <table:table-cell office:value-type="float" office:value="10.727618" calcext:value-type="float">
            <text:p>10,727618</text:p>
          </table:table-cell>
        </table:table-row>
        <table:table-row table:style-name="ro1">
          <table:table-cell office:value-type="string" calcext:value-type="string">
            <text:p>c2g2s681</text:p>
          </table:table-cell>
          <table:table-cell office:value-type="float" office:value="13.816445" calcext:value-type="float">
            <text:p>13,816445</text:p>
          </table:table-cell>
          <table:table-cell office:value-type="float" office:value="6.827832" calcext:value-type="float">
            <text:p>6,827832</text:p>
          </table:table-cell>
        </table:table-row>
        <table:table-row table:style-name="ro1">
          <table:table-cell office:value-type="string" calcext:value-type="string">
            <text:p>c2g2s682</text:p>
          </table:table-cell>
          <table:table-cell office:value-type="float" office:value="13.571455" calcext:value-type="float">
            <text:p>13,571455</text:p>
          </table:table-cell>
          <table:table-cell office:value-type="float" office:value="7.127505" calcext:value-type="float">
            <text:p>7,127505</text:p>
          </table:table-cell>
        </table:table-row>
        <table:table-row table:style-name="ro1">
          <table:table-cell office:value-type="string" calcext:value-type="string">
            <text:p>c2g2s683</text:p>
          </table:table-cell>
          <table:table-cell office:value-type="float" office:value="15.18401" calcext:value-type="float">
            <text:p>15,18401</text:p>
          </table:table-cell>
          <table:table-cell office:value-type="float" office:value="8.971322" calcext:value-type="float">
            <text:p>8,971322</text:p>
          </table:table-cell>
        </table:table-row>
        <table:table-row table:style-name="ro1">
          <table:table-cell office:value-type="string" calcext:value-type="string">
            <text:p>c2g2s684</text:p>
          </table:table-cell>
          <table:table-cell office:value-type="float" office:value="14.619501" calcext:value-type="float">
            <text:p>14,619501</text:p>
          </table:table-cell>
          <table:table-cell office:value-type="float" office:value="9.327803" calcext:value-type="float">
            <text:p>9,327803</text:p>
          </table:table-cell>
        </table:table-row>
        <table:table-row table:style-name="ro1">
          <table:table-cell office:value-type="string" calcext:value-type="string">
            <text:p>c2g2s686</text:p>
          </table:table-cell>
          <table:table-cell office:value-type="float" office:value="11.652688" calcext:value-type="float">
            <text:p>11,652688</text:p>
          </table:table-cell>
          <table:table-cell office:value-type="float" office:value="7.084298" calcext:value-type="float">
            <text:p>7,084298</text:p>
          </table:table-cell>
        </table:table-row>
        <table:table-row table:style-name="ro1">
          <table:table-cell office:value-type="string" calcext:value-type="string">
            <text:p>c2g2s687</text:p>
          </table:table-cell>
          <table:table-cell office:value-type="float" office:value="10.090506" calcext:value-type="float">
            <text:p>10,090506</text:p>
          </table:table-cell>
          <table:table-cell office:value-type="float" office:value="7.413146" calcext:value-type="float">
            <text:p>7,413146</text:p>
          </table:table-cell>
        </table:table-row>
        <table:table-row table:style-name="ro1">
          <table:table-cell office:value-type="string" calcext:value-type="string">
            <text:p>c2g2s688</text:p>
          </table:table-cell>
          <table:table-cell office:value-type="float" office:value="14.705873" calcext:value-type="float">
            <text:p>14,705873</text:p>
          </table:table-cell>
          <table:table-cell office:value-type="float" office:value="10.02109" calcext:value-type="float">
            <text:p>10,02109</text:p>
          </table:table-cell>
        </table:table-row>
        <table:table-row table:style-name="ro1">
          <table:table-cell office:value-type="string" calcext:value-type="string">
            <text:p>c2g2s689</text:p>
          </table:table-cell>
          <table:table-cell office:value-type="float" office:value="10.381018" calcext:value-type="float">
            <text:p>10,381018</text:p>
          </table:table-cell>
          <table:table-cell office:value-type="float" office:value="7.134471" calcext:value-type="float">
            <text:p>7,134471</text:p>
          </table:table-cell>
        </table:table-row>
        <table:table-row table:style-name="ro1">
          <table:table-cell office:value-type="string" calcext:value-type="string">
            <text:p>c2g2s690</text:p>
          </table:table-cell>
          <table:table-cell office:value-type="float" office:value="14.858395" calcext:value-type="float">
            <text:p>14,858395</text:p>
          </table:table-cell>
          <table:table-cell office:value-type="float" office:value="8.803081" calcext:value-type="float">
            <text:p>8,803081</text:p>
          </table:table-cell>
        </table:table-row>
        <table:table-row table:style-name="ro1">
          <table:table-cell office:value-type="string" calcext:value-type="string">
            <text:p>c2g2s691</text:p>
          </table:table-cell>
          <table:table-cell office:value-type="float" office:value="9.564036" calcext:value-type="float">
            <text:p>9,564036</text:p>
          </table:table-cell>
          <table:table-cell office:value-type="float" office:value="6.884535" calcext:value-type="float">
            <text:p>6,884535</text:p>
          </table:table-cell>
        </table:table-row>
        <table:table-row table:style-name="ro1">
          <table:table-cell office:value-type="string" calcext:value-type="string">
            <text:p>c2g2s693</text:p>
          </table:table-cell>
          <table:table-cell office:value-type="float" office:value="10.932295" calcext:value-type="float">
            <text:p>10,932295</text:p>
          </table:table-cell>
          <table:table-cell office:value-type="float" office:value="10.9994" calcext:value-type="float">
            <text:p>10,9994</text:p>
          </table:table-cell>
        </table:table-row>
        <table:table-row table:style-name="ro1">
          <table:table-cell office:value-type="string" calcext:value-type="string">
            <text:p>c2g2s694</text:p>
          </table:table-cell>
          <table:table-cell office:value-type="float" office:value="10.410347" calcext:value-type="float">
            <text:p>10,410347</text:p>
          </table:table-cell>
          <table:table-cell office:value-type="float" office:value="7.528344" calcext:value-type="float">
            <text:p>7,528344</text:p>
          </table:table-cell>
        </table:table-row>
        <table:table-row table:style-name="ro1">
          <table:table-cell office:value-type="string" calcext:value-type="string">
            <text:p>c2g2s695</text:p>
          </table:table-cell>
          <table:table-cell office:value-type="float" office:value="13.063035" calcext:value-type="float">
            <text:p>13,063035</text:p>
          </table:table-cell>
          <table:table-cell office:value-type="float" office:value="7.020538" calcext:value-type="float">
            <text:p>7,020538</text:p>
          </table:table-cell>
        </table:table-row>
        <table:table-row table:style-name="ro1">
          <table:table-cell office:value-type="string" calcext:value-type="string">
            <text:p>c2g2s696</text:p>
          </table:table-cell>
          <table:table-cell office:value-type="float" office:value="13.012642" calcext:value-type="float">
            <text:p>13,012642</text:p>
          </table:table-cell>
          <table:table-cell office:value-type="float" office:value="9.133684" calcext:value-type="float">
            <text:p>9,133684</text:p>
          </table:table-cell>
        </table:table-row>
        <table:table-row table:style-name="ro1">
          <table:table-cell office:value-type="string" calcext:value-type="string">
            <text:p>c2g2s697</text:p>
          </table:table-cell>
          <table:table-cell office:value-type="float" office:value="12.228514" calcext:value-type="float">
            <text:p>12,228514</text:p>
          </table:table-cell>
          <table:table-cell office:value-type="float" office:value="7.679904" calcext:value-type="float">
            <text:p>7,679904</text:p>
          </table:table-cell>
        </table:table-row>
        <table:table-row table:style-name="ro1">
          <table:table-cell office:value-type="string" calcext:value-type="string">
            <text:p>c2g2s698</text:p>
          </table:table-cell>
          <table:table-cell office:value-type="float" office:value="11.064774" calcext:value-type="float">
            <text:p>11,064774</text:p>
          </table:table-cell>
          <table:table-cell office:value-type="float" office:value="9.514376" calcext:value-type="float">
            <text:p>9,514376</text:p>
          </table:table-cell>
        </table:table-row>
        <table:table-row table:style-name="ro1">
          <table:table-cell office:value-type="string" calcext:value-type="string">
            <text:p>c2g2s699</text:p>
          </table:table-cell>
          <table:table-cell office:value-type="float" office:value="10.433168" calcext:value-type="float">
            <text:p>10,433168</text:p>
          </table:table-cell>
          <table:table-cell office:value-type="float" office:value="6.784588" calcext:value-type="float">
            <text:p>6,784588</text:p>
          </table:table-cell>
        </table:table-row>
        <table:table-row table:style-name="ro1">
          <table:table-cell office:value-type="string" calcext:value-type="string">
            <text:p>c2g2s700</text:p>
          </table:table-cell>
          <table:table-cell office:value-type="float" office:value="13.954299" calcext:value-type="float">
            <text:p>13,954299</text:p>
          </table:table-cell>
          <table:table-cell office:value-type="float" office:value="7.294426" calcext:value-type="float">
            <text:p>7,294426</text:p>
          </table:table-cell>
        </table:table-row>
        <table:table-row table:style-name="ro1">
          <table:table-cell office:value-type="string" calcext:value-type="string">
            <text:p>c2g2s701</text:p>
          </table:table-cell>
          <table:table-cell office:value-type="float" office:value="12.640934" calcext:value-type="float">
            <text:p>12,640934</text:p>
          </table:table-cell>
          <table:table-cell office:value-type="float" office:value="7.101787" calcext:value-type="float">
            <text:p>7,101787</text:p>
          </table:table-cell>
        </table:table-row>
        <table:table-row table:style-name="ro1">
          <table:table-cell office:value-type="string" calcext:value-type="string">
            <text:p>c2g2s702</text:p>
          </table:table-cell>
          <table:table-cell office:value-type="float" office:value="10.441883" calcext:value-type="float">
            <text:p>10,441883</text:p>
          </table:table-cell>
          <table:table-cell office:value-type="float" office:value="7.665823" calcext:value-type="float">
            <text:p>7,665823</text:p>
          </table:table-cell>
        </table:table-row>
        <table:table-row table:style-name="ro1">
          <table:table-cell office:value-type="string" calcext:value-type="string">
            <text:p>c2g2s703</text:p>
          </table:table-cell>
          <table:table-cell office:value-type="float" office:value="11.417171" calcext:value-type="float">
            <text:p>11,417171</text:p>
          </table:table-cell>
          <table:table-cell office:value-type="float" office:value="7.538549" calcext:value-type="float">
            <text:p>7,538549</text:p>
          </table:table-cell>
        </table:table-row>
        <table:table-row table:style-name="ro1">
          <table:table-cell office:value-type="string" calcext:value-type="string">
            <text:p>c2g2s704</text:p>
          </table:table-cell>
          <table:table-cell office:value-type="float" office:value="11.567045" calcext:value-type="float">
            <text:p>11,567045</text:p>
          </table:table-cell>
          <table:table-cell office:value-type="float" office:value="8.817093" calcext:value-type="float">
            <text:p>8,817093</text:p>
          </table:table-cell>
        </table:table-row>
        <table:table-row table:style-name="ro1">
          <table:table-cell office:value-type="string" calcext:value-type="string">
            <text:p>c2g2s705</text:p>
          </table:table-cell>
          <table:table-cell office:value-type="float" office:value="15.43959" calcext:value-type="float">
            <text:p>15,43959</text:p>
          </table:table-cell>
          <table:table-cell office:value-type="float" office:value="8.026493" calcext:value-type="float">
            <text:p>8,026493</text:p>
          </table:table-cell>
        </table:table-row>
        <table:table-row table:style-name="ro1">
          <table:table-cell office:value-type="string" calcext:value-type="string">
            <text:p>c2g2s706</text:p>
          </table:table-cell>
          <table:table-cell office:value-type="float" office:value="10.359937" calcext:value-type="float">
            <text:p>10,359937</text:p>
          </table:table-cell>
          <table:table-cell office:value-type="float" office:value="10.254837" calcext:value-type="float">
            <text:p>10,254837</text:p>
          </table:table-cell>
        </table:table-row>
        <table:table-row table:style-name="ro1">
          <table:table-cell office:value-type="string" calcext:value-type="string">
            <text:p>c2g2s707</text:p>
          </table:table-cell>
          <table:table-cell office:value-type="float" office:value="14.422972" calcext:value-type="float">
            <text:p>14,422972</text:p>
          </table:table-cell>
          <table:table-cell office:value-type="float" office:value="9.802779" calcext:value-type="float">
            <text:p>9,802779</text:p>
          </table:table-cell>
        </table:table-row>
        <table:table-row table:style-name="ro1">
          <table:table-cell office:value-type="string" calcext:value-type="string">
            <text:p>c2g2s708</text:p>
          </table:table-cell>
          <table:table-cell office:value-type="float" office:value="11.477478" calcext:value-type="float">
            <text:p>11,477478</text:p>
          </table:table-cell>
          <table:table-cell office:value-type="float" office:value="7.146463" calcext:value-type="float">
            <text:p>7,146463</text:p>
          </table:table-cell>
        </table:table-row>
        <table:table-row table:style-name="ro1">
          <table:table-cell office:value-type="string" calcext:value-type="string">
            <text:p>c2g2s709</text:p>
          </table:table-cell>
          <table:table-cell office:value-type="float" office:value="14.705992" calcext:value-type="float">
            <text:p>14,705992</text:p>
          </table:table-cell>
          <table:table-cell office:value-type="float" office:value="9.211237" calcext:value-type="float">
            <text:p>9,211237</text:p>
          </table:table-cell>
        </table:table-row>
        <table:table-row table:style-name="ro1">
          <table:table-cell office:value-type="string" calcext:value-type="string">
            <text:p>c2g2s710</text:p>
          </table:table-cell>
          <table:table-cell office:value-type="float" office:value="12.825523" calcext:value-type="float">
            <text:p>12,825523</text:p>
          </table:table-cell>
          <table:table-cell office:value-type="float" office:value="10.644404" calcext:value-type="float">
            <text:p>10,644404</text:p>
          </table:table-cell>
        </table:table-row>
        <table:table-row table:style-name="ro1">
          <table:table-cell office:value-type="string" calcext:value-type="string">
            <text:p>c2g2s711</text:p>
          </table:table-cell>
          <table:table-cell office:value-type="float" office:value="14.310111" calcext:value-type="float">
            <text:p>14,310111</text:p>
          </table:table-cell>
          <table:table-cell office:value-type="float" office:value="7.95509" calcext:value-type="float">
            <text:p>7,95509</text:p>
          </table:table-cell>
        </table:table-row>
        <table:table-row table:style-name="ro1">
          <table:table-cell office:value-type="string" calcext:value-type="string">
            <text:p>c2g2s712</text:p>
          </table:table-cell>
          <table:table-cell office:value-type="float" office:value="9.479719" calcext:value-type="float">
            <text:p>9,479719</text:p>
          </table:table-cell>
          <table:table-cell office:value-type="float" office:value="7.581505" calcext:value-type="float">
            <text:p>7,581505</text:p>
          </table:table-cell>
        </table:table-row>
        <table:table-row table:style-name="ro1">
          <table:table-cell office:value-type="string" calcext:value-type="string">
            <text:p>c2g2s713</text:p>
          </table:table-cell>
          <table:table-cell office:value-type="float" office:value="11.25642" calcext:value-type="float">
            <text:p>11,25642</text:p>
          </table:table-cell>
          <table:table-cell office:value-type="float" office:value="5.760038" calcext:value-type="float">
            <text:p>5,760038</text:p>
          </table:table-cell>
        </table:table-row>
        <table:table-row table:style-name="ro1">
          <table:table-cell office:value-type="string" calcext:value-type="string">
            <text:p>c2g2s714</text:p>
          </table:table-cell>
          <table:table-cell office:value-type="float" office:value="13.647328" calcext:value-type="float">
            <text:p>13,647328</text:p>
          </table:table-cell>
          <table:table-cell office:value-type="float" office:value="7.998586" calcext:value-type="float">
            <text:p>7,998586</text:p>
          </table:table-cell>
        </table:table-row>
        <table:table-row table:style-name="ro1">
          <table:table-cell office:value-type="string" calcext:value-type="string">
            <text:p>c2g2s715</text:p>
          </table:table-cell>
          <table:table-cell office:value-type="float" office:value="9.724373" calcext:value-type="float">
            <text:p>9,724373</text:p>
          </table:table-cell>
          <table:table-cell office:value-type="float" office:value="8.703555" calcext:value-type="float">
            <text:p>8,703555</text:p>
          </table:table-cell>
        </table:table-row>
        <table:table-row table:style-name="ro1">
          <table:table-cell office:value-type="string" calcext:value-type="string">
            <text:p>c2g2s716</text:p>
          </table:table-cell>
          <table:table-cell office:value-type="float" office:value="15.215679" calcext:value-type="float">
            <text:p>15,215679</text:p>
          </table:table-cell>
          <table:table-cell office:value-type="float" office:value="9.365814" calcext:value-type="float">
            <text:p>9,365814</text:p>
          </table:table-cell>
        </table:table-row>
        <table:table-row table:style-name="ro1">
          <table:table-cell office:value-type="string" calcext:value-type="string">
            <text:p>c2g2s717</text:p>
          </table:table-cell>
          <table:table-cell office:value-type="float" office:value="11.452172" calcext:value-type="float">
            <text:p>11,452172</text:p>
          </table:table-cell>
          <table:table-cell office:value-type="float" office:value="7.333899" calcext:value-type="float">
            <text:p>7,333899</text:p>
          </table:table-cell>
        </table:table-row>
        <table:table-row table:style-name="ro1">
          <table:table-cell office:value-type="string" calcext:value-type="string">
            <text:p>c2g2s718</text:p>
          </table:table-cell>
          <table:table-cell office:value-type="float" office:value="9.358056" calcext:value-type="float">
            <text:p>9,358056</text:p>
          </table:table-cell>
          <table:table-cell office:value-type="float" office:value="8.694488" calcext:value-type="float">
            <text:p>8,694488</text:p>
          </table:table-cell>
        </table:table-row>
        <table:table-row table:style-name="ro1">
          <table:table-cell office:value-type="string" calcext:value-type="string">
            <text:p>c2g2s719</text:p>
          </table:table-cell>
          <table:table-cell office:value-type="float" office:value="14.053382" calcext:value-type="float">
            <text:p>14,053382</text:p>
          </table:table-cell>
          <table:table-cell office:value-type="float" office:value="7.91048" calcext:value-type="float">
            <text:p>7,91048</text:p>
          </table:table-cell>
        </table:table-row>
        <table:table-row table:style-name="ro1">
          <table:table-cell office:value-type="string" calcext:value-type="string">
            <text:p>c2g2s720</text:p>
          </table:table-cell>
          <table:table-cell office:value-type="float" office:value="14.029798" calcext:value-type="float">
            <text:p>14,029798</text:p>
          </table:table-cell>
          <table:table-cell office:value-type="float" office:value="8.030588" calcext:value-type="float">
            <text:p>8,030588</text:p>
          </table:table-cell>
        </table:table-row>
        <table:table-row table:style-name="ro1">
          <table:table-cell office:value-type="string" calcext:value-type="string">
            <text:p>c2g2s721</text:p>
          </table:table-cell>
          <table:table-cell office:value-type="float" office:value="11.98294" calcext:value-type="float">
            <text:p>11,98294</text:p>
          </table:table-cell>
          <table:table-cell office:value-type="float" office:value="10.556114" calcext:value-type="float">
            <text:p>10,556114</text:p>
          </table:table-cell>
        </table:table-row>
        <table:table-row table:style-name="ro1">
          <table:table-cell office:value-type="string" calcext:value-type="string">
            <text:p>c2g2s722</text:p>
          </table:table-cell>
          <table:table-cell office:value-type="float" office:value="14.385678" calcext:value-type="float">
            <text:p>14,385678</text:p>
          </table:table-cell>
          <table:table-cell office:value-type="float" office:value="10.491702" calcext:value-type="float">
            <text:p>10,491702</text:p>
          </table:table-cell>
        </table:table-row>
        <table:table-row table:style-name="ro1">
          <table:table-cell office:value-type="string" calcext:value-type="string">
            <text:p>c2g2s723</text:p>
          </table:table-cell>
          <table:table-cell office:value-type="float" office:value="14.744164" calcext:value-type="float">
            <text:p>14,744164</text:p>
          </table:table-cell>
          <table:table-cell office:value-type="float" office:value="7.137071" calcext:value-type="float">
            <text:p>7,137071</text:p>
          </table:table-cell>
        </table:table-row>
        <table:table-row table:style-name="ro1">
          <table:table-cell office:value-type="string" calcext:value-type="string">
            <text:p>c2g2s724</text:p>
          </table:table-cell>
          <table:table-cell office:value-type="float" office:value="14.651739" calcext:value-type="float">
            <text:p>14,651739</text:p>
          </table:table-cell>
          <table:table-cell office:value-type="float" office:value="7.160326" calcext:value-type="float">
            <text:p>7,160326</text:p>
          </table:table-cell>
        </table:table-row>
        <table:table-row table:style-name="ro1">
          <table:table-cell office:value-type="string" calcext:value-type="string">
            <text:p>c2g2s725</text:p>
          </table:table-cell>
          <table:table-cell office:value-type="float" office:value="13.625866" calcext:value-type="float">
            <text:p>13,625866</text:p>
          </table:table-cell>
          <table:table-cell office:value-type="float" office:value="8.724216" calcext:value-type="float">
            <text:p>8,724216</text:p>
          </table:table-cell>
        </table:table-row>
        <table:table-row table:style-name="ro1">
          <table:table-cell office:value-type="string" calcext:value-type="string">
            <text:p>c2g2s726</text:p>
          </table:table-cell>
          <table:table-cell office:value-type="float" office:value="10.586005" calcext:value-type="float">
            <text:p>10,586005</text:p>
          </table:table-cell>
          <table:table-cell office:value-type="float" office:value="6.300031" calcext:value-type="float">
            <text:p>6,300031</text:p>
          </table:table-cell>
        </table:table-row>
        <table:table-row table:style-name="ro1">
          <table:table-cell office:value-type="string" calcext:value-type="string">
            <text:p>c2g2s727</text:p>
          </table:table-cell>
          <table:table-cell office:value-type="float" office:value="13.038178" calcext:value-type="float">
            <text:p>13,038178</text:p>
          </table:table-cell>
          <table:table-cell office:value-type="float" office:value="6.143727" calcext:value-type="float">
            <text:p>6,143727</text:p>
          </table:table-cell>
        </table:table-row>
        <table:table-row table:style-name="ro1">
          <table:table-cell office:value-type="string" calcext:value-type="string">
            <text:p>c2g2s728</text:p>
          </table:table-cell>
          <table:table-cell office:value-type="float" office:value="10.358088" calcext:value-type="float">
            <text:p>10,358088</text:p>
          </table:table-cell>
          <table:table-cell office:value-type="float" office:value="7.110598" calcext:value-type="float">
            <text:p>7,110598</text:p>
          </table:table-cell>
        </table:table-row>
        <table:table-row table:style-name="ro1">
          <table:table-cell office:value-type="string" calcext:value-type="string">
            <text:p>c2g2s729</text:p>
          </table:table-cell>
          <table:table-cell office:value-type="float" office:value="15.218923" calcext:value-type="float">
            <text:p>15,218923</text:p>
          </table:table-cell>
          <table:table-cell office:value-type="float" office:value="9.770154" calcext:value-type="float">
            <text:p>9,770154</text:p>
          </table:table-cell>
        </table:table-row>
        <table:table-row table:style-name="ro1">
          <table:table-cell office:value-type="string" calcext:value-type="string">
            <text:p>c2g2s730</text:p>
          </table:table-cell>
          <table:table-cell office:value-type="float" office:value="14.403777" calcext:value-type="float">
            <text:p>14,403777</text:p>
          </table:table-cell>
          <table:table-cell office:value-type="float" office:value="9.716157" calcext:value-type="float">
            <text:p>9,716157</text:p>
          </table:table-cell>
        </table:table-row>
        <table:table-row table:style-name="ro1">
          <table:table-cell office:value-type="string" calcext:value-type="string">
            <text:p>c2g2s731</text:p>
          </table:table-cell>
          <table:table-cell office:value-type="float" office:value="10.644365" calcext:value-type="float">
            <text:p>10,644365</text:p>
          </table:table-cell>
          <table:table-cell office:value-type="float" office:value="5.867697" calcext:value-type="float">
            <text:p>5,867697</text:p>
          </table:table-cell>
        </table:table-row>
        <table:table-row table:style-name="ro1">
          <table:table-cell office:value-type="string" calcext:value-type="string">
            <text:p>c2g2s732</text:p>
          </table:table-cell>
          <table:table-cell office:value-type="float" office:value="12.182271" calcext:value-type="float">
            <text:p>12,182271</text:p>
          </table:table-cell>
          <table:table-cell office:value-type="float" office:value="9.330356" calcext:value-type="float">
            <text:p>9,330356</text:p>
          </table:table-cell>
        </table:table-row>
        <table:table-row table:style-name="ro1">
          <table:table-cell office:value-type="string" calcext:value-type="string">
            <text:p>c2g2s733</text:p>
          </table:table-cell>
          <table:table-cell office:value-type="float" office:value="11.762921" calcext:value-type="float">
            <text:p>11,762921</text:p>
          </table:table-cell>
          <table:table-cell office:value-type="float" office:value="11.031745" calcext:value-type="float">
            <text:p>11,031745</text:p>
          </table:table-cell>
        </table:table-row>
        <table:table-row table:style-name="ro1">
          <table:table-cell office:value-type="string" calcext:value-type="string">
            <text:p>c2g2s734</text:p>
          </table:table-cell>
          <table:table-cell office:value-type="float" office:value="12.28452" calcext:value-type="float">
            <text:p>12,28452</text:p>
          </table:table-cell>
          <table:table-cell office:value-type="float" office:value="10.193484" calcext:value-type="float">
            <text:p>10,193484</text:p>
          </table:table-cell>
        </table:table-row>
        <table:table-row table:style-name="ro1">
          <table:table-cell office:value-type="string" calcext:value-type="string">
            <text:p>c2g2s735</text:p>
          </table:table-cell>
          <table:table-cell office:value-type="float" office:value="9.696012" calcext:value-type="float">
            <text:p>9,696012</text:p>
          </table:table-cell>
          <table:table-cell office:value-type="float" office:value="9.920654" calcext:value-type="float">
            <text:p>9,920654</text:p>
          </table:table-cell>
        </table:table-row>
        <table:table-row table:style-name="ro1">
          <table:table-cell office:value-type="string" calcext:value-type="string">
            <text:p>c2g2s737</text:p>
          </table:table-cell>
          <table:table-cell office:value-type="float" office:value="11.554902" calcext:value-type="float">
            <text:p>11,554902</text:p>
          </table:table-cell>
          <table:table-cell office:value-type="float" office:value="11.187994" calcext:value-type="float">
            <text:p>11,187994</text:p>
          </table:table-cell>
        </table:table-row>
        <table:table-row table:style-name="ro1">
          <table:table-cell office:value-type="string" calcext:value-type="string">
            <text:p>c2g2s738</text:p>
          </table:table-cell>
          <table:table-cell office:value-type="float" office:value="13.975433" calcext:value-type="float">
            <text:p>13,975433</text:p>
          </table:table-cell>
          <table:table-cell office:value-type="float" office:value="9.653181" calcext:value-type="float">
            <text:p>9,653181</text:p>
          </table:table-cell>
        </table:table-row>
        <table:table-row table:style-name="ro1">
          <table:table-cell office:value-type="string" calcext:value-type="string">
            <text:p>c2g2s740</text:p>
          </table:table-cell>
          <table:table-cell office:value-type="float" office:value="15.212855" calcext:value-type="float">
            <text:p>15,212855</text:p>
          </table:table-cell>
          <table:table-cell office:value-type="float" office:value="8.888133" calcext:value-type="float">
            <text:p>8,888133</text:p>
          </table:table-cell>
        </table:table-row>
        <table:table-row table:style-name="ro1">
          <table:table-cell office:value-type="string" calcext:value-type="string">
            <text:p>c2g2s741</text:p>
          </table:table-cell>
          <table:table-cell office:value-type="float" office:value="13.193009" calcext:value-type="float">
            <text:p>13,193009</text:p>
          </table:table-cell>
          <table:table-cell office:value-type="float" office:value="11.373789" calcext:value-type="float">
            <text:p>11,373789</text:p>
          </table:table-cell>
        </table:table-row>
        <table:table-row table:style-name="ro1">
          <table:table-cell office:value-type="string" calcext:value-type="string">
            <text:p>c2g2s742</text:p>
          </table:table-cell>
          <table:table-cell office:value-type="float" office:value="10.17289" calcext:value-type="float">
            <text:p>10,17289</text:p>
          </table:table-cell>
          <table:table-cell office:value-type="float" office:value="6.528154" calcext:value-type="float">
            <text:p>6,528154</text:p>
          </table:table-cell>
        </table:table-row>
        <table:table-row table:style-name="ro1">
          <table:table-cell office:value-type="string" calcext:value-type="string">
            <text:p>c2g2s743</text:p>
          </table:table-cell>
          <table:table-cell office:value-type="float" office:value="10.740586" calcext:value-type="float">
            <text:p>10,740586</text:p>
          </table:table-cell>
          <table:table-cell office:value-type="float" office:value="10.601437" calcext:value-type="float">
            <text:p>10,601437</text:p>
          </table:table-cell>
        </table:table-row>
        <table:table-row table:style-name="ro1">
          <table:table-cell office:value-type="string" calcext:value-type="string">
            <text:p>c2g2s744</text:p>
          </table:table-cell>
          <table:table-cell office:value-type="float" office:value="10.768198" calcext:value-type="float">
            <text:p>10,768198</text:p>
          </table:table-cell>
          <table:table-cell office:value-type="float" office:value="6.874358" calcext:value-type="float">
            <text:p>6,874358</text:p>
          </table:table-cell>
        </table:table-row>
        <table:table-row table:style-name="ro1">
          <table:table-cell office:value-type="string" calcext:value-type="string">
            <text:p>c2g2s745</text:p>
          </table:table-cell>
          <table:table-cell office:value-type="float" office:value="10.009943" calcext:value-type="float">
            <text:p>10,009943</text:p>
          </table:table-cell>
          <table:table-cell office:value-type="float" office:value="7.865461" calcext:value-type="float">
            <text:p>7,865461</text:p>
          </table:table-cell>
        </table:table-row>
        <table:table-row table:style-name="ro1">
          <table:table-cell office:value-type="string" calcext:value-type="string">
            <text:p>c2g2s746</text:p>
          </table:table-cell>
          <table:table-cell office:value-type="float" office:value="15.174351" calcext:value-type="float">
            <text:p>15,174351</text:p>
          </table:table-cell>
          <table:table-cell office:value-type="float" office:value="8.561474" calcext:value-type="float">
            <text:p>8,561474</text:p>
          </table:table-cell>
        </table:table-row>
        <table:table-row table:style-name="ro1">
          <table:table-cell office:value-type="string" calcext:value-type="string">
            <text:p>c2g2s747</text:p>
          </table:table-cell>
          <table:table-cell office:value-type="float" office:value="13.305005" calcext:value-type="float">
            <text:p>13,305005</text:p>
          </table:table-cell>
          <table:table-cell office:value-type="float" office:value="11.467238" calcext:value-type="float">
            <text:p>11,467238</text:p>
          </table:table-cell>
        </table:table-row>
        <table:table-row table:style-name="ro1">
          <table:table-cell office:value-type="string" calcext:value-type="string">
            <text:p>c2g2s748</text:p>
          </table:table-cell>
          <table:table-cell office:value-type="float" office:value="11.093351" calcext:value-type="float">
            <text:p>11,093351</text:p>
          </table:table-cell>
          <table:table-cell office:value-type="float" office:value="6.827055" calcext:value-type="float">
            <text:p>6,827055</text:p>
          </table:table-cell>
        </table:table-row>
        <table:table-row table:style-name="ro1">
          <table:table-cell office:value-type="string" calcext:value-type="string">
            <text:p>c2g2s749</text:p>
          </table:table-cell>
          <table:table-cell office:value-type="float" office:value="15.225057" calcext:value-type="float">
            <text:p>15,225057</text:p>
          </table:table-cell>
          <table:table-cell office:value-type="float" office:value="8.289679" calcext:value-type="float">
            <text:p>8,289679</text:p>
          </table:table-cell>
        </table:table-row>
        <table:table-row table:style-name="ro1">
          <table:table-cell office:value-type="string" calcext:value-type="string">
            <text:p>c2g2s750</text:p>
          </table:table-cell>
          <table:table-cell office:value-type="float" office:value="14.001085" calcext:value-type="float">
            <text:p>14,001085</text:p>
          </table:table-cell>
          <table:table-cell office:value-type="float" office:value="8.004094" calcext:value-type="float">
            <text:p>8,004094</text:p>
          </table:table-cell>
        </table:table-row>
        <table:table-row table:style-name="ro1">
          <table:table-cell office:value-type="string" calcext:value-type="string">
            <text:p>c2g2s751</text:p>
          </table:table-cell>
          <table:table-cell office:value-type="float" office:value="14.260323" calcext:value-type="float">
            <text:p>14,260323</text:p>
          </table:table-cell>
          <table:table-cell office:value-type="float" office:value="6.5607" calcext:value-type="float">
            <text:p>6,5607</text:p>
          </table:table-cell>
        </table:table-row>
        <table:table-row table:style-name="ro1">
          <table:table-cell office:value-type="string" calcext:value-type="string">
            <text:p>c2g2s752</text:p>
          </table:table-cell>
          <table:table-cell office:value-type="float" office:value="13.82326" calcext:value-type="float">
            <text:p>13,82326</text:p>
          </table:table-cell>
          <table:table-cell office:value-type="float" office:value="8.301287" calcext:value-type="float">
            <text:p>8,301287</text:p>
          </table:table-cell>
        </table:table-row>
        <table:table-row table:style-name="ro1">
          <table:table-cell office:value-type="string" calcext:value-type="string">
            <text:p>c2g2s753</text:p>
          </table:table-cell>
          <table:table-cell office:value-type="float" office:value="12.634696" calcext:value-type="float">
            <text:p>12,634696</text:p>
          </table:table-cell>
          <table:table-cell office:value-type="float" office:value="7.066673" calcext:value-type="float">
            <text:p>7,066673</text:p>
          </table:table-cell>
        </table:table-row>
        <table:table-row table:style-name="ro1">
          <table:table-cell office:value-type="string" calcext:value-type="string">
            <text:p>c2g2s754</text:p>
          </table:table-cell>
          <table:table-cell office:value-type="float" office:value="11.282228" calcext:value-type="float">
            <text:p>11,282228</text:p>
          </table:table-cell>
          <table:table-cell office:value-type="float" office:value="8.076616" calcext:value-type="float">
            <text:p>8,076616</text:p>
          </table:table-cell>
        </table:table-row>
        <table:table-row table:style-name="ro1">
          <table:table-cell office:value-type="string" calcext:value-type="string">
            <text:p>c2g2s755</text:p>
          </table:table-cell>
          <table:table-cell office:value-type="float" office:value="13.84769" calcext:value-type="float">
            <text:p>13,84769</text:p>
          </table:table-cell>
          <table:table-cell office:value-type="float" office:value="10.193404" calcext:value-type="float">
            <text:p>10,193404</text:p>
          </table:table-cell>
        </table:table-row>
        <table:table-row table:style-name="ro1">
          <table:table-cell office:value-type="string" calcext:value-type="string">
            <text:p>c2g2s756</text:p>
          </table:table-cell>
          <table:table-cell office:value-type="float" office:value="11.190043" calcext:value-type="float">
            <text:p>11,190043</text:p>
          </table:table-cell>
          <table:table-cell office:value-type="float" office:value="8.00841" calcext:value-type="float">
            <text:p>8,00841</text:p>
          </table:table-cell>
        </table:table-row>
        <table:table-row table:style-name="ro1">
          <table:table-cell office:value-type="string" calcext:value-type="string">
            <text:p>c2g2s757</text:p>
          </table:table-cell>
          <table:table-cell office:value-type="float" office:value="10.867283" calcext:value-type="float">
            <text:p>10,867283</text:p>
          </table:table-cell>
          <table:table-cell office:value-type="float" office:value="9.012514" calcext:value-type="float">
            <text:p>9,012514</text:p>
          </table:table-cell>
        </table:table-row>
        <table:table-row table:style-name="ro1">
          <table:table-cell office:value-type="string" calcext:value-type="string">
            <text:p>c2g2s758</text:p>
          </table:table-cell>
          <table:table-cell office:value-type="float" office:value="11.078285" calcext:value-type="float">
            <text:p>11,078285</text:p>
          </table:table-cell>
          <table:table-cell office:value-type="float" office:value="8.747571" calcext:value-type="float">
            <text:p>8,747571</text:p>
          </table:table-cell>
        </table:table-row>
        <table:table-row table:style-name="ro1">
          <table:table-cell office:value-type="string" calcext:value-type="string">
            <text:p>c2g2s759</text:p>
          </table:table-cell>
          <table:table-cell office:value-type="float" office:value="13.003063" calcext:value-type="float">
            <text:p>13,003063</text:p>
          </table:table-cell>
          <table:table-cell office:value-type="float" office:value="9.619385" calcext:value-type="float">
            <text:p>9,619385</text:p>
          </table:table-cell>
        </table:table-row>
        <table:table-row table:style-name="ro1">
          <table:table-cell office:value-type="string" calcext:value-type="string">
            <text:p>c2g2s760</text:p>
          </table:table-cell>
          <table:table-cell office:value-type="float" office:value="10.668061" calcext:value-type="float">
            <text:p>10,668061</text:p>
          </table:table-cell>
          <table:table-cell office:value-type="float" office:value="8.407615" calcext:value-type="float">
            <text:p>8,407615</text:p>
          </table:table-cell>
        </table:table-row>
        <table:table-row table:style-name="ro1">
          <table:table-cell office:value-type="string" calcext:value-type="string">
            <text:p>c2g2s762</text:p>
          </table:table-cell>
          <table:table-cell office:value-type="float" office:value="13.631439" calcext:value-type="float">
            <text:p>13,631439</text:p>
          </table:table-cell>
          <table:table-cell office:value-type="float" office:value="7.956052" calcext:value-type="float">
            <text:p>7,956052</text:p>
          </table:table-cell>
        </table:table-row>
        <table:table-row table:style-name="ro1">
          <table:table-cell office:value-type="string" calcext:value-type="string">
            <text:p>c2g2s763</text:p>
          </table:table-cell>
          <table:table-cell office:value-type="float" office:value="13.629915" calcext:value-type="float">
            <text:p>13,629915</text:p>
          </table:table-cell>
          <table:table-cell office:value-type="float" office:value="9.500306" calcext:value-type="float">
            <text:p>9,500306</text:p>
          </table:table-cell>
        </table:table-row>
        <table:table-row table:style-name="ro1">
          <table:table-cell office:value-type="string" calcext:value-type="string">
            <text:p>c2g2s764</text:p>
          </table:table-cell>
          <table:table-cell office:value-type="float" office:value="15.290749" calcext:value-type="float">
            <text:p>15,290749</text:p>
          </table:table-cell>
          <table:table-cell office:value-type="float" office:value="7.983204" calcext:value-type="float">
            <text:p>7,983204</text:p>
          </table:table-cell>
        </table:table-row>
        <table:table-row table:style-name="ro1">
          <table:table-cell office:value-type="string" calcext:value-type="string">
            <text:p>c2g2s765</text:p>
          </table:table-cell>
          <table:table-cell office:value-type="float" office:value="13.840223" calcext:value-type="float">
            <text:p>13,840223</text:p>
          </table:table-cell>
          <table:table-cell office:value-type="float" office:value="8.713207" calcext:value-type="float">
            <text:p>8,713207</text:p>
          </table:table-cell>
        </table:table-row>
        <table:table-row table:style-name="ro1">
          <table:table-cell office:value-type="string" calcext:value-type="string">
            <text:p>c2g2s766</text:p>
          </table:table-cell>
          <table:table-cell office:value-type="float" office:value="13.873248" calcext:value-type="float">
            <text:p>13,873248</text:p>
          </table:table-cell>
          <table:table-cell office:value-type="float" office:value="8.9819" calcext:value-type="float">
            <text:p>8,9819</text:p>
          </table:table-cell>
        </table:table-row>
        <table:table-row table:style-name="ro1">
          <table:table-cell office:value-type="string" calcext:value-type="string">
            <text:p>c2g2s767</text:p>
          </table:table-cell>
          <table:table-cell office:value-type="float" office:value="10.709902" calcext:value-type="float">
            <text:p>10,709902</text:p>
          </table:table-cell>
          <table:table-cell office:value-type="float" office:value="8.944867" calcext:value-type="float">
            <text:p>8,944867</text:p>
          </table:table-cell>
        </table:table-row>
        <table:table-row table:style-name="ro1">
          <table:table-cell office:value-type="string" calcext:value-type="string">
            <text:p>c2g2s768</text:p>
          </table:table-cell>
          <table:table-cell office:value-type="float" office:value="9.639471" calcext:value-type="float">
            <text:p>9,639471</text:p>
          </table:table-cell>
          <table:table-cell office:value-type="float" office:value="6.774252" calcext:value-type="float">
            <text:p>6,774252</text:p>
          </table:table-cell>
        </table:table-row>
        <table:table-row table:style-name="ro1">
          <table:table-cell office:value-type="string" calcext:value-type="string">
            <text:p>c2g2s769</text:p>
          </table:table-cell>
          <table:table-cell office:value-type="float" office:value="11.307532" calcext:value-type="float">
            <text:p>11,307532</text:p>
          </table:table-cell>
          <table:table-cell office:value-type="float" office:value="7.873793" calcext:value-type="float">
            <text:p>7,873793</text:p>
          </table:table-cell>
        </table:table-row>
        <table:table-row table:style-name="ro1">
          <table:table-cell office:value-type="string" calcext:value-type="string">
            <text:p>c2g2s770</text:p>
          </table:table-cell>
          <table:table-cell office:value-type="float" office:value="13.581866" calcext:value-type="float">
            <text:p>13,581866</text:p>
          </table:table-cell>
          <table:table-cell office:value-type="float" office:value="7.724301" calcext:value-type="float">
            <text:p>7,724301</text:p>
          </table:table-cell>
        </table:table-row>
        <table:table-row table:style-name="ro1">
          <table:table-cell office:value-type="string" calcext:value-type="string">
            <text:p>c2g2s771</text:p>
          </table:table-cell>
          <table:table-cell office:value-type="float" office:value="15.200565" calcext:value-type="float">
            <text:p>15,200565</text:p>
          </table:table-cell>
          <table:table-cell office:value-type="float" office:value="7.66262" calcext:value-type="float">
            <text:p>7,66262</text:p>
          </table:table-cell>
        </table:table-row>
        <table:table-row table:style-name="ro1">
          <table:table-cell office:value-type="string" calcext:value-type="string">
            <text:p>c2g2s772</text:p>
          </table:table-cell>
          <table:table-cell office:value-type="float" office:value="13.033359" calcext:value-type="float">
            <text:p>13,033359</text:p>
          </table:table-cell>
          <table:table-cell office:value-type="float" office:value="8.861639" calcext:value-type="float">
            <text:p>8,861639</text:p>
          </table:table-cell>
        </table:table-row>
        <table:table-row table:style-name="ro1">
          <table:table-cell office:value-type="string" calcext:value-type="string">
            <text:p>c2g2s774</text:p>
          </table:table-cell>
          <table:table-cell office:value-type="float" office:value="12.274686" calcext:value-type="float">
            <text:p>12,274686</text:p>
          </table:table-cell>
          <table:table-cell office:value-type="float" office:value="9.205458" calcext:value-type="float">
            <text:p>9,205458</text:p>
          </table:table-cell>
        </table:table-row>
        <table:table-row table:style-name="ro1">
          <table:table-cell office:value-type="string" calcext:value-type="string">
            <text:p>c2g2s775</text:p>
          </table:table-cell>
          <table:table-cell office:value-type="float" office:value="11.497649" calcext:value-type="float">
            <text:p>11,497649</text:p>
          </table:table-cell>
          <table:table-cell office:value-type="float" office:value="9.787275" calcext:value-type="float">
            <text:p>9,787275</text:p>
          </table:table-cell>
        </table:table-row>
        <table:table-row table:style-name="ro1">
          <table:table-cell office:value-type="string" calcext:value-type="string">
            <text:p>c2g2s776</text:p>
          </table:table-cell>
          <table:table-cell office:value-type="float" office:value="15.212991" calcext:value-type="float">
            <text:p>15,212991</text:p>
          </table:table-cell>
          <table:table-cell office:value-type="float" office:value="7.879142" calcext:value-type="float">
            <text:p>7,879142</text:p>
          </table:table-cell>
        </table:table-row>
        <table:table-row table:style-name="ro1">
          <table:table-cell office:value-type="string" calcext:value-type="string">
            <text:p>c2g2s777</text:p>
          </table:table-cell>
          <table:table-cell office:value-type="float" office:value="11.215106" calcext:value-type="float">
            <text:p>11,215106</text:p>
          </table:table-cell>
          <table:table-cell office:value-type="float" office:value="6.305744" calcext:value-type="float">
            <text:p>6,305744</text:p>
          </table:table-cell>
        </table:table-row>
        <table:table-row table:style-name="ro1">
          <table:table-cell office:value-type="string" calcext:value-type="string">
            <text:p>c2g2s778</text:p>
          </table:table-cell>
          <table:table-cell office:value-type="float" office:value="11.289707" calcext:value-type="float">
            <text:p>11,289707</text:p>
          </table:table-cell>
          <table:table-cell office:value-type="float" office:value="8.668364" calcext:value-type="float">
            <text:p>8,668364</text:p>
          </table:table-cell>
        </table:table-row>
        <table:table-row table:style-name="ro1">
          <table:table-cell office:value-type="string" calcext:value-type="string">
            <text:p>c2g2s779</text:p>
          </table:table-cell>
          <table:table-cell office:value-type="float" office:value="15.323066" calcext:value-type="float">
            <text:p>15,323066</text:p>
          </table:table-cell>
          <table:table-cell office:value-type="float" office:value="9.383011" calcext:value-type="float">
            <text:p>9,383011</text:p>
          </table:table-cell>
        </table:table-row>
        <table:table-row table:style-name="ro1">
          <table:table-cell office:value-type="string" calcext:value-type="string">
            <text:p>c2g2s780</text:p>
          </table:table-cell>
          <table:table-cell office:value-type="float" office:value="9.440003" calcext:value-type="float">
            <text:p>9,440003</text:p>
          </table:table-cell>
          <table:table-cell office:value-type="float" office:value="7.527597" calcext:value-type="float">
            <text:p>7,527597</text:p>
          </table:table-cell>
        </table:table-row>
        <table:table-row table:style-name="ro1">
          <table:table-cell office:value-type="string" calcext:value-type="string">
            <text:p>c2g2s781</text:p>
          </table:table-cell>
          <table:table-cell office:value-type="float" office:value="10.711948" calcext:value-type="float">
            <text:p>10,711948</text:p>
          </table:table-cell>
          <table:table-cell office:value-type="float" office:value="8.276427" calcext:value-type="float">
            <text:p>8,276427</text:p>
          </table:table-cell>
        </table:table-row>
        <table:table-row table:style-name="ro1">
          <table:table-cell office:value-type="string" calcext:value-type="string">
            <text:p>c2g2s782</text:p>
          </table:table-cell>
          <table:table-cell office:value-type="float" office:value="14.042595" calcext:value-type="float">
            <text:p>14,042595</text:p>
          </table:table-cell>
          <table:table-cell office:value-type="float" office:value="7.891128" calcext:value-type="float">
            <text:p>7,891128</text:p>
          </table:table-cell>
        </table:table-row>
        <table:table-row table:style-name="ro1">
          <table:table-cell office:value-type="string" calcext:value-type="string">
            <text:p>c2g2s783</text:p>
          </table:table-cell>
          <table:table-cell office:value-type="float" office:value="9.485763" calcext:value-type="float">
            <text:p>9,485763</text:p>
          </table:table-cell>
          <table:table-cell office:value-type="float" office:value="7.475215" calcext:value-type="float">
            <text:p>7,475215</text:p>
          </table:table-cell>
        </table:table-row>
        <table:table-row table:style-name="ro1">
          <table:table-cell office:value-type="string" calcext:value-type="string">
            <text:p>c2g2s784</text:p>
          </table:table-cell>
          <table:table-cell office:value-type="float" office:value="11.050547" calcext:value-type="float">
            <text:p>11,050547</text:p>
          </table:table-cell>
          <table:table-cell office:value-type="float" office:value="10.741202" calcext:value-type="float">
            <text:p>10,741202</text:p>
          </table:table-cell>
        </table:table-row>
        <table:table-row table:style-name="ro1">
          <table:table-cell office:value-type="string" calcext:value-type="string">
            <text:p>c2g2s785</text:p>
          </table:table-cell>
          <table:table-cell office:value-type="float" office:value="14.325233" calcext:value-type="float">
            <text:p>14,325233</text:p>
          </table:table-cell>
          <table:table-cell office:value-type="float" office:value="7.811958" calcext:value-type="float">
            <text:p>7,811958</text:p>
          </table:table-cell>
        </table:table-row>
        <table:table-row table:style-name="ro1">
          <table:table-cell office:value-type="string" calcext:value-type="string">
            <text:p>c2g2s786</text:p>
          </table:table-cell>
          <table:table-cell office:value-type="float" office:value="11.856661" calcext:value-type="float">
            <text:p>11,856661</text:p>
          </table:table-cell>
          <table:table-cell office:value-type="float" office:value="5.809234" calcext:value-type="float">
            <text:p>5,809234</text:p>
          </table:table-cell>
        </table:table-row>
        <table:table-row table:style-name="ro1">
          <table:table-cell office:value-type="string" calcext:value-type="string">
            <text:p>c2g2s787</text:p>
          </table:table-cell>
          <table:table-cell office:value-type="float" office:value="11.579651" calcext:value-type="float">
            <text:p>11,579651</text:p>
          </table:table-cell>
          <table:table-cell office:value-type="float" office:value="11.704325" calcext:value-type="float">
            <text:p>11,704325</text:p>
          </table:table-cell>
        </table:table-row>
        <table:table-row table:style-name="ro1">
          <table:table-cell office:value-type="string" calcext:value-type="string">
            <text:p>c2g2s788</text:p>
          </table:table-cell>
          <table:table-cell office:value-type="float" office:value="12.088376" calcext:value-type="float">
            <text:p>12,088376</text:p>
          </table:table-cell>
          <table:table-cell office:value-type="float" office:value="6.220069" calcext:value-type="float">
            <text:p>6,220069</text:p>
          </table:table-cell>
        </table:table-row>
        <table:table-row table:style-name="ro1">
          <table:table-cell office:value-type="string" calcext:value-type="string">
            <text:p>c2g2s789</text:p>
          </table:table-cell>
          <table:table-cell office:value-type="float" office:value="14.378083" calcext:value-type="float">
            <text:p>14,378083</text:p>
          </table:table-cell>
          <table:table-cell office:value-type="float" office:value="7.683096" calcext:value-type="float">
            <text:p>7,683096</text:p>
          </table:table-cell>
        </table:table-row>
        <table:table-row table:style-name="ro1">
          <table:table-cell office:value-type="string" calcext:value-type="string">
            <text:p>c2g2s790</text:p>
          </table:table-cell>
          <table:table-cell office:value-type="float" office:value="13.288433" calcext:value-type="float">
            <text:p>13,288433</text:p>
          </table:table-cell>
          <table:table-cell office:value-type="float" office:value="10.028436" calcext:value-type="float">
            <text:p>10,028436</text:p>
          </table:table-cell>
        </table:table-row>
        <table:table-row table:style-name="ro1">
          <table:table-cell office:value-type="string" calcext:value-type="string">
            <text:p>c2g2s791</text:p>
          </table:table-cell>
          <table:table-cell office:value-type="float" office:value="14.243624" calcext:value-type="float">
            <text:p>14,243624</text:p>
          </table:table-cell>
          <table:table-cell office:value-type="float" office:value="7.503705" calcext:value-type="float">
            <text:p>7,503705</text:p>
          </table:table-cell>
        </table:table-row>
        <table:table-row table:style-name="ro1">
          <table:table-cell office:value-type="string" calcext:value-type="string">
            <text:p>c2g2s792</text:p>
          </table:table-cell>
          <table:table-cell office:value-type="float" office:value="15.440384" calcext:value-type="float">
            <text:p>15,440384</text:p>
          </table:table-cell>
          <table:table-cell office:value-type="float" office:value="8.22681" calcext:value-type="float">
            <text:p>8,22681</text:p>
          </table:table-cell>
        </table:table-row>
        <table:table-row table:style-name="ro1">
          <table:table-cell office:value-type="string" calcext:value-type="string">
            <text:p>c2g2s793</text:p>
          </table:table-cell>
          <table:table-cell office:value-type="float" office:value="12.828852" calcext:value-type="float">
            <text:p>12,828852</text:p>
          </table:table-cell>
          <table:table-cell office:value-type="float" office:value="8.795628" calcext:value-type="float">
            <text:p>8,795628</text:p>
          </table:table-cell>
        </table:table-row>
        <table:table-row table:style-name="ro1">
          <table:table-cell office:value-type="string" calcext:value-type="string">
            <text:p>c2g2s794</text:p>
          </table:table-cell>
          <table:table-cell office:value-type="float" office:value="14.51794" calcext:value-type="float">
            <text:p>14,51794</text:p>
          </table:table-cell>
          <table:table-cell office:value-type="float" office:value="8.926405" calcext:value-type="float">
            <text:p>8,926405</text:p>
          </table:table-cell>
        </table:table-row>
        <table:table-row table:style-name="ro1">
          <table:table-cell office:value-type="string" calcext:value-type="string">
            <text:p>c2g2s795</text:p>
          </table:table-cell>
          <table:table-cell office:value-type="float" office:value="10.203155" calcext:value-type="float">
            <text:p>10,203155</text:p>
          </table:table-cell>
          <table:table-cell office:value-type="float" office:value="8.425339" calcext:value-type="float">
            <text:p>8,425339</text:p>
          </table:table-cell>
        </table:table-row>
        <table:table-row table:style-name="ro1">
          <table:table-cell office:value-type="string" calcext:value-type="string">
            <text:p>c2g2s798</text:p>
          </table:table-cell>
          <table:table-cell office:value-type="float" office:value="12.895425" calcext:value-type="float">
            <text:p>12,895425</text:p>
          </table:table-cell>
          <table:table-cell office:value-type="float" office:value="6.93299" calcext:value-type="float">
            <text:p>6,93299</text:p>
          </table:table-cell>
        </table:table-row>
        <table:table-row table:style-name="ro1">
          <table:table-cell office:value-type="string" calcext:value-type="string">
            <text:p>c2g2s799</text:p>
          </table:table-cell>
          <table:table-cell office:value-type="float" office:value="15.278522" calcext:value-type="float">
            <text:p>15,278522</text:p>
          </table:table-cell>
          <table:table-cell office:value-type="float" office:value="8.704539" calcext:value-type="float">
            <text:p>8,704539</text:p>
          </table:table-cell>
        </table:table-row>
        <table:table-row table:style-name="ro1">
          <table:table-cell office:value-type="string" calcext:value-type="string">
            <text:p>c2g2s800</text:p>
          </table:table-cell>
          <table:table-cell office:value-type="float" office:value="14.597762" calcext:value-type="float">
            <text:p>14,597762</text:p>
          </table:table-cell>
          <table:table-cell office:value-type="float" office:value="8.654923" calcext:value-type="float">
            <text:p>8,654923</text:p>
          </table:table-cell>
        </table:table-row>
        <table:table-row table:style-name="ro1">
          <table:table-cell office:value-type="string" calcext:value-type="string">
            <text:p>c2g2s801</text:p>
          </table:table-cell>
          <table:table-cell office:value-type="float" office:value="13.38402" calcext:value-type="float">
            <text:p>13,38402</text:p>
          </table:table-cell>
          <table:table-cell office:value-type="float" office:value="9.75081" calcext:value-type="float">
            <text:p>9,75081</text:p>
          </table:table-cell>
        </table:table-row>
        <table:table-row table:style-name="ro1">
          <table:table-cell office:value-type="string" calcext:value-type="string">
            <text:p>c2g2s802</text:p>
          </table:table-cell>
          <table:table-cell office:value-type="float" office:value="15.281734" calcext:value-type="float">
            <text:p>15,281734</text:p>
          </table:table-cell>
          <table:table-cell office:value-type="float" office:value="8.488202" calcext:value-type="float">
            <text:p>8,488202</text:p>
          </table:table-cell>
        </table:table-row>
        <table:table-row table:style-name="ro1">
          <table:table-cell office:value-type="string" calcext:value-type="string">
            <text:p>c2g2s803</text:p>
          </table:table-cell>
          <table:table-cell office:value-type="float" office:value="13.666319" calcext:value-type="float">
            <text:p>13,666319</text:p>
          </table:table-cell>
          <table:table-cell office:value-type="float" office:value="5.822008" calcext:value-type="float">
            <text:p>5,822008</text:p>
          </table:table-cell>
        </table:table-row>
        <table:table-row table:style-name="ro1">
          <table:table-cell office:value-type="string" calcext:value-type="string">
            <text:p>c2g2s804</text:p>
          </table:table-cell>
          <table:table-cell office:value-type="float" office:value="11.288871" calcext:value-type="float">
            <text:p>11,288871</text:p>
          </table:table-cell>
          <table:table-cell office:value-type="float" office:value="8.566915" calcext:value-type="float">
            <text:p>8,566915</text:p>
          </table:table-cell>
        </table:table-row>
        <table:table-row table:style-name="ro1">
          <table:table-cell office:value-type="string" calcext:value-type="string">
            <text:p>c2g2s805</text:p>
          </table:table-cell>
          <table:table-cell office:value-type="float" office:value="15.184296" calcext:value-type="float">
            <text:p>15,184296</text:p>
          </table:table-cell>
          <table:table-cell office:value-type="float" office:value="9.477694" calcext:value-type="float">
            <text:p>9,477694</text:p>
          </table:table-cell>
        </table:table-row>
        <table:table-row table:style-name="ro1">
          <table:table-cell office:value-type="string" calcext:value-type="string">
            <text:p>c2g2s806</text:p>
          </table:table-cell>
          <table:table-cell office:value-type="float" office:value="14.254043" calcext:value-type="float">
            <text:p>14,254043</text:p>
          </table:table-cell>
          <table:table-cell office:value-type="float" office:value="6.392232" calcext:value-type="float">
            <text:p>6,392232</text:p>
          </table:table-cell>
        </table:table-row>
        <table:table-row table:style-name="ro1">
          <table:table-cell office:value-type="string" calcext:value-type="string">
            <text:p>c2g2s807</text:p>
          </table:table-cell>
          <table:table-cell office:value-type="float" office:value="13.361805" calcext:value-type="float">
            <text:p>13,361805</text:p>
          </table:table-cell>
          <table:table-cell office:value-type="float" office:value="6.515779" calcext:value-type="float">
            <text:p>6,515779</text:p>
          </table:table-cell>
        </table:table-row>
        <table:table-row table:style-name="ro1">
          <table:table-cell office:value-type="string" calcext:value-type="string">
            <text:p>c2g2s808</text:p>
          </table:table-cell>
          <table:table-cell office:value-type="float" office:value="13.447156" calcext:value-type="float">
            <text:p>13,447156</text:p>
          </table:table-cell>
          <table:table-cell office:value-type="float" office:value="10.966589" calcext:value-type="float">
            <text:p>10,966589</text:p>
          </table:table-cell>
        </table:table-row>
        <table:table-row table:style-name="ro1">
          <table:table-cell office:value-type="string" calcext:value-type="string">
            <text:p>c2g2s809</text:p>
          </table:table-cell>
          <table:table-cell office:value-type="float" office:value="13.23889" calcext:value-type="float">
            <text:p>13,23889</text:p>
          </table:table-cell>
          <table:table-cell office:value-type="float" office:value="9.278698" calcext:value-type="float">
            <text:p>9,278698</text:p>
          </table:table-cell>
        </table:table-row>
        <table:table-row table:style-name="ro1">
          <table:table-cell office:value-type="string" calcext:value-type="string">
            <text:p>c2g2s810</text:p>
          </table:table-cell>
          <table:table-cell office:value-type="float" office:value="9.633027" calcext:value-type="float">
            <text:p>9,633027</text:p>
          </table:table-cell>
          <table:table-cell office:value-type="float" office:value="8.826184" calcext:value-type="float">
            <text:p>8,826184</text:p>
          </table:table-cell>
        </table:table-row>
        <table:table-row table:style-name="ro1">
          <table:table-cell office:value-type="string" calcext:value-type="string">
            <text:p>c2g2s811</text:p>
          </table:table-cell>
          <table:table-cell office:value-type="float" office:value="14.715869" calcext:value-type="float">
            <text:p>14,715869</text:p>
          </table:table-cell>
          <table:table-cell office:value-type="float" office:value="8.38139" calcext:value-type="float">
            <text:p>8,38139</text:p>
          </table:table-cell>
        </table:table-row>
        <table:table-row table:style-name="ro1">
          <table:table-cell office:value-type="string" calcext:value-type="string">
            <text:p>c2g2s812</text:p>
          </table:table-cell>
          <table:table-cell office:value-type="float" office:value="11.948833" calcext:value-type="float">
            <text:p>11,948833</text:p>
          </table:table-cell>
          <table:table-cell office:value-type="float" office:value="8.558574" calcext:value-type="float">
            <text:p>8,558574</text:p>
          </table:table-cell>
        </table:table-row>
        <table:table-row table:style-name="ro1">
          <table:table-cell office:value-type="string" calcext:value-type="string">
            <text:p>c2g2s813</text:p>
          </table:table-cell>
          <table:table-cell office:value-type="float" office:value="10.081874" calcext:value-type="float">
            <text:p>10,081874</text:p>
          </table:table-cell>
          <table:table-cell office:value-type="float" office:value="7.109528" calcext:value-type="float">
            <text:p>7,109528</text:p>
          </table:table-cell>
        </table:table-row>
        <table:table-row table:style-name="ro1">
          <table:table-cell office:value-type="string" calcext:value-type="string">
            <text:p>c2g2s814</text:p>
          </table:table-cell>
          <table:table-cell office:value-type="float" office:value="15.446775" calcext:value-type="float">
            <text:p>15,446775</text:p>
          </table:table-cell>
          <table:table-cell office:value-type="float" office:value="8.193702" calcext:value-type="float">
            <text:p>8,193702</text:p>
          </table:table-cell>
        </table:table-row>
        <table:table-row table:style-name="ro1">
          <table:table-cell office:value-type="string" calcext:value-type="string">
            <text:p>c2g2s815</text:p>
          </table:table-cell>
          <table:table-cell office:value-type="float" office:value="13.008355" calcext:value-type="float">
            <text:p>13,008355</text:p>
          </table:table-cell>
          <table:table-cell office:value-type="float" office:value="6.722759" calcext:value-type="float">
            <text:p>6,722759</text:p>
          </table:table-cell>
        </table:table-row>
        <table:table-row table:style-name="ro1">
          <table:table-cell office:value-type="string" calcext:value-type="string">
            <text:p>c2g2s816</text:p>
          </table:table-cell>
          <table:table-cell office:value-type="float" office:value="9.581396" calcext:value-type="float">
            <text:p>9,581396</text:p>
          </table:table-cell>
          <table:table-cell office:value-type="float" office:value="6.973628" calcext:value-type="float">
            <text:p>6,973628</text:p>
          </table:table-cell>
        </table:table-row>
        <table:table-row table:style-name="ro1">
          <table:table-cell office:value-type="string" calcext:value-type="string">
            <text:p>c2g2s817</text:p>
          </table:table-cell>
          <table:table-cell office:value-type="float" office:value="9.644202" calcext:value-type="float">
            <text:p>9,644202</text:p>
          </table:table-cell>
          <table:table-cell office:value-type="float" office:value="7.185984" calcext:value-type="float">
            <text:p>7,185984</text:p>
          </table:table-cell>
        </table:table-row>
        <table:table-row table:style-name="ro1">
          <table:table-cell office:value-type="string" calcext:value-type="string">
            <text:p>c2g2s818</text:p>
          </table:table-cell>
          <table:table-cell office:value-type="float" office:value="15.120784" calcext:value-type="float">
            <text:p>15,120784</text:p>
          </table:table-cell>
          <table:table-cell office:value-type="float" office:value="9.169673" calcext:value-type="float">
            <text:p>9,169673</text:p>
          </table:table-cell>
        </table:table-row>
        <table:table-row table:style-name="ro1">
          <table:table-cell office:value-type="string" calcext:value-type="string">
            <text:p>c2g2s819</text:p>
          </table:table-cell>
          <table:table-cell office:value-type="float" office:value="9.388725" calcext:value-type="float">
            <text:p>9,388725</text:p>
          </table:table-cell>
          <table:table-cell office:value-type="float" office:value="9.21491" calcext:value-type="float">
            <text:p>9,21491</text:p>
          </table:table-cell>
        </table:table-row>
        <table:table-row table:style-name="ro1">
          <table:table-cell office:value-type="string" calcext:value-type="string">
            <text:p>c2g2s820</text:p>
          </table:table-cell>
          <table:table-cell office:value-type="float" office:value="9.921469" calcext:value-type="float">
            <text:p>9,921469</text:p>
          </table:table-cell>
          <table:table-cell office:value-type="float" office:value="7.165519" calcext:value-type="float">
            <text:p>7,165519</text:p>
          </table:table-cell>
        </table:table-row>
        <table:table-row table:style-name="ro1">
          <table:table-cell office:value-type="string" calcext:value-type="string">
            <text:p>c2g2s823</text:p>
          </table:table-cell>
          <table:table-cell office:value-type="float" office:value="13.59592" calcext:value-type="float">
            <text:p>13,59592</text:p>
          </table:table-cell>
          <table:table-cell office:value-type="float" office:value="10.415032" calcext:value-type="float">
            <text:p>10,415032</text:p>
          </table:table-cell>
        </table:table-row>
        <table:table-row table:style-name="ro1">
          <table:table-cell office:value-type="string" calcext:value-type="string">
            <text:p>c2g2s824</text:p>
          </table:table-cell>
          <table:table-cell office:value-type="float" office:value="13.430561" calcext:value-type="float">
            <text:p>13,430561</text:p>
          </table:table-cell>
          <table:table-cell office:value-type="float" office:value="7.933387" calcext:value-type="float">
            <text:p>7,933387</text:p>
          </table:table-cell>
        </table:table-row>
        <table:table-row table:style-name="ro1">
          <table:table-cell office:value-type="string" calcext:value-type="string">
            <text:p>c2g2s825</text:p>
          </table:table-cell>
          <table:table-cell office:value-type="float" office:value="14.85332" calcext:value-type="float">
            <text:p>14,85332</text:p>
          </table:table-cell>
          <table:table-cell office:value-type="float" office:value="6.881017" calcext:value-type="float">
            <text:p>6,881017</text:p>
          </table:table-cell>
        </table:table-row>
        <table:table-row table:style-name="ro1">
          <table:table-cell office:value-type="string" calcext:value-type="string">
            <text:p>c2g2s826</text:p>
          </table:table-cell>
          <table:table-cell office:value-type="float" office:value="14.405784" calcext:value-type="float">
            <text:p>14,405784</text:p>
          </table:table-cell>
          <table:table-cell office:value-type="float" office:value="8.554646" calcext:value-type="float">
            <text:p>8,554646</text:p>
          </table:table-cell>
        </table:table-row>
        <table:table-row table:style-name="ro1">
          <table:table-cell office:value-type="string" calcext:value-type="string">
            <text:p>c2g2s827</text:p>
          </table:table-cell>
          <table:table-cell office:value-type="float" office:value="15.049986" calcext:value-type="float">
            <text:p>15,049986</text:p>
          </table:table-cell>
          <table:table-cell office:value-type="float" office:value="7.219508" calcext:value-type="float">
            <text:p>7,219508</text:p>
          </table:table-cell>
        </table:table-row>
        <table:table-row table:style-name="ro1">
          <table:table-cell office:value-type="string" calcext:value-type="string">
            <text:p>c2g2s828</text:p>
          </table:table-cell>
          <table:table-cell office:value-type="float" office:value="11.885428" calcext:value-type="float">
            <text:p>11,885428</text:p>
          </table:table-cell>
          <table:table-cell office:value-type="float" office:value="8.282082" calcext:value-type="float">
            <text:p>8,282082</text:p>
          </table:table-cell>
        </table:table-row>
        <table:table-row table:style-name="ro1">
          <table:table-cell office:value-type="string" calcext:value-type="string">
            <text:p>c2g2s830</text:p>
          </table:table-cell>
          <table:table-cell office:value-type="float" office:value="13.677681" calcext:value-type="float">
            <text:p>13,677681</text:p>
          </table:table-cell>
          <table:table-cell office:value-type="float" office:value="10.89915" calcext:value-type="float">
            <text:p>10,89915</text:p>
          </table:table-cell>
        </table:table-row>
        <table:table-row table:style-name="ro1">
          <table:table-cell office:value-type="string" calcext:value-type="string">
            <text:p>c2g2s831</text:p>
          </table:table-cell>
          <table:table-cell office:value-type="float" office:value="13.22296" calcext:value-type="float">
            <text:p>13,22296</text:p>
          </table:table-cell>
          <table:table-cell office:value-type="float" office:value="5.947389" calcext:value-type="float">
            <text:p>5,947389</text:p>
          </table:table-cell>
        </table:table-row>
        <table:table-row table:style-name="ro1">
          <table:table-cell office:value-type="string" calcext:value-type="string">
            <text:p>c2g2s832</text:p>
          </table:table-cell>
          <table:table-cell office:value-type="float" office:value="9.974669" calcext:value-type="float">
            <text:p>9,974669</text:p>
          </table:table-cell>
          <table:table-cell office:value-type="float" office:value="7.403004" calcext:value-type="float">
            <text:p>7,403004</text:p>
          </table:table-cell>
        </table:table-row>
        <table:table-row table:style-name="ro1">
          <table:table-cell office:value-type="string" calcext:value-type="string">
            <text:p>c2g2s833</text:p>
          </table:table-cell>
          <table:table-cell office:value-type="float" office:value="13.649714" calcext:value-type="float">
            <text:p>13,649714</text:p>
          </table:table-cell>
          <table:table-cell office:value-type="float" office:value="10.056131" calcext:value-type="float">
            <text:p>10,056131</text:p>
          </table:table-cell>
        </table:table-row>
        <table:table-row table:style-name="ro1">
          <table:table-cell office:value-type="string" calcext:value-type="string">
            <text:p>c2g2s834</text:p>
          </table:table-cell>
          <table:table-cell office:value-type="float" office:value="11.816812" calcext:value-type="float">
            <text:p>11,816812</text:p>
          </table:table-cell>
          <table:table-cell office:value-type="float" office:value="6.056751" calcext:value-type="float">
            <text:p>6,056751</text:p>
          </table:table-cell>
        </table:table-row>
        <table:table-row table:style-name="ro1">
          <table:table-cell office:value-type="string" calcext:value-type="string">
            <text:p>c2g2s835</text:p>
          </table:table-cell>
          <table:table-cell office:value-type="float" office:value="9.922731" calcext:value-type="float">
            <text:p>9,922731</text:p>
          </table:table-cell>
          <table:table-cell office:value-type="float" office:value="8.091329" calcext:value-type="float">
            <text:p>8,091329</text:p>
          </table:table-cell>
        </table:table-row>
        <table:table-row table:style-name="ro1">
          <table:table-cell office:value-type="string" calcext:value-type="string">
            <text:p>c2g2s836</text:p>
          </table:table-cell>
          <table:table-cell office:value-type="float" office:value="14.187312" calcext:value-type="float">
            <text:p>14,187312</text:p>
          </table:table-cell>
          <table:table-cell office:value-type="float" office:value="10.724715" calcext:value-type="float">
            <text:p>10,724715</text:p>
          </table:table-cell>
        </table:table-row>
        <table:table-row table:style-name="ro1">
          <table:table-cell office:value-type="string" calcext:value-type="string">
            <text:p>c2g2s837</text:p>
          </table:table-cell>
          <table:table-cell office:value-type="float" office:value="13.550632" calcext:value-type="float">
            <text:p>13,550632</text:p>
          </table:table-cell>
          <table:table-cell office:value-type="float" office:value="8.80337" calcext:value-type="float">
            <text:p>8,80337</text:p>
          </table:table-cell>
        </table:table-row>
        <table:table-row table:style-name="ro1">
          <table:table-cell office:value-type="string" calcext:value-type="string">
            <text:p>c2g2s838</text:p>
          </table:table-cell>
          <table:table-cell office:value-type="float" office:value="13.340499" calcext:value-type="float">
            <text:p>13,340499</text:p>
          </table:table-cell>
          <table:table-cell office:value-type="float" office:value="5.568015" calcext:value-type="float">
            <text:p>5,568015</text:p>
          </table:table-cell>
        </table:table-row>
        <table:table-row table:style-name="ro1">
          <table:table-cell office:value-type="string" calcext:value-type="string">
            <text:p>c2g2s839</text:p>
          </table:table-cell>
          <table:table-cell office:value-type="float" office:value="12.900485" calcext:value-type="float">
            <text:p>12,900485</text:p>
          </table:table-cell>
          <table:table-cell office:value-type="float" office:value="8.453444" calcext:value-type="float">
            <text:p>8,453444</text:p>
          </table:table-cell>
        </table:table-row>
        <table:table-row table:style-name="ro1">
          <table:table-cell office:value-type="string" calcext:value-type="string">
            <text:p>c2g2s840</text:p>
          </table:table-cell>
          <table:table-cell office:value-type="float" office:value="15.360498" calcext:value-type="float">
            <text:p>15,360498</text:p>
          </table:table-cell>
          <table:table-cell office:value-type="float" office:value="8.718546" calcext:value-type="float">
            <text:p>8,718546</text:p>
          </table:table-cell>
        </table:table-row>
        <table:table-row table:style-name="ro1">
          <table:table-cell office:value-type="string" calcext:value-type="string">
            <text:p>c2g2s841</text:p>
          </table:table-cell>
          <table:table-cell office:value-type="float" office:value="11.719237" calcext:value-type="float">
            <text:p>11,719237</text:p>
          </table:table-cell>
          <table:table-cell office:value-type="float" office:value="6.483428" calcext:value-type="float">
            <text:p>6,483428</text:p>
          </table:table-cell>
        </table:table-row>
        <table:table-row table:style-name="ro1">
          <table:table-cell office:value-type="string" calcext:value-type="string">
            <text:p>c2g2s842</text:p>
          </table:table-cell>
          <table:table-cell office:value-type="float" office:value="13.121882" calcext:value-type="float">
            <text:p>13,121882</text:p>
          </table:table-cell>
          <table:table-cell office:value-type="float" office:value="5.592577" calcext:value-type="float">
            <text:p>5,592577</text:p>
          </table:table-cell>
        </table:table-row>
        <table:table-row table:style-name="ro1">
          <table:table-cell office:value-type="string" calcext:value-type="string">
            <text:p>c2g2s843</text:p>
          </table:table-cell>
          <table:table-cell office:value-type="float" office:value="10.854843" calcext:value-type="float">
            <text:p>10,854843</text:p>
          </table:table-cell>
          <table:table-cell office:value-type="float" office:value="8.940274" calcext:value-type="float">
            <text:p>8,940274</text:p>
          </table:table-cell>
        </table:table-row>
        <table:table-row table:style-name="ro1">
          <table:table-cell office:value-type="string" calcext:value-type="string">
            <text:p>c2g2s844</text:p>
          </table:table-cell>
          <table:table-cell office:value-type="float" office:value="10.267246" calcext:value-type="float">
            <text:p>10,267246</text:p>
          </table:table-cell>
          <table:table-cell office:value-type="float" office:value="11.043278" calcext:value-type="float">
            <text:p>11,043278</text:p>
          </table:table-cell>
        </table:table-row>
        <table:table-row table:style-name="ro1">
          <table:table-cell office:value-type="string" calcext:value-type="string">
            <text:p>c2g2s845</text:p>
          </table:table-cell>
          <table:table-cell office:value-type="float" office:value="14.916961" calcext:value-type="float">
            <text:p>14,916961</text:p>
          </table:table-cell>
          <table:table-cell office:value-type="float" office:value="9.932133" calcext:value-type="float">
            <text:p>9,932133</text:p>
          </table:table-cell>
        </table:table-row>
        <table:table-row table:style-name="ro1">
          <table:table-cell office:value-type="string" calcext:value-type="string">
            <text:p>c2g2s846</text:p>
          </table:table-cell>
          <table:table-cell office:value-type="float" office:value="11.07009" calcext:value-type="float">
            <text:p>11,07009</text:p>
          </table:table-cell>
          <table:table-cell office:value-type="float" office:value="10.688884" calcext:value-type="float">
            <text:p>10,688884</text:p>
          </table:table-cell>
        </table:table-row>
        <table:table-row table:style-name="ro1">
          <table:table-cell office:value-type="string" calcext:value-type="string">
            <text:p>c2g2s847</text:p>
          </table:table-cell>
          <table:table-cell office:value-type="float" office:value="11.992822" calcext:value-type="float">
            <text:p>11,992822</text:p>
          </table:table-cell>
          <table:table-cell office:value-type="float" office:value="11.684587" calcext:value-type="float">
            <text:p>11,684587</text:p>
          </table:table-cell>
        </table:table-row>
        <table:table-row table:style-name="ro1">
          <table:table-cell office:value-type="string" calcext:value-type="string">
            <text:p>c2g2s848</text:p>
          </table:table-cell>
          <table:table-cell office:value-type="float" office:value="13.086197" calcext:value-type="float">
            <text:p>13,086197</text:p>
          </table:table-cell>
          <table:table-cell office:value-type="float" office:value="10.619302" calcext:value-type="float">
            <text:p>10,619302</text:p>
          </table:table-cell>
        </table:table-row>
        <table:table-row table:style-name="ro1">
          <table:table-cell office:value-type="string" calcext:value-type="string">
            <text:p>c2g2s849</text:p>
          </table:table-cell>
          <table:table-cell office:value-type="float" office:value="11.146829" calcext:value-type="float">
            <text:p>11,146829</text:p>
          </table:table-cell>
          <table:table-cell office:value-type="float" office:value="7.228544" calcext:value-type="float">
            <text:p>7,228544</text:p>
          </table:table-cell>
        </table:table-row>
        <table:table-row table:style-name="ro1">
          <table:table-cell office:value-type="string" calcext:value-type="string">
            <text:p>c2g2s850</text:p>
          </table:table-cell>
          <table:table-cell office:value-type="float" office:value="12.169801" calcext:value-type="float">
            <text:p>12,169801</text:p>
          </table:table-cell>
          <table:table-cell office:value-type="float" office:value="7.49656" calcext:value-type="float">
            <text:p>7,49656</text:p>
          </table:table-cell>
        </table:table-row>
        <table:table-row table:style-name="ro1">
          <table:table-cell office:value-type="string" calcext:value-type="string">
            <text:p>c2g2s851</text:p>
          </table:table-cell>
          <table:table-cell office:value-type="float" office:value="9.580286" calcext:value-type="float">
            <text:p>9,580286</text:p>
          </table:table-cell>
          <table:table-cell office:value-type="float" office:value="8.550398" calcext:value-type="float">
            <text:p>8,550398</text:p>
          </table:table-cell>
        </table:table-row>
        <table:table-row table:style-name="ro1">
          <table:table-cell office:value-type="string" calcext:value-type="string">
            <text:p>c2g2s852</text:p>
          </table:table-cell>
          <table:table-cell office:value-type="float" office:value="11.278549" calcext:value-type="float">
            <text:p>11,278549</text:p>
          </table:table-cell>
          <table:table-cell office:value-type="float" office:value="9.733826" calcext:value-type="float">
            <text:p>9,733826</text:p>
          </table:table-cell>
        </table:table-row>
        <table:table-row table:style-name="ro1">
          <table:table-cell office:value-type="string" calcext:value-type="string">
            <text:p>c2g2s853</text:p>
          </table:table-cell>
          <table:table-cell office:value-type="float" office:value="15.400432" calcext:value-type="float">
            <text:p>15,400432</text:p>
          </table:table-cell>
          <table:table-cell office:value-type="float" office:value="8.613181" calcext:value-type="float">
            <text:p>8,613181</text:p>
          </table:table-cell>
        </table:table-row>
        <table:table-row table:style-name="ro1">
          <table:table-cell office:value-type="string" calcext:value-type="string">
            <text:p>c2g2s854</text:p>
          </table:table-cell>
          <table:table-cell office:value-type="float" office:value="14.993649" calcext:value-type="float">
            <text:p>14,993649</text:p>
          </table:table-cell>
          <table:table-cell office:value-type="float" office:value="7.866459" calcext:value-type="float">
            <text:p>7,866459</text:p>
          </table:table-cell>
        </table:table-row>
        <table:table-row table:style-name="ro1">
          <table:table-cell office:value-type="string" calcext:value-type="string">
            <text:p>c2g2s855</text:p>
          </table:table-cell>
          <table:table-cell office:value-type="float" office:value="14.42061" calcext:value-type="float">
            <text:p>14,42061</text:p>
          </table:table-cell>
          <table:table-cell office:value-type="float" office:value="9.936549" calcext:value-type="float">
            <text:p>9,936549</text:p>
          </table:table-cell>
        </table:table-row>
        <table:table-row table:style-name="ro1">
          <table:table-cell office:value-type="string" calcext:value-type="string">
            <text:p>c2g2s856</text:p>
          </table:table-cell>
          <table:table-cell office:value-type="float" office:value="11.523869" calcext:value-type="float">
            <text:p>11,523869</text:p>
          </table:table-cell>
          <table:table-cell office:value-type="float" office:value="6.439371" calcext:value-type="float">
            <text:p>6,439371</text:p>
          </table:table-cell>
        </table:table-row>
        <table:table-row table:style-name="ro1">
          <table:table-cell office:value-type="string" calcext:value-type="string">
            <text:p>c2g2s857</text:p>
          </table:table-cell>
          <table:table-cell office:value-type="float" office:value="11.418455" calcext:value-type="float">
            <text:p>11,418455</text:p>
          </table:table-cell>
          <table:table-cell office:value-type="float" office:value="8.068489" calcext:value-type="float">
            <text:p>8,068489</text:p>
          </table:table-cell>
        </table:table-row>
        <table:table-row table:style-name="ro1">
          <table:table-cell office:value-type="string" calcext:value-type="string">
            <text:p>c2g2s858</text:p>
          </table:table-cell>
          <table:table-cell office:value-type="float" office:value="15.054545" calcext:value-type="float">
            <text:p>15,054545</text:p>
          </table:table-cell>
          <table:table-cell office:value-type="float" office:value="9.717558" calcext:value-type="float">
            <text:p>9,717558</text:p>
          </table:table-cell>
        </table:table-row>
        <table:table-row table:style-name="ro1">
          <table:table-cell office:value-type="string" calcext:value-type="string">
            <text:p>c2g2s859</text:p>
          </table:table-cell>
          <table:table-cell office:value-type="float" office:value="14.156304" calcext:value-type="float">
            <text:p>14,156304</text:p>
          </table:table-cell>
          <table:table-cell office:value-type="float" office:value="8.989649" calcext:value-type="float">
            <text:p>8,989649</text:p>
          </table:table-cell>
        </table:table-row>
        <table:table-row table:style-name="ro1">
          <table:table-cell office:value-type="string" calcext:value-type="string">
            <text:p>c2g2s860</text:p>
          </table:table-cell>
          <table:table-cell office:value-type="float" office:value="13.997844" calcext:value-type="float">
            <text:p>13,997844</text:p>
          </table:table-cell>
          <table:table-cell office:value-type="float" office:value="7.849653" calcext:value-type="float">
            <text:p>7,849653</text:p>
          </table:table-cell>
        </table:table-row>
        <table:table-row table:style-name="ro1">
          <table:table-cell office:value-type="string" calcext:value-type="string">
            <text:p>c2g2s861</text:p>
          </table:table-cell>
          <table:table-cell office:value-type="float" office:value="14.448628" calcext:value-type="float">
            <text:p>14,448628</text:p>
          </table:table-cell>
          <table:table-cell office:value-type="float" office:value="7.471354" calcext:value-type="float">
            <text:p>7,471354</text:p>
          </table:table-cell>
        </table:table-row>
        <table:table-row table:style-name="ro1">
          <table:table-cell office:value-type="string" calcext:value-type="string">
            <text:p>c2g2s862</text:p>
          </table:table-cell>
          <table:table-cell office:value-type="float" office:value="13.828202" calcext:value-type="float">
            <text:p>13,828202</text:p>
          </table:table-cell>
          <table:table-cell office:value-type="float" office:value="10.038633" calcext:value-type="float">
            <text:p>10,038633</text:p>
          </table:table-cell>
        </table:table-row>
        <table:table-row table:style-name="ro1">
          <table:table-cell office:value-type="string" calcext:value-type="string">
            <text:p>c2g2s863</text:p>
          </table:table-cell>
          <table:table-cell office:value-type="float" office:value="10.801558" calcext:value-type="float">
            <text:p>10,801558</text:p>
          </table:table-cell>
          <table:table-cell office:value-type="float" office:value="10.141583" calcext:value-type="float">
            <text:p>10,141583</text:p>
          </table:table-cell>
        </table:table-row>
        <table:table-row table:style-name="ro1">
          <table:table-cell office:value-type="string" calcext:value-type="string">
            <text:p>c2g2s865</text:p>
          </table:table-cell>
          <table:table-cell office:value-type="float" office:value="10.438593" calcext:value-type="float">
            <text:p>10,438593</text:p>
          </table:table-cell>
          <table:table-cell office:value-type="float" office:value="11.127747" calcext:value-type="float">
            <text:p>11,127747</text:p>
          </table:table-cell>
        </table:table-row>
        <table:table-row table:style-name="ro1">
          <table:table-cell office:value-type="string" calcext:value-type="string">
            <text:p>c2g2s866</text:p>
          </table:table-cell>
          <table:table-cell office:value-type="float" office:value="14.799712" calcext:value-type="float">
            <text:p>14,799712</text:p>
          </table:table-cell>
          <table:table-cell office:value-type="float" office:value="7.028166" calcext:value-type="float">
            <text:p>7,028166</text:p>
          </table:table-cell>
        </table:table-row>
        <table:table-row table:style-name="ro1">
          <table:table-cell office:value-type="string" calcext:value-type="string">
            <text:p>c2g2s867</text:p>
          </table:table-cell>
          <table:table-cell office:value-type="float" office:value="11.889374" calcext:value-type="float">
            <text:p>11,889374</text:p>
          </table:table-cell>
          <table:table-cell office:value-type="float" office:value="5.341663" calcext:value-type="float">
            <text:p>5,341663</text:p>
          </table:table-cell>
        </table:table-row>
        <table:table-row table:style-name="ro1">
          <table:table-cell office:value-type="string" calcext:value-type="string">
            <text:p>c2g2s868</text:p>
          </table:table-cell>
          <table:table-cell office:value-type="float" office:value="11.975923" calcext:value-type="float">
            <text:p>11,975923</text:p>
          </table:table-cell>
          <table:table-cell office:value-type="float" office:value="6.834753" calcext:value-type="float">
            <text:p>6,834753</text:p>
          </table:table-cell>
        </table:table-row>
        <table:table-row table:style-name="ro1">
          <table:table-cell office:value-type="string" calcext:value-type="string">
            <text:p>c2g2s869</text:p>
          </table:table-cell>
          <table:table-cell office:value-type="float" office:value="9.903481" calcext:value-type="float">
            <text:p>9,903481</text:p>
          </table:table-cell>
          <table:table-cell office:value-type="float" office:value="10.524402" calcext:value-type="float">
            <text:p>10,524402</text:p>
          </table:table-cell>
        </table:table-row>
        <table:table-row table:style-name="ro1">
          <table:table-cell office:value-type="string" calcext:value-type="string">
            <text:p>c2g2s870</text:p>
          </table:table-cell>
          <table:table-cell office:value-type="float" office:value="14.901324" calcext:value-type="float">
            <text:p>14,901324</text:p>
          </table:table-cell>
          <table:table-cell office:value-type="float" office:value="10.159952" calcext:value-type="float">
            <text:p>10,159952</text:p>
          </table:table-cell>
        </table:table-row>
        <table:table-row table:style-name="ro1">
          <table:table-cell office:value-type="string" calcext:value-type="string">
            <text:p>c2g2s871</text:p>
          </table:table-cell>
          <table:table-cell office:value-type="float" office:value="10.073305" calcext:value-type="float">
            <text:p>10,073305</text:p>
          </table:table-cell>
          <table:table-cell office:value-type="float" office:value="6.488484" calcext:value-type="float">
            <text:p>6,488484</text:p>
          </table:table-cell>
        </table:table-row>
        <table:table-row table:style-name="ro1">
          <table:table-cell office:value-type="string" calcext:value-type="string">
            <text:p>c2g2s872</text:p>
          </table:table-cell>
          <table:table-cell office:value-type="float" office:value="13.36089" calcext:value-type="float">
            <text:p>13,36089</text:p>
          </table:table-cell>
          <table:table-cell office:value-type="float" office:value="11.330068" calcext:value-type="float">
            <text:p>11,330068</text:p>
          </table:table-cell>
        </table:table-row>
        <table:table-row table:style-name="ro1">
          <table:table-cell office:value-type="string" calcext:value-type="string">
            <text:p>c2g2s873</text:p>
          </table:table-cell>
          <table:table-cell office:value-type="float" office:value="13.374799" calcext:value-type="float">
            <text:p>13,374799</text:p>
          </table:table-cell>
          <table:table-cell office:value-type="float" office:value="6.224897" calcext:value-type="float">
            <text:p>6,224897</text:p>
          </table:table-cell>
        </table:table-row>
        <table:table-row table:style-name="ro1">
          <table:table-cell office:value-type="string" calcext:value-type="string">
            <text:p>c2g2s874</text:p>
          </table:table-cell>
          <table:table-cell office:value-type="float" office:value="12.885301" calcext:value-type="float">
            <text:p>12,885301</text:p>
          </table:table-cell>
          <table:table-cell office:value-type="float" office:value="7.416095" calcext:value-type="float">
            <text:p>7,416095</text:p>
          </table:table-cell>
        </table:table-row>
        <table:table-row table:style-name="ro1">
          <table:table-cell office:value-type="string" calcext:value-type="string">
            <text:p>c2g2s875</text:p>
          </table:table-cell>
          <table:table-cell office:value-type="float" office:value="9.671144" calcext:value-type="float">
            <text:p>9,671144</text:p>
          </table:table-cell>
          <table:table-cell office:value-type="float" office:value="6.753842" calcext:value-type="float">
            <text:p>6,753842</text:p>
          </table:table-cell>
        </table:table-row>
        <table:table-row table:style-name="ro1">
          <table:table-cell office:value-type="string" calcext:value-type="string">
            <text:p>c2g2s876</text:p>
          </table:table-cell>
          <table:table-cell office:value-type="float" office:value="15.470857" calcext:value-type="float">
            <text:p>15,470857</text:p>
          </table:table-cell>
          <table:table-cell office:value-type="float" office:value="8.807376" calcext:value-type="float">
            <text:p>8,807376</text:p>
          </table:table-cell>
        </table:table-row>
        <table:table-row table:style-name="ro1">
          <table:table-cell office:value-type="string" calcext:value-type="string">
            <text:p>c2g2s877</text:p>
          </table:table-cell>
          <table:table-cell office:value-type="float" office:value="14.588426" calcext:value-type="float">
            <text:p>14,588426</text:p>
          </table:table-cell>
          <table:table-cell office:value-type="float" office:value="10.584521" calcext:value-type="float">
            <text:p>10,584521</text:p>
          </table:table-cell>
        </table:table-row>
        <table:table-row table:style-name="ro1">
          <table:table-cell office:value-type="string" calcext:value-type="string">
            <text:p>c2g2s878</text:p>
          </table:table-cell>
          <table:table-cell office:value-type="float" office:value="11.241777" calcext:value-type="float">
            <text:p>11,241777</text:p>
          </table:table-cell>
          <table:table-cell office:value-type="float" office:value="9.486472" calcext:value-type="float">
            <text:p>9,486472</text:p>
          </table:table-cell>
        </table:table-row>
        <table:table-row table:style-name="ro1">
          <table:table-cell office:value-type="string" calcext:value-type="string">
            <text:p>c2g2s879</text:p>
          </table:table-cell>
          <table:table-cell office:value-type="float" office:value="12.525832" calcext:value-type="float">
            <text:p>12,525832</text:p>
          </table:table-cell>
          <table:table-cell office:value-type="float" office:value="8.669703" calcext:value-type="float">
            <text:p>8,669703</text:p>
          </table:table-cell>
        </table:table-row>
        <table:table-row table:style-name="ro1">
          <table:table-cell office:value-type="string" calcext:value-type="string">
            <text:p>c2g2s880</text:p>
          </table:table-cell>
          <table:table-cell office:value-type="float" office:value="14.259777" calcext:value-type="float">
            <text:p>14,259777</text:p>
          </table:table-cell>
          <table:table-cell office:value-type="float" office:value="9.168304" calcext:value-type="float">
            <text:p>9,168304</text:p>
          </table:table-cell>
        </table:table-row>
        <table:table-row table:style-name="ro1">
          <table:table-cell office:value-type="string" calcext:value-type="string">
            <text:p>c2g2s881</text:p>
          </table:table-cell>
          <table:table-cell office:value-type="float" office:value="15.448262" calcext:value-type="float">
            <text:p>15,448262</text:p>
          </table:table-cell>
          <table:table-cell office:value-type="float" office:value="8.68363" calcext:value-type="float">
            <text:p>8,68363</text:p>
          </table:table-cell>
        </table:table-row>
        <table:table-row table:style-name="ro1">
          <table:table-cell office:value-type="string" calcext:value-type="string">
            <text:p>c2g2s882</text:p>
          </table:table-cell>
          <table:table-cell office:value-type="float" office:value="13.93376" calcext:value-type="float">
            <text:p>13,93376</text:p>
          </table:table-cell>
          <table:table-cell office:value-type="float" office:value="9.354774" calcext:value-type="float">
            <text:p>9,354774</text:p>
          </table:table-cell>
        </table:table-row>
        <table:table-row table:style-name="ro1">
          <table:table-cell office:value-type="string" calcext:value-type="string">
            <text:p>c2g2s883</text:p>
          </table:table-cell>
          <table:table-cell office:value-type="float" office:value="14.912334" calcext:value-type="float">
            <text:p>14,912334</text:p>
          </table:table-cell>
          <table:table-cell office:value-type="float" office:value="9.473299" calcext:value-type="float">
            <text:p>9,473299</text:p>
          </table:table-cell>
        </table:table-row>
        <table:table-row table:style-name="ro1">
          <table:table-cell office:value-type="string" calcext:value-type="string">
            <text:p>c2g2s884</text:p>
          </table:table-cell>
          <table:table-cell office:value-type="float" office:value="13.035631" calcext:value-type="float">
            <text:p>13,035631</text:p>
          </table:table-cell>
          <table:table-cell office:value-type="float" office:value="11.404259" calcext:value-type="float">
            <text:p>11,404259</text:p>
          </table:table-cell>
        </table:table-row>
        <table:table-row table:style-name="ro1">
          <table:table-cell office:value-type="string" calcext:value-type="string">
            <text:p>c2g2s885</text:p>
          </table:table-cell>
          <table:table-cell office:value-type="float" office:value="14.744654" calcext:value-type="float">
            <text:p>14,744654</text:p>
          </table:table-cell>
          <table:table-cell office:value-type="float" office:value="9.810627" calcext:value-type="float">
            <text:p>9,810627</text:p>
          </table:table-cell>
        </table:table-row>
        <table:table-row table:style-name="ro1">
          <table:table-cell office:value-type="string" calcext:value-type="string">
            <text:p>c2g2s886</text:p>
          </table:table-cell>
          <table:table-cell office:value-type="float" office:value="10.586883" calcext:value-type="float">
            <text:p>10,586883</text:p>
          </table:table-cell>
          <table:table-cell office:value-type="float" office:value="8.624152" calcext:value-type="float">
            <text:p>8,624152</text:p>
          </table:table-cell>
        </table:table-row>
        <table:table-row table:style-name="ro1">
          <table:table-cell office:value-type="string" calcext:value-type="string">
            <text:p>c2g2s887</text:p>
          </table:table-cell>
          <table:table-cell office:value-type="float" office:value="14.094258" calcext:value-type="float">
            <text:p>14,094258</text:p>
          </table:table-cell>
          <table:table-cell office:value-type="float" office:value="8.338025" calcext:value-type="float">
            <text:p>8,338025</text:p>
          </table:table-cell>
        </table:table-row>
        <table:table-row table:style-name="ro1">
          <table:table-cell office:value-type="string" calcext:value-type="string">
            <text:p>c2g2s888</text:p>
          </table:table-cell>
          <table:table-cell office:value-type="float" office:value="11.118673" calcext:value-type="float">
            <text:p>11,118673</text:p>
          </table:table-cell>
          <table:table-cell office:value-type="float" office:value="6.847775" calcext:value-type="float">
            <text:p>6,847775</text:p>
          </table:table-cell>
        </table:table-row>
        <table:table-row table:style-name="ro1">
          <table:table-cell office:value-type="string" calcext:value-type="string">
            <text:p>c2g2s889</text:p>
          </table:table-cell>
          <table:table-cell office:value-type="float" office:value="15.305145" calcext:value-type="float">
            <text:p>15,305145</text:p>
          </table:table-cell>
          <table:table-cell office:value-type="float" office:value="7.595782" calcext:value-type="float">
            <text:p>7,595782</text:p>
          </table:table-cell>
        </table:table-row>
        <table:table-row table:style-name="ro1">
          <table:table-cell office:value-type="string" calcext:value-type="string">
            <text:p>c2g2s890</text:p>
          </table:table-cell>
          <table:table-cell office:value-type="float" office:value="14.033184" calcext:value-type="float">
            <text:p>14,033184</text:p>
          </table:table-cell>
          <table:table-cell office:value-type="float" office:value="7.274246" calcext:value-type="float">
            <text:p>7,274246</text:p>
          </table:table-cell>
        </table:table-row>
        <table:table-row table:style-name="ro1">
          <table:table-cell office:value-type="string" calcext:value-type="string">
            <text:p>c2g2s891</text:p>
          </table:table-cell>
          <table:table-cell office:value-type="float" office:value="13.531513" calcext:value-type="float">
            <text:p>13,531513</text:p>
          </table:table-cell>
          <table:table-cell office:value-type="float" office:value="6.252712" calcext:value-type="float">
            <text:p>6,252712</text:p>
          </table:table-cell>
        </table:table-row>
        <table:table-row table:style-name="ro1">
          <table:table-cell office:value-type="string" calcext:value-type="string">
            <text:p>c2g2s892</text:p>
          </table:table-cell>
          <table:table-cell office:value-type="float" office:value="11.577607" calcext:value-type="float">
            <text:p>11,577607</text:p>
          </table:table-cell>
          <table:table-cell office:value-type="float" office:value="11.186471" calcext:value-type="float">
            <text:p>11,186471</text:p>
          </table:table-cell>
        </table:table-row>
        <table:table-row table:style-name="ro1">
          <table:table-cell office:value-type="string" calcext:value-type="string">
            <text:p>c2g2s893</text:p>
          </table:table-cell>
          <table:table-cell office:value-type="float" office:value="14.297064" calcext:value-type="float">
            <text:p>14,297064</text:p>
          </table:table-cell>
          <table:table-cell office:value-type="float" office:value="10.779919" calcext:value-type="float">
            <text:p>10,779919</text:p>
          </table:table-cell>
        </table:table-row>
        <table:table-row table:style-name="ro1">
          <table:table-cell office:value-type="string" calcext:value-type="string">
            <text:p>c2g2s894</text:p>
          </table:table-cell>
          <table:table-cell office:value-type="float" office:value="14.308805" calcext:value-type="float">
            <text:p>14,308805</text:p>
          </table:table-cell>
          <table:table-cell office:value-type="float" office:value="8.32555" calcext:value-type="float">
            <text:p>8,32555</text:p>
          </table:table-cell>
        </table:table-row>
        <table:table-row table:style-name="ro1">
          <table:table-cell office:value-type="string" calcext:value-type="string">
            <text:p>c2g2s895</text:p>
          </table:table-cell>
          <table:table-cell office:value-type="float" office:value="14.830599" calcext:value-type="float">
            <text:p>14,830599</text:p>
          </table:table-cell>
          <table:table-cell office:value-type="float" office:value="7.894621" calcext:value-type="float">
            <text:p>7,894621</text:p>
          </table:table-cell>
        </table:table-row>
        <table:table-row table:style-name="ro1">
          <table:table-cell office:value-type="string" calcext:value-type="string">
            <text:p>c2g2s896</text:p>
          </table:table-cell>
          <table:table-cell office:value-type="float" office:value="11.280204" calcext:value-type="float">
            <text:p>11,280204</text:p>
          </table:table-cell>
          <table:table-cell office:value-type="float" office:value="9.481504" calcext:value-type="float">
            <text:p>9,481504</text:p>
          </table:table-cell>
        </table:table-row>
        <table:table-row table:style-name="ro1">
          <table:table-cell office:value-type="string" calcext:value-type="string">
            <text:p>c2g2s897</text:p>
          </table:table-cell>
          <table:table-cell office:value-type="float" office:value="15.219804" calcext:value-type="float">
            <text:p>15,219804</text:p>
          </table:table-cell>
          <table:table-cell office:value-type="float" office:value="8.085763" calcext:value-type="float">
            <text:p>8,085763</text:p>
          </table:table-cell>
        </table:table-row>
        <table:table-row table:style-name="ro1">
          <table:table-cell office:value-type="string" calcext:value-type="string">
            <text:p>c2g2s898</text:p>
          </table:table-cell>
          <table:table-cell office:value-type="float" office:value="11.767829" calcext:value-type="float">
            <text:p>11,767829</text:p>
          </table:table-cell>
          <table:table-cell office:value-type="float" office:value="8.931799" calcext:value-type="float">
            <text:p>8,931799</text:p>
          </table:table-cell>
        </table:table-row>
        <table:table-row table:style-name="ro1">
          <table:table-cell office:value-type="string" calcext:value-type="string">
            <text:p>c2g2s899</text:p>
          </table:table-cell>
          <table:table-cell office:value-type="float" office:value="13.315604" calcext:value-type="float">
            <text:p>13,315604</text:p>
          </table:table-cell>
          <table:table-cell office:value-type="float" office:value="7.919196" calcext:value-type="float">
            <text:p>7,919196</text:p>
          </table:table-cell>
        </table:table-row>
        <table:table-row table:style-name="ro1">
          <table:table-cell office:value-type="string" calcext:value-type="string">
            <text:p>c2g2s900</text:p>
          </table:table-cell>
          <table:table-cell office:value-type="float" office:value="10.513667" calcext:value-type="float">
            <text:p>10,513667</text:p>
          </table:table-cell>
          <table:table-cell office:value-type="float" office:value="6.504118" calcext:value-type="float">
            <text:p>6,504118</text:p>
          </table:table-cell>
        </table:table-row>
        <table:table-row table:style-name="ro1">
          <table:table-cell office:value-type="string" calcext:value-type="string">
            <text:p>c2g2s901</text:p>
          </table:table-cell>
          <table:table-cell office:value-type="float" office:value="11.543623" calcext:value-type="float">
            <text:p>11,543623</text:p>
          </table:table-cell>
          <table:table-cell office:value-type="float" office:value="10.338862" calcext:value-type="float">
            <text:p>10,338862</text:p>
          </table:table-cell>
        </table:table-row>
        <table:table-row table:style-name="ro1">
          <table:table-cell office:value-type="string" calcext:value-type="string">
            <text:p>c2g2s902</text:p>
          </table:table-cell>
          <table:table-cell office:value-type="float" office:value="15.237302" calcext:value-type="float">
            <text:p>15,237302</text:p>
          </table:table-cell>
          <table:table-cell office:value-type="float" office:value="9.578815" calcext:value-type="float">
            <text:p>9,578815</text:p>
          </table:table-cell>
        </table:table-row>
        <table:table-row table:style-name="ro1">
          <table:table-cell office:value-type="string" calcext:value-type="string">
            <text:p>c2g2s903</text:p>
          </table:table-cell>
          <table:table-cell office:value-type="float" office:value="14.54527" calcext:value-type="float">
            <text:p>14,54527</text:p>
          </table:table-cell>
          <table:table-cell office:value-type="float" office:value="8.400716" calcext:value-type="float">
            <text:p>8,400716</text:p>
          </table:table-cell>
        </table:table-row>
        <table:table-row table:style-name="ro1">
          <table:table-cell office:value-type="string" calcext:value-type="string">
            <text:p>c2g2s904</text:p>
          </table:table-cell>
          <table:table-cell office:value-type="float" office:value="14.703959" calcext:value-type="float">
            <text:p>14,703959</text:p>
          </table:table-cell>
          <table:table-cell office:value-type="float" office:value="7.207779" calcext:value-type="float">
            <text:p>7,207779</text:p>
          </table:table-cell>
        </table:table-row>
        <table:table-row table:style-name="ro1">
          <table:table-cell office:value-type="string" calcext:value-type="string">
            <text:p>c2g2s905</text:p>
          </table:table-cell>
          <table:table-cell office:value-type="float" office:value="13.693878" calcext:value-type="float">
            <text:p>13,693878</text:p>
          </table:table-cell>
          <table:table-cell office:value-type="float" office:value="9.060547" calcext:value-type="float">
            <text:p>9,060547</text:p>
          </table:table-cell>
        </table:table-row>
        <table:table-row table:style-name="ro1">
          <table:table-cell office:value-type="string" calcext:value-type="string">
            <text:p>c2g2s906</text:p>
          </table:table-cell>
          <table:table-cell office:value-type="float" office:value="13.888142" calcext:value-type="float">
            <text:p>13,888142</text:p>
          </table:table-cell>
          <table:table-cell office:value-type="float" office:value="8.401146" calcext:value-type="float">
            <text:p>8,401146</text:p>
          </table:table-cell>
        </table:table-row>
        <table:table-row table:style-name="ro1">
          <table:table-cell office:value-type="string" calcext:value-type="string">
            <text:p>c2g2s907</text:p>
          </table:table-cell>
          <table:table-cell office:value-type="float" office:value="9.992764" calcext:value-type="float">
            <text:p>9,992764</text:p>
          </table:table-cell>
          <table:table-cell office:value-type="float" office:value="8.809631" calcext:value-type="float">
            <text:p>8,809631</text:p>
          </table:table-cell>
        </table:table-row>
        <table:table-row table:style-name="ro1">
          <table:table-cell office:value-type="string" calcext:value-type="string">
            <text:p>c2g2s908</text:p>
          </table:table-cell>
          <table:table-cell office:value-type="float" office:value="9.462372" calcext:value-type="float">
            <text:p>9,462372</text:p>
          </table:table-cell>
          <table:table-cell office:value-type="float" office:value="8.539434" calcext:value-type="float">
            <text:p>8,539434</text:p>
          </table:table-cell>
        </table:table-row>
        <table:table-row table:style-name="ro1">
          <table:table-cell office:value-type="string" calcext:value-type="string">
            <text:p>c2g2s909</text:p>
          </table:table-cell>
          <table:table-cell office:value-type="float" office:value="10.14775" calcext:value-type="float">
            <text:p>10,14775</text:p>
          </table:table-cell>
          <table:table-cell office:value-type="float" office:value="6.77003" calcext:value-type="float">
            <text:p>6,77003</text:p>
          </table:table-cell>
        </table:table-row>
        <table:table-row table:style-name="ro1">
          <table:table-cell office:value-type="string" calcext:value-type="string">
            <text:p>c2g2s910</text:p>
          </table:table-cell>
          <table:table-cell office:value-type="float" office:value="15.007263" calcext:value-type="float">
            <text:p>15,007263</text:p>
          </table:table-cell>
          <table:table-cell office:value-type="float" office:value="9.132867" calcext:value-type="float">
            <text:p>9,132867</text:p>
          </table:table-cell>
        </table:table-row>
        <table:table-row table:style-name="ro1">
          <table:table-cell office:value-type="string" calcext:value-type="string">
            <text:p>c2g2s912</text:p>
          </table:table-cell>
          <table:table-cell office:value-type="float" office:value="14.12481" calcext:value-type="float">
            <text:p>14,12481</text:p>
          </table:table-cell>
          <table:table-cell office:value-type="float" office:value="6.071675" calcext:value-type="float">
            <text:p>6,071675</text:p>
          </table:table-cell>
        </table:table-row>
        <table:table-row table:style-name="ro1">
          <table:table-cell office:value-type="string" calcext:value-type="string">
            <text:p>c2g2s913</text:p>
          </table:table-cell>
          <table:table-cell office:value-type="float" office:value="14.647919" calcext:value-type="float">
            <text:p>14,647919</text:p>
          </table:table-cell>
          <table:table-cell office:value-type="float" office:value="10.611233" calcext:value-type="float">
            <text:p>10,611233</text:p>
          </table:table-cell>
        </table:table-row>
        <table:table-row table:style-name="ro1">
          <table:table-cell office:value-type="string" calcext:value-type="string">
            <text:p>c2g2s914</text:p>
          </table:table-cell>
          <table:table-cell office:value-type="float" office:value="15.316945" calcext:value-type="float">
            <text:p>15,316945</text:p>
          </table:table-cell>
          <table:table-cell office:value-type="float" office:value="9.466413" calcext:value-type="float">
            <text:p>9,466413</text:p>
          </table:table-cell>
        </table:table-row>
        <table:table-row table:style-name="ro1">
          <table:table-cell office:value-type="string" calcext:value-type="string">
            <text:p>c2g2s915</text:p>
          </table:table-cell>
          <table:table-cell office:value-type="float" office:value="11.72907" calcext:value-type="float">
            <text:p>11,72907</text:p>
          </table:table-cell>
          <table:table-cell office:value-type="float" office:value="7.339232" calcext:value-type="float">
            <text:p>7,339232</text:p>
          </table:table-cell>
        </table:table-row>
        <table:table-row table:style-name="ro1">
          <table:table-cell office:value-type="string" calcext:value-type="string">
            <text:p>c2g2s916</text:p>
          </table:table-cell>
          <table:table-cell office:value-type="float" office:value="11.564555" calcext:value-type="float">
            <text:p>11,564555</text:p>
          </table:table-cell>
          <table:table-cell office:value-type="float" office:value="10.440378" calcext:value-type="float">
            <text:p>10,440378</text:p>
          </table:table-cell>
        </table:table-row>
        <table:table-row table:style-name="ro1">
          <table:table-cell office:value-type="string" calcext:value-type="string">
            <text:p>c2g2s917</text:p>
          </table:table-cell>
          <table:table-cell office:value-type="float" office:value="12.557319" calcext:value-type="float">
            <text:p>12,557319</text:p>
          </table:table-cell>
          <table:table-cell office:value-type="float" office:value="6.278129" calcext:value-type="float">
            <text:p>6,278129</text:p>
          </table:table-cell>
        </table:table-row>
        <table:table-row table:style-name="ro1">
          <table:table-cell office:value-type="string" calcext:value-type="string">
            <text:p>c2g2s918</text:p>
          </table:table-cell>
          <table:table-cell office:value-type="float" office:value="14.60275" calcext:value-type="float">
            <text:p>14,60275</text:p>
          </table:table-cell>
          <table:table-cell office:value-type="float" office:value="9.517563" calcext:value-type="float">
            <text:p>9,517563</text:p>
          </table:table-cell>
        </table:table-row>
        <table:table-row table:style-name="ro1">
          <table:table-cell office:value-type="string" calcext:value-type="string">
            <text:p>c2g2s920</text:p>
          </table:table-cell>
          <table:table-cell office:value-type="float" office:value="12.734826" calcext:value-type="float">
            <text:p>12,734826</text:p>
          </table:table-cell>
          <table:table-cell office:value-type="float" office:value="7.623444" calcext:value-type="float">
            <text:p>7,623444</text:p>
          </table:table-cell>
        </table:table-row>
        <table:table-row table:style-name="ro1">
          <table:table-cell office:value-type="string" calcext:value-type="string">
            <text:p>c2g2s921</text:p>
          </table:table-cell>
          <table:table-cell office:value-type="float" office:value="10.077693" calcext:value-type="float">
            <text:p>10,077693</text:p>
          </table:table-cell>
          <table:table-cell office:value-type="float" office:value="9.593295" calcext:value-type="float">
            <text:p>9,593295</text:p>
          </table:table-cell>
        </table:table-row>
        <table:table-row table:style-name="ro1">
          <table:table-cell office:value-type="string" calcext:value-type="string">
            <text:p>c2g2s922</text:p>
          </table:table-cell>
          <table:table-cell office:value-type="float" office:value="11.448938" calcext:value-type="float">
            <text:p>11,448938</text:p>
          </table:table-cell>
          <table:table-cell office:value-type="float" office:value="10.878409" calcext:value-type="float">
            <text:p>10,878409</text:p>
          </table:table-cell>
        </table:table-row>
        <table:table-row table:style-name="ro1">
          <table:table-cell office:value-type="string" calcext:value-type="string">
            <text:p>c2g2s923</text:p>
          </table:table-cell>
          <table:table-cell office:value-type="float" office:value="14.118056" calcext:value-type="float">
            <text:p>14,118056</text:p>
          </table:table-cell>
          <table:table-cell office:value-type="float" office:value="11.189731" calcext:value-type="float">
            <text:p>11,189731</text:p>
          </table:table-cell>
        </table:table-row>
        <table:table-row table:style-name="ro1">
          <table:table-cell office:value-type="string" calcext:value-type="string">
            <text:p>c2g2s924</text:p>
          </table:table-cell>
          <table:table-cell office:value-type="float" office:value="14.446369" calcext:value-type="float">
            <text:p>14,446369</text:p>
          </table:table-cell>
          <table:table-cell office:value-type="float" office:value="6.515003" calcext:value-type="float">
            <text:p>6,515003</text:p>
          </table:table-cell>
        </table:table-row>
        <table:table-row table:style-name="ro1">
          <table:table-cell office:value-type="string" calcext:value-type="string">
            <text:p>c2g2s925</text:p>
          </table:table-cell>
          <table:table-cell office:value-type="float" office:value="12.46725" calcext:value-type="float">
            <text:p>12,46725</text:p>
          </table:table-cell>
          <table:table-cell office:value-type="float" office:value="9.295362" calcext:value-type="float">
            <text:p>9,295362</text:p>
          </table:table-cell>
        </table:table-row>
        <table:table-row table:style-name="ro1">
          <table:table-cell office:value-type="string" calcext:value-type="string">
            <text:p>c2g2s926</text:p>
          </table:table-cell>
          <table:table-cell office:value-type="float" office:value="14.381416" calcext:value-type="float">
            <text:p>14,381416</text:p>
          </table:table-cell>
          <table:table-cell office:value-type="float" office:value="6.75597" calcext:value-type="float">
            <text:p>6,75597</text:p>
          </table:table-cell>
        </table:table-row>
        <table:table-row table:style-name="ro1">
          <table:table-cell office:value-type="string" calcext:value-type="string">
            <text:p>c2g2s927</text:p>
          </table:table-cell>
          <table:table-cell office:value-type="float" office:value="12.664817" calcext:value-type="float">
            <text:p>12,664817</text:p>
          </table:table-cell>
          <table:table-cell office:value-type="float" office:value="9.984973" calcext:value-type="float">
            <text:p>9,984973</text:p>
          </table:table-cell>
        </table:table-row>
        <table:table-row table:style-name="ro1">
          <table:table-cell office:value-type="string" calcext:value-type="string">
            <text:p>c2g2s928</text:p>
          </table:table-cell>
          <table:table-cell office:value-type="float" office:value="14.013289" calcext:value-type="float">
            <text:p>14,013289</text:p>
          </table:table-cell>
          <table:table-cell office:value-type="float" office:value="9.097723" calcext:value-type="float">
            <text:p>9,097723</text:p>
          </table:table-cell>
        </table:table-row>
        <table:table-row table:style-name="ro1">
          <table:table-cell office:value-type="string" calcext:value-type="string">
            <text:p>c2g2s929</text:p>
          </table:table-cell>
          <table:table-cell office:value-type="float" office:value="9.764874" calcext:value-type="float">
            <text:p>9,764874</text:p>
          </table:table-cell>
          <table:table-cell office:value-type="float" office:value="7.670508" calcext:value-type="float">
            <text:p>7,670508</text:p>
          </table:table-cell>
        </table:table-row>
        <table:table-row table:style-name="ro1">
          <table:table-cell office:value-type="string" calcext:value-type="string">
            <text:p>c2g2s930</text:p>
          </table:table-cell>
          <table:table-cell office:value-type="float" office:value="13.058222" calcext:value-type="float">
            <text:p>13,058222</text:p>
          </table:table-cell>
          <table:table-cell office:value-type="float" office:value="11.405334" calcext:value-type="float">
            <text:p>11,405334</text:p>
          </table:table-cell>
        </table:table-row>
        <table:table-row table:style-name="ro1">
          <table:table-cell office:value-type="string" calcext:value-type="string">
            <text:p>c2g2s931</text:p>
          </table:table-cell>
          <table:table-cell office:value-type="float" office:value="10.78052" calcext:value-type="float">
            <text:p>10,78052</text:p>
          </table:table-cell>
          <table:table-cell office:value-type="float" office:value="5.993027" calcext:value-type="float">
            <text:p>5,993027</text:p>
          </table:table-cell>
        </table:table-row>
        <table:table-row table:style-name="ro1">
          <table:table-cell office:value-type="string" calcext:value-type="string">
            <text:p>c2g2s932</text:p>
          </table:table-cell>
          <table:table-cell office:value-type="float" office:value="15.073816" calcext:value-type="float">
            <text:p>15,073816</text:p>
          </table:table-cell>
          <table:table-cell office:value-type="float" office:value="7.156667" calcext:value-type="float">
            <text:p>7,156667</text:p>
          </table:table-cell>
        </table:table-row>
        <table:table-row table:style-name="ro1">
          <table:table-cell office:value-type="string" calcext:value-type="string">
            <text:p>c2g2s933</text:p>
          </table:table-cell>
          <table:table-cell office:value-type="float" office:value="14.162226" calcext:value-type="float">
            <text:p>14,162226</text:p>
          </table:table-cell>
          <table:table-cell office:value-type="float" office:value="6.686927" calcext:value-type="float">
            <text:p>6,686927</text:p>
          </table:table-cell>
        </table:table-row>
        <table:table-row table:style-name="ro1">
          <table:table-cell office:value-type="string" calcext:value-type="string">
            <text:p>c2g2s934</text:p>
          </table:table-cell>
          <table:table-cell office:value-type="float" office:value="10.655118" calcext:value-type="float">
            <text:p>10,655118</text:p>
          </table:table-cell>
          <table:table-cell office:value-type="float" office:value="6.086658" calcext:value-type="float">
            <text:p>6,086658</text:p>
          </table:table-cell>
        </table:table-row>
        <table:table-row table:style-name="ro1">
          <table:table-cell office:value-type="string" calcext:value-type="string">
            <text:p>c2g2s935</text:p>
          </table:table-cell>
          <table:table-cell office:value-type="float" office:value="9.611487" calcext:value-type="float">
            <text:p>9,611487</text:p>
          </table:table-cell>
          <table:table-cell office:value-type="float" office:value="9.525109" calcext:value-type="float">
            <text:p>9,525109</text:p>
          </table:table-cell>
        </table:table-row>
        <table:table-row table:style-name="ro1">
          <table:table-cell office:value-type="string" calcext:value-type="string">
            <text:p>c2g2s937</text:p>
          </table:table-cell>
          <table:table-cell office:value-type="float" office:value="14.938529" calcext:value-type="float">
            <text:p>14,938529</text:p>
          </table:table-cell>
          <table:table-cell office:value-type="float" office:value="10.012283" calcext:value-type="float">
            <text:p>10,012283</text:p>
          </table:table-cell>
        </table:table-row>
        <table:table-row table:style-name="ro1">
          <table:table-cell office:value-type="string" calcext:value-type="string">
            <text:p>c2g2s938</text:p>
          </table:table-cell>
          <table:table-cell office:value-type="float" office:value="13.894728" calcext:value-type="float">
            <text:p>13,894728</text:p>
          </table:table-cell>
          <table:table-cell office:value-type="float" office:value="10.70531" calcext:value-type="float">
            <text:p>10,70531</text:p>
          </table:table-cell>
        </table:table-row>
        <table:table-row table:style-name="ro1">
          <table:table-cell office:value-type="string" calcext:value-type="string">
            <text:p>c2g2s939</text:p>
          </table:table-cell>
          <table:table-cell office:value-type="float" office:value="13.478544" calcext:value-type="float">
            <text:p>13,478544</text:p>
          </table:table-cell>
          <table:table-cell office:value-type="float" office:value="7.817333" calcext:value-type="float">
            <text:p>7,817333</text:p>
          </table:table-cell>
        </table:table-row>
        <table:table-row table:style-name="ro1">
          <table:table-cell office:value-type="string" calcext:value-type="string">
            <text:p>c2g2s940</text:p>
          </table:table-cell>
          <table:table-cell office:value-type="float" office:value="9.771977" calcext:value-type="float">
            <text:p>9,771977</text:p>
          </table:table-cell>
          <table:table-cell office:value-type="float" office:value="9.20426" calcext:value-type="float">
            <text:p>9,20426</text:p>
          </table:table-cell>
        </table:table-row>
        <table:table-row table:style-name="ro1">
          <table:table-cell office:value-type="string" calcext:value-type="string">
            <text:p>c2g2s941</text:p>
          </table:table-cell>
          <table:table-cell office:value-type="float" office:value="11.427095" calcext:value-type="float">
            <text:p>11,427095</text:p>
          </table:table-cell>
          <table:table-cell office:value-type="float" office:value="7.24382" calcext:value-type="float">
            <text:p>7,24382</text:p>
          </table:table-cell>
        </table:table-row>
        <table:table-row table:style-name="ro1">
          <table:table-cell office:value-type="string" calcext:value-type="string">
            <text:p>c2g2s942</text:p>
          </table:table-cell>
          <table:table-cell office:value-type="float" office:value="13.690918" calcext:value-type="float">
            <text:p>13,690918</text:p>
          </table:table-cell>
          <table:table-cell office:value-type="float" office:value="10.004251" calcext:value-type="float">
            <text:p>10,004251</text:p>
          </table:table-cell>
        </table:table-row>
        <table:table-row table:style-name="ro1">
          <table:table-cell office:value-type="string" calcext:value-type="string">
            <text:p>c2g2s943</text:p>
          </table:table-cell>
          <table:table-cell office:value-type="float" office:value="13.865072" calcext:value-type="float">
            <text:p>13,865072</text:p>
          </table:table-cell>
          <table:table-cell office:value-type="float" office:value="6.18129" calcext:value-type="float">
            <text:p>6,18129</text:p>
          </table:table-cell>
        </table:table-row>
        <table:table-row table:style-name="ro1">
          <table:table-cell office:value-type="string" calcext:value-type="string">
            <text:p>c2g2s944</text:p>
          </table:table-cell>
          <table:table-cell office:value-type="float" office:value="11.222947" calcext:value-type="float">
            <text:p>11,222947</text:p>
          </table:table-cell>
          <table:table-cell office:value-type="float" office:value="7.089969" calcext:value-type="float">
            <text:p>7,089969</text:p>
          </table:table-cell>
        </table:table-row>
        <table:table-row table:style-name="ro1">
          <table:table-cell office:value-type="string" calcext:value-type="string">
            <text:p>c2g2s945</text:p>
          </table:table-cell>
          <table:table-cell office:value-type="float" office:value="14.776237" calcext:value-type="float">
            <text:p>14,776237</text:p>
          </table:table-cell>
          <table:table-cell office:value-type="float" office:value="6.566854" calcext:value-type="float">
            <text:p>6,566854</text:p>
          </table:table-cell>
        </table:table-row>
        <table:table-row table:style-name="ro1">
          <table:table-cell office:value-type="string" calcext:value-type="string">
            <text:p>c2g2s946</text:p>
          </table:table-cell>
          <table:table-cell office:value-type="float" office:value="15.363465" calcext:value-type="float">
            <text:p>15,363465</text:p>
          </table:table-cell>
          <table:table-cell office:value-type="float" office:value="7.899906" calcext:value-type="float">
            <text:p>7,899906</text:p>
          </table:table-cell>
        </table:table-row>
        <table:table-row table:style-name="ro1">
          <table:table-cell office:value-type="string" calcext:value-type="string">
            <text:p>c2g2s948</text:p>
          </table:table-cell>
          <table:table-cell office:value-type="float" office:value="10.206855" calcext:value-type="float">
            <text:p>10,206855</text:p>
          </table:table-cell>
          <table:table-cell office:value-type="float" office:value="8.174587" calcext:value-type="float">
            <text:p>8,174587</text:p>
          </table:table-cell>
        </table:table-row>
        <table:table-row table:style-name="ro1">
          <table:table-cell office:value-type="string" calcext:value-type="string">
            <text:p>c2g2s949</text:p>
          </table:table-cell>
          <table:table-cell office:value-type="float" office:value="14.919139" calcext:value-type="float">
            <text:p>14,919139</text:p>
          </table:table-cell>
          <table:table-cell office:value-type="float" office:value="6.909421" calcext:value-type="float">
            <text:p>6,909421</text:p>
          </table:table-cell>
        </table:table-row>
        <table:table-row table:style-name="ro1">
          <table:table-cell office:value-type="string" calcext:value-type="string">
            <text:p>c2g2s950</text:p>
          </table:table-cell>
          <table:table-cell office:value-type="float" office:value="11.633049" calcext:value-type="float">
            <text:p>11,633049</text:p>
          </table:table-cell>
          <table:table-cell office:value-type="float" office:value="11.387964" calcext:value-type="float">
            <text:p>11,387964</text:p>
          </table:table-cell>
        </table:table-row>
        <table:table-row table:style-name="ro1">
          <table:table-cell office:value-type="string" calcext:value-type="string">
            <text:p>c2g2s951</text:p>
          </table:table-cell>
          <table:table-cell office:value-type="float" office:value="14.150381" calcext:value-type="float">
            <text:p>14,150381</text:p>
          </table:table-cell>
          <table:table-cell office:value-type="float" office:value="10.906425" calcext:value-type="float">
            <text:p>10,906425</text:p>
          </table:table-cell>
        </table:table-row>
        <table:table-row table:style-name="ro1">
          <table:table-cell office:value-type="string" calcext:value-type="string">
            <text:p>c2g2s952</text:p>
          </table:table-cell>
          <table:table-cell office:value-type="float" office:value="11.748734" calcext:value-type="float">
            <text:p>11,748734</text:p>
          </table:table-cell>
          <table:table-cell office:value-type="float" office:value="6.843522" calcext:value-type="float">
            <text:p>6,843522</text:p>
          </table:table-cell>
        </table:table-row>
        <table:table-row table:style-name="ro1">
          <table:table-cell office:value-type="string" calcext:value-type="string">
            <text:p>c2g2s953</text:p>
          </table:table-cell>
          <table:table-cell office:value-type="float" office:value="13.692554" calcext:value-type="float">
            <text:p>13,692554</text:p>
          </table:table-cell>
          <table:table-cell office:value-type="float" office:value="6.065558" calcext:value-type="float">
            <text:p>6,065558</text:p>
          </table:table-cell>
        </table:table-row>
        <table:table-row table:style-name="ro1">
          <table:table-cell office:value-type="string" calcext:value-type="string">
            <text:p>c2g2s954</text:p>
          </table:table-cell>
          <table:table-cell office:value-type="float" office:value="13.582104" calcext:value-type="float">
            <text:p>13,582104</text:p>
          </table:table-cell>
          <table:table-cell office:value-type="float" office:value="10.76981" calcext:value-type="float">
            <text:p>10,76981</text:p>
          </table:table-cell>
        </table:table-row>
        <table:table-row table:style-name="ro1">
          <table:table-cell office:value-type="string" calcext:value-type="string">
            <text:p>c2g2s955</text:p>
          </table:table-cell>
          <table:table-cell office:value-type="float" office:value="11.957176" calcext:value-type="float">
            <text:p>11,957176</text:p>
          </table:table-cell>
          <table:table-cell office:value-type="float" office:value="10.552773" calcext:value-type="float">
            <text:p>10,552773</text:p>
          </table:table-cell>
        </table:table-row>
        <table:table-row table:style-name="ro1">
          <table:table-cell office:value-type="string" calcext:value-type="string">
            <text:p>c2g2s956</text:p>
          </table:table-cell>
          <table:table-cell office:value-type="float" office:value="10.202757" calcext:value-type="float">
            <text:p>10,202757</text:p>
          </table:table-cell>
          <table:table-cell office:value-type="float" office:value="8.617007" calcext:value-type="float">
            <text:p>8,617007</text:p>
          </table:table-cell>
        </table:table-row>
        <table:table-row table:style-name="ro1">
          <table:table-cell office:value-type="string" calcext:value-type="string">
            <text:p>c2g2s957</text:p>
          </table:table-cell>
          <table:table-cell office:value-type="float" office:value="9.426208" calcext:value-type="float">
            <text:p>9,426208</text:p>
          </table:table-cell>
          <table:table-cell office:value-type="float" office:value="8.326115" calcext:value-type="float">
            <text:p>8,326115</text:p>
          </table:table-cell>
        </table:table-row>
        <table:table-row table:style-name="ro1">
          <table:table-cell office:value-type="string" calcext:value-type="string">
            <text:p>c2g2s958</text:p>
          </table:table-cell>
          <table:table-cell office:value-type="float" office:value="10.613982" calcext:value-type="float">
            <text:p>10,613982</text:p>
          </table:table-cell>
          <table:table-cell office:value-type="float" office:value="9.532969" calcext:value-type="float">
            <text:p>9,532969</text:p>
          </table:table-cell>
        </table:table-row>
        <table:table-row table:style-name="ro1">
          <table:table-cell office:value-type="string" calcext:value-type="string">
            <text:p>c2g2s959</text:p>
          </table:table-cell>
          <table:table-cell office:value-type="float" office:value="13.818675" calcext:value-type="float">
            <text:p>13,818675</text:p>
          </table:table-cell>
          <table:table-cell office:value-type="float" office:value="10.39167" calcext:value-type="float">
            <text:p>10,39167</text:p>
          </table:table-cell>
        </table:table-row>
        <table:table-row table:style-name="ro1">
          <table:table-cell office:value-type="string" calcext:value-type="string">
            <text:p>c2g2s960</text:p>
          </table:table-cell>
          <table:table-cell office:value-type="float" office:value="12.662107" calcext:value-type="float">
            <text:p>12,662107</text:p>
          </table:table-cell>
          <table:table-cell office:value-type="float" office:value="6.534719" calcext:value-type="float">
            <text:p>6,534719</text:p>
          </table:table-cell>
        </table:table-row>
        <table:table-row table:style-name="ro1">
          <table:table-cell office:value-type="string" calcext:value-type="string">
            <text:p>c2g2s961</text:p>
          </table:table-cell>
          <table:table-cell office:value-type="float" office:value="11.006557" calcext:value-type="float">
            <text:p>11,006557</text:p>
          </table:table-cell>
          <table:table-cell office:value-type="float" office:value="11.326061" calcext:value-type="float">
            <text:p>11,326061</text:p>
          </table:table-cell>
        </table:table-row>
        <table:table-row table:style-name="ro1">
          <table:table-cell office:value-type="string" calcext:value-type="string">
            <text:p>c2g2s962</text:p>
          </table:table-cell>
          <table:table-cell office:value-type="float" office:value="15.3851" calcext:value-type="float">
            <text:p>15,3851</text:p>
          </table:table-cell>
          <table:table-cell office:value-type="float" office:value="7.759741" calcext:value-type="float">
            <text:p>7,759741</text:p>
          </table:table-cell>
        </table:table-row>
        <table:table-row table:style-name="ro1">
          <table:table-cell office:value-type="string" calcext:value-type="string">
            <text:p>c2g2s963</text:p>
          </table:table-cell>
          <table:table-cell office:value-type="float" office:value="11.666504" calcext:value-type="float">
            <text:p>11,666504</text:p>
          </table:table-cell>
          <table:table-cell office:value-type="float" office:value="5.787349" calcext:value-type="float">
            <text:p>5,787349</text:p>
          </table:table-cell>
        </table:table-row>
        <table:table-row table:style-name="ro1">
          <table:table-cell office:value-type="string" calcext:value-type="string">
            <text:p>c2g2s964</text:p>
          </table:table-cell>
          <table:table-cell office:value-type="float" office:value="12.225299" calcext:value-type="float">
            <text:p>12,225299</text:p>
          </table:table-cell>
          <table:table-cell office:value-type="float" office:value="10.158833" calcext:value-type="float">
            <text:p>10,158833</text:p>
          </table:table-cell>
        </table:table-row>
        <table:table-row table:style-name="ro1">
          <table:table-cell office:value-type="string" calcext:value-type="string">
            <text:p>c2g2s965</text:p>
          </table:table-cell>
          <table:table-cell office:value-type="float" office:value="11.205109" calcext:value-type="float">
            <text:p>11,205109</text:p>
          </table:table-cell>
          <table:table-cell office:value-type="float" office:value="9.015783" calcext:value-type="float">
            <text:p>9,015783</text:p>
          </table:table-cell>
        </table:table-row>
        <table:table-row table:style-name="ro1">
          <table:table-cell office:value-type="string" calcext:value-type="string">
            <text:p>c2g2s966</text:p>
          </table:table-cell>
          <table:table-cell office:value-type="float" office:value="12.621606" calcext:value-type="float">
            <text:p>12,621606</text:p>
          </table:table-cell>
          <table:table-cell office:value-type="float" office:value="11.065936" calcext:value-type="float">
            <text:p>11,065936</text:p>
          </table:table-cell>
        </table:table-row>
        <table:table-row table:style-name="ro1">
          <table:table-cell office:value-type="string" calcext:value-type="string">
            <text:p>c2g2s967</text:p>
          </table:table-cell>
          <table:table-cell office:value-type="float" office:value="13.17435" calcext:value-type="float">
            <text:p>13,17435</text:p>
          </table:table-cell>
          <table:table-cell office:value-type="float" office:value="9.19686" calcext:value-type="float">
            <text:p>9,19686</text:p>
          </table:table-cell>
        </table:table-row>
        <table:table-row table:style-name="ro1">
          <table:table-cell office:value-type="string" calcext:value-type="string">
            <text:p>c2g2s968</text:p>
          </table:table-cell>
          <table:table-cell office:value-type="float" office:value="11.592944" calcext:value-type="float">
            <text:p>11,592944</text:p>
          </table:table-cell>
          <table:table-cell office:value-type="float" office:value="10.720355" calcext:value-type="float">
            <text:p>10,720355</text:p>
          </table:table-cell>
        </table:table-row>
        <table:table-row table:style-name="ro1">
          <table:table-cell office:value-type="string" calcext:value-type="string">
            <text:p>c2g2s969</text:p>
          </table:table-cell>
          <table:table-cell office:value-type="float" office:value="10.383969" calcext:value-type="float">
            <text:p>10,383969</text:p>
          </table:table-cell>
          <table:table-cell office:value-type="float" office:value="6.436672" calcext:value-type="float">
            <text:p>6,436672</text:p>
          </table:table-cell>
        </table:table-row>
        <table:table-row table:style-name="ro1">
          <table:table-cell office:value-type="string" calcext:value-type="string">
            <text:p>c2g2s970</text:p>
          </table:table-cell>
          <table:table-cell office:value-type="float" office:value="9.544338" calcext:value-type="float">
            <text:p>9,544338</text:p>
          </table:table-cell>
          <table:table-cell office:value-type="float" office:value="7.502724" calcext:value-type="float">
            <text:p>7,502724</text:p>
          </table:table-cell>
        </table:table-row>
        <table:table-row table:style-name="ro1">
          <table:table-cell office:value-type="string" calcext:value-type="string">
            <text:p>c2g2s971</text:p>
          </table:table-cell>
          <table:table-cell office:value-type="float" office:value="11.541749" calcext:value-type="float">
            <text:p>11,541749</text:p>
          </table:table-cell>
          <table:table-cell office:value-type="float" office:value="10.60111" calcext:value-type="float">
            <text:p>10,60111</text:p>
          </table:table-cell>
        </table:table-row>
        <table:table-row table:style-name="ro1">
          <table:table-cell office:value-type="string" calcext:value-type="string">
            <text:p>c2g2s972</text:p>
          </table:table-cell>
          <table:table-cell office:value-type="float" office:value="12.437444" calcext:value-type="float">
            <text:p>12,437444</text:p>
          </table:table-cell>
          <table:table-cell office:value-type="float" office:value="10.137172" calcext:value-type="float">
            <text:p>10,137172</text:p>
          </table:table-cell>
        </table:table-row>
        <table:table-row table:style-name="ro1">
          <table:table-cell office:value-type="string" calcext:value-type="string">
            <text:p>c2g2s973</text:p>
          </table:table-cell>
          <table:table-cell office:value-type="float" office:value="12.332544" calcext:value-type="float">
            <text:p>12,332544</text:p>
          </table:table-cell>
          <table:table-cell office:value-type="float" office:value="10.971288" calcext:value-type="float">
            <text:p>10,971288</text:p>
          </table:table-cell>
        </table:table-row>
        <table:table-row table:style-name="ro1">
          <table:table-cell office:value-type="string" calcext:value-type="string">
            <text:p>c2g2s974</text:p>
          </table:table-cell>
          <table:table-cell office:value-type="float" office:value="9.631967" calcext:value-type="float">
            <text:p>9,631967</text:p>
          </table:table-cell>
          <table:table-cell office:value-type="float" office:value="7.147791" calcext:value-type="float">
            <text:p>7,147791</text:p>
          </table:table-cell>
        </table:table-row>
        <table:table-row table:style-name="ro1">
          <table:table-cell office:value-type="string" calcext:value-type="string">
            <text:p>c2g2s975</text:p>
          </table:table-cell>
          <table:table-cell office:value-type="float" office:value="10.119316" calcext:value-type="float">
            <text:p>10,119316</text:p>
          </table:table-cell>
          <table:table-cell office:value-type="float" office:value="7.827584" calcext:value-type="float">
            <text:p>7,827584</text:p>
          </table:table-cell>
        </table:table-row>
        <table:table-row table:style-name="ro1">
          <table:table-cell office:value-type="string" calcext:value-type="string">
            <text:p>c2g2s976</text:p>
          </table:table-cell>
          <table:table-cell office:value-type="float" office:value="11.6064" calcext:value-type="float">
            <text:p>11,6064</text:p>
          </table:table-cell>
          <table:table-cell office:value-type="float" office:value="10.032693" calcext:value-type="float">
            <text:p>10,032693</text:p>
          </table:table-cell>
        </table:table-row>
        <table:table-row table:style-name="ro1">
          <table:table-cell office:value-type="string" calcext:value-type="string">
            <text:p>c2g2s977</text:p>
          </table:table-cell>
          <table:table-cell office:value-type="float" office:value="15.322183" calcext:value-type="float">
            <text:p>15,322183</text:p>
          </table:table-cell>
          <table:table-cell office:value-type="float" office:value="8.409755" calcext:value-type="float">
            <text:p>8,409755</text:p>
          </table:table-cell>
        </table:table-row>
        <table:table-row table:style-name="ro1">
          <table:table-cell office:value-type="string" calcext:value-type="string">
            <text:p>c2g2s978</text:p>
          </table:table-cell>
          <table:table-cell office:value-type="float" office:value="10.650558" calcext:value-type="float">
            <text:p>10,650558</text:p>
          </table:table-cell>
          <table:table-cell office:value-type="float" office:value="6.094104" calcext:value-type="float">
            <text:p>6,094104</text:p>
          </table:table-cell>
        </table:table-row>
        <table:table-row table:style-name="ro1">
          <table:table-cell office:value-type="string" calcext:value-type="string">
            <text:p>c2g2s979</text:p>
          </table:table-cell>
          <table:table-cell office:value-type="float" office:value="14.547419" calcext:value-type="float">
            <text:p>14,547419</text:p>
          </table:table-cell>
          <table:table-cell office:value-type="float" office:value="7.001063" calcext:value-type="float">
            <text:p>7,001063</text:p>
          </table:table-cell>
        </table:table-row>
        <table:table-row table:style-name="ro1">
          <table:table-cell office:value-type="string" calcext:value-type="string">
            <text:p>c2g2s980</text:p>
          </table:table-cell>
          <table:table-cell office:value-type="float" office:value="14.394662" calcext:value-type="float">
            <text:p>14,394662</text:p>
          </table:table-cell>
          <table:table-cell office:value-type="float" office:value="8.385033" calcext:value-type="float">
            <text:p>8,385033</text:p>
          </table:table-cell>
        </table:table-row>
        <table:table-row table:style-name="ro1">
          <table:table-cell office:value-type="string" calcext:value-type="string">
            <text:p>c2g2s982</text:p>
          </table:table-cell>
          <table:table-cell office:value-type="float" office:value="13.508667" calcext:value-type="float">
            <text:p>13,508667</text:p>
          </table:table-cell>
          <table:table-cell office:value-type="float" office:value="7.592837" calcext:value-type="float">
            <text:p>7,592837</text:p>
          </table:table-cell>
        </table:table-row>
        <table:table-row table:style-name="ro1">
          <table:table-cell office:value-type="string" calcext:value-type="string">
            <text:p>c2g2s983</text:p>
          </table:table-cell>
          <table:table-cell office:value-type="float" office:value="11.75136" calcext:value-type="float">
            <text:p>11,75136</text:p>
          </table:table-cell>
          <table:table-cell office:value-type="float" office:value="8.28869" calcext:value-type="float">
            <text:p>8,28869</text:p>
          </table:table-cell>
        </table:table-row>
        <table:table-row table:style-name="ro1">
          <table:table-cell office:value-type="string" calcext:value-type="string">
            <text:p>c2g2s984</text:p>
          </table:table-cell>
          <table:table-cell office:value-type="float" office:value="14.402592" calcext:value-type="float">
            <text:p>14,402592</text:p>
          </table:table-cell>
          <table:table-cell office:value-type="float" office:value="7.39681" calcext:value-type="float">
            <text:p>7,39681</text:p>
          </table:table-cell>
        </table:table-row>
        <table:table-row table:style-name="ro1">
          <table:table-cell office:value-type="string" calcext:value-type="string">
            <text:p>c2g2s985</text:p>
          </table:table-cell>
          <table:table-cell office:value-type="float" office:value="15.196695" calcext:value-type="float">
            <text:p>15,196695</text:p>
          </table:table-cell>
          <table:table-cell office:value-type="float" office:value="8.759336" calcext:value-type="float">
            <text:p>8,759336</text:p>
          </table:table-cell>
        </table:table-row>
        <table:table-row table:style-name="ro1">
          <table:table-cell office:value-type="string" calcext:value-type="string">
            <text:p>c2g2s986</text:p>
          </table:table-cell>
          <table:table-cell office:value-type="float" office:value="12.797873" calcext:value-type="float">
            <text:p>12,797873</text:p>
          </table:table-cell>
          <table:table-cell office:value-type="float" office:value="6.74711" calcext:value-type="float">
            <text:p>6,74711</text:p>
          </table:table-cell>
        </table:table-row>
        <table:table-row table:style-name="ro1">
          <table:table-cell office:value-type="string" calcext:value-type="string">
            <text:p>c2g2s987</text:p>
          </table:table-cell>
          <table:table-cell office:value-type="float" office:value="9.392905" calcext:value-type="float">
            <text:p>9,392905</text:p>
          </table:table-cell>
          <table:table-cell office:value-type="float" office:value="9.363665" calcext:value-type="float">
            <text:p>9,363665</text:p>
          </table:table-cell>
        </table:table-row>
        <table:table-row table:style-name="ro1">
          <table:table-cell office:value-type="string" calcext:value-type="string">
            <text:p>c2g2s988</text:p>
          </table:table-cell>
          <table:table-cell office:value-type="float" office:value="12.874347" calcext:value-type="float">
            <text:p>12,874347</text:p>
          </table:table-cell>
          <table:table-cell office:value-type="float" office:value="10.826388" calcext:value-type="float">
            <text:p>10,826388</text:p>
          </table:table-cell>
        </table:table-row>
        <table:table-row table:style-name="ro1">
          <table:table-cell office:value-type="string" calcext:value-type="string">
            <text:p>c2g2s990</text:p>
          </table:table-cell>
          <table:table-cell office:value-type="float" office:value="11.829362" calcext:value-type="float">
            <text:p>11,829362</text:p>
          </table:table-cell>
          <table:table-cell office:value-type="float" office:value="9.59984" calcext:value-type="float">
            <text:p>9,59984</text:p>
          </table:table-cell>
        </table:table-row>
        <table:table-row table:style-name="ro1">
          <table:table-cell office:value-type="string" calcext:value-type="string">
            <text:p>c2g2s991</text:p>
          </table:table-cell>
          <table:table-cell office:value-type="float" office:value="14.63405" calcext:value-type="float">
            <text:p>14,63405</text:p>
          </table:table-cell>
          <table:table-cell office:value-type="float" office:value="10.312605" calcext:value-type="float">
            <text:p>10,312605</text:p>
          </table:table-cell>
        </table:table-row>
        <table:table-row table:style-name="ro1">
          <table:table-cell office:value-type="string" calcext:value-type="string">
            <text:p>c2g2s992</text:p>
          </table:table-cell>
          <table:table-cell office:value-type="float" office:value="9.966348" calcext:value-type="float">
            <text:p>9,966348</text:p>
          </table:table-cell>
          <table:table-cell office:value-type="float" office:value="6.573965" calcext:value-type="float">
            <text:p>6,573965</text:p>
          </table:table-cell>
        </table:table-row>
        <table:table-row table:style-name="ro1">
          <table:table-cell office:value-type="string" calcext:value-type="string">
            <text:p>c2g2s993</text:p>
          </table:table-cell>
          <table:table-cell office:value-type="float" office:value="12.955037" calcext:value-type="float">
            <text:p>12,955037</text:p>
          </table:table-cell>
          <table:table-cell office:value-type="float" office:value="5.649479" calcext:value-type="float">
            <text:p>5,649479</text:p>
          </table:table-cell>
        </table:table-row>
        <table:table-row table:style-name="ro1">
          <table:table-cell office:value-type="string" calcext:value-type="string">
            <text:p>c2g2s994</text:p>
          </table:table-cell>
          <table:table-cell office:value-type="float" office:value="14.675883" calcext:value-type="float">
            <text:p>14,675883</text:p>
          </table:table-cell>
          <table:table-cell office:value-type="float" office:value="7.945219" calcext:value-type="float">
            <text:p>7,945219</text:p>
          </table:table-cell>
        </table:table-row>
        <table:table-row table:style-name="ro1">
          <table:table-cell office:value-type="string" calcext:value-type="string">
            <text:p>c2g2s995</text:p>
          </table:table-cell>
          <table:table-cell office:value-type="float" office:value="12.359719" calcext:value-type="float">
            <text:p>12,359719</text:p>
          </table:table-cell>
          <table:table-cell office:value-type="float" office:value="10.457532" calcext:value-type="float">
            <text:p>10,457532</text:p>
          </table:table-cell>
        </table:table-row>
        <table:table-row table:style-name="ro1">
          <table:table-cell office:value-type="string" calcext:value-type="string">
            <text:p>c2g2s996</text:p>
          </table:table-cell>
          <table:table-cell office:value-type="float" office:value="13.092329" calcext:value-type="float">
            <text:p>13,092329</text:p>
          </table:table-cell>
          <table:table-cell office:value-type="float" office:value="9.110222" calcext:value-type="float">
            <text:p>9,110222</text:p>
          </table:table-cell>
        </table:table-row>
        <table:table-row table:style-name="ro1">
          <table:table-cell office:value-type="string" calcext:value-type="string">
            <text:p>c2g2s997</text:p>
          </table:table-cell>
          <table:table-cell office:value-type="float" office:value="13.071551" calcext:value-type="float">
            <text:p>13,071551</text:p>
          </table:table-cell>
          <table:table-cell office:value-type="float" office:value="9.641615" calcext:value-type="float">
            <text:p>9,641615</text:p>
          </table:table-cell>
        </table:table-row>
        <table:table-row table:style-name="ro1">
          <table:table-cell office:value-type="string" calcext:value-type="string">
            <text:p>c2g2s998</text:p>
          </table:table-cell>
          <table:table-cell office:value-type="float" office:value="10.383887" calcext:value-type="float">
            <text:p>10,383887</text:p>
          </table:table-cell>
          <table:table-cell office:value-type="float" office:value="6.139417" calcext:value-type="float">
            <text:p>6,139417</text:p>
          </table:table-cell>
        </table:table-row>
        <table:table-row table:style-name="ro1">
          <table:table-cell office:value-type="string" calcext:value-type="string">
            <text:p>c2g2s999</text:p>
          </table:table-cell>
          <table:table-cell office:value-type="float" office:value="9.420275" calcext:value-type="float">
            <text:p>9,420275</text:p>
          </table:table-cell>
          <table:table-cell office:value-type="float" office:value="8.473474" calcext:value-type="float">
            <text:p>8,4734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2:31:52.963000000</dc:date>
    <meta:editing-duration>PT40S</meta:editing-duration>
    <meta:editing-cycles>1</meta:editing-cycles>
    <meta:document-statistic meta:table-count="1" meta:cell-count="3003" meta:object-count="0"/>
    <meta:generator>LibreOffice/6.1.4.2$Windows_X86_64 LibreOffice_project/9d0f32d1f0b509096fd65e0d4bec26ddd1938fd3</meta:generator>
  </office:meta>
</office:document-meta>
</file>